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Normal_32_2" style:data-style-name="N36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3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3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Satisfaisan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Satisfaisant" style:data-style-name="N19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Satisfaisan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Satisfaisan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19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Normal_32_2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1" style:family="table-cell" style:parent-style-name="Default" style:data-style-name="N19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3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4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7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9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1" style:family="table-cell" style:parent-style-name="Normal_32_2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2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7" style:family="table-cell" style:parent-style-name="Satisfaisan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8" style:family="table-cell" style:parent-style-name="Normal_32_2" style:data-style-name="N36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9" style:family="table-cell" style:parent-style-name="Default" style:data-style-name="N36"/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Default" style:data-style-name="N3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2" style:family="table-cell" style:parent-style-name="Satisfaisan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4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5" style:family="table-cell" style:parent-style-name="Normal_32_2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6" style:family="table-cell" style:parent-style-name="Avertissemen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7" style:family="table-cell" style:parent-style-name="Avertissement" style:data-style-name="N19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8" style:family="table-cell" style:parent-style-name="Avertissemen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Default" style:data-style-name="N0">
      <style:text-properties fo:color="#000000"/>
    </style:style>
    <style:style style:name="ce60" style:family="table-cell" style:parent-style-name="Default" style:data-style-name="N30"/>
    <style:style style:name="ce61" style:family="table-cell" style:parent-style-name="Avertissement" style:data-style-name="N19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Avertissement" style:data-style-name="N36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4" style:family="table-cell" style:parent-style-name="Avertissement" style:data-style-name="N0">
      <style:table-cell-properties fo:border="thin solid #000000" style:vertical-align="middle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5" style:family="table-cell" style:parent-style-name="Satisfaisan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6" style:family="table-cell" style:parent-style-name="Satisfaisan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0" style:family="table-cell" style:parent-style-name="Avertissemen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2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3" style:family="table-cell" style:parent-style-name="Default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4" style:family="table-cell" style:parent-style-name="Satisfaisant" style:data-style-name="N3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8" style:family="table-cell" style:parent-style-name="Avertissemen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9" style:family="table-cell" style:parent-style-name="Default" style:data-style-name="N30">
      <style:table-cell-properties fo:border="thin solid #000000"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80" style:family="table-cell" style:parent-style-name="Default" style:data-style-name="N0">
      <style:table-cell-properties fo:border="thin solid #000000"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81" style:family="table-cell" style:parent-style-name="Avertissemen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2" style:family="table-cell" style:parent-style-name="Avertissemen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5" style:family="table-cell" style:parent-style-name="Avertissemen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87" style:family="table-cell" style:parent-style-name="Neutre" style:data-style-name="N30">
      <style:table-cell-properties fo:border="thin solid #000000" style:vertical-align="middle" fo:background-color="#FFEB9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8" style:family="table-cell" style:parent-style-name="Neutre" style:data-style-name="N19">
      <style:table-cell-properties fo:border="thin solid #000000" style:vertical-align="middle" fo:background-color="#FFEB9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9" style:family="table-cell" style:parent-style-name="Neutre" style:data-style-name="N0">
      <style:table-cell-properties fo:border="thin solid #000000" style:vertical-align="middle" fo:background-color="#FFEB9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1" style:family="table-cell" style:parent-style-name="Avertissemen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2" style:family="table-cell" style:parent-style-name="Avertissement" style:data-style-name="N19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Avertissemen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Avertissemen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5" style:family="table-cell" style:parent-style-name="Avertissement" style:data-style-name="N36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96" style:family="table-cell" style:parent-style-name="Avertissemen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7" style:family="table-cell" style:parent-style-name="Avertissement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8" style:family="table-cell" style:parent-style-name="Avertissemen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9" style:family="table-cell" style:parent-style-name="Avertissemen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0" style:family="table-cell" style:parent-style-name="Avertissement" style:data-style-name="N19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1" style:family="table-cell" style:parent-style-name="Avertissemen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2" style:family="table-cell" style:parent-style-name="Avertissemen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3" style:family="table-cell" style:parent-style-name="Avertissemen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4" style:family="table-cell" style:parent-style-name="Default" style:data-style-name="N0">
      <style:table-cell-properties fo:border="thin solid #000000"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30">
      <style:table-cell-properties fo:border="thin solid #000000"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30">
      <style:table-cell-properties fo:border="thin solid #000000" style:vertical-align="middle" fo:wrap-option="wrap" fo:background-color="#8DB4E3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7" style:family="table-cell" style:parent-style-name="Default" style:data-style-name="N19">
      <style:table-cell-properties fo:border="thin solid #000000" style:vertical-align="middle" fo:wrap-option="wrap" fo:background-color="#8DB4E3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8" style:family="table-cell" style:parent-style-name="Default" style:data-style-name="N36">
      <style:table-cell-properties fo:border="thin solid #000000" style:vertical-align="middle" fo:wrap-option="wrap" fo:background-color="#8DB4E3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fo:border="thin solid #000000" style:vertical-align="middle" fo:wrap-option="wrap" fo:background-color="#8DB4E3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0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1" style:family="table-cell" style:parent-style-name="Default" style:data-style-name="N30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30">
      <style:table-cell-properties fo:border="thin solid #000000" style:vertical-align="middle" fo:wrap-option="wrap" fo:background-color="#333399" style:cell-protect="none" style:repeat-content="false"/>
      <style:paragraph-properties fo:text-align="center"/>
      <style:text-properties fo:color="#FFFFFF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3" style:family="table-cell" style:parent-style-name="Default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4" style:family="table-cell" style:parent-style-name="Avertissement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5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6" style:family="table-cell" style:parent-style-name="Avertissement" style:data-style-name="N30">
      <style:table-cell-properties fo:border="thin solid #000000" style:vertical-align="middle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7" style:family="table-cell" style:parent-style-name="Avertissement" style:data-style-name="N3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8" style:family="table-cell" style:parent-style-name="Avertissement" style:data-style-name="N3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19" style:family="table-cell" style:parent-style-name="Neutre" style:data-style-name="N30">
      <style:table-cell-properties fo:border="thin solid #000000" style:vertical-align="middle" fo:background-color="#FFEB9C" style:repeat-content="false"/>
      <style:paragraph-properties fo:text-align="center"/>
      <style:text-properties fo:color="#9933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0" style:family="table-cell" style:parent-style-name="Avertissemen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2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Neutre" style:data-style-name="N30">
      <style:table-cell-properties fo:border="thin solid #000000" style:vertical-align="middle" fo:wrap-option="wrap" fo:background-color="#FFEB9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4" style:family="table-cell" style:parent-style-name="Avertissement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5" style:family="table-cell" style:parent-style-name="Avertissemen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7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8" style:family="table-cell" style:parent-style-name="Avertissement" style:data-style-name="N36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9" style:family="table-cell" style:parent-style-name="Neutre" style:data-style-name="N36">
      <style:table-cell-properties fo:border="thin solid #000000" style:vertical-align="middle" fo:background-color="#FFEB9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0" style:family="table-cell" style:parent-style-name="Avertissement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32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3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4" style:family="table-cell" style:parent-style-name="Normal_32_2" style:data-style-name="N3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5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text-underline-style="none" style:text-underline-type="none" style:font-family-generic="roman"/>
    </style:style>
    <style:style style:name="ce136" style:family="table-cell" style:parent-style-name="Avertissemen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Avertissemen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Avertissemen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0.556875cm" style:use-optimal-column-width="true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5.34458333333333cm" style:use-optimal-column-width="true"/>
    </style:style>
    <style:style style:name="co6" style:family="table-column">
      <style:table-column-properties fo:break-before="auto" style:column-width="3.4925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2.27541666666667cm" style:use-optimal-column-width="true"/>
    </style:style>
    <style:style style:name="co9" style:family="table-column">
      <style:table-column-properties fo:break-before="auto" style:column-width="1.48166666666667cm" style:use-optimal-column-width="true"/>
    </style:style>
    <style:style style:name="co10" style:family="table-column">
      <style:table-column-properties fo:break-before="auto" style:column-width="9.55145833333333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2.35479166666667cm" style:use-optimal-column-width="true"/>
    </style:style>
    <style:style style:name="co13" style:family="table-column">
      <style:table-column-properties fo:break-before="auto" style:column-width="2.09020833333333cm" style:use-optimal-column-width="true"/>
    </style:style>
    <style:style style:name="co14" style:family="table-column">
      <style:table-column-properties fo:break-before="auto" style:column-width="3.571875cm" style:use-optimal-column-width="true"/>
    </style:style>
    <style:style style:name="co15" style:family="table-column">
      <style:table-column-properties fo:break-before="auto" style:column-width="5.08cm" style:use-optimal-column-width="true"/>
    </style:style>
    <style:style style:name="co16" style:family="table-column">
      <style:table-column-properties fo:break-before="auto" style:column-width="3.33375cm" style:use-optimal-column-width="true"/>
    </style:style>
    <style:style style:name="co17" style:family="table-column">
      <style:table-column-properties fo:break-before="auto" style:column-width="5.18583333333333cm" style:use-optimal-column-width="true"/>
    </style:style>
    <style:style style:name="co18" style:family="table-column">
      <style:table-column-properties fo:break-before="auto" style:column-width="2.91041666666667cm" style:use-optimal-column-width="true"/>
    </style:style>
    <style:style style:name="co19" style:family="table-column">
      <style:table-column-properties fo:break-before="auto" style:column-width="2.778125cm" style:use-optimal-column-width="true"/>
    </style:style>
    <style:style style:name="co20" style:family="table-column">
      <style:table-column-properties fo:break-before="auto" style:column-width="5.26520833333333cm" style:use-optimal-column-width="true"/>
    </style:style>
    <style:style style:name="co21" style:family="table-column">
      <style:table-column-properties fo:break-before="auto" style:column-width="2.98979166666667cm" style:use-optimal-column-width="true"/>
    </style:style>
    <style:style style:name="co22" style:family="table-column">
      <style:table-column-properties fo:break-before="auto" style:column-width="3.14854166666667cm" style:use-optimal-column-width="true"/>
    </style:style>
    <style:style style:name="co23" style:family="table-column">
      <style:table-column-properties fo:break-before="auto" style:column-width="2.1166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vetaire_Ir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22"/>
        <table:table-column table:style-name="co5" table:default-cell-style-name="ce6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61" table:default-cell-style-name="ce1"/>
        <table:table-row table:style-name="ro1">
          <table:table-cell office:value-type="string" table:style-name="ce106">
            <text:p>DESIGNATION MATERIEL</text:p>
          </table:table-cell>
          <table:table-cell office:value-type="string" table:style-name="ce106">
            <text:p>CATEGORIE</text:p>
          </table:table-cell>
          <table:table-cell office:value-type="string" table:style-name="ce106">
            <text:p>SOUS CATEGORIE</text:p>
          </table:table-cell>
          <table:table-cell office:value-type="string" table:style-name="ce106">
            <text:p>N° INV. IRAP</text:p>
          </table:table-cell>
          <table:table-cell office:value-type="string" table:style-name="ce106">
            <text:p>DESCRIPTION</text:p>
          </table:table-cell>
          <table:table-cell office:value-type="string" table:style-name="ce106">
            <text:p>Organisme (UPS ou CNRS)</text:p>
          </table:table-cell>
          <table:table-cell office:value-type="string" table:style-name="ce106">
            <text:p>INVENTORIABLE</text:p>
          </table:table-cell>
          <table:table-cell office:value-type="string" table:style-name="ce106">
            <text:p>TECHNIQUE</text:p>
          </table:table-cell>
          <table:table-cell office:value-type="string" table:style-name="ce106">
            <text:p>STATUT</text:p>
          </table:table-cell>
          <table:table-cell office:value-type="string" table:style-name="ce106">
            <text:p>NOM du FOURNISSEUR</text:p>
          </table:table-cell>
          <table:table-cell office:value-type="string" table:style-name="ce108">
            <text:p>MONTANT</text:p>
          </table:table-cell>
          <table:table-cell office:value-type="string" table:style-name="ce106">
            <text:p>ORIGINE CREDITS</text:p>
          </table:table-cell>
          <table:table-cell office:value-type="string" table:style-name="ce106">
            <text:p>CDE</text:p>
          </table:table-cell>
          <table:table-cell office:value-type="string" table:style-name="ce109">
            <text:p>CODE COMPTABLE</text:p>
          </table:table-cell>
          <table:table-cell office:value-type="string" table:style-name="ce106">
            <text:p>REF. MATERIEL - N° série</text:p>
          </table:table-cell>
          <table:table-cell office:value-type="string" table:style-name="ce106">
            <text:p>groupe thematique</text:p>
          </table:table-cell>
          <table:table-cell office:value-type="string" table:style-name="ce106">
            <text:p>groupe technique</text:p>
          </table:table-cell>
          <table:table-cell office:value-type="string" table:style-name="ce112">
            <text:p>Numéro inventaire organisme</text:p>
          </table:table-cell>
          <table:table-cell office:value-type="string" table:style-name="ce112">
            <text:p>Lieu de stockage</text:p>
          </table:table-cell>
          <table:table-cell office:value-type="string" table:style-name="ce112">
            <text:p>description lieu</text:p>
          </table:table-cell>
          <table:table-cell office:value-type="string" table:style-name="ce106">
            <text:p>NOM RESPONSABLE PROJET</text:p>
          </table:table-cell>
          <table:table-cell office:value-type="string" table:style-name="ce106">
            <text:p>Mail responsable</text:p>
          </table:table-cell>
          <table:table-cell office:value-type="string" table:style-name="ce107">
            <text:p>Date de mise en service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Compresseur Air sec MXF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0-0035</text:p>
          </table:table-cell>
          <table:table-cell table:style-name="ce79"/>
          <table:table-cell office:value-type="string" table:style-name="ce26">
            <text:p>CNRS</text:p>
          </table:table-cell>
          <table:table-cell table:number-columns-repeated="3" table:style-name="ce26"/>
          <table:table-cell table:style-name="ce62"/>
          <table:table-cell table:number-columns-repeated="4" table:style-name="ce80"/>
          <table:table-cell office:value-type="string" table:style-name="ce32">
            <text:p>1428</text:p>
          </table:table-cell>
          <table:table-cell table:number-columns-repeated="2" table:style-name="ce80"/>
          <table:table-cell office:value-type="float" office:value="207" table:style-name="ce5">
            <text:p>207</text:p>
          </table:table-cell>
          <table:table-cell table:number-columns-repeated="2" table:style-name="ce5"/>
          <table:table-cell office:value-type="string" table:style-name="ce27">
            <text:p>LE COMTE</text:p>
          </table:table-cell>
          <table:table-cell table:style-name="ce27"/>
          <table:table-cell office:value-type="date" office:date-value="2000-02-02T00:00:00" table:style-name="ce30">
            <text:p>02/02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YNXOS</text:p>
          </table:table-cell>
          <table:table-cell table:number-columns-repeated="2" table:style-name="ce5"/>
          <table:table-cell office:value-type="string" table:style-name="ce5">
            <text:p>IRAP00-00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943.53" table:style-name="ce8">
            <text:p>3 943,5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08" table:style-name="ce5">
            <text:p>208</text:p>
          </table:table-cell>
          <table:table-cell table:number-columns-repeated="4" table:style-name="ce5"/>
          <table:table-cell office:value-type="string" table:style-name="ce6">
            <text:p>07/06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UPPORT BRONZE ANNUE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0-00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26.44" table:style-name="ce8">
            <text:p>2 026,44 €</text:p>
          </table:table-cell>
          <table:table-cell table:style-name="ce7"/>
          <table:table-cell table:style-name="ce5"/>
          <table:table-cell office:value-type="float" office:value="20530000" table:style-name="ce7">
            <text:p>20530000</text:p>
          </table:table-cell>
          <table:table-cell table:number-columns-repeated="3" table:style-name="ce5"/>
          <table:table-cell office:value-type="float" office:value="208" table:style-name="ce5">
            <text:p>208</text:p>
          </table:table-cell>
          <table:table-cell table:number-columns-repeated="4" table:style-name="ce5"/>
          <table:table-cell office:value-type="string" table:style-name="ce6">
            <text:p>13/06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SERJET 4000N +KIT HP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0-00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74.36" table:style-name="ce8">
            <text:p>1 774,3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09" table:style-name="ce5">
            <text:p>209</text:p>
          </table:table-cell>
          <table:table-cell table:number-columns-repeated="4" table:style-name="ce5"/>
          <table:table-cell office:value-type="string" table:style-name="ce6">
            <text:p>21/06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MUTATEUR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0-00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47.09" table:style-name="ce8">
            <text:p>2 047,09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10" table:style-name="ce5">
            <text:p>210</text:p>
          </table:table-cell>
          <table:table-cell table:number-columns-repeated="4" table:style-name="ce5"/>
          <table:table-cell office:value-type="string" table:style-name="ce6">
            <text:p>28/06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SE EXPLORA 450SPACE</text:p>
          </table:table-cell>
          <table:table-cell table:number-columns-repeated="2" table:style-name="ce5"/>
          <table:table-cell office:value-type="string" table:style-name="ce5">
            <text:p>IRAP00-00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92.01" table:style-name="ce8">
            <text:p>1 392,0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10" table:style-name="ce5">
            <text:p>210</text:p>
          </table:table-cell>
          <table:table-cell table:number-columns-repeated="4" table:style-name="ce5"/>
          <table:table-cell office:value-type="string" table:style-name="ce6">
            <text:p>13/07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GENERATEUR 2 VOIES D'IMP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0-00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20.22" table:style-name="ce8">
            <text:p>1 520,2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14" table:style-name="ce5">
            <text:p>214</text:p>
          </table:table-cell>
          <table:table-cell table:number-columns-repeated="4" table:style-name="ce5"/>
          <table:table-cell office:value-type="string" table:style-name="ce6">
            <text:p>18/08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SCILLOSCOP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0-00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9850.900000000001" table:style-name="ce8">
            <text:p>19 850,9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14" table:style-name="ce5">
            <text:p>214</text:p>
          </table:table-cell>
          <table:table-cell table:number-columns-repeated="4" table:style-name="ce5"/>
          <table:table-cell office:value-type="string" table:style-name="ce6">
            <text:p>30/10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SERJET 4050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0-00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16.73" table:style-name="ce8">
            <text:p>1 316,7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15" table:style-name="ce5">
            <text:p>215</text:p>
          </table:table-cell>
          <table:table-cell table:number-columns-repeated="4" table:style-name="ce5"/>
          <table:table-cell office:value-type="string" table:style-name="ce6">
            <text:p>08/11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SERJET 4050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0-00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28.48" table:style-name="ce8">
            <text:p>1 628,48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21" table:style-name="ce5">
            <text:p>221</text:p>
          </table:table-cell>
          <table:table-cell table:number-columns-repeated="4" table:style-name="ce5"/>
          <table:table-cell office:value-type="string" table:style-name="ce6">
            <text:p>08/11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SCILLOSCOPE TEKTRONIX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0-00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201.8700000000008" table:style-name="ce8">
            <text:p>9 201,87 €</text:p>
          </table:table-cell>
          <table:table-cell table:style-name="ce7"/>
          <table:table-cell table:style-name="ce5"/>
          <table:table-cell office:value-type="float" office:value="21530000" table:style-name="ce7">
            <text:p>21530000</text:p>
          </table:table-cell>
          <table:table-cell table:number-columns-repeated="3" table:style-name="ce5"/>
          <table:table-cell office:value-type="float" office:value="224" table:style-name="ce5">
            <text:p>224</text:p>
          </table:table-cell>
          <table:table-cell table:number-columns-repeated="4" table:style-name="ce5"/>
          <table:table-cell office:value-type="string" table:style-name="ce6">
            <text:p>14/11/200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DELL OPTIPLEX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0-00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924.15" table:style-name="ce8">
            <text:p>1 924,1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25" table:style-name="ce5">
            <text:p>225</text:p>
          </table:table-cell>
          <table:table-cell table:number-columns-repeated="4" table:style-name="ce5"/>
          <table:table-cell office:value-type="string" table:style-name="ce6">
            <text:p>16/11/2000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Calibrateur process 743B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1-0047</text:p>
          </table:table-cell>
          <table:table-cell table:number-columns-repeated="5" table:style-name="ce26"/>
          <table:table-cell table:style-name="ce4"/>
          <table:table-cell table:number-columns-repeated="3" table:style-name="ce28"/>
          <table:table-cell table:style-name="ce34"/>
          <table:table-cell office:value-type="float" office:value="7782001" table:style-name="ce27">
            <text:p>7782001</text:p>
          </table:table-cell>
          <table:table-cell table:number-columns-repeated="2" table:style-name="ce26"/>
          <table:table-cell office:value-type="float" office:value="226" table:style-name="ce5">
            <text:p>226</text:p>
          </table:table-cell>
          <table:table-cell table:number-columns-repeated="2" table:style-name="ce5"/>
          <table:table-cell office:value-type="string" table:style-name="ce27">
            <text:p>PETIOT</text:p>
          </table:table-cell>
          <table:table-cell table:style-name="ce27"/>
          <table:table-cell office:value-type="date" office:date-value="2001-01-30T00:00:00" table:style-name="ce30">
            <text:p>30/01/2001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analyseur de faisceau laser Laser Power Meter 500A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1-0048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32">
            <text:p>0092B01</text:p>
          </table:table-cell>
          <table:table-cell table:number-columns-repeated="2" table:style-name="ce80"/>
          <table:table-cell office:value-type="float" office:value="227" table:style-name="ce5">
            <text:p>227</text:p>
          </table:table-cell>
          <table:table-cell table:number-columns-repeated="2" table:style-name="ce5"/>
          <table:table-cell office:value-type="string" table:style-name="ce27">
            <text:p>BONNAMY</text:p>
          </table:table-cell>
          <table:table-cell table:style-name="ce27"/>
          <table:table-cell office:value-type="date" office:date-value="2001-05-01T00:00:00" table:style-name="ce30">
            <text:p>01/05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 STACK 450 24 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96.17" table:style-name="ce8">
            <text:p>2 096,17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31" table:style-name="ce5">
            <text:p>231</text:p>
          </table:table-cell>
          <table:table-cell table:number-columns-repeated="4" table:style-name="ce5"/>
          <table:table-cell office:value-type="string" table:style-name="ce6">
            <text:p>04/05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 STACK 450 24 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96.17" table:style-name="ce8">
            <text:p>2 096,17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33" table:style-name="ce5">
            <text:p>233</text:p>
          </table:table-cell>
          <table:table-cell table:number-columns-repeated="4" table:style-name="ce5"/>
          <table:table-cell office:value-type="string" table:style-name="ce6">
            <text:p>04/05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 STACK 450 24 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96.17" table:style-name="ce8">
            <text:p>2 096,17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36" table:style-name="ce5">
            <text:p>236</text:p>
          </table:table-cell>
          <table:table-cell table:number-columns-repeated="4" table:style-name="ce5"/>
          <table:table-cell office:value-type="string" table:style-name="ce6">
            <text:p>04/05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NOMETRE BRIDE DN 16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408.76" table:style-name="ce8">
            <text:p>3 408,7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38" table:style-name="ce5">
            <text:p>238</text:p>
          </table:table-cell>
          <table:table-cell table:number-columns-repeated="4" table:style-name="ce5"/>
          <table:table-cell office:value-type="string" table:style-name="ce6">
            <text:p>11/05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DRUKER LASER JE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07.8900000000001" table:style-name="ce8">
            <text:p>1 307,8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39" table:style-name="ce5">
            <text:p>239</text:p>
          </table:table-cell>
          <table:table-cell table:number-columns-repeated="4" table:style-name="ce5"/>
          <table:table-cell office:value-type="string" table:style-name="ce6">
            <text:p>30/05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ESUREUR DE PUISSANC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5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79.31" table:style-name="ce8">
            <text:p>1 379,31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40" table:style-name="ce5">
            <text:p>240</text:p>
          </table:table-cell>
          <table:table-cell table:number-columns-repeated="4" table:style-name="ce5"/>
          <table:table-cell office:value-type="string" table:style-name="ce6">
            <text:p>22/06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ECTEUR DAT TRANSTE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993.27" table:style-name="ce8">
            <text:p>1 993,27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41" table:style-name="ce5">
            <text:p>241</text:p>
          </table:table-cell>
          <table:table-cell table:number-columns-repeated="4" table:style-name="ce5"/>
          <table:table-cell office:value-type="string" table:style-name="ce6">
            <text:p>17/07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ILTRE INTERFERENTIE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055.92" table:style-name="ce8">
            <text:p>3 055,9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402" table:style-name="ce5">
            <text:p>2402</text:p>
          </table:table-cell>
          <table:table-cell table:number-columns-repeated="4" table:style-name="ce5"/>
          <table:table-cell office:value-type="string" table:style-name="ce6">
            <text:p>17/07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ULTRASONIC CLEAN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89.0999999999999" table:style-name="ce8">
            <text:p>1 089,1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42" table:style-name="ce5">
            <text:p>242</text:p>
          </table:table-cell>
          <table:table-cell table:number-columns-repeated="4" table:style-name="ce5"/>
          <table:table-cell office:value-type="string" table:style-name="ce6">
            <text:p>20/07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TEC 3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61.73" table:style-name="ce8">
            <text:p>2 161,7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43" table:style-name="ce5">
            <text:p>243</text:p>
          </table:table-cell>
          <table:table-cell table:number-columns-repeated="4" table:style-name="ce5"/>
          <table:table-cell office:value-type="string" table:style-name="ce6">
            <text:p>20/07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 MAC G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248.89" table:style-name="ce8">
            <text:p>6 248,8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44" table:style-name="ce5">
            <text:p>244</text:p>
          </table:table-cell>
          <table:table-cell table:number-columns-repeated="4" table:style-name="ce5"/>
          <table:table-cell office:value-type="string" table:style-name="ce6">
            <text:p>20/07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SEMBLE IODE SILICIU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617.75" table:style-name="ce8">
            <text:p>5 617,7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45" table:style-name="ce5">
            <text:p>245</text:p>
          </table:table-cell>
          <table:table-cell table:number-columns-repeated="4" table:style-name="ce5"/>
          <table:table-cell office:value-type="string" table:style-name="ce6">
            <text:p>25/07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TENTEUR HB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39.97" table:style-name="ce8">
            <text:p>939,9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46" table:style-name="ce5">
            <text:p>246</text:p>
          </table:table-cell>
          <table:table-cell table:number-columns-repeated="4" table:style-name="ce5"/>
          <table:table-cell office:value-type="string" table:style-name="ce6">
            <text:p>25/07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XPLORA 456</text:p>
          </table:table-cell>
          <table:table-cell table:number-columns-repeated="2" table:style-name="ce5"/>
          <table:table-cell office:value-type="string" table:style-name="ce5">
            <text:p>IRAP01-00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67.18" table:style-name="ce8">
            <text:p>1 567,18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48" table:style-name="ce5">
            <text:p>248</text:p>
          </table:table-cell>
          <table:table-cell table:number-columns-repeated="4" table:style-name="ce5"/>
          <table:table-cell office:value-type="string" table:style-name="ce6">
            <text:p>07/08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XPLORA 455</text:p>
          </table:table-cell>
          <table:table-cell table:number-columns-repeated="2" table:style-name="ce5"/>
          <table:table-cell office:value-type="string" table:style-name="ce5">
            <text:p>IRAP01-00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67.18" table:style-name="ce8">
            <text:p>1 567,18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50" table:style-name="ce5">
            <text:p>250</text:p>
          </table:table-cell>
          <table:table-cell table:number-columns-repeated="4" table:style-name="ce5"/>
          <table:table-cell office:value-type="string" table:style-name="ce6">
            <text:p>07/08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LIMATISEUR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01-00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18.45" table:style-name="ce8">
            <text:p>1 018,4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51" table:style-name="ce5">
            <text:p>251</text:p>
          </table:table-cell>
          <table:table-cell table:number-columns-repeated="4" table:style-name="ce5"/>
          <table:table-cell office:value-type="string" table:style-name="ce6">
            <text:p>10/08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FLECTEUR ELLIPSOIDA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6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88.03" table:style-name="ce8">
            <text:p>1 088,0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52" table:style-name="ce5">
            <text:p>252</text:p>
          </table:table-cell>
          <table:table-cell table:number-columns-repeated="4" table:style-name="ce5"/>
          <table:table-cell office:value-type="string" table:style-name="ce6">
            <text:p>11/09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RIDEDE LIAISON TELESCOP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249.8" table:style-name="ce8">
            <text:p>4 249,8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53" table:style-name="ce5">
            <text:p>253</text:p>
          </table:table-cell>
          <table:table-cell table:number-columns-repeated="4" table:style-name="ce5"/>
          <table:table-cell office:value-type="string" table:style-name="ce6">
            <text:p>14/09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RIDE LIAISON TELESCOP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6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249.8" table:style-name="ce8">
            <text:p>4 249,8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54" table:style-name="ce5">
            <text:p>254</text:p>
          </table:table-cell>
          <table:table-cell table:number-columns-repeated="4" table:style-name="ce5"/>
          <table:table-cell office:value-type="string" table:style-name="ce6">
            <text:p>14/09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RIDE LIAISON TELESCOP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249.8" table:style-name="ce8">
            <text:p>4 249,8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55" table:style-name="ce5">
            <text:p>255</text:p>
          </table:table-cell>
          <table:table-cell table:number-columns-repeated="4" table:style-name="ce5"/>
          <table:table-cell office:value-type="string" table:style-name="ce6">
            <text:p>14/09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NOMETR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46" table:style-name="ce8">
            <text:p>2 046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56" table:style-name="ce5">
            <text:p>256</text:p>
          </table:table-cell>
          <table:table-cell table:number-columns-repeated="4" table:style-name="ce5"/>
          <table:table-cell office:value-type="string" table:style-name="ce6">
            <text:p>18/09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TEC 50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7591.2" table:style-name="ce8">
            <text:p>7 591,2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57" table:style-name="ce5">
            <text:p>257</text:p>
          </table:table-cell>
          <table:table-cell table:number-columns-repeated="4" table:style-name="ce5"/>
          <table:table-cell office:value-type="string" table:style-name="ce6">
            <text:p>05/10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GROUPE DE POMPAGE P5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810.07" table:style-name="ce8">
            <text:p>4 810,0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58" table:style-name="ce5">
            <text:p>258</text:p>
          </table:table-cell>
          <table:table-cell table:number-columns-repeated="4" table:style-name="ce5"/>
          <table:table-cell office:value-type="string" table:style-name="ce6">
            <text:p>08/10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ANNES A SOUFLET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59.4499999999998" table:style-name="ce8">
            <text:p>2 459,4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59" table:style-name="ce5">
            <text:p>259</text:p>
          </table:table-cell>
          <table:table-cell table:number-columns-repeated="4" table:style-name="ce5"/>
          <table:table-cell office:value-type="string" table:style-name="ce6">
            <text:p>13/10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ANNES A SOUFLET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59.4499999999998" table:style-name="ce8">
            <text:p>2 459,4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60" table:style-name="ce5">
            <text:p>260</text:p>
          </table:table-cell>
          <table:table-cell table:number-columns-repeated="4" table:style-name="ce5"/>
          <table:table-cell office:value-type="string" table:style-name="ce6">
            <text:p>13/10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SCILLATEUR PARAMETRIQU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1-00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82.13" table:style-name="ce8">
            <text:p>1 782,1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61" table:style-name="ce5">
            <text:p>261</text:p>
          </table:table-cell>
          <table:table-cell table:number-columns-repeated="4" table:style-name="ce5"/>
          <table:table-cell office:value-type="string" table:style-name="ce6">
            <text:p>19/10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SKPRO EX PIII/1GHZ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1-00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89.39" table:style-name="ce8">
            <text:p>989,3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62" table:style-name="ce5">
            <text:p>262</text:p>
          </table:table-cell>
          <table:table-cell table:number-columns-repeated="4" table:style-name="ce5"/>
          <table:table-cell office:value-type="string" table:style-name="ce6">
            <text:p>09/11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OGRAMMATEUR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1-00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28.1300000000001" table:style-name="ce8">
            <text:p>1 128,1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63" table:style-name="ce5">
            <text:p>263</text:p>
          </table:table-cell>
          <table:table-cell table:number-columns-repeated="4" table:style-name="ce5"/>
          <table:table-cell office:value-type="string" table:style-name="ce6">
            <text:p>30/11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XTRACTEU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86.97" table:style-name="ce8">
            <text:p>1 286,9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64" table:style-name="ce5">
            <text:p>264</text:p>
          </table:table-cell>
          <table:table-cell table:number-columns-repeated="4" table:style-name="ce5"/>
          <table:table-cell office:value-type="string" table:style-name="ce6">
            <text:p>04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ACCORD CROIX 6 BRANCHE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081.19" table:style-name="ce8">
            <text:p>6 081,19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65" table:style-name="ce5">
            <text:p>265</text:p>
          </table:table-cell>
          <table:table-cell table:number-columns-repeated="4" table:style-name="ce5"/>
          <table:table-cell office:value-type="string" table:style-name="ce6">
            <text:p>04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URBOVAC TW30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580.11" table:style-name="ce8">
            <text:p>2 580,11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68" table:style-name="ce5">
            <text:p>268</text:p>
          </table:table-cell>
          <table:table-cell table:number-columns-repeated="4" table:style-name="ce5"/>
          <table:table-cell office:value-type="string" table:style-name="ce6">
            <text:p>06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PAREIL KWA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05.86" table:style-name="ce8">
            <text:p>1 005,8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69" table:style-name="ce5">
            <text:p>269</text:p>
          </table:table-cell>
          <table:table-cell table:number-columns-repeated="4" table:style-name="ce5"/>
          <table:table-cell office:value-type="string" table:style-name="ce6">
            <text:p>06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ERIN MOTORIS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74.46" table:style-name="ce8">
            <text:p>874,4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70" table:style-name="ce5">
            <text:p>270</text:p>
          </table:table-cell>
          <table:table-cell table:number-columns-repeated="4" table:style-name="ce5"/>
          <table:table-cell office:value-type="string" table:style-name="ce6">
            <text:p>11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OTATION SURB 80M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82.27" table:style-name="ce8">
            <text:p>2 182,2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82" table:style-name="ce5">
            <text:p>282</text:p>
          </table:table-cell>
          <table:table-cell table:number-columns-repeated="4" table:style-name="ce5"/>
          <table:table-cell office:value-type="string" table:style-name="ce6">
            <text:p>11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D'ACQUISITIO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20.6" table:style-name="ce8">
            <text:p>2 620,6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84" table:style-name="ce5">
            <text:p>284</text:p>
          </table:table-cell>
          <table:table-cell table:number-columns-repeated="4" table:style-name="ce5"/>
          <table:table-cell office:value-type="string" table:style-name="ce6">
            <text:p>11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BVIEW FDS+PCI-DIO-32HS</text:p>
          </table:table-cell>
          <table:table-cell office:value-type="string" table:style-name="ce5">
            <text:p>INSTRUMENTATION</text:p>
          </table:table-cell>
          <table:table-cell office:value-type="string" table:style-name="ce5">
            <text:p>LOGICIEL</text:p>
          </table:table-cell>
          <table:table-cell office:value-type="string" table:style-name="ce5">
            <text:p>IRAP01-008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891.75" table:style-name="ce8">
            <text:p>3 891,7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85" table:style-name="ce5">
            <text:p>285</text:p>
          </table:table-cell>
          <table:table-cell table:number-columns-repeated="4" table:style-name="ce5"/>
          <table:table-cell office:value-type="string" table:style-name="ce6">
            <text:p>11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B G4/550 TITANIU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94.06" table:style-name="ce8">
            <text:p>2 494,0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86" table:style-name="ce5">
            <text:p>286</text:p>
          </table:table-cell>
          <table:table-cell table:number-columns-repeated="4" table:style-name="ce5"/>
          <table:table-cell office:value-type="string" table:style-name="ce6">
            <text:p>11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RBONNE AUTOPORTANT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7622.3" table:style-name="ce8">
            <text:p>7 622,3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87" table:style-name="ce5">
            <text:p>287</text:p>
          </table:table-cell>
          <table:table-cell table:number-columns-repeated="4" table:style-name="ce5"/>
          <table:table-cell office:value-type="string" table:style-name="ce6">
            <text:p>14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JAUGE A VID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46" table:style-name="ce8">
            <text:p>1 546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89" table:style-name="ce5">
            <text:p>289</text:p>
          </table:table-cell>
          <table:table-cell table:number-columns-repeated="4" table:style-name="ce5"/>
          <table:table-cell office:value-type="string" table:style-name="ce6">
            <text:p>14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PRESSEUR A PISTO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818.54" table:style-name="ce8">
            <text:p>3 818,54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90" table:style-name="ce5">
            <text:p>290</text:p>
          </table:table-cell>
          <table:table-cell table:number-columns-repeated="4" table:style-name="ce5"/>
          <table:table-cell office:value-type="string" table:style-name="ce6">
            <text:p>14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OJECTEUR PORTAB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1-008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463.64" table:style-name="ce8">
            <text:p>3 463,64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291" table:style-name="ce5">
            <text:p>291</text:p>
          </table:table-cell>
          <table:table-cell table:number-columns-repeated="4" table:style-name="ce5"/>
          <table:table-cell office:value-type="string" table:style-name="ce6">
            <text:p>14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BVIEW APPLIC BUILDER</text:p>
          </table:table-cell>
          <table:table-cell office:value-type="string" table:style-name="ce5">
            <text:p>INSTRUMENTATION</text:p>
          </table:table-cell>
          <table:table-cell office:value-type="string" table:style-name="ce5">
            <text:p>LOGICIEL</text:p>
          </table:table-cell>
          <table:table-cell office:value-type="string" table:style-name="ce5">
            <text:p>IRAP01-00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46.25" table:style-name="ce8">
            <text:p>1 046,2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92" table:style-name="ce5">
            <text:p>292</text:p>
          </table:table-cell>
          <table:table-cell table:number-columns-repeated="4" table:style-name="ce5"/>
          <table:table-cell office:value-type="string" table:style-name="ce6">
            <text:p>18/12/200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2280 COULEUR JET ENC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0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65" table:style-name="ce8">
            <text:p>1 065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94" table:style-name="ce5">
            <text:p>294</text:p>
          </table:table-cell>
          <table:table-cell table:number-columns-repeated="4" table:style-name="ce5"/>
          <table:table-cell office:value-type="string" table:style-name="ce6">
            <text:p>05/0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IDEOPROJECTEUR 3M 7760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02-00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900" table:style-name="ce8">
            <text:p>3 9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296" table:style-name="ce5">
            <text:p>296</text:p>
          </table:table-cell>
          <table:table-cell table:number-columns-repeated="4" table:style-name="ce5"/>
          <table:table-cell office:value-type="string" table:style-name="ce6">
            <text:p>22/0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ANNE TIROIR A SOUFFLE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0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18" table:style-name="ce8">
            <text:p>1 818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00" table:style-name="ce5">
            <text:p>300</text:p>
          </table:table-cell>
          <table:table-cell table:number-columns-repeated="4" table:style-name="ce5"/>
          <table:table-cell office:value-type="string" table:style-name="ce6">
            <text:p>01/0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MPE A VIDE ET LOUP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09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33.46" table:style-name="ce8">
            <text:p>833,4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04" table:style-name="ce5">
            <text:p>304</text:p>
          </table:table-cell>
          <table:table-cell table:number-columns-repeated="4" table:style-name="ce5"/>
          <table:table-cell office:value-type="string" table:style-name="ce6">
            <text:p>08/0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C840 PIV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0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176.74" table:style-name="ce8">
            <text:p>4 176,74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09/09</text:p>
          </table:table-cell>
          <table:table-cell table:number-columns-repeated="4" table:style-name="ce5"/>
          <table:table-cell office:value-type="string" table:style-name="ce6">
            <text:p>15/0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LATION COMPACT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09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70.78" table:style-name="ce8">
            <text:p>1 870,78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10</text:p>
          </table:table-cell>
          <table:table-cell table:number-columns-repeated="4" table:style-name="ce5"/>
          <table:table-cell office:value-type="string" table:style-name="ce6">
            <text:p>20/0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IODE 7MW + ACCESS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2-009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752" table:style-name="ce8">
            <text:p>4 752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11</text:p>
          </table:table-cell>
          <table:table-cell table:number-columns-repeated="4" table:style-name="ce5"/>
          <table:table-cell office:value-type="string" table:style-name="ce6">
            <text:p>04/03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NALYSEUR DE SPECTR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0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0506" table:style-name="ce8">
            <text:p>50 506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12</text:p>
          </table:table-cell>
          <table:table-cell table:number-columns-repeated="4" table:style-name="ce5"/>
          <table:table-cell office:value-type="string" table:style-name="ce6">
            <text:p>04/03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2 AMPLIF. POUR PHOTODIOP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2-00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79.5" table:style-name="ce8">
            <text:p>2 079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13</text:p>
          </table:table-cell>
          <table:table-cell table:number-columns-repeated="4" table:style-name="ce5"/>
          <table:table-cell office:value-type="string" table:style-name="ce6">
            <text:p>07/03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S EN SILIC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10" table:style-name="ce8">
            <text:p>1 61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14</text:p>
          </table:table-cell>
          <table:table-cell table:number-columns-repeated="4" table:style-name="ce5"/>
          <table:table-cell office:value-type="string" table:style-name="ce6">
            <text:p>08/03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 SILIC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10" table:style-name="ce8">
            <text:p>1 61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14" table:style-name="ce5">
            <text:p>314</text:p>
          </table:table-cell>
          <table:table-cell table:number-columns-repeated="4" table:style-name="ce5"/>
          <table:table-cell office:value-type="string" table:style-name="ce6">
            <text:p>08/03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NALYSEUR DE SPECTRE HP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977.62" table:style-name="ce8">
            <text:p>11 977,6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16" table:style-name="ce5">
            <text:p>316</text:p>
          </table:table-cell>
          <table:table-cell table:number-columns-repeated="4" table:style-name="ce5"/>
          <table:table-cell office:value-type="string" table:style-name="ce6">
            <text:p>13/03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SURESTORE DAT 24i ac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18.69" table:style-name="ce8">
            <text:p>2 418,6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17" table:style-name="ce5">
            <text:p>317</text:p>
          </table:table-cell>
          <table:table-cell table:number-columns-repeated="4" table:style-name="ce5"/>
          <table:table-cell office:value-type="string" table:style-name="ce6">
            <text:p>15/03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OUR 1700 degre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508.93" table:style-name="ce8">
            <text:p>14 508,9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18/25</text:p>
          </table:table-cell>
          <table:table-cell table:number-columns-repeated="4" table:style-name="ce5"/>
          <table:table-cell office:value-type="string" table:style-name="ce6">
            <text:p>17/04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ETER COMPACT MONOCHROMA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326" table:style-name="ce8">
            <text:p>3 326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18" table:style-name="ce5">
            <text:p>318</text:p>
          </table:table-cell>
          <table:table-cell table:number-columns-repeated="4" table:style-name="ce5"/>
          <table:table-cell office:value-type="string" table:style-name="ce6">
            <text:p>19/04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TENDEUR DRL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28.92" table:style-name="ce8">
            <text:p>928,9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19/25</text:p>
          </table:table-cell>
          <table:table-cell table:number-columns-repeated="4" table:style-name="ce5"/>
          <table:table-cell office:value-type="string" table:style-name="ce6">
            <text:p>23/04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UBLOT TYPE VACOPTIX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59.7" table:style-name="ce8">
            <text:p>1 259,7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19" table:style-name="ce5">
            <text:p>319</text:p>
          </table:table-cell>
          <table:table-cell table:number-columns-repeated="4" table:style-name="ce5"/>
          <table:table-cell office:value-type="string" table:style-name="ce6">
            <text:p>03/05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QI-ATHLON XP 1800+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0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04.53" table:style-name="ce8">
            <text:p>1 304,5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20</text:p>
          </table:table-cell>
          <table:table-cell table:number-columns-repeated="4" table:style-name="ce5"/>
          <table:table-cell office:value-type="string" table:style-name="ce6">
            <text:p>03/05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QI-ATHLON XP 1800+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0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20.53" table:style-name="ce8">
            <text:p>1 120,5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20" table:style-name="ce5">
            <text:p>320</text:p>
          </table:table-cell>
          <table:table-cell table:number-columns-repeated="4" table:style-name="ce5"/>
          <table:table-cell office:value-type="string" table:style-name="ce6">
            <text:p>03/05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QI-ATHLON XP 1800+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1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41.53" table:style-name="ce8">
            <text:p>841,5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21</text:p>
          </table:table-cell>
          <table:table-cell table:number-columns-repeated="4" table:style-name="ce5"/>
          <table:table-cell office:value-type="string" table:style-name="ce6">
            <text:p>03/05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QI-ATHLON XP 1800+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48.53" table:style-name="ce8">
            <text:p>1 448,5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22" table:style-name="ce5">
            <text:p>322</text:p>
          </table:table-cell>
          <table:table-cell table:number-columns-repeated="4" table:style-name="ce5"/>
          <table:table-cell office:value-type="string" table:style-name="ce6">
            <text:p>03/05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CCESSOIRES</text:p>
          </table:table-cell>
          <table:table-cell table:number-columns-repeated="2" table:style-name="ce5"/>
          <table:table-cell office:value-type="string" table:style-name="ce5">
            <text:p>IRAP02-01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558.42" table:style-name="ce8">
            <text:p>2 558,4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24</text:p>
          </table:table-cell>
          <table:table-cell table:number-columns-repeated="4" table:style-name="ce5"/>
          <table:table-cell office:value-type="string" table:style-name="ce6">
            <text:p>03/05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LECTRONIC SHUTTER CONT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63.47" table:style-name="ce8">
            <text:p>863,4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25</text:p>
          </table:table-cell>
          <table:table-cell table:number-columns-repeated="4" table:style-name="ce5"/>
          <table:table-cell office:value-type="string" table:style-name="ce6">
            <text:p>29/05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3 ALIM.OEM POUR LAMPE CA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2-011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807.19" table:style-name="ce8">
            <text:p>2 807,19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25" table:style-name="ce5">
            <text:p>325</text:p>
          </table:table-cell>
          <table:table-cell table:number-columns-repeated="4" table:style-name="ce5"/>
          <table:table-cell office:value-type="string" table:style-name="ce6">
            <text:p>29/05/2002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Oscilloscope TDS 2024</text:p>
          </table:table-cell>
          <table:table-cell office:value-type="string" table:style-name="ce27">
            <text:p>ELECTRONIQUE</text:p>
          </table:table-cell>
          <table:table-cell table:style-name="ce27"/>
          <table:table-cell office:value-type="string" table:style-name="ce5">
            <text:p>IRAP02-0115</text:p>
          </table:table-cell>
          <table:table-cell table:number-columns-repeated="5" table:style-name="ce26"/>
          <table:table-cell table:style-name="ce4"/>
          <table:table-cell table:number-columns-repeated="3" table:style-name="ce28"/>
          <table:table-cell table:style-name="ce34"/>
          <table:table-cell office:value-type="string" table:style-name="ce32">
            <text:p>C010475</text:p>
          </table:table-cell>
          <table:table-cell table:number-columns-repeated="2" table:style-name="ce26"/>
          <table:table-cell office:value-type="string" table:style-name="ce5">
            <text:p>326</text:p>
          </table:table-cell>
          <table:table-cell table:number-columns-repeated="2" table:style-name="ce5"/>
          <table:table-cell office:value-type="string" table:style-name="ce27">
            <text:p>BONNAMY</text:p>
          </table:table-cell>
          <table:table-cell table:style-name="ce27"/>
          <table:table-cell office:value-type="date" office:date-value="2002-06-01T00:00:00" table:style-name="ce30">
            <text:p>01/06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ACCORD EN 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1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331.5500000000002" table:style-name="ce8">
            <text:p>2 331,5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26" table:style-name="ce5">
            <text:p>326</text:p>
          </table:table-cell>
          <table:table-cell table:number-columns-repeated="4" table:style-name="ce5"/>
          <table:table-cell office:value-type="string" table:style-name="ce6">
            <text:p>07/06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H.COURANT DETERMIN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2-011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25.6" table:style-name="ce8">
            <text:p>2 225,6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27</text:p>
          </table:table-cell>
          <table:table-cell table:number-columns-repeated="4" table:style-name="ce5"/>
          <table:table-cell office:value-type="string" table:style-name="ce6">
            <text:p>14/06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P.HAUTE TENSION 2KV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2-011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62.5" table:style-name="ce8">
            <text:p>1 862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27" table:style-name="ce5">
            <text:p>327</text:p>
          </table:table-cell>
          <table:table-cell table:number-columns-repeated="4" table:style-name="ce5"/>
          <table:table-cell office:value-type="string" table:style-name="ce6">
            <text:p>21/06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PTI TELEPROJEC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1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982.83" table:style-name="ce8">
            <text:p>10 982,8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28</text:p>
          </table:table-cell>
          <table:table-cell table:number-columns-repeated="4" table:style-name="ce5"/>
          <table:table-cell office:value-type="string" table:style-name="ce6">
            <text:p>21/06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SEMBLE ORCAD</text:p>
          </table:table-cell>
          <table:table-cell office:value-type="string" table:style-name="ce5">
            <text:p>INSTRUMENTATION</text:p>
          </table:table-cell>
          <table:table-cell office:value-type="string" table:style-name="ce5">
            <text:p>LOGICIEL</text:p>
          </table:table-cell>
          <table:table-cell office:value-type="string" table:style-name="ce5">
            <text:p>IRAP02-012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955" table:style-name="ce8">
            <text:p>4 955,00 €</text:p>
          </table:table-cell>
          <table:table-cell table:style-name="ce7"/>
          <table:table-cell table:style-name="ce5"/>
          <table:table-cell office:value-type="float" office:value="20530000" table:style-name="ce7">
            <text:p>20530000</text:p>
          </table:table-cell>
          <table:table-cell table:number-columns-repeated="3" table:style-name="ce5"/>
          <table:table-cell office:value-type="float" office:value="328" table:style-name="ce5">
            <text:p>328</text:p>
          </table:table-cell>
          <table:table-cell table:number-columns-repeated="4" table:style-name="ce5"/>
          <table:table-cell office:value-type="string" table:style-name="ce6">
            <text:p>26/06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HASSIS ALIMENT 700H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2-012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74.5" table:style-name="ce8">
            <text:p>2 674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29</text:p>
          </table:table-cell>
          <table:table-cell table:number-columns-repeated="4" table:style-name="ce5"/>
          <table:table-cell office:value-type="string" table:style-name="ce6">
            <text:p>26/06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PARATEUR DE WOLLASTO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2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80" table:style-name="ce8">
            <text:p>98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29" table:style-name="ce5">
            <text:p>329</text:p>
          </table:table-cell>
          <table:table-cell table:number-columns-repeated="4" table:style-name="ce5"/>
          <table:table-cell office:value-type="string" table:style-name="ce6">
            <text:p>05/07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LARISEUR DE GLAND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02.2" table:style-name="ce8">
            <text:p>1 802,2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30" table:style-name="ce5">
            <text:p>330</text:p>
          </table:table-cell>
          <table:table-cell table:number-columns-repeated="4" table:style-name="ce5"/>
          <table:table-cell office:value-type="string" table:style-name="ce6">
            <text:p>05/07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C810 P3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61.3000000000002" table:style-name="ce8">
            <text:p>2 461,3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31</text:p>
          </table:table-cell>
          <table:table-cell table:number-columns-repeated="4" table:style-name="ce5"/>
          <table:table-cell office:value-type="string" table:style-name="ce6">
            <text:p>09/07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QI ATHLON XP 1700 + BOI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76.93" table:style-name="ce8">
            <text:p>976,9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31" table:style-name="ce5">
            <text:p>331</text:p>
          </table:table-cell>
          <table:table-cell table:number-columns-repeated="4" table:style-name="ce5"/>
          <table:table-cell office:value-type="string" table:style-name="ce6">
            <text:p>26/07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QI ATHLON XP 1700 + BOI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2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76.92" table:style-name="ce8">
            <text:p>976,9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32</text:p>
          </table:table-cell>
          <table:table-cell table:number-columns-repeated="4" table:style-name="ce5"/>
          <table:table-cell office:value-type="string" table:style-name="ce6">
            <text:p>26/07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QI ATHLON XP 1700+BOITI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09" table:style-name="ce8">
            <text:p>90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32" table:style-name="ce5">
            <text:p>332</text:p>
          </table:table-cell>
          <table:table-cell table:number-columns-repeated="4" table:style-name="ce5"/>
          <table:table-cell office:value-type="string" table:style-name="ce6">
            <text:p>26/07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LATINE DE ROTATION MA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81.3499999999999" table:style-name="ce8">
            <text:p>1 081,3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CNRS333</text:p>
          </table:table-cell>
          <table:table-cell table:number-columns-repeated="4" table:style-name="ce5"/>
          <table:table-cell office:value-type="string" table:style-name="ce6">
            <text:p>20/08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LATINE ULTRALIGN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2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55.22" table:style-name="ce8">
            <text:p>1 155,2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33" table:style-name="ce5">
            <text:p>333</text:p>
          </table:table-cell>
          <table:table-cell table:number-columns-repeated="4" table:style-name="ce5"/>
          <table:table-cell office:value-type="string" table:style-name="ce6">
            <text:p>20/08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CCESSOIRES</text:p>
          </table:table-cell>
          <table:table-cell table:number-columns-repeated="2" table:style-name="ce5"/>
          <table:table-cell office:value-type="string" table:style-name="ce5">
            <text:p>IRAP02-013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48.92" table:style-name="ce8">
            <text:p>1 448,9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34</text:p>
          </table:table-cell>
          <table:table-cell table:number-columns-repeated="4" table:style-name="ce5"/>
          <table:table-cell office:value-type="string" table:style-name="ce6">
            <text:p>20/08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UTOCOLLIMATEUR VISUE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3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75" table:style-name="ce8">
            <text:p>1 67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34" table:style-name="ce5">
            <text:p>334</text:p>
          </table:table-cell>
          <table:table-cell table:number-columns-repeated="4" table:style-name="ce5"/>
          <table:table-cell office:value-type="string" table:style-name="ce6">
            <text:p>20/08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LATEAU TOURNANT COMPAC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47.46" table:style-name="ce8">
            <text:p>1 347,4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35</text:p>
          </table:table-cell>
          <table:table-cell table:number-columns-repeated="4" table:style-name="ce5"/>
          <table:table-cell office:value-type="string" table:style-name="ce6">
            <text:p>20/08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LATION TPE M MT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885.74" table:style-name="ce8">
            <text:p>3 885,74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35" table:style-name="ce5">
            <text:p>335</text:p>
          </table:table-cell>
          <table:table-cell table:number-columns-repeated="4" table:style-name="ce5"/>
          <table:table-cell office:value-type="string" table:style-name="ce6">
            <text:p>20/08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LATINE ULTRALIGN XY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04.24" table:style-name="ce8">
            <text:p>904,24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37</text:p>
          </table:table-cell>
          <table:table-cell table:number-columns-repeated="4" table:style-name="ce5"/>
          <table:table-cell office:value-type="string" table:style-name="ce6">
            <text:p>28/08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OUTEUR CISCO 366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451" table:style-name="ce8">
            <text:p>8 451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38</text:p>
          </table:table-cell>
          <table:table-cell table:number-columns-repeated="4" table:style-name="ce5"/>
          <table:table-cell office:value-type="string" table:style-name="ce6">
            <text:p>04/09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NALYSEUR GRAPHIQUE 4V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830" table:style-name="ce8">
            <text:p>2 83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38" table:style-name="ce5">
            <text:p>338</text:p>
          </table:table-cell>
          <table:table-cell table:number-columns-repeated="4" table:style-name="ce5"/>
          <table:table-cell office:value-type="string" table:style-name="ce6">
            <text:p>06/09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STACK 450 SWITHC 24 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00" table:style-name="ce8">
            <text:p>1 5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39</text:p>
          </table:table-cell>
          <table:table-cell table:number-columns-repeated="4" table:style-name="ce5"/>
          <table:table-cell office:value-type="string" table:style-name="ce6">
            <text:p>06/09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STACK 450 SWITCH 24 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00" table:style-name="ce8">
            <text:p>1 5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39" table:style-name="ce5">
            <text:p>339</text:p>
          </table:table-cell>
          <table:table-cell table:number-columns-repeated="4" table:style-name="ce5"/>
          <table:table-cell office:value-type="string" table:style-name="ce6">
            <text:p>06/09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STACK 450 SWITCH 24 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00" table:style-name="ce8">
            <text:p>1 5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40</text:p>
          </table:table-cell>
          <table:table-cell table:number-columns-repeated="4" table:style-name="ce5"/>
          <table:table-cell office:value-type="string" table:style-name="ce6">
            <text:p>06/09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STACK 450 SWITCH 24 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00" table:style-name="ce8">
            <text:p>1 5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40" table:style-name="ce5">
            <text:p>340</text:p>
          </table:table-cell>
          <table:table-cell table:number-columns-repeated="4" table:style-name="ce5"/>
          <table:table-cell office:value-type="string" table:style-name="ce6">
            <text:p>06/09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STACK 450 SWITCH 24 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00" table:style-name="ce8">
            <text:p>1 5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41</text:p>
          </table:table-cell>
          <table:table-cell table:number-columns-repeated="4" table:style-name="ce5"/>
          <table:table-cell office:value-type="string" table:style-name="ce6">
            <text:p>06/09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NITEUR IIYAMA 18,1'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69" table:style-name="ce8">
            <text:p>1 26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41" table:style-name="ce5">
            <text:p>341</text:p>
          </table:table-cell>
          <table:table-cell table:number-columns-repeated="4" table:style-name="ce5"/>
          <table:table-cell office:value-type="string" table:style-name="ce6">
            <text:p>04/10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LECTROMETRE 6514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938" table:style-name="ce8">
            <text:p>5 938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41</text:p>
          </table:table-cell>
          <table:table-cell table:number-columns-repeated="4" table:style-name="ce5"/>
          <table:table-cell office:value-type="string" table:style-name="ce6">
            <text:p>04/10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IMPLE CCD CONTROLER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2-01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360" table:style-name="ce8">
            <text:p>18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42</text:p>
          </table:table-cell>
          <table:table-cell table:number-columns-repeated="4" table:style-name="ce5"/>
          <table:table-cell office:value-type="string" table:style-name="ce6">
            <text:p>20/09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3002 D HAUTE TENSION 3KV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2-01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93" table:style-name="ce8">
            <text:p>2 693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42" table:style-name="ce5">
            <text:p>342</text:p>
          </table:table-cell>
          <table:table-cell table:number-columns-repeated="4" table:style-name="ce5"/>
          <table:table-cell office:value-type="string" table:style-name="ce6">
            <text:p>15/10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UNITE DE PUISSANC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37" table:style-name="ce8">
            <text:p>1 23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43</text:p>
          </table:table-cell>
          <table:table-cell table:number-columns-repeated="4" table:style-name="ce5"/>
          <table:table-cell office:value-type="string" table:style-name="ce6">
            <text:p>24/10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NIKON COOLPIX 500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65.16" table:style-name="ce8">
            <text:p>1 765,1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44</text:p>
          </table:table-cell>
          <table:table-cell table:number-columns-repeated="4" table:style-name="ce5"/>
          <table:table-cell office:value-type="string" table:style-name="ce6">
            <text:p>30/10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C840 P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07.9499999999998" table:style-name="ce8">
            <text:p>2 207,9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45</text:p>
          </table:table-cell>
          <table:table-cell table:number-columns-repeated="4" table:style-name="ce5"/>
          <table:table-cell office:value-type="string" table:style-name="ce6">
            <text:p>30/10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TENDEUR DLRS 24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15.2" table:style-name="ce8">
            <text:p>915,2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45" table:style-name="ce5">
            <text:p>345</text:p>
          </table:table-cell>
          <table:table-cell table:number-columns-repeated="4" table:style-name="ce5"/>
          <table:table-cell office:value-type="string" table:style-name="ce6">
            <text:p>08/1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ABLE NID D'ABEIL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975.82" table:style-name="ce8">
            <text:p>6 975,8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46</text:p>
          </table:table-cell>
          <table:table-cell table:number-columns-repeated="4" table:style-name="ce5"/>
          <table:table-cell office:value-type="string" table:style-name="ce6">
            <text:p>08/1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 PYREX 203.2 M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16.9899999999998" table:style-name="ce8">
            <text:p>2 216,99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46" table:style-name="ce5">
            <text:p>346</text:p>
          </table:table-cell>
          <table:table-cell table:number-columns-repeated="4" table:style-name="ce5"/>
          <table:table-cell office:value-type="string" table:style-name="ce6">
            <text:p>08/1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 PYREX 203.2 M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16.9899999999998" table:style-name="ce8">
            <text:p>2 216,99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47</text:p>
          </table:table-cell>
          <table:table-cell table:number-columns-repeated="4" table:style-name="ce5"/>
          <table:table-cell office:value-type="string" table:style-name="ce6">
            <text:p>08/1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UN STOREDGE D10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728.5" table:style-name="ce8">
            <text:p>9 728,5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47" table:style-name="ce5">
            <text:p>347</text:p>
          </table:table-cell>
          <table:table-cell table:number-columns-repeated="4" table:style-name="ce5"/>
          <table:table-cell office:value-type="string" table:style-name="ce6">
            <text:p>08/1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C840 P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5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349.9" table:style-name="ce8">
            <text:p>2 349,9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48</text:p>
          </table:table-cell>
          <table:table-cell table:number-columns-repeated="4" table:style-name="ce5"/>
          <table:table-cell office:value-type="string" table:style-name="ce6">
            <text:p>26/1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0403 2600PIII 13L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69.5500000000002" table:style-name="ce8">
            <text:p>2 269,5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49</text:p>
          </table:table-cell>
          <table:table-cell table:number-columns-repeated="4" table:style-name="ce5"/>
          <table:table-cell office:value-type="string" table:style-name="ce6">
            <text:p>27/11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LATINE ULTRALIGN XY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57.96" table:style-name="ce8">
            <text:p>857,9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49" table:style-name="ce5">
            <text:p>349</text:p>
          </table:table-cell>
          <table:table-cell table:number-columns-repeated="4" table:style-name="ce5"/>
          <table:table-cell office:value-type="string" table:style-name="ce6">
            <text:p>06/1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C840 P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817.4" table:style-name="ce8">
            <text:p>2 817,4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50</text:p>
          </table:table-cell>
          <table:table-cell table:number-columns-repeated="4" table:style-name="ce5"/>
          <table:table-cell office:value-type="date" office:date-value="2002-12-06T00:00:00" table:style-name="ce6">
            <text:p>06/1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 PRINCIPAL E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670" table:style-name="ce8">
            <text:p>10 67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50" table:style-name="ce5">
            <text:p>350</text:p>
          </table:table-cell>
          <table:table-cell table:number-columns-repeated="4" table:style-name="ce5"/>
          <table:table-cell office:value-type="string" table:style-name="ce6">
            <text:p>13/1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SWITCH WIZARD PRO 8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75.3399999999999" table:style-name="ce8">
            <text:p>1 175,34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51</text:p>
          </table:table-cell>
          <table:table-cell table:number-columns-repeated="4" table:style-name="ce5"/>
          <table:table-cell office:value-type="string" table:style-name="ce6">
            <text:p>13/1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DEM INTERN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2-01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93" table:style-name="ce8">
            <text:p>2 293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52</text:p>
          </table:table-cell>
          <table:table-cell table:number-columns-repeated="4" table:style-name="ce5"/>
          <table:table-cell office:value-type="string" table:style-name="ce6">
            <text:p>16/1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M G4 + MONI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2-01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338.0499999999993" table:style-name="ce8">
            <text:p>8 338,0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53" table:style-name="ce5">
            <text:p>353</text:p>
          </table:table-cell>
          <table:table-cell table:number-columns-repeated="4" table:style-name="ce5"/>
          <table:table-cell office:value-type="string" table:style-name="ce6">
            <text:p>17/12/200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NTIUM INTEGRATION P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68.46" table:style-name="ce8">
            <text:p>1 268,4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53" table:style-name="ce5">
            <text:p>353</text:p>
          </table:table-cell>
          <table:table-cell table:number-columns-repeated="4" table:style-name="ce5"/>
          <table:table-cell office:value-type="string" table:style-name="ce6">
            <text:p>20/02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IBM THIKPAD A31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70.3200000000002" table:style-name="ce8">
            <text:p>2 470,3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54" table:style-name="ce5">
            <text:p>354</text:p>
          </table:table-cell>
          <table:table-cell table:number-columns-repeated="4" table:style-name="ce5"/>
          <table:table-cell office:value-type="string" table:style-name="ce6">
            <text:p>26/02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W TOSHIBA PORTABLE SA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06.1" table:style-name="ce8">
            <text:p>1 506,1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54" table:style-name="ce5">
            <text:p>354</text:p>
          </table:table-cell>
          <table:table-cell table:number-columns-repeated="4" table:style-name="ce5"/>
          <table:table-cell office:value-type="string" table:style-name="ce6">
            <text:p>27/02/2003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Aspirateur HDS 1010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3-0165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table:style-name="ce32"/>
          <table:table-cell table:number-columns-repeated="2" table:style-name="ce80"/>
          <table:table-cell office:value-type="string" table:style-name="ce5">
            <text:p>355</text:p>
          </table:table-cell>
          <table:table-cell table:number-columns-repeated="2" table:style-name="ce5"/>
          <table:table-cell office:value-type="string" table:style-name="ce27">
            <text:p>LE COMTE</text:p>
          </table:table-cell>
          <table:table-cell table:style-name="ce27"/>
          <table:table-cell office:value-type="date" office:date-value="2003-03-18T00:00:00" table:style-name="ce30">
            <text:p>18/03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ULTIMETR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3-01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99.85" table:style-name="ce8">
            <text:p>1 399,8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56</text:p>
          </table:table-cell>
          <table:table-cell table:number-columns-repeated="4" table:style-name="ce5"/>
          <table:table-cell office:value-type="string" table:style-name="ce6">
            <text:p>26/03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NY MONITEUR 18 LCD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6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90" table:style-name="ce8">
            <text:p>1 29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57</text:p>
          </table:table-cell>
          <table:table-cell table:number-columns-repeated="4" table:style-name="ce5"/>
          <table:table-cell office:value-type="string" table:style-name="ce6">
            <text:p>01/04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YSTACK 450 24T SWITCH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515" table:style-name="ce8">
            <text:p>4 51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58</text:p>
          </table:table-cell>
          <table:table-cell table:number-columns-repeated="4" table:style-name="ce5"/>
          <table:table-cell office:value-type="string" table:style-name="ce6">
            <text:p>16/04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THLON XP 2400+ 256DD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84.95" table:style-name="ce8">
            <text:p>984,9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59" table:style-name="ce5">
            <text:p>359</text:p>
          </table:table-cell>
          <table:table-cell table:number-columns-repeated="4" table:style-name="ce5"/>
          <table:table-cell office:value-type="string" table:style-name="ce6">
            <text:p>29/04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NOTEBOOK TOSHIBA 2.53GHZ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54.02" table:style-name="ce8">
            <text:p>2 154,0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59" table:style-name="ce5">
            <text:p>359</text:p>
          </table:table-cell>
          <table:table-cell table:number-columns-repeated="4" table:style-name="ce5"/>
          <table:table-cell office:value-type="string" table:style-name="ce6">
            <text:p>16/05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OSCILLOSCOPE DPO-100MH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3-01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855.84" table:style-name="ce8">
            <text:p>4 855,84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60</text:p>
          </table:table-cell>
          <table:table-cell table:number-columns-repeated="4" table:style-name="ce5"/>
          <table:table-cell office:value-type="string" table:style-name="ce6">
            <text:p>16/05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C400 PENTIUMIII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54.5" table:style-name="ce8">
            <text:p>1 754,5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60" table:style-name="ce5">
            <text:p>360</text:p>
          </table:table-cell>
          <table:table-cell table:number-columns-repeated="4" table:style-name="ce5"/>
          <table:table-cell office:value-type="string" table:style-name="ce6">
            <text:p>16/05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SUS OPEN ATX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31.82" table:style-name="ce8">
            <text:p>1 431,8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61</text:p>
          </table:table-cell>
          <table:table-cell table:number-columns-repeated="4" table:style-name="ce5"/>
          <table:table-cell office:value-type="string" table:style-name="ce6">
            <text:p>21/05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ICENCE FLOTTANTE MONO-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35.5" table:style-name="ce8">
            <text:p>1 335,50 €</text:p>
          </table:table-cell>
          <table:table-cell table:style-name="ce7"/>
          <table:table-cell table:style-name="ce5"/>
          <table:table-cell office:value-type="float" office:value="20530000" table:style-name="ce7">
            <text:p>20530000</text:p>
          </table:table-cell>
          <table:table-cell table:number-columns-repeated="3" table:style-name="ce5"/>
          <table:table-cell office:value-type="float" office:value="361" table:style-name="ce5">
            <text:p>361</text:p>
          </table:table-cell>
          <table:table-cell table:number-columns-repeated="4" table:style-name="ce5"/>
          <table:table-cell office:value-type="string" table:style-name="ce6">
            <text:p>03/06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POWERBOOK APPL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929" table:style-name="ce8">
            <text:p>2 92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62</text:p>
          </table:table-cell>
          <table:table-cell table:number-columns-repeated="4" table:style-name="ce5"/>
          <table:table-cell office:value-type="string" table:style-name="ce6">
            <text:p>05/06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UNITE CENTRALE P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88.8" table:style-name="ce8">
            <text:p>888,8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62" table:style-name="ce5">
            <text:p>362</text:p>
          </table:table-cell>
          <table:table-cell table:number-columns-repeated="4" table:style-name="ce5"/>
          <table:table-cell office:value-type="string" table:style-name="ce6">
            <text:p>05/06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RECISION 65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300" table:style-name="ce8">
            <text:p>3 3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63" table:style-name="ce5">
            <text:p>363</text:p>
          </table:table-cell>
          <table:table-cell table:number-columns-repeated="4" table:style-name="ce5"/>
          <table:table-cell office:value-type="string" table:style-name="ce6">
            <text:p>03/07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TEC 1200 LOW NOIS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963" table:style-name="ce8">
            <text:p>2 963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63" table:style-name="ce5">
            <text:p>363</text:p>
          </table:table-cell>
          <table:table-cell table:number-columns-repeated="4" table:style-name="ce5"/>
          <table:table-cell office:value-type="string" table:style-name="ce6">
            <text:p>07/07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NOMETRE ABSOLU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984.6899999999996" table:style-name="ce8">
            <text:p>4 984,69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64</text:p>
          </table:table-cell>
          <table:table-cell table:number-columns-repeated="4" table:style-name="ce5"/>
          <table:table-cell office:value-type="string" table:style-name="ce6">
            <text:p>08/07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COMPAQ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895.68" table:style-name="ce8">
            <text:p>3 895,68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65</text:p>
          </table:table-cell>
          <table:table-cell table:number-columns-repeated="4" table:style-name="ce5"/>
          <table:table-cell office:value-type="string" table:style-name="ce6">
            <text:p>15/07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NMAC PC P4 2.8GHZ 256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39" table:style-name="ce8">
            <text:p>83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65" table:style-name="ce5">
            <text:p>365</text:p>
          </table:table-cell>
          <table:table-cell table:number-columns-repeated="4" table:style-name="ce5"/>
          <table:table-cell office:value-type="string" table:style-name="ce6">
            <text:p>18/07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DE TRAVAIL WMD 3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1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40.83" table:style-name="ce8">
            <text:p>1 740,8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66</text:p>
          </table:table-cell>
          <table:table-cell table:number-columns-repeated="4" table:style-name="ce5"/>
          <table:table-cell office:value-type="string" table:style-name="ce6">
            <text:p>18/07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66" table:style-name="ce5">
            <text:p>366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8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67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8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67" table:style-name="ce5">
            <text:p>367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68" table:style-name="ce5">
            <text:p>368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8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68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69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8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70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71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15">
            <text:p>372</text:p>
          </table:table-cell>
          <table:table-cell table:number-columns-repeated="2" table:style-name="ce15"/>
          <table:table-cell table:number-columns-repeated="2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2" table:style-name="ce5">
            <text:p>372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73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3" table:style-name="ce5">
            <text:p>373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4" table:style-name="ce5">
            <text:p>374</text:p>
          </table:table-cell>
          <table:table-cell table:number-columns-repeated="2" table:style-name="ce5"/>
          <table:table-cell table:number-columns-repeated="2" table:style-name="ce12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4" table:style-name="ce5">
            <text:p>374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5" table:style-name="ce5">
            <text:p>375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 AMPLIFICATEUR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0" table:style-name="ce8">
            <text:p>1 3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5" table:style-name="ce5">
            <text:p>375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S H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1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26.5" table:style-name="ce8">
            <text:p>826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77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S HT 7715P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26.5" table:style-name="ce8">
            <text:p>826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8" table:style-name="ce5">
            <text:p>378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ACK MIN 12 UNIT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88.5" table:style-name="ce8">
            <text:p>2 688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8" table:style-name="ce5">
            <text:p>378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ACK MIN 12 UNITES 700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88.5" table:style-name="ce8">
            <text:p>2 688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9" table:style-name="ce5">
            <text:p>379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S ADC FAST 7074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598.7" table:style-name="ce8">
            <text:p>6 598,7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79" table:style-name="ce5">
            <text:p>379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S ADC FAS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598.7" table:style-name="ce8">
            <text:p>6 598,7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80" table:style-name="ce5">
            <text:p>380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IROIRS ADC FAST 7074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598.7" table:style-name="ce8">
            <text:p>6 598,7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81" table:style-name="ce5">
            <text:p>381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MICRO 1G/1GO/60 SDRIV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632.12" table:style-name="ce8">
            <text:p>4 632,1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81" table:style-name="ce5">
            <text:p>381</text:p>
          </table:table-cell>
          <table:table-cell table:number-columns-repeated="4" table:style-name="ce5"/>
          <table:table-cell office:value-type="string" table:style-name="ce6">
            <text:p>07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800 PENTIU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98.88" table:style-name="ce8">
            <text:p>2 298,88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82" table:style-name="ce5">
            <text:p>382</text:p>
          </table:table-cell>
          <table:table-cell table:number-columns-repeated="4" table:style-name="ce5"/>
          <table:table-cell office:value-type="string" table:style-name="ce6">
            <text:p>08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INUX ADVANCED SERVE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0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219.36" table:style-name="ce8">
            <text:p>9 219,3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83" table:style-name="ce5">
            <text:p>383</text:p>
          </table:table-cell>
          <table:table-cell table:number-columns-repeated="4" table:style-name="ce5"/>
          <table:table-cell office:value-type="string" table:style-name="ce6">
            <text:p>20/08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TETE OPTIQUE PILAS 400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3-020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077" table:style-name="ce8">
            <text:p>6 07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84</text:p>
          </table:table-cell>
          <table:table-cell table:number-columns-repeated="4" table:style-name="ce5"/>
          <table:table-cell office:value-type="string" table:style-name="ce6">
            <text:p>02/09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GENERATEUR DIGITAL PILA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1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423" table:style-name="ce8">
            <text:p>4 423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385</text:p>
          </table:table-cell>
          <table:table-cell table:number-columns-repeated="4" table:style-name="ce5"/>
          <table:table-cell office:value-type="string" table:style-name="ce6">
            <text:p>02/09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INDUSTRIEL ANALYSEU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603" table:style-name="ce8">
            <text:p>22 603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85" table:style-name="ce5">
            <text:p>385</text:p>
          </table:table-cell>
          <table:table-cell table:number-columns-repeated="4" table:style-name="ce5"/>
          <table:table-cell office:value-type="string" table:style-name="ce6">
            <text:p>23/09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ABRICATION OUTILS TEST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4100" table:style-name="ce8">
            <text:p>34 1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86" table:style-name="ce5">
            <text:p>386</text:p>
          </table:table-cell>
          <table:table-cell table:number-columns-repeated="4" table:style-name="ce5"/>
          <table:table-cell office:value-type="string" table:style-name="ce6">
            <text:p>24/09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TENDEUR DLRS 24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72.4" table:style-name="ce8">
            <text:p>972,4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86" table:style-name="ce5">
            <text:p>386</text:p>
          </table:table-cell>
          <table:table-cell table:number-columns-repeated="4" table:style-name="ce5"/>
          <table:table-cell office:value-type="string" table:style-name="ce6">
            <text:p>13/10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POSANT TSC2020F 20MA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1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320" table:style-name="ce8">
            <text:p>2 32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87" table:style-name="ce5">
            <text:p>387</text:p>
          </table:table-cell>
          <table:table-cell table:number-columns-repeated="4" table:style-name="ce5"/>
          <table:table-cell office:value-type="string" table:style-name="ce6">
            <text:p>28/10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COMPAQ EVO N8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1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33.15" table:style-name="ce8">
            <text:p>2 133,1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87" table:style-name="ce5">
            <text:p>387</text:p>
          </table:table-cell>
          <table:table-cell table:number-columns-repeated="4" table:style-name="ce5"/>
          <table:table-cell office:value-type="string" table:style-name="ce6">
            <text:p>29/10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1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31.63" table:style-name="ce8">
            <text:p>1 331,6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88" table:style-name="ce5">
            <text:p>388</text:p>
          </table:table-cell>
          <table:table-cell table:number-columns-repeated="4" table:style-name="ce5"/>
          <table:table-cell office:value-type="string" table:style-name="ce6">
            <text:p>12/11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1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31.63" table:style-name="ce8">
            <text:p>1 331,6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88" table:style-name="ce5">
            <text:p>388</text:p>
          </table:table-cell>
          <table:table-cell table:number-columns-repeated="4" table:style-name="ce5"/>
          <table:table-cell office:value-type="string" table:style-name="ce6">
            <text:p>12/11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RTE ADIADDS 2102 EZIC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3-021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812.2" table:style-name="ce8">
            <text:p>2 812,2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89" table:style-name="ce5">
            <text:p>389</text:p>
          </table:table-cell>
          <table:table-cell table:number-columns-repeated="4" table:style-name="ce5"/>
          <table:table-cell office:value-type="string" table:style-name="ce6">
            <text:p>13/11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SX351OP + TDS3BAT</text:p>
          </table:table-cell>
          <table:table-cell table:number-columns-repeated="2" table:style-name="ce5"/>
          <table:table-cell office:value-type="string" table:style-name="ce5">
            <text:p>IRAP03-021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49.63" table:style-name="ce8">
            <text:p>1 449,6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389" table:style-name="ce5">
            <text:p>389</text:p>
          </table:table-cell>
          <table:table-cell table:number-columns-repeated="4" table:style-name="ce5"/>
          <table:table-cell office:value-type="string" table:style-name="ce6">
            <text:p>26/11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8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2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318.06" table:style-name="ce8">
            <text:p>2 318,0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0" table:style-name="ce5">
            <text:p>390</text:p>
          </table:table-cell>
          <table:table-cell table:number-columns-repeated="4" table:style-name="ce5"/>
          <table:table-cell office:value-type="string" table:style-name="ce6">
            <text:p>26/11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NSPIRON 51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2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13.8" table:style-name="ce8">
            <text:p>1 813,8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1" table:style-name="ce5">
            <text:p>391</text:p>
          </table:table-cell>
          <table:table-cell table:number-columns-repeated="4" table:style-name="ce5"/>
          <table:table-cell office:value-type="string" table:style-name="ce6">
            <text:p>09/12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BOOK G4 1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2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384.55" table:style-name="ce8">
            <text:p>4 384,5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2" table:style-name="ce5">
            <text:p>392</text:p>
          </table:table-cell>
          <table:table-cell table:number-columns-repeated="4" table:style-name="ce5"/>
          <table:table-cell office:value-type="string" table:style-name="ce6">
            <text:p>15/12/2003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I PROCESSEUR PRESENTATI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3-02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000" table:style-name="ce8">
            <text:p>3 0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2" table:style-name="ce5">
            <text:p>392</text:p>
          </table:table-cell>
          <table:table-cell table:number-columns-repeated="4" table:style-name="ce5"/>
          <table:table-cell office:value-type="string" table:style-name="ce6">
            <text:p>19/12/2003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Générateur de fonction AFG320 Abitrary Function Generator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3-0224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27">
            <text:p>J311754</text:p>
          </table:table-cell>
          <table:table-cell table:number-columns-repeated="2" table:style-name="ce80"/>
          <table:table-cell office:value-type="string" table:style-name="ce5">
            <text:p>14061167000--799/09</text:p>
          </table:table-cell>
          <table:table-cell table:number-columns-repeated="2" table:style-name="ce5"/>
          <table:table-cell office:value-type="string" table:style-name="ce27">
            <text:p>THOCAVEN</text:p>
          </table:table-cell>
          <table:table-cell table:style-name="ce27"/>
          <table:table-cell office:value-type="string" table:style-name="ce30">
            <text:p>2003 Venus Express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INSPIRON 11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69" table:style-name="ce8">
            <text:p>1 26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3" table:style-name="ce5">
            <text:p>393</text:p>
          </table:table-cell>
          <table:table-cell table:number-columns-repeated="4" table:style-name="ce5"/>
          <table:table-cell office:value-type="string" table:style-name="ce6">
            <text:p>10/0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900" table:style-name="ce8">
            <text:p>1 9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3" table:style-name="ce5">
            <text:p>393</text:p>
          </table:table-cell>
          <table:table-cell table:number-columns-repeated="4" table:style-name="ce5"/>
          <table:table-cell office:value-type="string" table:style-name="ce6">
            <text:p>13/0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2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60.93" table:style-name="ce8">
            <text:p>1 460,9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4" table:style-name="ce5">
            <text:p>394</text:p>
          </table:table-cell>
          <table:table-cell table:number-columns-repeated="4" table:style-name="ce5"/>
          <table:table-cell office:value-type="string" table:style-name="ce6">
            <text:p>23/0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 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60.93" table:style-name="ce8">
            <text:p>1 460,9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4" table:style-name="ce5">
            <text:p>394</text:p>
          </table:table-cell>
          <table:table-cell table:number-columns-repeated="4" table:style-name="ce5"/>
          <table:table-cell office:value-type="string" table:style-name="ce6">
            <text:p>23/0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60.93" table:style-name="ce8">
            <text:p>1 460,9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95</text:p>
          </table:table-cell>
          <table:table-cell table:number-columns-repeated="4" table:style-name="ce5"/>
          <table:table-cell office:value-type="string" table:style-name="ce6">
            <text:p>23/0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2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60.93" table:style-name="ce8">
            <text:p>1 460,9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5" table:style-name="ce5">
            <text:p>395</text:p>
          </table:table-cell>
          <table:table-cell table:number-columns-repeated="4" table:style-name="ce5"/>
          <table:table-cell office:value-type="string" table:style-name="ce6">
            <text:p>23/0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3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60.93" table:style-name="ce8">
            <text:p>1 460,9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6" table:style-name="ce5">
            <text:p>396</text:p>
          </table:table-cell>
          <table:table-cell table:number-columns-repeated="4" table:style-name="ce5"/>
          <table:table-cell office:value-type="string" table:style-name="ce6">
            <text:p>23/0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3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249.2" table:style-name="ce8">
            <text:p>3 249,2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7" table:style-name="ce5">
            <text:p>397</text:p>
          </table:table-cell>
          <table:table-cell table:number-columns-repeated="4" table:style-name="ce5"/>
          <table:table-cell office:value-type="string" table:style-name="ce6">
            <text:p>11/0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249.2" table:style-name="ce8">
            <text:p>3 249,2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98</text:p>
          </table:table-cell>
          <table:table-cell table:number-columns-repeated="4" table:style-name="ce5"/>
          <table:table-cell office:value-type="string" table:style-name="ce6">
            <text:p>11/0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54.13" table:style-name="ce8">
            <text:p>1 654,1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8" table:style-name="ce5">
            <text:p>398</text:p>
          </table:table-cell>
          <table:table-cell table:number-columns-repeated="4" table:style-name="ce5"/>
          <table:table-cell office:value-type="string" table:style-name="ce6">
            <text:p>11/0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ABL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744.37" table:style-name="ce8">
            <text:p>2 744,37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399</text:p>
          </table:table-cell>
          <table:table-cell table:number-columns-repeated="4" table:style-name="ce5"/>
          <table:table-cell office:value-type="string" table:style-name="ce6">
            <text:p>17/0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LATITUDE D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38" table:style-name="ce8">
            <text:p>2 438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399" table:style-name="ce5">
            <text:p>399</text:p>
          </table:table-cell>
          <table:table-cell table:number-columns-repeated="4" table:style-name="ce5"/>
          <table:table-cell office:value-type="string" table:style-name="ce6">
            <text:p>18/0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BIN/POWER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4-02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88.5" table:style-name="ce8">
            <text:p>2 688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00</text:p>
          </table:table-cell>
          <table:table-cell table:number-columns-repeated="4" table:style-name="ce5"/>
          <table:table-cell office:value-type="string" table:style-name="ce6">
            <text:p>23/0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77.43" table:style-name="ce8">
            <text:p>1 877,4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0" table:style-name="ce5">
            <text:p>400</text:p>
          </table:table-cell>
          <table:table-cell table:number-columns-repeated="4" table:style-name="ce5"/>
          <table:table-cell office:value-type="string" table:style-name="ce6">
            <text:p>03/03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ERA NUMERIQU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4-02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89" table:style-name="ce8">
            <text:p>1 789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01" table:style-name="ce5">
            <text:p>401</text:p>
          </table:table-cell>
          <table:table-cell table:number-columns-repeated="4" table:style-name="ce5"/>
          <table:table-cell office:value-type="string" table:style-name="ce6">
            <text:p>12/03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OSCILLOSCOPE NUMERIQU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4-02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995" table:style-name="ce8">
            <text:p>3 99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01" table:style-name="ce5">
            <text:p>401</text:p>
          </table:table-cell>
          <table:table-cell table:number-columns-repeated="4" table:style-name="ce5"/>
          <table:table-cell office:value-type="string" table:style-name="ce6">
            <text:p>15/03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QI ATHLON XP 30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10" table:style-name="ce8">
            <text:p>1 21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2" table:style-name="ce5">
            <text:p>402</text:p>
          </table:table-cell>
          <table:table-cell table:number-columns-repeated="4" table:style-name="ce5"/>
          <table:table-cell office:value-type="string" table:style-name="ce6">
            <text:p>29/03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AID SCSI/IDE TRANSTE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500" table:style-name="ce8">
            <text:p>8 5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3" table:style-name="ce5">
            <text:p>403</text:p>
          </table:table-cell>
          <table:table-cell table:number-columns-repeated="4" table:style-name="ce5"/>
          <table:table-cell office:value-type="string" table:style-name="ce6">
            <text:p>29/03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M G5 1,6 GHZ SUPERDRIV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149" table:style-name="ce8">
            <text:p>3 14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3" table:style-name="ce5">
            <text:p>403</text:p>
          </table:table-cell>
          <table:table-cell table:number-columns-repeated="4" table:style-name="ce5"/>
          <table:table-cell office:value-type="string" table:style-name="ce6">
            <text:p>05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CRO ORDINATEUR PORTAB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03.29" table:style-name="ce8">
            <text:p>1 303,2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4" table:style-name="ce5">
            <text:p>404</text:p>
          </table:table-cell>
          <table:table-cell table:number-columns-repeated="4" table:style-name="ce5"/>
          <table:table-cell office:value-type="string" table:style-name="ce6">
            <text:p>13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RES</text:p>
          </table:table-cell>
          <table:table-cell table:number-columns-repeated="2" table:style-name="ce5"/>
          <table:table-cell office:value-type="string" table:style-name="ce5">
            <text:p>IRAP04-02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991.6" table:style-name="ce8">
            <text:p>3 991,6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4" table:style-name="ce9">
            <text:p>404</text:p>
          </table:table-cell>
          <table:table-cell table:number-columns-repeated="2" table:style-name="ce9"/>
          <table:table-cell table:number-columns-repeated="2" table:style-name="ce5"/>
          <table:table-cell office:value-type="string" table:style-name="ce6">
            <text:p>13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60 CHASSIS</text:p>
          </table:table-cell>
          <table:table-cell table:number-columns-repeated="2" table:style-name="ce5"/>
          <table:table-cell office:value-type="string" table:style-name="ce5">
            <text:p>IRAP04-02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85.9000000000001" table:style-name="ce8">
            <text:p>1 085,9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5" table:style-name="ce5">
            <text:p>405</text:p>
          </table:table-cell>
          <table:table-cell table:number-columns-repeated="4" table:style-name="ce5"/>
          <table:table-cell office:value-type="string" table:style-name="ce6">
            <text:p>13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APPAREIL DE CONTRO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2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595.6" table:style-name="ce8">
            <text:p>2 595,6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05" table:style-name="ce5">
            <text:p>405</text:p>
          </table:table-cell>
          <table:table-cell table:number-columns-repeated="4" table:style-name="ce5"/>
          <table:table-cell office:value-type="string" table:style-name="ce6">
            <text:p>14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EDGE 2600 XE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979.12" table:style-name="ce8">
            <text:p>3 979,1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6" table:style-name="ce5">
            <text:p>406</text:p>
          </table:table-cell>
          <table:table-cell table:number-columns-repeated="4" table:style-name="ce5"/>
          <table:table-cell office:value-type="string" table:style-name="ce6">
            <text:p>14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OPTIPLEX GX2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07.3499999999999" table:style-name="ce8">
            <text:p>1 207,3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06" table:style-name="ce5">
            <text:p>406</text:p>
          </table:table-cell>
          <table:table-cell table:number-columns-repeated="4" table:style-name="ce5"/>
          <table:table-cell office:value-type="string" table:style-name="ce6">
            <text:p>16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MPE A VIDE TSH 071 D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2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500" table:style-name="ce8">
            <text:p>4 5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07" table:style-name="ce5">
            <text:p>407</text:p>
          </table:table-cell>
          <table:table-cell table:number-columns-repeated="4" table:style-name="ce5"/>
          <table:table-cell office:value-type="string" table:style-name="ce6">
            <text:p>20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BUREAU GX270 SMTPIV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28.94" table:style-name="ce8">
            <text:p>1 528,94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07</text:p>
          </table:table-cell>
          <table:table-cell table:number-columns-repeated="4" table:style-name="ce5"/>
          <table:table-cell office:value-type="string" table:style-name="ce6">
            <text:p>23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ENTILLE COMPOSITE LASER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4-02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900" table:style-name="ce8">
            <text:p>3 9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07" table:style-name="ce5">
            <text:p>407</text:p>
          </table:table-cell>
          <table:table-cell table:number-columns-repeated="4" table:style-name="ce5"/>
          <table:table-cell office:value-type="string" table:style-name="ce6">
            <text:p>28/04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CIPIENT AGIL 2</text:p>
          </table:table-cell>
          <table:table-cell table:number-columns-repeated="2" table:style-name="ce5"/>
          <table:table-cell office:value-type="string" table:style-name="ce5">
            <text:p>IRAP04-02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97.91" table:style-name="ce8">
            <text:p>1 397,91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08</text:p>
          </table:table-cell>
          <table:table-cell table:number-columns-repeated="4" table:style-name="ce5"/>
          <table:table-cell office:value-type="string" table:style-name="ce6">
            <text:p>03/05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00 PENTIU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740.9" table:style-name="ce8">
            <text:p>2 740,9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CNRS 410</text:p>
          </table:table-cell>
          <table:table-cell table:number-columns-repeated="4" table:style-name="ce5"/>
          <table:table-cell office:value-type="string" table:style-name="ce6">
            <text:p>05/05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 LATITUDE D8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5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931.26" table:style-name="ce8">
            <text:p>2 931,2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11" table:style-name="ce5">
            <text:p>411</text:p>
          </table:table-cell>
          <table:table-cell table:number-columns-repeated="4" table:style-name="ce5"/>
          <table:table-cell office:value-type="string" table:style-name="ce6">
            <text:p>12/05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TRIMING BOARD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00" table:style-name="ce8">
            <text:p>2 1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12" table:style-name="ce5">
            <text:p>412</text:p>
          </table:table-cell>
          <table:table-cell table:number-columns-repeated="4" table:style-name="ce5"/>
          <table:table-cell office:value-type="string" table:style-name="ce6">
            <text:p>14/05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ECTEUR DLT8000 TRANSTE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332" table:style-name="ce8">
            <text:p>2 332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13" table:style-name="ce5">
            <text:p>413</text:p>
          </table:table-cell>
          <table:table-cell table:number-columns-repeated="4" table:style-name="ce5"/>
          <table:table-cell office:value-type="string" table:style-name="ce6">
            <text:p>14/05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ALIMENTATION RACK 19 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60" table:style-name="ce8">
            <text:p>1 0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CNRS 414</text:p>
          </table:table-cell>
          <table:table-cell table:number-columns-repeated="4" table:style-name="ce5"/>
          <table:table-cell office:value-type="string" table:style-name="ce6">
            <text:p>17/05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EDGE 2600 XEON 306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010.7" table:style-name="ce8">
            <text:p>5 010,7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15" table:style-name="ce5">
            <text:p>415</text:p>
          </table:table-cell>
          <table:table-cell table:number-columns-repeated="4" table:style-name="ce5"/>
          <table:table-cell office:value-type="string" table:style-name="ce6">
            <text:p>18/05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 LATITUDE PORTABL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021.36" table:style-name="ce8">
            <text:p>3 021,3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<text:s/>416</text:p>
          </table:table-cell>
          <table:table-cell table:number-columns-repeated="4" table:style-name="ce5"/>
          <table:table-cell office:value-type="string" table:style-name="ce6">
            <text:p>18/05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3C17700-ME CONVERTISSEU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2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607" table:style-name="ce8">
            <text:p>4 607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17</text:p>
          </table:table-cell>
          <table:table-cell table:number-columns-repeated="4" table:style-name="ce5"/>
          <table:table-cell office:value-type="string" table:style-name="ce6">
            <text:p>11/06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RAID SCSI/ID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495" table:style-name="ce8">
            <text:p>9 495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18</text:p>
          </table:table-cell>
          <table:table-cell table:number-columns-repeated="4" table:style-name="ce5"/>
          <table:table-cell office:value-type="string" table:style-name="ce6">
            <text:p>15/06/2004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Optometer P9710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4-0262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32">
            <text:p>2994M</text:p>
          </table:table-cell>
          <table:table-cell table:number-columns-repeated="2" table:style-name="ce80"/>
          <table:table-cell office:value-type="string" table:style-name="ce5">
            <text:p>419</text:p>
          </table:table-cell>
          <table:table-cell table:number-columns-repeated="2" table:style-name="ce5"/>
          <table:table-cell office:value-type="string" table:style-name="ce27">
            <text:p>BONNAMY</text:p>
          </table:table-cell>
          <table:table-cell table:style-name="ce27"/>
          <table:table-cell office:value-type="date" office:date-value="2004-07-01T00:00:00" table:style-name="ce30">
            <text:p>01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TEC 1200 LOW NOIS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38" table:style-name="ce8">
            <text:p>1 238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0" table:style-name="ce5">
            <text:p>420</text:p>
          </table:table-cell>
          <table:table-cell table:number-columns-repeated="4" table:style-name="ce5"/>
          <table:table-cell office:value-type="string" table:style-name="ce6">
            <text:p>12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800 PENTIU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49.21" table:style-name="ce8">
            <text:p>2 249,2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21</text:p>
          </table:table-cell>
          <table:table-cell table:number-columns-repeated="4" table:style-name="ce5"/>
          <table:table-cell office:value-type="string" table:style-name="ce6">
            <text:p>12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UN FIRE V240 ACCELERA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6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023" table:style-name="ce8">
            <text:p>6 023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2" table:style-name="ce5">
            <text:p>422</text:p>
          </table:table-cell>
          <table:table-cell table:number-columns-repeated="4" table:style-name="ce5"/>
          <table:table-cell office:value-type="string" table:style-name="ce6">
            <text:p>15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60 MINI TOWE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27.96" table:style-name="ce8">
            <text:p>927,9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23</text:p>
          </table:table-cell>
          <table:table-cell table:number-columns-repeated="4" table:style-name="ce5"/>
          <table:table-cell office:value-type="string" table:style-name="ce6">
            <text:p>15/07/2004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Tournevis dynamométrique<text:s/>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4-0267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32">
            <text:p>D020184</text:p>
          </table:table-cell>
          <table:table-cell table:number-columns-repeated="2" table:style-name="ce80"/>
          <table:table-cell office:value-type="float" office:value="424" table:style-name="ce5">
            <text:p>424</text:p>
          </table:table-cell>
          <table:table-cell table:number-columns-repeated="2" table:style-name="ce5"/>
          <table:table-cell office:value-type="string" table:style-name="ce27">
            <text:p>LE COMTE</text:p>
          </table:table-cell>
          <table:table-cell table:style-name="ce27"/>
          <table:table-cell office:value-type="date" office:date-value="2004-07-20T00:00:00" table:style-name="ce30">
            <text:p>20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6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47.96" table:style-name="ce8">
            <text:p>847,9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25</text:p>
          </table:table-cell>
          <table:table-cell table:number-columns-repeated="4" table:style-name="ce5"/>
          <table:table-cell office:value-type="string" table:style-name="ce6">
            <text:p>23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BM THINK PAD T41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2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65" table:style-name="ce8">
            <text:p>2 165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6" table:style-name="ce5">
            <text:p>426</text:p>
          </table:table-cell>
          <table:table-cell table:number-columns-repeated="4" table:style-name="ce5"/>
          <table:table-cell office:value-type="string" table:style-name="ce6">
            <text:p>26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LIMATISEUR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04-02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198" table:style-name="ce8">
            <text:p>6 198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27" table:style-name="ce5">
            <text:p>427</text:p>
          </table:table-cell>
          <table:table-cell table:number-columns-repeated="4" table:style-name="ce5"/>
          <table:table-cell office:value-type="string" table:style-name="ce6">
            <text:p>27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OMETRE TETE DETECTIO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2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96.67" table:style-name="ce8">
            <text:p>2 296,6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28</text:p>
          </table:table-cell>
          <table:table-cell table:number-columns-repeated="4" table:style-name="ce5"/>
          <table:table-cell office:value-type="string" table:style-name="ce6">
            <text:p>28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BM THINK PAD X31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2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90" table:style-name="ce8">
            <text:p>2 29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28/1</text:p>
          </table:table-cell>
          <table:table-cell table:number-columns-repeated="4" table:style-name="ce5"/>
          <table:table-cell office:value-type="string" table:style-name="ce6">
            <text:p>28/07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SICION 650N SERI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748.63" table:style-name="ce8">
            <text:p>3 748,6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29/2010</text:p>
          </table:table-cell>
          <table:table-cell table:number-columns-repeated="4" table:style-name="ce5"/>
          <table:table-cell office:value-type="string" table:style-name="ce6">
            <text:p>02/08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RAID PREMIU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00" table:style-name="ce8">
            <text:p>2 0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30</text:p>
          </table:table-cell>
          <table:table-cell table:number-columns-repeated="4" table:style-name="ce5"/>
          <table:table-cell office:value-type="string" table:style-name="ce6">
            <text:p>25/11/2004</text:p>
          </table:table-cell>
          <table:table-cell table:number-columns-repeated="16361" table:style-name="ce59"/>
        </table:table-row>
        <table:table-row table:style-name="ro2">
          <table:table-cell office:value-type="string" table:style-name="ce5">
            <text:p>DELL LATTITUDE D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30.84" table:style-name="ce8">
            <text:p>2 030,84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0" table:style-name="ce113">
            <text:p>4290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2/08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70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89.1300000000001" table:style-name="ce8">
            <text:p>1 289,1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1" table:style-name="ce113">
            <text:p>4291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2/08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EDGE 2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249.2" table:style-name="ce8">
            <text:p>4 249,2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2" table:style-name="ce113">
            <text:p>4292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3/09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400 PENTIUM 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36.75" table:style-name="ce8">
            <text:p>1 636,7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3" table:style-name="ce113">
            <text:p>4293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15/09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DE SERVEUR TRANSTE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09" table:style-name="ce8">
            <text:p>1 40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4" table:style-name="ce113">
            <text:p>4294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28/09/2004</text:p>
          </table:table-cell>
          <table:table-cell table:number-columns-repeated="16361" table:style-name="ce59"/>
        </table:table-row>
        <table:table-row table:style-name="ro2">
          <table:table-cell office:value-type="string" table:style-name="ce5">
            <text:p>LATITUDE 100L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42.67" table:style-name="ce8">
            <text:p>1 242,67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5" table:style-name="ce113">
            <text:p>4295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29/09/2004</text:p>
          </table:table-cell>
          <table:table-cell table:number-columns-repeated="16361" table:style-name="ce59"/>
        </table:table-row>
        <table:table-row table:style-name="ro2">
          <table:table-cell office:value-type="string" table:style-name="ce5">
            <text:p>PRECISION 3.G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93.96" table:style-name="ce8">
            <text:p>893,9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5" table:style-name="ce113">
            <text:p>4295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1/10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SCILLOSCOPE COULEUR 4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4-02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931.28" table:style-name="ce8">
            <text:p>2 931,28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296" table:style-name="ce113">
            <text:p>4296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26/10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 750 SATA PENTIUM 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48.8" table:style-name="ce8">
            <text:p>1 248,8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6" table:style-name="ce113">
            <text:p>4296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4/1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8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23.39" table:style-name="ce8">
            <text:p>1 523,3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7" table:style-name="ce113">
            <text:p>4297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10/1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80 P4 5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8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83.62" table:style-name="ce8">
            <text:p>983,6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7" table:style-name="ce113">
            <text:p>4297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19/1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BOOK G4 256 M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595.61" table:style-name="ce8">
            <text:p>2 595,6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8" table:style-name="ce113">
            <text:p>4298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24/1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NITEUR APPLE CINEMA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8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73.3900000000001" table:style-name="ce8">
            <text:p>1 073,3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8" table:style-name="ce113">
            <text:p>4298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24/1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UNITE CENTRAL POUR MANIP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2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981.77" table:style-name="ce8">
            <text:p>1 981,77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9" table:style-name="ce114">
            <text:p>4299</text:p>
          </table:table-cell>
          <table:table-cell table:number-columns-repeated="2" table:style-name="ce114"/>
          <table:table-cell table:number-columns-repeated="2" table:style-name="ce5"/>
          <table:table-cell office:value-type="string" table:style-name="ce6">
            <text:p>24/1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RAID PREMIU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8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7000" table:style-name="ce8">
            <text:p>7 0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299" table:style-name="ce114">
            <text:p>4299</text:p>
          </table:table-cell>
          <table:table-cell table:number-columns-repeated="2" table:style-name="ce114"/>
          <table:table-cell table:number-columns-repeated="2" table:style-name="ce5"/>
          <table:table-cell office:value-type="string" table:style-name="ce6">
            <text:p>25/1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 280 P4 5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49" table:style-name="ce8">
            <text:p>2 64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00" table:style-name="ce113">
            <text:p>4300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25/11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DESIGNJET 500P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239.96" table:style-name="ce8">
            <text:p>5 239,9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01" table:style-name="ce113">
            <text:p>4301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1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ERA MOTICAM 20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13.55" table:style-name="ce8">
            <text:p>913,5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02" table:style-name="ce113">
            <text:p>4302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1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ACER FERRARI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59.75" table:style-name="ce8">
            <text:p>2 259,7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03" table:style-name="ce113">
            <text:p>4303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1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80 P4 5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29.52" table:style-name="ce8">
            <text:p>1 029,5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04" table:style-name="ce113">
            <text:p>4304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1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00 P M 745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77.79" table:style-name="ce8">
            <text:p>1 577,7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05" table:style-name="ce113">
            <text:p>4305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1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ANNE VIP 20-0.01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29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58.42" table:style-name="ce8">
            <text:p>1 658,4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06" table:style-name="ce113">
            <text:p>4306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3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70 P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914.71" table:style-name="ce8">
            <text:p>1 914,7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07" table:style-name="ce113">
            <text:p>4307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03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M G5 DP 1.8 GHZ 256M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221" table:style-name="ce8">
            <text:p>3 221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08" table:style-name="ce113">
            <text:p>4308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10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80 P4 5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2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83.62" table:style-name="ce8">
            <text:p>983,6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09" table:style-name="ce113">
            <text:p>4309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15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I INTERFACE BOARD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3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80" table:style-name="ce8">
            <text:p>2 28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10" table:style-name="ce113">
            <text:p>4310</text:p>
          </table:table-cell>
          <table:table-cell table:number-columns-repeated="2" table:style-name="ce113"/>
          <table:table-cell table:number-columns-repeated="2" table:style-name="ce5"/>
          <table:table-cell office:value-type="string" table:style-name="ce6">
            <text:p>15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UNITE DE TRANSLATION M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3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47.52" table:style-name="ce8">
            <text:p>2 247,5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11" table:style-name="ce115">
            <text:p>4311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16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N 3 COM SWITCH FAST ETH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3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503.43" table:style-name="ce8">
            <text:p>3 503,4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12" table:style-name="ce115">
            <text:p>4312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17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750 SATA P 4 2.8GHZ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3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50" table:style-name="ce8">
            <text:p>1 25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13" table:style-name="ce115">
            <text:p>4313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17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RTE PCI GENERATEU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4-03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561" table:style-name="ce8">
            <text:p>3 561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14" table:style-name="ce115">
            <text:p>4314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1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BI-PRO RACK 3U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3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740" table:style-name="ce8">
            <text:p>5 74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15" table:style-name="ce115">
            <text:p>4315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4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 2850 XEON 2.8GHZ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3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500" table:style-name="ce8">
            <text:p>3 50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16" table:style-name="ce115">
            <text:p>4316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4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 2800 XEON 2.8 GHZ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3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222.8" table:style-name="ce8">
            <text:p>5 222,8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17" table:style-name="ce115">
            <text:p>4317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4/12/2004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 2800 ZEON 2.8 GHZ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4-030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401.2" table:style-name="ce8">
            <text:p>4 401,2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18" table:style-name="ce115">
            <text:p>4318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4/12/2004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Amplificateur TCPA300 <text:s/>Amplifier for current probe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5-0309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table:style-name="ce27"/>
          <table:table-cell table:number-columns-repeated="2" table:style-name="ce80"/>
          <table:table-cell office:value-type="string" table:style-name="ce5">
            <text:p>29061078000--128</text:p>
          </table:table-cell>
          <table:table-cell table:number-columns-repeated="2" table:style-name="ce5"/>
          <table:table-cell office:value-type="string" table:style-name="ce27">
            <text:p>SERAN ET THOCAVEN</text:p>
          </table:table-cell>
          <table:table-cell table:style-name="ce27"/>
          <table:table-cell office:value-type="string" table:style-name="ce30">
            <text:p>2005 Chemcam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Sondes P6015A High Voltage Probe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5-0310</text:p>
          </table:table-cell>
          <table:table-cell table:style-name="ce79"/>
          <table:table-cell office:value-type="string" table:style-name="ce26">
            <text:p>CNRS</text:p>
          </table:table-cell>
          <table:table-cell table:number-columns-repeated="3" table:style-name="ce26"/>
          <table:table-cell table:style-name="ce62"/>
          <table:table-cell table:number-columns-repeated="4" table:style-name="ce80"/>
          <table:table-cell table:style-name="ce27"/>
          <table:table-cell table:number-columns-repeated="2" table:style-name="ce80"/>
          <table:table-cell office:value-type="string" table:style-name="ce5">
            <text:p>14061287000--129BIS</text:p>
          </table:table-cell>
          <table:table-cell table:number-columns-repeated="2" table:style-name="ce5"/>
          <table:table-cell office:value-type="string" table:style-name="ce27">
            <text:p>SERAN ET THOCAVEN</text:p>
          </table:table-cell>
          <table:table-cell table:style-name="ce27"/>
          <table:table-cell office:value-type="string" table:style-name="ce30">
            <text:p>2005 Chemcam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CEPTEUR 10KHZ/3 GHZ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10.87" table:style-name="ce8">
            <text:p>2 010,8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32</text:p>
          </table:table-cell>
          <table:table-cell table:number-columns-repeated="4" table:style-name="ce5"/>
          <table:table-cell office:value-type="string" table:style-name="ce6">
            <text:p>21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LICER BOWE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240" table:style-name="ce8">
            <text:p>4 24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33</text:p>
          </table:table-cell>
          <table:table-cell table:number-columns-repeated="4" table:style-name="ce5"/>
          <table:table-cell office:value-type="string" table:style-name="ce6">
            <text:p>09/0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ME RETARD CRISTAUX OPT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5-03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735" table:style-name="ce8">
            <text:p>8 73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4" table:style-name="ce5">
            <text:p>434</text:p>
          </table:table-cell>
          <table:table-cell table:number-columns-repeated="4" table:style-name="ce5"/>
          <table:table-cell office:value-type="string" table:style-name="ce6">
            <text:p>09/05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SAMSUNG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1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95.4" table:style-name="ce8">
            <text:p>1 895,4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5" table:style-name="ce5">
            <text:p>435</text:p>
          </table:table-cell>
          <table:table-cell table:number-columns-repeated="4" table:style-name="ce5"/>
          <table:table-cell office:value-type="string" table:style-name="ce6">
            <text:p>11/05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SONY VGN 53XP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1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292.64" table:style-name="ce8">
            <text:p>3 292,64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36</text:p>
          </table:table-cell>
          <table:table-cell table:number-columns-repeated="4" table:style-name="ce5"/>
          <table:table-cell office:value-type="string" table:style-name="ce6">
            <text:p>16/05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370 M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1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89.02" table:style-name="ce8">
            <text:p>2 689,0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7" table:style-name="ce5">
            <text:p>437</text:p>
          </table:table-cell>
          <table:table-cell table:number-columns-repeated="4" table:style-name="ce5"/>
          <table:table-cell office:value-type="string" table:style-name="ce6">
            <text:p>20/05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MPRIMANTE HP COLO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1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70.9000000000001" table:style-name="ce8">
            <text:p>1 270,9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38</text:p>
          </table:table-cell>
          <table:table-cell table:number-columns-repeated="4" table:style-name="ce5"/>
          <table:table-cell office:value-type="string" table:style-name="ce6">
            <text:p>24/10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UMA 3144/CALAS1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1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626" table:style-name="ce8">
            <text:p>4 626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9" table:style-name="ce5">
            <text:p>439</text:p>
          </table:table-cell>
          <table:table-cell table:number-columns-repeated="4" table:style-name="ce5"/>
          <table:table-cell office:value-type="string" table:style-name="ce6">
            <text:p>01/06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COMPAQ BUSINES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1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69.55" table:style-name="ce8">
            <text:p>1 369,5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40" table:style-name="ce5">
            <text:p>440</text:p>
          </table:table-cell>
          <table:table-cell table:number-columns-repeated="4" table:style-name="ce5"/>
          <table:table-cell office:value-type="string" table:style-name="ce6">
            <text:p>06/06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OUBLET L1-TRIPLET L2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5-032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551" table:style-name="ce8">
            <text:p>3 551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41" table:style-name="ce5">
            <text:p>441</text:p>
          </table:table-cell>
          <table:table-cell table:number-columns-repeated="4" table:style-name="ce5"/>
          <table:table-cell office:value-type="string" table:style-name="ce6">
            <text:p>14/06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RYOCODER K548 ASSY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2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600" table:style-name="ce8">
            <text:p>17 6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42" table:style-name="ce5">
            <text:p>442</text:p>
          </table:table-cell>
          <table:table-cell table:number-columns-repeated="4" table:style-name="ce5"/>
          <table:table-cell office:value-type="string" table:style-name="ce6">
            <text:p>16/06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2 CELLULLES POTASSIUM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5-032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698.16" table:style-name="ce8">
            <text:p>9 698,1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43" table:style-name="ce5">
            <text:p>443</text:p>
          </table:table-cell>
          <table:table-cell table:number-columns-repeated="4" table:style-name="ce5"/>
          <table:table-cell office:value-type="string" table:style-name="ce6">
            <text:p>21/06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IPLET A EN MONTURE AR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5-03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540" table:style-name="ce8">
            <text:p>2 54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44" table:style-name="ce5">
            <text:p>444</text:p>
          </table:table-cell>
          <table:table-cell table:number-columns-repeated="4" table:style-name="ce5"/>
          <table:table-cell office:value-type="string" table:style-name="ce6">
            <text:p>28/06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3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93.02" table:style-name="ce8">
            <text:p>1 193,0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45" table:style-name="ce5">
            <text:p>445</text:p>
          </table:table-cell>
          <table:table-cell table:number-columns-repeated="4" table:style-name="ce5"/>
          <table:table-cell office:value-type="string" table:style-name="ce6">
            <text:p>01/07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CLATEUR MODELE GP-31B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5-03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45.67" table:style-name="ce8">
            <text:p>1 145,6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45" table:style-name="ce5">
            <text:p>445</text:p>
          </table:table-cell>
          <table:table-cell table:number-columns-repeated="4" table:style-name="ce5"/>
          <table:table-cell office:value-type="string" table:style-name="ce6">
            <text:p>08/07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HARGE ELECTRON DC-300W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5-032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88" table:style-name="ce8">
            <text:p>1 088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46</text:p>
          </table:table-cell>
          <table:table-cell table:number-columns-repeated="4" table:style-name="ce5"/>
          <table:table-cell office:value-type="string" table:style-name="ce6">
            <text:p>12/07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8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90" table:style-name="ce8">
            <text:p>1 19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47</text:p>
          </table:table-cell>
          <table:table-cell table:number-columns-repeated="4" table:style-name="ce5"/>
          <table:table-cell office:value-type="string" table:style-name="ce6">
            <text:p>12/07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TECTEUR EVA SYSTEME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63.12" table:style-name="ce8">
            <text:p>1 663,1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48</text:p>
          </table:table-cell>
          <table:table-cell table:number-columns-repeated="4" table:style-name="ce5"/>
          <table:table-cell office:value-type="string" table:style-name="ce6">
            <text:p>12/07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SCILLOSCOPE NUMERIQU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5-032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171" table:style-name="ce8">
            <text:p>6 171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49</text:p>
          </table:table-cell>
          <table:table-cell table:number-columns-repeated="4" table:style-name="ce5"/>
          <table:table-cell office:value-type="string" table:style-name="ce6">
            <text:p>22/07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3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3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64.6" table:style-name="ce8">
            <text:p>2 164,6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50" table:style-name="ce5">
            <text:p>450</text:p>
          </table:table-cell>
          <table:table-cell table:number-columns-repeated="4" table:style-name="ce5"/>
          <table:table-cell office:value-type="string" table:style-name="ce6">
            <text:p>27/07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3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50.4" table:style-name="ce8">
            <text:p>1 750,4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51" table:style-name="ce5">
            <text:p>451</text:p>
          </table:table-cell>
          <table:table-cell table:number-columns-repeated="4" table:style-name="ce5"/>
          <table:table-cell office:value-type="string" table:style-name="ce6">
            <text:p>03/08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RRECTEUR DISPER ATMOSP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5-03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270" table:style-name="ce8">
            <text:p>3 27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52" table:style-name="ce5">
            <text:p>452</text:p>
          </table:table-cell>
          <table:table-cell table:number-columns-repeated="4" table:style-name="ce5"/>
          <table:table-cell office:value-type="string" table:style-name="ce6">
            <text:p>01/09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670 M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917" table:style-name="ce8">
            <text:p>1 917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53</text:p>
          </table:table-cell>
          <table:table-cell table:number-columns-repeated="4" table:style-name="ce5"/>
          <table:table-cell office:value-type="string" table:style-name="ce6">
            <text:p>01/09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GENERATEUR ARBITRAIRE 2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314.6999999999998" table:style-name="ce8">
            <text:p>2 314,7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54</text:p>
          </table:table-cell>
          <table:table-cell table:number-columns-repeated="4" table:style-name="ce5"/>
          <table:table-cell office:value-type="string" table:style-name="ce6">
            <text:p>07/09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38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81.5" table:style-name="ce8">
            <text:p>1 081,5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55</text:p>
          </table:table-cell>
          <table:table-cell table:number-columns-repeated="4" table:style-name="ce5"/>
          <table:table-cell office:value-type="string" table:style-name="ce6">
            <text:p>07/09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LATITUDE D8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89.0999999999999" table:style-name="ce8">
            <text:p>1 289,1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56</text:p>
          </table:table-cell>
          <table:table-cell table:number-columns-repeated="4" table:style-name="ce5"/>
          <table:table-cell office:value-type="string" table:style-name="ce6">
            <text:p>13/09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PAREIL DE SOUFFLAG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219.119999999999" table:style-name="ce8">
            <text:p>21 219,1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57</text:p>
          </table:table-cell>
          <table:table-cell table:number-columns-repeated="4" table:style-name="ce5"/>
          <table:table-cell office:value-type="string" table:style-name="ce6">
            <text:p>14/09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TECTEUR SI FD150-18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77" table:style-name="ce8">
            <text:p>1 37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58" table:style-name="ce5">
            <text:p>458</text:p>
          </table:table-cell>
          <table:table-cell table:number-columns-repeated="4" table:style-name="ce5"/>
          <table:table-cell office:value-type="string" table:style-name="ce6">
            <text:p>15/09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URBOVAC 50 DN 63 CF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15" table:style-name="ce8">
            <text:p>1 41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59</text:p>
          </table:table-cell>
          <table:table-cell table:number-columns-repeated="4" table:style-name="ce5"/>
          <table:table-cell office:value-type="string" table:style-name="ce6">
            <text:p>26/09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YPLUPA 4000 EVA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574.94" table:style-name="ce8">
            <text:p>2 574,94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60</text:p>
          </table:table-cell>
          <table:table-cell table:number-columns-repeated="4" table:style-name="ce5"/>
          <table:table-cell office:value-type="string" table:style-name="ce6">
            <text:p>03/10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ECTEURS BANDES SDLT 3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75" table:style-name="ce8">
            <text:p>2 47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61</text:p>
          </table:table-cell>
          <table:table-cell table:number-columns-repeated="4" table:style-name="ce5"/>
          <table:table-cell office:value-type="string" table:style-name="ce6">
            <text:p>03/10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MPLIFICATEUR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5-03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270.16" table:style-name="ce8">
            <text:p>3 270,1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462</text:p>
          </table:table-cell>
          <table:table-cell table:number-columns-repeated="4" table:style-name="ce5"/>
          <table:table-cell office:value-type="string" table:style-name="ce6">
            <text:p>06/10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82.1" table:style-name="ce8">
            <text:p>1 382,1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63" table:style-name="ce5">
            <text:p>463</text:p>
          </table:table-cell>
          <table:table-cell table:number-columns-repeated="4" table:style-name="ce5"/>
          <table:table-cell office:value-type="string" table:style-name="ce6">
            <text:p>12/10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M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59.43" table:style-name="ce8">
            <text:p>1 459,4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66" table:style-name="ce5">
            <text:p>466</text:p>
          </table:table-cell>
          <table:table-cell table:number-columns-repeated="4" table:style-name="ce5"/>
          <table:table-cell office:value-type="string" table:style-name="ce6">
            <text:p>17/10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6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17.85" table:style-name="ce8">
            <text:p>1 817,8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67" table:style-name="ce5">
            <text:p>467</text:p>
          </table:table-cell>
          <table:table-cell table:number-columns-repeated="4" table:style-name="ce5"/>
          <table:table-cell office:value-type="string" table:style-name="ce6">
            <text:p>19/10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QUIPT RESEAU INFORMATIQ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756" table:style-name="ce8">
            <text:p>12 756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68" table:style-name="ce5">
            <text:p>468</text:p>
          </table:table-cell>
          <table:table-cell table:number-columns-repeated="4" table:style-name="ce5"/>
          <table:table-cell office:value-type="string" table:style-name="ce6">
            <text:p>04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QUIPT RESEAU INFORMATIQ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756" table:style-name="ce8">
            <text:p>12 756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69" table:style-name="ce5">
            <text:p>469</text:p>
          </table:table-cell>
          <table:table-cell table:number-columns-repeated="4" table:style-name="ce5"/>
          <table:table-cell office:value-type="string" table:style-name="ce6">
            <text:p>04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NDE HT 1000X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20.56" table:style-name="ce8">
            <text:p>1 120,5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70" table:style-name="ce5">
            <text:p>470</text:p>
          </table:table-cell>
          <table:table-cell table:number-columns-repeated="4" table:style-name="ce5"/>
          <table:table-cell office:value-type="string" table:style-name="ce6">
            <text:p>07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BOOK G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81.28" table:style-name="ce8">
            <text:p>1 781,28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71" table:style-name="ce5">
            <text:p>471</text:p>
          </table:table-cell>
          <table:table-cell table:number-columns-repeated="4" table:style-name="ce5"/>
          <table:table-cell office:value-type="string" table:style-name="ce6">
            <text:p>07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CLATEUR MODE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96.67" table:style-name="ce8">
            <text:p>896,6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72" table:style-name="ce5">
            <text:p>472</text:p>
          </table:table-cell>
          <table:table-cell table:number-columns-repeated="4" table:style-name="ce5"/>
          <table:table-cell office:value-type="string" table:style-name="ce6">
            <text:p>10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LATITUDE D6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52.9" table:style-name="ce8">
            <text:p>1 552,9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73" table:style-name="ce5">
            <text:p>473</text:p>
          </table:table-cell>
          <table:table-cell table:number-columns-repeated="4" table:style-name="ce5"/>
          <table:table-cell office:value-type="string" table:style-name="ce6">
            <text:p>10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M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90" table:style-name="ce8">
            <text:p>1 79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74</text:p>
          </table:table-cell>
          <table:table-cell table:number-columns-repeated="4" table:style-name="ce5"/>
          <table:table-cell office:value-type="string" table:style-name="ce6">
            <text:p>15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M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90" table:style-name="ce8">
            <text:p>1 79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475</text:p>
          </table:table-cell>
          <table:table-cell table:number-columns-repeated="4" table:style-name="ce5"/>
          <table:table-cell office:value-type="string" table:style-name="ce6">
            <text:p>15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TRANSTE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5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696" table:style-name="ce8">
            <text:p>3 696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252000--726</text:p>
          </table:table-cell>
          <table:table-cell table:number-columns-repeated="4" table:style-name="ce5"/>
          <table:table-cell office:value-type="string" table:style-name="ce6">
            <text:p>16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DULE CAMERA ROSETTA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000" table:style-name="ce8">
            <text:p>9 0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1482000--CNRS 741</text:p>
          </table:table-cell>
          <table:table-cell table:number-columns-repeated="4" table:style-name="ce5"/>
          <table:table-cell office:value-type="string" table:style-name="ce6">
            <text:p>17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JAUGE A CATHODE FROID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73.6" table:style-name="ce8">
            <text:p>873,6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1484000--CNRS 742</text:p>
          </table:table-cell>
          <table:table-cell table:number-columns-repeated="4" table:style-name="ce5"/>
          <table:table-cell office:value-type="string" table:style-name="ce6">
            <text:p>23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QPT RESEAU INF 26722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10" table:style-name="ce8">
            <text:p>1 21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495000--CNRS 745</text:p>
          </table:table-cell>
          <table:table-cell table:number-columns-repeated="4" table:style-name="ce5"/>
          <table:table-cell office:value-type="string" table:style-name="ce6">
            <text:p>23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NC DE TEST DU LAS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377.3599999999997" table:style-name="ce8">
            <text:p>4 377,3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0190000--753</text:p>
          </table:table-cell>
          <table:table-cell table:number-columns-repeated="4" table:style-name="ce5"/>
          <table:table-cell office:value-type="string" table:style-name="ce6">
            <text:p>23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ULTI-CHANNEL BATTERY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793.11" table:style-name="ce8">
            <text:p>12 793,11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0481000--CNRS 757</text:p>
          </table:table-cell>
          <table:table-cell table:number-columns-repeated="4" table:style-name="ce5"/>
          <table:table-cell office:value-type="string" table:style-name="ce6">
            <text:p>23/1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UPGRAV SERVEUR 2600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85" table:style-name="ce8">
            <text:p>2 085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0876000--CNRS 759</text:p>
          </table:table-cell>
          <table:table-cell table:number-columns-repeated="4" table:style-name="ce5"/>
          <table:table-cell office:value-type="string" table:style-name="ce6">
            <text:p>05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TRANSTEC 2600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972" table:style-name="ce8">
            <text:p>3 972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117">
            <text:p>14050476000--CNRS 76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5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810 ATI X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46.1" table:style-name="ce8">
            <text:p>1 446,1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1153000--CNRS 768</text:p>
          </table:table-cell>
          <table:table-cell table:number-columns-repeated="4" table:style-name="ce5"/>
          <table:table-cell office:value-type="string" table:style-name="ce6">
            <text:p>05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X1 PENTIUM M733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09.7" table:style-name="ce8">
            <text:p>1 809,7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1302000--CNRS 769</text:p>
          </table:table-cell>
          <table:table-cell table:number-columns-repeated="4" table:style-name="ce5"/>
          <table:table-cell office:value-type="string" table:style-name="ce6">
            <text:p>05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TIMING BOARD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55.73" table:style-name="ce8">
            <text:p>2 155,7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1303000--CNRS 770</text:p>
          </table:table-cell>
          <table:table-cell table:number-columns-repeated="4" table:style-name="ce5"/>
          <table:table-cell office:value-type="string" table:style-name="ce6">
            <text:p>09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GEN4 TIMING GENERATO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6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249.39" table:style-name="ce8">
            <text:p>13 249,39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777" table:style-name="ce5">
            <text:p>777</text:p>
          </table:table-cell>
          <table:table-cell table:number-columns-repeated="4" table:style-name="ce5"/>
          <table:table-cell office:value-type="string" table:style-name="ce6">
            <text:p>09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NY S4XP</text:p>
          </table:table-cell>
          <table:table-cell table:number-columns-repeated="2" table:style-name="ce5"/>
          <table:table-cell office:value-type="string" table:style-name="ce5">
            <text:p>IRAP05-03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773" table:style-name="ce8">
            <text:p>2 773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60519000--789/09</text:p>
          </table:table-cell>
          <table:table-cell table:number-columns-repeated="4" table:style-name="ce5"/>
          <table:table-cell office:value-type="string" table:style-name="ce6">
            <text:p>12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BOOK G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6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83.02" table:style-name="ce8">
            <text:p>2 083,0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60738000--CNRS 797/09</text:p>
          </table:table-cell>
          <table:table-cell table:number-columns-repeated="4" table:style-name="ce5"/>
          <table:table-cell office:value-type="string" table:style-name="ce6">
            <text:p>12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MPLIFICATEUR DC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5-03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17.5" table:style-name="ce8">
            <text:p>1 317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61175000--CNRS798/09</text:p>
          </table:table-cell>
          <table:table-cell table:number-columns-repeated="4" table:style-name="ce5"/>
          <table:table-cell office:value-type="string" table:style-name="ce6">
            <text:p>13/12/2005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Sondes TCP303 <text:s/>Current probe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5-0369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table:style-name="ce27"/>
          <table:table-cell table:number-columns-repeated="2" table:style-name="ce80"/>
          <table:table-cell office:value-type="string" table:style-name="ce5">
            <text:p>14061136000--CNRS 800/30</text:p>
          </table:table-cell>
          <table:table-cell table:number-columns-repeated="2" table:style-name="ce5"/>
          <table:table-cell office:value-type="string" table:style-name="ce27">
            <text:p>SERAN ET THOCAVEN</text:p>
          </table:table-cell>
          <table:table-cell table:style-name="ce27"/>
          <table:table-cell office:value-type="string" table:style-name="ce30">
            <text:p>2005 Chemcam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NDE DE COURA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47" table:style-name="ce8">
            <text:p>1 54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804/09</text:p>
          </table:table-cell>
          <table:table-cell table:number-columns-repeated="4" table:style-name="ce5"/>
          <table:table-cell office:value-type="string" table:style-name="ce6">
            <text:p>13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M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59.4" table:style-name="ce8">
            <text:p>1 859,4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805/09</text:p>
          </table:table-cell>
          <table:table-cell table:number-columns-repeated="4" table:style-name="ce5"/>
          <table:table-cell office:value-type="string" table:style-name="ce6">
            <text:p>15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EDGE SC 1425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75" table:style-name="ce8">
            <text:p>1 575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806</text:p>
          </table:table-cell>
          <table:table-cell table:number-columns-repeated="4" table:style-name="ce5"/>
          <table:table-cell office:value-type="string" table:style-name="ce6">
            <text:p>16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EDGE SC 1425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75" table:style-name="ce8">
            <text:p>1 575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10" table:style-name="ce5">
            <text:p>810</text:p>
          </table:table-cell>
          <table:table-cell table:number-columns-repeated="4" table:style-name="ce5"/>
          <table:table-cell office:value-type="string" table:style-name="ce6">
            <text:p>16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TO PBOOK G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43" table:style-name="ce8">
            <text:p>1 443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12" table:style-name="ce5">
            <text:p>812</text:p>
          </table:table-cell>
          <table:table-cell table:number-columns-repeated="4" table:style-name="ce5"/>
          <table:table-cell office:value-type="string" table:style-name="ce6">
            <text:p>16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38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75.15" table:style-name="ce8">
            <text:p>1 775,1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13" table:style-name="ce5">
            <text:p>813</text:p>
          </table:table-cell>
          <table:table-cell table:number-columns-repeated="4" table:style-name="ce5"/>
          <table:table-cell office:value-type="string" table:style-name="ce6">
            <text:p>19/1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GX28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59.62" table:style-name="ce8">
            <text:p>1 459,6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19" table:style-name="ce115">
            <text:p>4319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7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ILTRE INTERFERENTIE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91.46" table:style-name="ce8">
            <text:p>1 091,4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20" table:style-name="ce115">
            <text:p>4320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6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70 N-SERI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85.46" table:style-name="ce8">
            <text:p>1 485,4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21" table:style-name="ce115">
            <text:p>4321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6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70 N-SERI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85.46" table:style-name="ce8">
            <text:p>1 485,4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22" table:style-name="ce115">
            <text:p>4322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6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70 N-SERI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85.46" table:style-name="ce8">
            <text:p>1 485,4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23" table:style-name="ce115">
            <text:p>4323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6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CISION 370 MINI TOWE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39.96" table:style-name="ce8">
            <text:p>2 139,9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24" table:style-name="ce115">
            <text:p>4324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6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16.39" table:style-name="ce8">
            <text:p>2 016,39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25" table:style-name="ce23">
            <text:p>4325</text:p>
          </table:table-cell>
          <table:table-cell table:number-columns-repeated="2" table:style-name="ce23"/>
          <table:table-cell table:number-columns-repeated="2" table:style-name="ce5"/>
          <table:table-cell office:value-type="string" table:style-name="ce6">
            <text:p>26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UPGRADE CONFIGURATI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73" table:style-name="ce8">
            <text:p>1 473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26" table:style-name="ce115">
            <text:p>4326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7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IODE LASER BENCHTOP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5-038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35" table:style-name="ce8">
            <text:p>83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27" table:style-name="ce115">
            <text:p>4327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7/01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NSPIRON 92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8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655" table:style-name="ce8">
            <text:p>1 655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28" table:style-name="ce115">
            <text:p>4328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2/0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370SM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93.3599999999999" table:style-name="ce8">
            <text:p>1 293,3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29" table:style-name="ce115">
            <text:p>4329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8/0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CC INSTALATION POMPE T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5-038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866.66" table:style-name="ce8">
            <text:p>5 866,6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30" table:style-name="ce115">
            <text:p>4330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10/0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CRAN SAMSUNG LCD 213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62" table:style-name="ce8">
            <text:p>862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31" table:style-name="ce116">
            <text:p>4331</text:p>
          </table:table-cell>
          <table:table-cell table:number-columns-repeated="2" table:style-name="ce116"/>
          <table:table-cell table:number-columns-repeated="2" table:style-name="ce5"/>
          <table:table-cell office:value-type="string" table:style-name="ce6">
            <text:p>11/02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OSHIBA PORTABLE INMA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8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27.1500000000001" table:style-name="ce8">
            <text:p>1 027,1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31" table:style-name="ce116">
            <text:p>4331</text:p>
          </table:table-cell>
          <table:table-cell table:number-columns-repeated="2" table:style-name="ce116"/>
          <table:table-cell table:number-columns-repeated="2" table:style-name="ce5"/>
          <table:table-cell office:value-type="string" table:style-name="ce6">
            <text:p>01/03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PT B BUNDLE 4101</text:p>
          </table:table-cell>
          <table:table-cell table:number-columns-repeated="2" table:style-name="ce5"/>
          <table:table-cell office:value-type="string" table:style-name="ce5">
            <text:p>IRAP05-03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250" table:style-name="ce8">
            <text:p>8 25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32" table:style-name="ce115">
            <text:p>4332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7/03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70 CONFIG.3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85.46" table:style-name="ce8">
            <text:p>1 485,4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33" table:style-name="ce115">
            <text:p>4333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7/03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LINUX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890" table:style-name="ce8">
            <text:p>8 89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34" table:style-name="ce115">
            <text:p>4334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5/03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NSPIRON 60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83.01" table:style-name="ce8">
            <text:p>1 283,0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35" table:style-name="ce115">
            <text:p>4335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6/04/2005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OITIER PHOTOMAX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05-0394</text:p>
          </table:table-cell>
          <table:table-cell table:style-name="ce56"/>
          <table:table-cell office:value-type="string" table:style-name="ce56">
            <text:p>CNRS</text:p>
          </table:table-cell>
          <table:table-cell table:number-columns-repeated="3" table:style-name="ce56"/>
          <table:table-cell table:style-name="ce81"/>
          <table:table-cell office:value-type="currency" office:value="1473.4" table:style-name="ce63">
            <text:p>1 473,40 €</text:p>
          </table:table-cell>
          <table:table-cell table:style-name="ce58"/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float" office:value="4336" table:style-name="ce115">
            <text:p>4336</text:p>
          </table:table-cell>
          <table:table-cell table:number-columns-repeated="2" table:style-name="ce115"/>
          <table:table-cell table:number-columns-repeated="2" table:style-name="ce56"/>
          <table:table-cell office:value-type="string" table:style-name="ce57">
            <text:p>20/04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 LAMPE A ARC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5-03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032.66" table:style-name="ce8">
            <text:p>3 032,66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37" table:style-name="ce115">
            <text:p>4337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20/04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10 ATI SXGA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9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36.88" table:style-name="ce8">
            <text:p>1 736,88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38" table:style-name="ce115">
            <text:p>4338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2/05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PENTIUM M745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5-039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11.54" table:style-name="ce8">
            <text:p>1 811,54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339" table:style-name="ce115">
            <text:p>4339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3/05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NA F200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5-03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90" table:style-name="ce8">
            <text:p>1 79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4340" table:style-name="ce115">
            <text:p>4340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9/05/2005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5800 120 RJ-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3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7">
            <text:p>NEC COMPUTERS SAS</text:p>
          </table:table-cell>
          <table:table-cell office:value-type="currency" office:value="4361" table:style-name="ce8">
            <text:p>4 361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3622" table:style-name="ce5">
            <text:p>553622</text:p>
          </table:table-cell>
          <table:table-cell table:number-columns-repeated="4" table:style-name="ce5"/>
          <table:table-cell office:value-type="string" table:style-name="ce6">
            <text:p>19/08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820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15.9499999999998" table:style-name="ce8">
            <text:p>2 215,9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3/07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MAC INTE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78.52" table:style-name="ce8">
            <text:p>1 278,5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8" table:style-name="ce5"/>
          <table:table-cell office:value-type="string" table:style-name="ce6">
            <text:p>02/10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810 ATI X6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44.7" table:style-name="ce8">
            <text:p>1 844,7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14" table:style-name="ce5">
            <text:p>814</text:p>
          </table:table-cell>
          <table:table-cell table:number-columns-repeated="4" table:style-name="ce5"/>
          <table:table-cell office:value-type="string" table:style-name="ce6">
            <text:p>20/0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X1 INTEL PENTIUM M733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16.9" table:style-name="ce8">
            <text:p>1 516,9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815/30</text:p>
          </table:table-cell>
          <table:table-cell table:number-columns-repeated="4" table:style-name="ce5"/>
          <table:table-cell office:value-type="string" table:style-name="ce6">
            <text:p>20/0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BOOK G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46.62" table:style-name="ce8">
            <text:p>2 646,6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16" table:style-name="ce5">
            <text:p>816</text:p>
          </table:table-cell>
          <table:table-cell table:number-columns-repeated="4" table:style-name="ce5"/>
          <table:table-cell office:value-type="string" table:style-name="ce6">
            <text:p>25/0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LATITUDE D8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22.1" table:style-name="ce8">
            <text:p>1 422,1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817/10</text:p>
          </table:table-cell>
          <table:table-cell table:number-columns-repeated="4" table:style-name="ce5"/>
          <table:table-cell office:value-type="string" table:style-name="ce6">
            <text:p>30/0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SUN FIRE V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001.21" table:style-name="ce8">
            <text:p>8 001,2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20" table:style-name="ce5">
            <text:p>820</text:p>
          </table:table-cell>
          <table:table-cell table:number-columns-repeated="4" table:style-name="ce5"/>
          <table:table-cell office:value-type="string" table:style-name="ce6">
            <text:p>06/0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M G5 D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152.31" table:style-name="ce8">
            <text:p>2 152,3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21" table:style-name="ce5">
            <text:p>821</text:p>
          </table:table-cell>
          <table:table-cell table:number-columns-repeated="4" table:style-name="ce5"/>
          <table:table-cell office:value-type="string" table:style-name="ce6">
            <text:p>06/0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LATITUDE D4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15.9" table:style-name="ce8">
            <text:p>1 415,9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22" table:style-name="ce5">
            <text:p>822</text:p>
          </table:table-cell>
          <table:table-cell table:number-columns-repeated="4" table:style-name="ce5"/>
          <table:table-cell office:value-type="string" table:style-name="ce6">
            <text:p>20/0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6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0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02.6" table:style-name="ce8">
            <text:p>1 502,6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23" table:style-name="ce5">
            <text:p>823</text:p>
          </table:table-cell>
          <table:table-cell table:number-columns-repeated="4" table:style-name="ce5"/>
          <table:table-cell office:value-type="string" table:style-name="ce6">
            <text:p>20/0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NTIUM M74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1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71.4" table:style-name="ce8">
            <text:p>1 471,4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24" table:style-name="ce5">
            <text:p>824</text:p>
          </table:table-cell>
          <table:table-cell table:number-columns-repeated="4" table:style-name="ce5"/>
          <table:table-cell office:value-type="string" table:style-name="ce6">
            <text:p>27/0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ERA SXV STARLIGH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601.9699999999998" table:style-name="ce8">
            <text:p>2 601,9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825" table:style-name="ce5">
            <text:p>825</text:p>
          </table:table-cell>
          <table:table-cell table:number-columns-repeated="4" table:style-name="ce5"/>
          <table:table-cell office:value-type="string" table:style-name="ce6">
            <text:p>10/03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38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61.35" table:style-name="ce8">
            <text:p>1 861,3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26" table:style-name="ce5">
            <text:p>826</text:p>
          </table:table-cell>
          <table:table-cell table:number-columns-repeated="4" table:style-name="ce5"/>
          <table:table-cell office:value-type="string" table:style-name="ce6">
            <text:p>17/03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NVERTISSEUR DC/DC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6-04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82" table:style-name="ce8">
            <text:p>982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827" table:style-name="ce5">
            <text:p>827</text:p>
          </table:table-cell>
          <table:table-cell table:number-columns-repeated="4" table:style-name="ce5"/>
          <table:table-cell office:value-type="string" table:style-name="ce6">
            <text:p>23/03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TIMS MODULE COMPOSA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1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057" table:style-name="ce8">
            <text:p>12 05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828" table:style-name="ce5">
            <text:p>828</text:p>
          </table:table-cell>
          <table:table-cell table:number-columns-repeated="4" table:style-name="ce5"/>
          <table:table-cell office:value-type="string" table:style-name="ce6">
            <text:p>23/03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8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1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53.3000000000002" table:style-name="ce8">
            <text:p>2 053,3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30" table:style-name="ce5">
            <text:p>830</text:p>
          </table:table-cell>
          <table:table-cell table:number-columns-repeated="4" table:style-name="ce5"/>
          <table:table-cell office:value-type="string" table:style-name="ce6">
            <text:p>23/03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5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1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28.0999999999999" table:style-name="ce8">
            <text:p>1 028,1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831" table:style-name="ce5">
            <text:p>831</text:p>
          </table:table-cell>
          <table:table-cell table:number-columns-repeated="4" table:style-name="ce5"/>
          <table:table-cell office:value-type="string" table:style-name="ce6">
            <text:p>24/03/2006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Laser Power Meter SOLO PE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6-0417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float" office:value="164071" table:style-name="ce32">
            <text:p>164071</text:p>
          </table:table-cell>
          <table:table-cell table:number-columns-repeated="2" table:style-name="ce80"/>
          <table:table-cell office:value-type="string" table:style-name="ce5">
            <text:p>834/09</text:p>
          </table:table-cell>
          <table:table-cell table:number-columns-repeated="2" table:style-name="ce5"/>
          <table:table-cell office:value-type="string" table:style-name="ce27">
            <text:p>BONNAMY</text:p>
          </table:table-cell>
          <table:table-cell table:style-name="ce27"/>
          <table:table-cell office:value-type="date" office:date-value="2006-04-01T00:00:00" table:style-name="ce30">
            <text:p>01/04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INTEL CD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1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53.76" table:style-name="ce8">
            <text:p>1 353,7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835/09</text:p>
          </table:table-cell>
          <table:table-cell table:number-columns-repeated="4" table:style-name="ce5"/>
          <table:table-cell office:value-type="string" table:style-name="ce6">
            <text:p>05/04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OT DE 4 LENTILLES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6-041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925" table:style-name="ce8">
            <text:p>2 92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837/09</text:p>
          </table:table-cell>
          <table:table-cell table:number-columns-repeated="4" table:style-name="ce5"/>
          <table:table-cell office:value-type="string" table:style-name="ce6">
            <text:p>06/04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M7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2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58.61" table:style-name="ce8">
            <text:p>2 258,6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840</text:p>
          </table:table-cell>
          <table:table-cell table:number-columns-repeated="4" table:style-name="ce5"/>
          <table:table-cell office:value-type="string" table:style-name="ce6">
            <text:p>20/04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NC DE TEST DU LAS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2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8822.64" table:style-name="ce8">
            <text:p>68 822,64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841" table:style-name="ce5">
            <text:p>841</text:p>
          </table:table-cell>
          <table:table-cell table:number-columns-repeated="4" table:style-name="ce5"/>
          <table:table-cell office:value-type="string" table:style-name="ce6">
            <text:p>20/04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ICENCE PADS LAYOUT 225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2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40" table:style-name="ce8">
            <text:p>2 040,00 €</text:p>
          </table:table-cell>
          <table:table-cell table:style-name="ce7"/>
          <table:table-cell table:style-name="ce5"/>
          <table:table-cell office:value-type="float" office:value="20530000" table:style-name="ce7">
            <text:p>20530000</text:p>
          </table:table-cell>
          <table:table-cell table:number-columns-repeated="3" table:style-name="ce5"/>
          <table:table-cell office:value-type="string" table:style-name="ce5">
            <text:p>843</text:p>
          </table:table-cell>
          <table:table-cell table:number-columns-repeated="4" table:style-name="ce5"/>
          <table:table-cell office:value-type="string" table:style-name="ce6">
            <text:p>21/04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NEC EXPRES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67.04" table:style-name="ce8">
            <text:p>1 867,04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844</text:p>
          </table:table-cell>
          <table:table-cell table:number-columns-repeated="4" table:style-name="ce5"/>
          <table:table-cell office:value-type="string" table:style-name="ce6">
            <text:p>24/04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E79NUBC-0003Z0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898" table:style-name="ce8">
            <text:p>5 898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847/09</text:p>
          </table:table-cell>
          <table:table-cell table:number-columns-repeated="4" table:style-name="ce5"/>
          <table:table-cell office:value-type="string" table:style-name="ce6">
            <text:p>03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IECES POUR CHEMCAM</text:p>
          </table:table-cell>
          <table:table-cell table:number-columns-repeated="2" table:style-name="ce5"/>
          <table:table-cell office:value-type="string" table:style-name="ce5">
            <text:p>IRAP06-04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332" table:style-name="ce8">
            <text:p>2 332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848/09</text:p>
          </table:table-cell>
          <table:table-cell table:number-columns-repeated="4" table:style-name="ce5"/>
          <table:table-cell office:value-type="string" table:style-name="ce6">
            <text:p>05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TERIEL SCIENTIFIQU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2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741" table:style-name="ce8">
            <text:p>2 741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34467" table:style-name="ce5">
            <text:p>534467</text:p>
          </table:table-cell>
          <table:table-cell table:number-columns-repeated="4" table:style-name="ce5"/>
          <table:table-cell office:value-type="string" table:style-name="ce6">
            <text:p>05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P.OPTIQUES POUR GALIL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6-04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9630" table:style-name="ce8">
            <text:p>9 63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34469" table:style-name="ce5">
            <text:p>534469</text:p>
          </table:table-cell>
          <table:table-cell table:number-columns-repeated="4" table:style-name="ce5"/>
          <table:table-cell office:value-type="string" table:style-name="ce6">
            <text:p>09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CRO SABLEUSE FG1-93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5718.51" table:style-name="ce8">
            <text:p>5 718,51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34440" table:style-name="ce5">
            <text:p>534440</text:p>
          </table:table-cell>
          <table:table-cell table:number-columns-repeated="4" table:style-name="ce5"/>
          <table:table-cell office:value-type="string" table:style-name="ce6">
            <text:p>10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E76NSJJ-0003Z0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2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47" table:style-name="ce8">
            <text:p>1 547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34465" table:style-name="ce5">
            <text:p>534465</text:p>
          </table:table-cell>
          <table:table-cell table:number-columns-repeated="4" table:style-name="ce5"/>
          <table:table-cell office:value-type="string" table:style-name="ce6">
            <text:p>10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E76NSJG-0003Z0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3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47.01" table:style-name="ce8">
            <text:p>1 547,0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34464" table:style-name="ce5">
            <text:p>534464</text:p>
          </table:table-cell>
          <table:table-cell table:number-columns-repeated="4" table:style-name="ce5"/>
          <table:table-cell office:value-type="string" table:style-name="ce6">
            <text:p>10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VDS FRAME GRABB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31</text:p>
          </table:table-cell>
          <table:table-cell office:value-type="string" table:style-name="ce5">
            <text:p>CARTE D'AQUISITION CALAS</text:p>
          </table:table-cell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719" table:style-name="ce8">
            <text:p>2 719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LATT</text:p>
          </table:table-cell>
          <table:table-cell office:value-type="string" table:style-name="ce5">
            <text:p>PIC</text:p>
          </table:table-cell>
          <table:table-cell table:style-name="ce5"/>
          <table:table-cell office:value-type="string" table:style-name="ce5">
            <text:p>ROUDIER</text:p>
          </table:table-cell>
          <table:table-cell table:style-name="ce5"/>
          <table:table-cell office:value-type="string" table:style-name="ce6">
            <text:p>10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ME ASPHERIQUE CHEMCA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2000" table:style-name="ce8">
            <text:p>22 0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38150" table:style-name="ce5">
            <text:p>538150</text:p>
          </table:table-cell>
          <table:table-cell table:number-columns-repeated="4" table:style-name="ce5"/>
          <table:table-cell office:value-type="string" table:style-name="ce6">
            <text:p>10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6-04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320" table:style-name="ce8">
            <text:p>12 32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37677" table:style-name="ce5">
            <text:p>537677</text:p>
          </table:table-cell>
          <table:table-cell table:number-columns-repeated="4" table:style-name="ce5"/>
          <table:table-cell office:value-type="string" table:style-name="ce6">
            <text:p>22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 PLAN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6-04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11" table:style-name="ce8">
            <text:p>1 011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1922" table:style-name="ce5">
            <text:p>551922</text:p>
          </table:table-cell>
          <table:table-cell table:number-columns-repeated="4" table:style-name="ce5"/>
          <table:table-cell office:value-type="string" table:style-name="ce6">
            <text:p>24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ICENCE IDL WINDOW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342.5" table:style-name="ce8">
            <text:p>1 342,50 €</text:p>
          </table:table-cell>
          <table:table-cell table:style-name="ce7"/>
          <table:table-cell table:style-name="ce5"/>
          <table:table-cell office:value-type="float" office:value="20530000" table:style-name="ce7">
            <text:p>20530000</text:p>
          </table:table-cell>
          <table:table-cell table:number-columns-repeated="3" table:style-name="ce5"/>
          <table:table-cell office:value-type="float" office:value="546246" table:style-name="ce5">
            <text:p>546246</text:p>
          </table:table-cell>
          <table:table-cell table:number-columns-repeated="4" table:style-name="ce5"/>
          <table:table-cell office:value-type="string" table:style-name="ce6">
            <text:p>24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ULTI JAUGE ACI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37" table:style-name="ce8">
            <text:p>1 73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1859" table:style-name="ce5">
            <text:p>551859</text:p>
          </table:table-cell>
          <table:table-cell table:number-columns-repeated="4" table:style-name="ce5"/>
          <table:table-cell office:value-type="string" table:style-name="ce6">
            <text:p>25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RECISION 38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99.75" table:style-name="ce8">
            <text:p>1 299,7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2281" table:style-name="ce5">
            <text:p>552281</text:p>
          </table:table-cell>
          <table:table-cell table:number-columns-repeated="4" table:style-name="ce5"/>
          <table:table-cell office:value-type="string" table:style-name="ce6">
            <text:p>29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UMPING SYSTEM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4293.8" table:style-name="ce8">
            <text:p>4 293,8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2268" table:style-name="ce5">
            <text:p>552268</text:p>
          </table:table-cell>
          <table:table-cell table:number-columns-repeated="4" table:style-name="ce5"/>
          <table:table-cell office:value-type="string" table:style-name="ce6">
            <text:p>29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PROGRAMMABL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6-04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76.6300000000001" table:style-name="ce8">
            <text:p>1 176,6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3625" table:style-name="ce5">
            <text:p>553625</text:p>
          </table:table-cell>
          <table:table-cell table:number-columns-repeated="4" table:style-name="ce5"/>
          <table:table-cell office:value-type="string" table:style-name="ce6">
            <text:p>01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RTE VME D INTERFAC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15" table:style-name="ce8">
            <text:p>1 81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1917" table:style-name="ce5">
            <text:p>551917</text:p>
          </table:table-cell>
          <table:table-cell table:number-columns-repeated="4" table:style-name="ce5"/>
          <table:table-cell office:value-type="string" table:style-name="ce6">
            <text:p>15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DE TRAVAI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58" table:style-name="ce8">
            <text:p>1 758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1856" table:style-name="ce5">
            <text:p>551856</text:p>
          </table:table-cell>
          <table:table-cell table:number-columns-repeated="4" table:style-name="ce5"/>
          <table:table-cell office:value-type="string" table:style-name="ce6">
            <text:p>21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ATA SYSTEM P4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240" table:style-name="ce8">
            <text:p>3 240,00 €</text:p>
          </table:table-cell>
          <table:table-cell table:style-name="ce7"/>
          <table:table-cell table:style-name="ce5"/>
          <table:table-cell office:value-type="float" office:value="20530000" table:style-name="ce7">
            <text:p>20530000</text:p>
          </table:table-cell>
          <table:table-cell table:number-columns-repeated="3" table:style-name="ce5"/>
          <table:table-cell office:value-type="float" office:value="553626" table:style-name="ce5">
            <text:p>553626</text:p>
          </table:table-cell>
          <table:table-cell table:number-columns-repeated="4" table:style-name="ce5"/>
          <table:table-cell office:value-type="string" table:style-name="ce6">
            <text:p>21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ERA CMOS 14 MEGAPIXE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43</text:p>
          </table:table-cell>
          <table:table-cell office:value-type="string" table:style-name="ce5">
            <text:p>CALAS</text:p>
          </table:table-cell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205" table:style-name="ce8">
            <text:p>6 205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4" table:style-name="ce5"/>
          <table:table-cell office:value-type="string" table:style-name="ce5">
            <text:p>PIC</text:p>
          </table:table-cell>
          <table:table-cell table:style-name="ce5"/>
          <table:table-cell office:value-type="string" table:style-name="ce5">
            <text:p>ROUDIER</text:p>
          </table:table-cell>
          <table:table-cell table:style-name="ce5"/>
          <table:table-cell office:value-type="string" table:style-name="ce6">
            <text:p>28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ECTEUR LT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540" table:style-name="ce8">
            <text:p>3 540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1925" table:style-name="ce117">
            <text:p>551925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28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TRAVAIL-BAIES S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672.4" table:style-name="ce8">
            <text:p>14 672,4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3529" table:style-name="ce56">
            <text:p>553529</text:p>
          </table:table-cell>
          <table:table-cell table:number-columns-repeated="2" table:style-name="ce56"/>
          <table:table-cell table:number-columns-repeated="2" table:style-name="ce5"/>
          <table:table-cell office:value-type="string" table:style-name="ce6">
            <text:p>28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UMA 11439</text:p>
          </table:table-cell>
          <table:table-cell table:number-columns-repeated="2" table:style-name="ce5"/>
          <table:table-cell office:value-type="string" table:style-name="ce5">
            <text:p>IRAP06-04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562.919999999998" table:style-name="ce8">
            <text:p>18 562,9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2286" table:style-name="ce5">
            <text:p>552286</text:p>
          </table:table-cell>
          <table:table-cell table:number-columns-repeated="4" table:style-name="ce5"/>
          <table:table-cell office:value-type="string" table:style-name="ce6">
            <text:p>28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CAL BENCH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6-04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744" table:style-name="ce8">
            <text:p>2 744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2289" table:style-name="ce5">
            <text:p>552289</text:p>
          </table:table-cell>
          <table:table-cell table:number-columns-repeated="4" table:style-name="ce5"/>
          <table:table-cell office:value-type="string" table:style-name="ce6">
            <text:p>28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SER SOLIDE POMPE PA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27" table:style-name="ce8">
            <text:p>1 72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3546" table:style-name="ce117">
            <text:p>563546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29/06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SEMBLE 3 RIDEAUX LAS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105.38" table:style-name="ce8">
            <text:p>3 105,38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3425" table:style-name="ce5">
            <text:p>553425</text:p>
          </table:table-cell>
          <table:table-cell table:number-columns-repeated="4" table:style-name="ce5"/>
          <table:table-cell office:value-type="string" table:style-name="ce6">
            <text:p>04/07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POSANTS ELECTRONIQUES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6-04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2057" table:style-name="ce8">
            <text:p>12 05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3633" table:style-name="ce5">
            <text:p>553633</text:p>
          </table:table-cell>
          <table:table-cell table:number-columns-repeated="4" table:style-name="ce5"/>
          <table:table-cell office:value-type="string" table:style-name="ce6">
            <text:p>13/07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UNITE DE TRANSLATIO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09.65" table:style-name="ce8">
            <text:p>1 809,65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1298" table:style-name="ce117">
            <text:p>561298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4/08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4 PASSAGES DIAM. 80 MM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6-04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500" table:style-name="ce8">
            <text:p>2 5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4/08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UVE CLIMATIQU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8500" table:style-name="ce8">
            <text:p>38 5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6397" table:style-name="ce5">
            <text:p>556397</text:p>
          </table:table-cell>
          <table:table-cell table:number-columns-repeated="4" table:style-name="ce5"/>
          <table:table-cell office:value-type="string" table:style-name="ce6">
            <text:p>04/08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AIO BX 294 V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5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45" table:style-name="ce8">
            <text:p>1 145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3460" table:style-name="ce5">
            <text:p>553460</text:p>
          </table:table-cell>
          <table:table-cell table:number-columns-repeated="4" table:style-name="ce5"/>
          <table:table-cell office:value-type="string" table:style-name="ce6">
            <text:p>07/09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2900 XE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7670.02" table:style-name="ce8">
            <text:p>7 670,02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3525" table:style-name="ce5">
            <text:p>553525</text:p>
          </table:table-cell>
          <table:table-cell table:number-columns-repeated="4" table:style-name="ce5"/>
          <table:table-cell office:value-type="string" table:style-name="ce6">
            <text:p>02/10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NY VAIO SZ2XP/C 2GHZ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250.83" table:style-name="ce8">
            <text:p>3 250,83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3612" table:style-name="ce5">
            <text:p>553612</text:p>
          </table:table-cell>
          <table:table-cell table:number-columns-repeated="4" table:style-name="ce5"/>
          <table:table-cell office:value-type="string" table:style-name="ce6">
            <text:p>09/10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.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99.01" table:style-name="ce8">
            <text:p>1 799,01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3615" table:style-name="ce5">
            <text:p>553615</text:p>
          </table:table-cell>
          <table:table-cell table:number-columns-repeated="4" table:style-name="ce5"/>
          <table:table-cell office:value-type="string" table:style-name="ce6">
            <text:p>10/10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SEMBLE DE 2 LENTILLES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6-04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700" table:style-name="ce8">
            <text:p>10 70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4314" table:style-name="ce5">
            <text:p>554314</text:p>
          </table:table-cell>
          <table:table-cell table:number-columns-repeated="4" table:style-name="ce5"/>
          <table:table-cell office:value-type="string" table:style-name="ce6">
            <text:p>10/10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NDULEUR AP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46.4" table:style-name="ce8">
            <text:p>2 446,4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4461" table:style-name="ce5">
            <text:p>554461</text:p>
          </table:table-cell>
          <table:table-cell table:number-columns-repeated="4" table:style-name="ce5"/>
          <table:table-cell office:value-type="string" table:style-name="ce6">
            <text:p>11/10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.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99" table:style-name="ce8">
            <text:p>1 79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54603" table:style-name="ce117">
            <text:p>554603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13/10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TO MAC PRO INTEL QUAD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329" table:style-name="ce8">
            <text:p>6 32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20/10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LAIS A ETAT SOLID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391.5" table:style-name="ce8">
            <text:p>8 391,5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56398" table:style-name="ce5">
            <text:p>556398</text:p>
          </table:table-cell>
          <table:table-cell table:number-columns-repeated="4" table:style-name="ce5"/>
          <table:table-cell office:value-type="string" table:style-name="ce6">
            <text:p>03/1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MES DICHROIQUES LAS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660" table:style-name="ce8">
            <text:p>15 66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0136" table:style-name="ce117">
            <text:p>560136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14/1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13.3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19.2" table:style-name="ce8">
            <text:p>1 119,2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21/1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SONY VAI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6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81.05" table:style-name="ce8">
            <text:p>1 581,0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0294" table:style-name="ce5">
            <text:p>560294</text:p>
          </table:table-cell>
          <table:table-cell table:number-columns-repeated="4" table:style-name="ce5"/>
          <table:table-cell office:value-type="string" table:style-name="ce6">
            <text:p>23/1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SONY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19.0500000000002" table:style-name="ce8">
            <text:p>2 419,0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0296" table:style-name="ce5">
            <text:p>560296</text:p>
          </table:table-cell>
          <table:table-cell table:number-columns-repeated="4" table:style-name="ce5"/>
          <table:table-cell office:value-type="string" table:style-name="ce6">
            <text:p>24/1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4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6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879" table:style-name="ce8">
            <text:p>1 87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2264" table:style-name="ce5">
            <text:p>562264</text:p>
          </table:table-cell>
          <table:table-cell table:number-columns-repeated="4" table:style-name="ce5"/>
          <table:table-cell office:value-type="string" table:style-name="ce6">
            <text:p>28/11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E-NE LAS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139" table:style-name="ce8">
            <text:p>1 139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0577" table:style-name="ce5">
            <text:p>560577</text:p>
          </table:table-cell>
          <table:table-cell table:number-columns-repeated="4" table:style-name="ce5"/>
          <table:table-cell office:value-type="string" table:style-name="ce6">
            <text:p>01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DELE STRUCTURE E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1266.77" table:style-name="ce8">
            <text:p>31 266,77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1248" table:style-name="ce117">
            <text:p>561248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1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MPLIFICATEUR ET SOND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6-04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57" table:style-name="ce8">
            <text:p>2 457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1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SCILLOSCOPE NUMERIQU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6-04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479" table:style-name="ce8">
            <text:p>1 479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0941" table:style-name="ce5">
            <text:p>560941</text:p>
          </table:table-cell>
          <table:table-cell table:number-columns-repeated="4" table:style-name="ce5"/>
          <table:table-cell office:value-type="string" table:style-name="ce6">
            <text:p>06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6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49" table:style-name="ce8">
            <text:p>1 04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8" table:style-name="ce5"/>
          <table:table-cell office:value-type="string" table:style-name="ce6">
            <text:p>11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6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49" table:style-name="ce8">
            <text:p>1 04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8" table:style-name="ce5"/>
          <table:table-cell office:value-type="string" table:style-name="ce6">
            <text:p>11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049" table:style-name="ce8">
            <text:p>1 049,0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2271" table:style-name="ce5">
            <text:p>562271</text:p>
          </table:table-cell>
          <table:table-cell table:number-columns-repeated="4" table:style-name="ce5"/>
          <table:table-cell office:value-type="string" table:style-name="ce6">
            <text:p>11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ICOAMMETER/VOLTAGE 220V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096.8" table:style-name="ce8">
            <text:p>3 096,8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8" table:style-name="ce5"/>
          <table:table-cell office:value-type="string" table:style-name="ce6">
            <text:p>11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SONY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89.0500000000002" table:style-name="ce8">
            <text:p>2 089,05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2259" table:style-name="ce5">
            <text:p>562259</text:p>
          </table:table-cell>
          <table:table-cell table:number-columns-repeated="4" table:style-name="ce5"/>
          <table:table-cell office:value-type="string" table:style-name="ce6">
            <text:p>11/12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ICENCE LIBERO PLATINIU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6-04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008.95" table:style-name="ce8">
            <text:p>2 008,95 €</text:p>
          </table:table-cell>
          <table:table-cell table:style-name="ce7"/>
          <table:table-cell table:style-name="ce5"/>
          <table:table-cell office:value-type="float" office:value="20530000" table:style-name="ce7">
            <text:p>20530000</text:p>
          </table:table-cell>
          <table:table-cell table:number-columns-repeated="8" table:style-name="ce5"/>
          <table:table-cell office:value-type="string" table:style-name="ce6">
            <text:p>11/12/2006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Alimentation <text:s/>BL 40-8 Power Supply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6-0478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27">
            <text:p>702-135</text:p>
          </table:table-cell>
          <table:table-cell table:number-columns-repeated="2" table:style-name="ce80"/>
          <table:table-cell office:value-type="string" table:style-name="ce5">
            <text:p>14061286000--129</text:p>
          </table:table-cell>
          <table:table-cell table:number-columns-repeated="2" table:style-name="ce5"/>
          <table:table-cell office:value-type="string" table:style-name="ce27">
            <text:p>THOCAVEN</text:p>
          </table:table-cell>
          <table:table-cell table:style-name="ce27"/>
          <table:table-cell office:value-type="string" table:style-name="ce30">
            <text:p>2006 Chemcam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Alimentation <text:s/>FI1333 Power Supply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6-0479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27">
            <text:p>EG875007</text:p>
          </table:table-cell>
          <table:table-cell table:number-columns-repeated="2" table:style-name="ce80"/>
          <table:table-cell office:value-type="string" table:style-name="ce5">
            <text:p>14061171000--131</text:p>
          </table:table-cell>
          <table:table-cell table:number-columns-repeated="2" table:style-name="ce5"/>
          <table:table-cell office:value-type="string" table:style-name="ce27">
            <text:p>SERAN ET THOCAVEN</text:p>
          </table:table-cell>
          <table:table-cell table:style-name="ce27"/>
          <table:table-cell office:value-type="string" table:style-name="ce30">
            <text:p>2006 Chemcam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Générateur de fonction AFG320 <text:s/>Abitrary Function Generator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6-0480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27">
            <text:p>J314662</text:p>
          </table:table-cell>
          <table:table-cell table:number-columns-repeated="2" table:style-name="ce80"/>
          <table:table-cell office:value-type="string" table:style-name="ce5">
            <text:p>29061174000--133</text:p>
          </table:table-cell>
          <table:table-cell table:number-columns-repeated="2" table:style-name="ce5"/>
          <table:table-cell office:value-type="string" table:style-name="ce27">
            <text:p>SERAN ET THOCAVEN</text:p>
          </table:table-cell>
          <table:table-cell table:style-name="ce27"/>
          <table:table-cell office:value-type="string" table:style-name="ce30">
            <text:p>2006 Chemcam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Oscilloscope DP04034<text:s text:c="2"/></text:p>
          </table:table-cell>
          <table:table-cell office:value-type="string" table:style-name="ce27">
            <text:p>ELECTRONIQUE</text:p>
          </table:table-cell>
          <table:table-cell table:style-name="ce27"/>
          <table:table-cell office:value-type="string" table:style-name="ce5">
            <text:p>IRAP06-0481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27">
            <text:p>B010226</text:p>
          </table:table-cell>
          <table:table-cell table:number-columns-repeated="2" table:style-name="ce80"/>
          <table:table-cell office:value-type="string" table:style-name="ce5">
            <text:p>29061207000--2006-134</text:p>
          </table:table-cell>
          <table:table-cell table:number-columns-repeated="2" table:style-name="ce5"/>
          <table:table-cell office:value-type="string" table:style-name="ce27">
            <text:p>SERAN ET THOCAVEN</text:p>
          </table:table-cell>
          <table:table-cell table:style-name="ce27"/>
          <table:table-cell office:value-type="string" table:style-name="ce30">
            <text:p>2006 Chemcam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Oscilloscope TDS2014B<text:s/></text:p>
          </table:table-cell>
          <table:table-cell office:value-type="string" table:style-name="ce27">
            <text:p>ELECTRONIQUE</text:p>
          </table:table-cell>
          <table:table-cell table:style-name="ce27"/>
          <table:table-cell office:value-type="string" table:style-name="ce5">
            <text:p>IRAP06-0482</text:p>
          </table:table-cell>
          <table:table-cell table:style-name="ce79"/>
          <table:table-cell table:number-columns-repeated="4" table:style-name="ce80"/>
          <table:table-cell table:style-name="ce84"/>
          <table:table-cell table:number-columns-repeated="4" table:style-name="ce80"/>
          <table:table-cell office:value-type="string" table:style-name="ce27">
            <text:p>C032450</text:p>
          </table:table-cell>
          <table:table-cell table:number-columns-repeated="2" table:style-name="ce80"/>
          <table:table-cell office:value-type="string" table:style-name="ce5">
            <text:p>14061525000--SANS</text:p>
          </table:table-cell>
          <table:table-cell table:number-columns-repeated="2" table:style-name="ce5"/>
          <table:table-cell office:value-type="string" table:style-name="ce27">
            <text:p>THOCAVEN</text:p>
          </table:table-cell>
          <table:table-cell table:style-name="ce27"/>
          <table:table-cell office:value-type="string" table:style-name="ce30">
            <text:p>2006 Chemcam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Sondes ADA400A differential probe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6-0483</text:p>
          </table:table-cell>
          <table:table-cell table:style-name="ce79"/>
          <table:table-cell table:number-columns-repeated="4" table:style-name="ce80"/>
          <table:table-cell table:style-name="ce75"/>
          <table:table-cell table:style-name="ce86"/>
          <table:table-cell table:number-columns-repeated="3" table:style-name="ce80"/>
          <table:table-cell office:value-type="string" table:style-name="ce50">
            <text:p>B012099</text:p>
          </table:table-cell>
          <table:table-cell table:number-columns-repeated="2" table:style-name="ce80"/>
          <table:table-cell office:value-type="string" table:style-name="ce5">
            <text:p>29061267000--136</text:p>
          </table:table-cell>
          <table:table-cell table:number-columns-repeated="2" table:style-name="ce5"/>
          <table:table-cell office:value-type="string" table:style-name="ce27">
            <text:p>THOCAVEN</text:p>
          </table:table-cell>
          <table:table-cell table:style-name="ce27"/>
          <table:table-cell office:value-type="string" table:style-name="ce30">
            <text:p>2006 Chemcam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Sondes TCP312 <text:s/>Current probe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6-0484</text:p>
          </table:table-cell>
          <table:table-cell table:style-name="ce79"/>
          <table:table-cell table:number-columns-repeated="4" table:style-name="ce80"/>
          <table:table-cell table:style-name="ce90"/>
          <table:table-cell table:number-columns-repeated="4" table:style-name="ce80"/>
          <table:table-cell table:style-name="ce27"/>
          <table:table-cell table:number-columns-repeated="2" table:style-name="ce80"/>
          <table:table-cell office:value-type="string" table:style-name="ce5">
            <text:p>14061362000--135</text:p>
          </table:table-cell>
          <table:table-cell table:number-columns-repeated="2" table:style-name="ce5"/>
          <table:table-cell office:value-type="string" table:style-name="ce27">
            <text:p>SERAN ET THOCAVEN</text:p>
          </table:table-cell>
          <table:table-cell table:style-name="ce27"/>
          <table:table-cell office:value-type="string" table:style-name="ce30">
            <text:p>2006 Chemcam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Oscilloscope TDS2014B<text:s/></text:p>
          </table:table-cell>
          <table:table-cell office:value-type="string" table:style-name="ce27">
            <text:p>ELECTRONIQUE</text:p>
          </table:table-cell>
          <table:table-cell table:style-name="ce27"/>
          <table:table-cell office:value-type="string" table:style-name="ce5">
            <text:p>IRAP06-0485</text:p>
          </table:table-cell>
          <table:table-cell table:style-name="ce79"/>
          <table:table-cell table:number-columns-repeated="4" table:style-name="ce80"/>
          <table:table-cell table:style-name="ce62"/>
          <table:table-cell table:number-columns-repeated="4" table:style-name="ce80"/>
          <table:table-cell office:value-type="string" table:style-name="ce27">
            <text:p>C031173</text:p>
          </table:table-cell>
          <table:table-cell table:number-columns-repeated="2" table:style-name="ce80"/>
          <table:table-cell office:value-type="string" table:style-name="ce5">
            <text:p>29061284000--INSU128</text:p>
          </table:table-cell>
          <table:table-cell table:number-columns-repeated="2" table:style-name="ce5"/>
          <table:table-cell office:value-type="string" table:style-name="ce27">
            <text:p>THOCAVEN</text:p>
          </table:table-cell>
          <table:table-cell table:style-name="ce27"/>
          <table:table-cell office:value-type="string" table:style-name="ce30">
            <text:p>2006 Venus Express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ABLE NID D ABEILLE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6-04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3680" table:style-name="ce8">
            <text:p>3 680,00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9011" table:style-name="ce5">
            <text:p>9011</text:p>
          </table:table-cell>
          <table:table-cell table:number-columns-repeated="4" table:style-name="ce5"/>
          <table:table-cell office:value-type="string" table:style-name="ce6">
            <text:p>05/05/2006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.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8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FRANCE SYSTEMES</text:p>
          </table:table-cell>
          <table:table-cell office:value-type="currency" office:value="3525.22" table:style-name="ce8">
            <text:p>3 525,22 €</text:p>
          </table:table-cell>
          <table:table-cell office:value-type="float" office:value="229088" table:style-name="ce7">
            <text:p>22908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3147" table:style-name="ce5">
            <text:p>563147</text:p>
          </table:table-cell>
          <table:table-cell table:number-columns-repeated="4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AIO SZ3HP/B INTEL + EXTENSION GARANTIE 3 ANS SIT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626" table:style-name="ce94">
            <text:p>1028626</text:p>
          </table:table-cell>
          <table:table-cell office:value-type="currency" office:value="2214.87" table:style-name="ce8">
            <text:p>2 214,87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77" table:style-name="ce5">
            <text:p>477</text:p>
          </table:table-cell>
          <table:table-cell table:number-columns-repeated="4" table:style-name="ce5"/>
          <table:table-cell office:value-type="string" table:style-name="ce6">
            <text:p>28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LENTILLE DU GALILEEN + MIROIR DICHROIQUE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7-048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WINLIGHT OPTICS</text:p>
          </table:table-cell>
          <table:table-cell office:value-type="currency" office:value="35174.400000000001" table:style-name="ce8">
            <text:p>35 174,4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3705" table:style-name="ce5">
            <text:p>563705</text:p>
          </table:table-cell>
          <table:table-cell table:number-columns-repeated="4" table:style-name="ce5"/>
          <table:table-cell office:value-type="string" table:style-name="ce6">
            <text:p>07/03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M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2381.13" table:style-name="ce8">
            <text:p>2 381,13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2292" table:style-name="ce5">
            <text:p>562292</text:p>
          </table:table-cell>
          <table:table-cell table:number-columns-repeated="4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LATITUDE 5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1683.45" table:style-name="ce8">
            <text:p>1 683,45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M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1996.74" table:style-name="ce8">
            <text:p>1 996,74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2295" table:style-name="ce117">
            <text:p>562295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éseau de stockage SA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03880" table:style-name="ce136">
            <text:p>1003880</text:p>
          </table:table-cell>
          <table:table-cell office:value-type="currency" office:value="17337.93" table:style-name="ce8">
            <text:p>17 337,93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8/0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ème RAID SATA 5x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9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AIXTENSIONS</text:p>
          </table:table-cell>
          <table:table-cell office:value-type="currency" office:value="1981.49" table:style-name="ce8">
            <text:p>1 981,49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2299" table:style-name="ce117">
            <text:p>562299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S (A FORTE PUISSANCE)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4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CLI</text:p>
          </table:table-cell>
          <table:table-cell office:value-type="currency" office:value="2713.99" table:style-name="ce8">
            <text:p>2 713,99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number-columns-repeated="8" table:style-name="ce5"/>
          <table:table-cell office:value-type="string" table:style-name="ce6">
            <text:p>15/0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PRECISION M90 LOT 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9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3100.8" table:style-name="ce8">
            <text:p>3 100,8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72856" table:style-name="ce117">
            <text:p>572856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22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3400MP PROJECTOR 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9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1348.35" table:style-name="ce8">
            <text:p>1 348,35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3709" table:style-name="ce5">
            <text:p>563709</text:p>
          </table:table-cell>
          <table:table-cell table:number-columns-repeated="4" table:style-name="ce5"/>
          <table:table-cell office:value-type="string" table:style-name="ce6">
            <text:p>05/03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MI Collect mirror as per drawing (X7)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7-04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323" table:style-name="ce94">
            <text:p>1028323</text:p>
          </table:table-cell>
          <table:table-cell office:value-type="currency" office:value="12327.45" table:style-name="ce8">
            <text:p>12 327,45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3360" table:style-name="ce5">
            <text:p>563360</text:p>
          </table:table-cell>
          <table:table-cell table:number-columns-repeated="4" table:style-name="ce5"/>
          <table:table-cell office:value-type="string" table:style-name="ce6">
            <text:p>27/0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Portable M90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4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2039.35" table:style-name="ce8">
            <text:p>2 039,35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3517" table:style-name="ce5">
            <text:p>563517</text:p>
          </table:table-cell>
          <table:table-cell table:number-columns-repeated="4" table:style-name="ce5"/>
          <table:table-cell office:value-type="string" table:style-name="ce6">
            <text:p>27/0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ALISATION 2 JEUX DE PIEDS OBOX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09134" table:style-name="ce94">
            <text:p>1009134</text:p>
          </table:table-cell>
          <table:table-cell office:value-type="currency" office:value="12164.48" table:style-name="ce8">
            <text:p>12 164,48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4697" table:style-name="ce5">
            <text:p>564697</text:p>
          </table:table-cell>
          <table:table-cell table:number-columns-repeated="4" table:style-name="ce5"/>
          <table:table-cell office:value-type="string" table:style-name="ce6">
            <text:p>03/01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SONDE DE COURANT 30 A 100 MHZ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ISTRAME FRANCAISE D'INSTRUMENTATION</text:p>
          </table:table-cell>
          <table:table-cell office:value-type="currency" office:value="2856.9" table:style-name="ce8">
            <text:p>2 856,9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3547" table:style-name="ce5">
            <text:p>563547</text:p>
          </table:table-cell>
          <table:table-cell table:number-columns-repeated="4" table:style-name="ce5"/>
          <table:table-cell office:value-type="string" table:style-name="ce6">
            <text:p>14/03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oitier MDM 37 point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33616" table:style-name="ce94">
            <text:p>1033616</text:p>
          </table:table-cell>
          <table:table-cell office:value-type="currency" office:value="1348.35" table:style-name="ce8">
            <text:p>1 348,35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4236" table:style-name="ce117">
            <text:p>564236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16/03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MATERIEL,INSTAL ET CONTRO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COMAT CONCEPT MECANIQUE ET ASSISTAN CE TECHNIQUE</text:p>
          </table:table-cell>
          <table:table-cell office:value-type="currency" office:value="4573.29" table:style-name="ce8">
            <text:p>4 573,29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number-columns-repeated="8" table:style-name="ce5"/>
          <table:table-cell office:value-type="string" table:style-name="ce6">
            <text:p>08/0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ALISATION PETITS OUTILLAGE + EM + EQ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MICROTEC</text:p>
          </table:table-cell>
          <table:table-cell office:value-type="currency" office:value="27084.29" table:style-name="ce8">
            <text:p>27 084,29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4632" table:style-name="ce5">
            <text:p>564632</text:p>
          </table:table-cell>
          <table:table-cell table:number-columns-repeated="4" table:style-name="ce5"/>
          <table:table-cell office:value-type="string" table:style-name="ce6">
            <text:p>30/03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rilling machine type DK 13 + Drill stand type JKS</text:p>
          </table:table-cell>
          <table:table-cell table:number-columns-repeated="2" table:style-name="ce5"/>
          <table:table-cell office:value-type="string" table:style-name="ce5">
            <text:p>IRAP07-05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J.K. SMIT &amp; ZONEN</text:p>
          </table:table-cell>
          <table:table-cell office:value-type="currency" office:value="1759.6" table:style-name="ce8">
            <text:p>1 759,6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566316" table:style-name="ce117">
            <text:p>566316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6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AVEC FER + ACCESSOIR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RS COMPONENTS SAS</text:p>
          </table:table-cell>
          <table:table-cell office:value-type="currency" office:value="2111.39" table:style-name="ce8">
            <text:p>2 111,39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number-columns-repeated="3" table:style-name="ce5"/>
          <table:table-cell office:value-type="float" office:value="562888" table:style-name="ce117">
            <text:p>562888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9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DELL PRECISION3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1566.5" table:style-name="ce8">
            <text:p>1 566,50 €</text:p>
          </table:table-cell>
          <table:table-cell office:value-type="float" office:value="2291731" table:style-name="ce7">
            <text:p>229173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4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DELL LATITUDE D4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0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4">
            <text:p>DELL</text:p>
          </table:table-cell>
          <table:table-cell office:value-type="currency" office:value="1481.73" table:style-name="ce8">
            <text:p>1 481,73 €</text:p>
          </table:table-cell>
          <table:table-cell office:value-type="float" office:value="2291731" table:style-name="ce7">
            <text:p>229173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566319" table:style-name="ce5">
            <text:p>566319</text:p>
          </table:table-cell>
          <table:table-cell table:number-columns-repeated="4" table:style-name="ce5"/>
          <table:table-cell office:value-type="string" table:style-name="ce6">
            <text:p>04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DELL LATITUDE D5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0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423.15" table:style-name="ce45">
            <text:p>1 423,15 €</text:p>
          </table:table-cell>
          <table:table-cell office:value-type="float" office:value="2291731" table:style-name="ce7">
            <text:p>229173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6323" table:style-name="ce5">
            <text:p>566323</text:p>
          </table:table-cell>
          <table:table-cell table:number-columns-repeated="4" table:style-name="ce5"/>
          <table:table-cell office:value-type="string" table:style-name="ce6">
            <text:p>04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 254mm F/6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7-051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52">
            <text:p>COSMODIFF SARL LA CLE ETOILE</text:p>
          </table:table-cell>
          <table:table-cell office:value-type="currency" office:value="1415.6" table:style-name="ce45">
            <text:p>1 415,6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66071" table:style-name="ce117">
            <text:p>566071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16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POSANTS POUR CHEMCAM/MSL09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30740" table:style-name="ce82">
            <text:p>1030740</text:p>
          </table:table-cell>
          <table:table-cell office:value-type="currency" office:value="14048.07" table:style-name="ce45">
            <text:p>14 048,07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66983" table:style-name="ce117">
            <text:p>566983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18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D4071BKMSR + STC4695 33.33MHz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30740" table:style-name="ce82">
            <text:p>1030740</text:p>
          </table:table-cell>
          <table:table-cell office:value-type="currency" office:value="6304.42" table:style-name="ce45">
            <text:p>6 304,42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65637" table:style-name="ce117">
            <text:p>565637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2/04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REALISATION 3 LAMES ASPHERIQUE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STE EUROPEENNE DE SYSTEMES OPTIQUES</text:p>
          </table:table-cell>
          <table:table-cell office:value-type="currency" office:value="56279.040000000001" table:style-name="ce45">
            <text:p>56 279,04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style-name="ce44"/>
          <table:table-cell table:number-columns-repeated="7" table:style-name="ce5"/>
          <table:table-cell office:value-type="string" table:style-name="ce6">
            <text:p>26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 + ACCESSOIR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1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3136.44" table:style-name="ce45">
            <text:p>3 136,44 €</text:p>
          </table:table-cell>
          <table:table-cell office:value-type="string" table:style-name="ce7">
            <text:p>9ADO194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9917" table:style-name="ce5">
            <text:p>569917</text:p>
          </table:table-cell>
          <table:table-cell table:number-columns-repeated="4" table:style-name="ce5"/>
          <table:table-cell office:value-type="string" table:style-name="ce6">
            <text:p>11/05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LATITUDE D5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1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47.94" table:style-name="ce45">
            <text:p>1 347,94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2839" table:style-name="ce5">
            <text:p>572839</text:p>
          </table:table-cell>
          <table:table-cell table:number-columns-repeated="4" table:style-name="ce5"/>
          <table:table-cell office:value-type="string" table:style-name="ce6">
            <text:p>25/05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DELL 620 LOT 2 Configuration n° 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1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405.34" table:style-name="ce45">
            <text:p>1 405,34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2840" table:style-name="ce117">
            <text:p>572840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30/05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PROLIANT ML350 G4 XE-3G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1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MAC WSTORE MISCO</text:p>
          </table:table-cell>
          <table:table-cell office:value-type="currency" office:value="2919.48" table:style-name="ce45">
            <text:p>2 919,48 €</text:p>
          </table:table-cell>
          <table:table-cell office:value-type="float" office:value="229212" table:style-name="ce7">
            <text:p>2292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1378" table:style-name="ce5">
            <text:p>571378</text:p>
          </table:table-cell>
          <table:table-cell table:number-columns-repeated="4" table:style-name="ce5"/>
          <table:table-cell office:value-type="string" table:style-name="ce6">
            <text:p>31/05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OBOX MODELE EQ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1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ONCEPT MECANIQUE &amp; ASSISTANCE TECHNIQUE</text:p>
          </table:table-cell>
          <table:table-cell office:value-type="currency" office:value="52554.720000000001" table:style-name="ce45">
            <text:p>52 554,72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72830" table:style-name="ce5">
            <text:p>572830</text:p>
          </table:table-cell>
          <table:table-cell table:number-columns-repeated="4" table:style-name="ce5"/>
          <table:table-cell office:value-type="string" table:style-name="ce6">
            <text:p>05/07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de stockage 12 Bay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1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03880" table:style-name="ce82">
            <text:p>1003880</text:p>
          </table:table-cell>
          <table:table-cell office:value-type="currency" office:value="3800.17" table:style-name="ce45">
            <text:p>3 800,17 €</text:p>
          </table:table-cell>
          <table:table-cell office:value-type="float" office:value="2292430" table:style-name="ce7">
            <text:p>2292430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1923" table:style-name="ce5">
            <text:p>571923</text:p>
          </table:table-cell>
          <table:table-cell table:number-columns-repeated="4" table:style-name="ce5"/>
          <table:table-cell office:value-type="string" table:style-name="ce6">
            <text:p>29/06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PRESTATION SUR SITE DES HARNAIS INTERNE ....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2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EALISATION ELECTRONIQUE SPATIALE A ERAUN</text:p>
          </table:table-cell>
          <table:table-cell office:value-type="currency" office:value="9417.36" table:style-name="ce45">
            <text:p>9 417,36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3/09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MIROIR PRIMAIRE + 1 MIROIR SECONDAIRE EQM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7-052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WINLIGHT OPTICS</text:p>
          </table:table-cell>
          <table:table-cell office:value-type="currency" office:value="27436.03" table:style-name="ce45">
            <text:p>27 436,03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7" table:style-name="ce5"/>
          <table:table-cell office:value-type="string" table:style-name="ce6">
            <text:p>31/07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 PRIMAIRE ET SECONDAIER FM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7-052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WINLIGHT OPTICS</text:p>
          </table:table-cell>
          <table:table-cell office:value-type="currency" office:value="33063.94" table:style-name="ce45">
            <text:p>33 063,94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5/10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EBOX MODELE EQ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ONCEPT MECANIQUE &amp; ASSISTANCE TECHNIQUE</text:p>
          </table:table-cell>
          <table:table-cell office:value-type="currency" office:value="17310.64" table:style-name="ce45">
            <text:p>17 310,64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2/08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Robot Partie 2007 <text:s/>CWL BOARD-CHEMCAM EQ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EALISATION ELECTRONIQUE SPATIALE A ERAUN</text:p>
          </table:table-cell>
          <table:table-cell office:value-type="currency" office:value="32650.05" table:style-name="ce45">
            <text:p>32 650,05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20/08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nnecteur Obox + Connecteur Ebox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XON CABLE</text:p>
          </table:table-cell>
          <table:table-cell office:value-type="currency" office:value="24481.919999999998" table:style-name="ce45">
            <text:p>24 481,92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2/09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 + ACCESSOIR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2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983.89" table:style-name="ce45">
            <text:p>1 983,89 €</text:p>
          </table:table-cell>
          <table:table-cell office:value-type="float" office:value="205291" table:style-name="ce7">
            <text:p>20529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4/09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N ANALYSER V2.0 "VERSION PRO" + ACCESSOIRES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SIT SARL</text:p>
          </table:table-cell>
          <table:table-cell office:value-type="currency" office:value="3920.77" table:style-name="ce45">
            <text:p>3 920,77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1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OT2-CONFIGURAT° N°2-LATTITUDE D6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452.7" table:style-name="ce45">
            <text:p>1 452,7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04" table:style-name="ce5">
            <text:p>404</text:p>
          </table:table-cell>
          <table:table-cell table:number-columns-repeated="4" table:style-name="ce5"/>
          <table:table-cell office:value-type="string" table:style-name="ce6">
            <text:p>22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OT2-CONFIGURAT° N°4-LATTITUDE D8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2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512.5" table:style-name="ce45">
            <text:p>1 512,5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04" table:style-name="ce5">
            <text:p>404</text:p>
          </table:table-cell>
          <table:table-cell table:number-columns-repeated="4" table:style-name="ce5"/>
          <table:table-cell office:value-type="string" table:style-name="ce6">
            <text:p>22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S LASER (X3)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7-053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WINLIGHT OPTICS</text:p>
          </table:table-cell>
          <table:table-cell office:value-type="currency" office:value="8559.1" table:style-name="ce45">
            <text:p>8 559,1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5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tm 3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3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655.54" table:style-name="ce45">
            <text:p>1 655,54 €</text:p>
          </table:table-cell>
          <table:table-cell office:value-type="float" office:value="250404" table:style-name="ce7">
            <text:p>25040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7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NVERTISSEURS (X4)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TERPOINT</text:p>
          </table:table-cell>
          <table:table-cell office:value-type="currency" office:value="43187.12" table:style-name="ce45">
            <text:p>43 187,12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484</text:p>
          </table:table-cell>
          <table:table-cell table:number-columns-repeated="4" table:style-name="ce5"/>
          <table:table-cell office:value-type="string" table:style-name="ce6">
            <text:p>12/1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LATITUDE TM D8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533.61" table:style-name="ce45">
            <text:p>1 533,61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14" table:style-name="ce5">
            <text:p>414</text:p>
          </table:table-cell>
          <table:table-cell table:number-columns-repeated="4" table:style-name="ce5"/>
          <table:table-cell office:value-type="string" table:style-name="ce6">
            <text:p>05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Compaq Mobile Workstati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37179" table:style-name="ce82">
            <text:p>1037179</text:p>
          </table:table-cell>
          <table:table-cell office:value-type="currency" office:value="2160.88" table:style-name="ce45">
            <text:p>2 160,88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13" table:style-name="ce5">
            <text:p>413</text:p>
          </table:table-cell>
          <table:table-cell table:number-columns-repeated="4" table:style-name="ce5"/>
          <table:table-cell office:value-type="string" table:style-name="ce6">
            <text:p>31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ELL 630 INTEL CORE 2 DUO T71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31.18" table:style-name="ce45">
            <text:p>1 331,18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483</text:p>
          </table:table-cell>
          <table:table-cell table:number-columns-repeated="4" table:style-name="ce5"/>
          <table:table-cell office:value-type="string" table:style-name="ce6">
            <text:p>26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D630 + ACCESSOIR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923.69" table:style-name="ce45">
            <text:p>1 923,69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19" table:style-name="ce5">
            <text:p>419</text:p>
          </table:table-cell>
          <table:table-cell table:number-columns-repeated="4" table:style-name="ce5"/>
          <table:table-cell office:value-type="string" table:style-name="ce6">
            <text:p>22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ALISATION 5 HUBLOTS + 6 TEMOIN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OPTIQUE DE PRECISION J FICHOU</text:p>
          </table:table-cell>
          <table:table-cell office:value-type="currency" office:value="7597.67" table:style-name="ce45">
            <text:p>7 597,67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418" table:style-name="ce5">
            <text:p>418</text:p>
          </table:table-cell>
          <table:table-cell table:number-columns-repeated="4" table:style-name="ce5"/>
          <table:table-cell office:value-type="string" table:style-name="ce6">
            <text:p>20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OT1-CONGIG N°4-PRECISION TM6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3941.05" table:style-name="ce45">
            <text:p>3 941,05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80" table:style-name="ce5">
            <text:p>480</text:p>
          </table:table-cell>
          <table:table-cell table:number-columns-repeated="4" table:style-name="ce5"/>
          <table:table-cell office:value-type="string" table:style-name="ce6">
            <text:p>03/1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WORKSTATION PORTABL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37179" table:style-name="ce82">
            <text:p>1037179</text:p>
          </table:table-cell>
          <table:table-cell office:value-type="currency" office:value="2160.88" table:style-name="ce45">
            <text:p>2 160,88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17" table:style-name="ce5">
            <text:p>417</text:p>
          </table:table-cell>
          <table:table-cell table:number-columns-repeated="4" table:style-name="ce5"/>
          <table:table-cell office:value-type="string" table:style-name="ce6">
            <text:p>19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FRANCE SYSTEMES</text:p>
          </table:table-cell>
          <table:table-cell office:value-type="currency" office:value="1983.89" table:style-name="ce8">
            <text:p>1 983,89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480" table:style-name="ce5">
            <text:p>480</text:p>
          </table:table-cell>
          <table:table-cell table:number-columns-repeated="4" table:style-name="ce5"/>
          <table:table-cell office:value-type="string" table:style-name="ce6">
            <text:p>03/1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TTI QL 355TP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ARNELL FRANCE FARNELL INONE</text:p>
          </table:table-cell>
          <table:table-cell office:value-type="currency" office:value="1305" table:style-name="ce45">
            <text:p>1 305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67950" table:style-name="ce5">
            <text:p>567950</text:p>
          </table:table-cell>
          <table:table-cell table:number-columns-repeated="4" table:style-name="ce5"/>
          <table:table-cell office:value-type="string" table:style-name="ce6">
            <text:p>20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PORTABLE M63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030.32" table:style-name="ce45">
            <text:p>2 030,32 €</text:p>
          </table:table-cell>
          <table:table-cell office:value-type="float" office:value="229088" table:style-name="ce7">
            <text:p>22908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482</text:p>
          </table:table-cell>
          <table:table-cell table:number-columns-repeated="4" table:style-name="ce5"/>
          <table:table-cell office:value-type="string" table:style-name="ce6">
            <text:p>03/1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.4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952.77" table:style-name="ce45">
            <text:p>1 952,77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81" table:style-name="ce5">
            <text:p>481</text:p>
          </table:table-cell>
          <table:table-cell table:number-columns-repeated="4" table:style-name="ce5"/>
          <table:table-cell office:value-type="string" table:style-name="ce6">
            <text:p>03/1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EUBLE BUREAU</text:p>
          </table:table-cell>
          <table:table-cell office:value-type="string" table:style-name="ce5">
            <text:p>MOBILIER</text:p>
          </table:table-cell>
          <table:table-cell table:style-name="ce5"/>
          <table:table-cell office:value-type="string" table:style-name="ce5">
            <text:p>IRAP07-05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EUBLES IKEA FRANCE SNC</text:p>
          </table:table-cell>
          <table:table-cell office:value-type="currency" office:value="3445.58" table:style-name="ce45">
            <text:p>3 445,58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40000" table:style-name="ce7">
            <text:p>21840000</text:p>
          </table:table-cell>
          <table:table-cell table:style-name="ce44"/>
          <table:table-cell table:number-columns-repeated="2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4/07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776.23" table:style-name="ce45">
            <text:p>2 776,2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78" table:style-name="ce5">
            <text:p>478</text:p>
          </table:table-cell>
          <table:table-cell table:number-columns-repeated="4" table:style-name="ce5"/>
          <table:table-cell office:value-type="string" table:style-name="ce6">
            <text:p>02/1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DELL CAT 4 CONF 1 PRECISION M24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65" table:style-name="ce45">
            <text:p>865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117">
            <text:p>485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15/12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INSPIRON 64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4">
            <text:p>DELL</text:p>
          </table:table-cell>
          <table:table-cell office:value-type="currency" office:value="1463.26" table:style-name="ce45">
            <text:p>1 463,2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INSPIRON 64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521.88" table:style-name="ce45">
            <text:p>1 521,88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2042" table:style-name="ce5">
            <text:p>562042</text:p>
          </table:table-cell>
          <table:table-cell table:number-columns-repeated="4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380 PORTABLE M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193.3000000000002" table:style-name="ce45">
            <text:p>2 193,3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9920" table:style-name="ce117">
            <text:p>569920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30/05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NDULEUR APC SMART UPS RM 3000 VA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SM INFORMATIQUE</text:p>
          </table:table-cell>
          <table:table-cell office:value-type="currency" office:value="1496.09" table:style-name="ce45">
            <text:p>1 496,09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18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745 MT - PENTIUM D 945 + SOURIS DELL OPTI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288.21" table:style-name="ce45">
            <text:p>1 288,21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9925" table:style-name="ce5">
            <text:p>569925</text:p>
          </table:table-cell>
          <table:table-cell table:number-columns-repeated="4" table:style-name="ce5"/>
          <table:table-cell office:value-type="string" table:style-name="ce6">
            <text:p>21/05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13,3" <text:s/>+ ACCESSOIR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465.72" table:style-name="ce45">
            <text:p>1 465,72 €</text:p>
          </table:table-cell>
          <table:table-cell office:value-type="float" office:value="2290825" table:style-name="ce7">
            <text:p>2290825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7" table:style-name="ce5"/>
          <table:table-cell office:value-type="string" table:style-name="ce6">
            <text:p>30/05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745 MT - PENTIUM D 94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718.04" table:style-name="ce45">
            <text:p>1 718,04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0204" table:style-name="ce5">
            <text:p>570204</text:p>
          </table:table-cell>
          <table:table-cell table:number-columns-repeated="4" table:style-name="ce5"/>
          <table:table-cell office:value-type="string" table:style-name="ce6">
            <text:p>30/05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5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NEC COMPUTERS SAS</text:p>
          </table:table-cell>
          <table:table-cell office:value-type="currency" office:value="2407.1" table:style-name="ce45">
            <text:p>2 407,10 €</text:p>
          </table:table-cell>
          <table:table-cell office:value-type="float" office:value="2290825" table:style-name="ce7">
            <text:p>2290825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2836" table:style-name="ce117">
            <text:p>572836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23/07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GENERATEUR DE SIGNAUX + ALIMENTATION DC 150 W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7361" table:style-name="ce82">
            <text:p>1027361</text:p>
          </table:table-cell>
          <table:table-cell office:value-type="currency" office:value="2590.0100000000002" table:style-name="ce45">
            <text:p>2 590,01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25/07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13,3 BLANC + ACCESSOIR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655.53" table:style-name="ce45">
            <text:p>1 655,5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3148" table:style-name="ce5">
            <text:p>563148</text:p>
          </table:table-cell>
          <table:table-cell table:number-columns-repeated="4" table:style-name="ce5"/>
          <table:table-cell office:value-type="string" table:style-name="ce6">
            <text:p>20/02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IMPRIMANTE HP COLOR LASERJET+GARANTIE LMS 3 ANS SU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LASER MAINTENANCE SERVICE MIDI PYRE NEES LMS MIDI PYRENEES</text:p>
          </table:table-cell>
          <table:table-cell office:value-type="currency" office:value="3746.07" table:style-name="ce45">
            <text:p>3 746,07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3/09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idéoprojecteur XGA-SANYO-3000 LUM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07-05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EC SAS</text:p>
          </table:table-cell>
          <table:table-cell office:value-type="currency" office:value="1641.47" table:style-name="ce45">
            <text:p>1 641,47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8775" table:style-name="ce5">
            <text:p>568775</text:p>
          </table:table-cell>
          <table:table-cell table:number-columns-repeated="4" table:style-name="ce5"/>
          <table:table-cell office:value-type="string" table:style-name="ce6">
            <text:p>23/05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TUDE ET REALISATION D'UN PROTOTYPE DE SYSTEME ...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ICROTEC</text:p>
          </table:table-cell>
          <table:table-cell office:value-type="currency" office:value="4039.43" table:style-name="ce45">
            <text:p>4 039,4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64709" table:style-name="ce5">
            <text:p>564709</text:p>
          </table:table-cell>
          <table:table-cell table:number-columns-repeated="4" table:style-name="ce5"/>
          <table:table-cell office:value-type="string" table:style-name="ce6">
            <text:p>30/03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NITEUR APPLE CINEMA DISPLAY 23''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019.6" table:style-name="ce45">
            <text:p>1 019,6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2302" table:style-name="ce5">
            <text:p>562302</text:p>
          </table:table-cell>
          <table:table-cell table:number-columns-repeated="4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DELL CONFIGURATION LATITUD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691.48" table:style-name="ce45">
            <text:p>1 691,48 €</text:p>
          </table:table-cell>
          <table:table-cell office:value-type="float" office:value="229238" table:style-name="ce7">
            <text:p>22923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0569" table:style-name="ce5">
            <text:p>570569</text:p>
          </table:table-cell>
          <table:table-cell table:number-columns-repeated="4" table:style-name="ce5"/>
          <table:table-cell office:value-type="string" table:style-name="ce6">
            <text:p>11/06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LATITUDE D6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827.43" table:style-name="ce45">
            <text:p>1 827,4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2166" table:style-name="ce5">
            <text:p>572166</text:p>
          </table:table-cell>
          <table:table-cell table:number-columns-repeated="4" table:style-name="ce5"/>
          <table:table-cell office:value-type="string" table:style-name="ce6">
            <text:p>05/07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<text:s/>PRECISION 6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168.2600000000002" table:style-name="ce45">
            <text:p>2 168,2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4/09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15,4" CORE DUO+PASSAGE A MACBOOK 13"3 NOI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668.46" table:style-name="ce45">
            <text:p>1 668,4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0791" table:style-name="ce5">
            <text:p>570791</text:p>
          </table:table-cell>
          <table:table-cell table:number-columns-repeated="4" table:style-name="ce5"/>
          <table:table-cell office:value-type="string" table:style-name="ce6">
            <text:p>19/06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6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4122.96" table:style-name="ce45">
            <text:p>4 122,9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2831" table:style-name="ce5">
            <text:p>572831</text:p>
          </table:table-cell>
          <table:table-cell table:number-columns-repeated="4" table:style-name="ce5"/>
          <table:table-cell office:value-type="string" table:style-name="ce6">
            <text:p>18/07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TEUR NOUVELLE VERSION+ ACCESSOIRE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349" table:style-name="ce82">
            <text:p>1028349</text:p>
          </table:table-cell>
          <table:table-cell office:value-type="currency" office:value="16323.2" table:style-name="ce45">
            <text:p>16 323,2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396" table:style-name="ce5">
            <text:p>396</text:p>
          </table:table-cell>
          <table:table-cell table:number-columns-repeated="4" table:style-name="ce5"/>
          <table:table-cell office:value-type="string" table:style-name="ce6">
            <text:p>17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13,3" CORE DUO + PASSAGE A MACBOOK 13"...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237.53" table:style-name="ce45">
            <text:p>1 237,5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8/09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13,3" CORE DUO 2 BLAN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977.31" table:style-name="ce45">
            <text:p>977,31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8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RECISION 39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960.97" table:style-name="ce45">
            <text:p>1 960,97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04" table:style-name="ce5">
            <text:p>404</text:p>
          </table:table-cell>
          <table:table-cell table:number-columns-repeated="4" table:style-name="ce5"/>
          <table:table-cell office:value-type="string" table:style-name="ce6">
            <text:p>22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.4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158.9299999999998" table:style-name="ce45">
            <text:p>2 158,9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119">
            <text:p>600000002563</text:p>
          </table:table-cell>
          <table:table-cell table:number-columns-repeated="2" table:style-name="ce119"/>
          <table:table-cell table:number-columns-repeated="2" table:style-name="ce5"/>
          <table:table-cell office:value-type="string" table:style-name="ce6">
            <text:p>18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LATITUDE D4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463.96" table:style-name="ce45">
            <text:p>1 463,9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10" table:style-name="ce5">
            <text:p>410</text:p>
          </table:table-cell>
          <table:table-cell table:number-columns-repeated="4" table:style-name="ce5"/>
          <table:table-cell office:value-type="string" table:style-name="ce6">
            <text:p>26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490 QUAD CO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452.7" table:style-name="ce45">
            <text:p>1 452,7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12" table:style-name="ce5">
            <text:p>412</text:p>
          </table:table-cell>
          <table:table-cell table:number-columns-repeated="4" table:style-name="ce5"/>
          <table:table-cell office:value-type="string" table:style-name="ce6">
            <text:p>30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DELL PRECISION M63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298.65" table:style-name="ce45">
            <text:p>2 298,65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76" table:style-name="ce5">
            <text:p>476</text:p>
          </table:table-cell>
          <table:table-cell table:number-columns-repeated="4" table:style-name="ce5"/>
          <table:table-cell office:value-type="string" table:style-name="ce6">
            <text:p>26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DELL PRECISION M6300 T77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347.13" table:style-name="ce45">
            <text:p>2 347,1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20" table:style-name="ce5">
            <text:p>420</text:p>
          </table:table-cell>
          <table:table-cell table:number-columns-repeated="4" table:style-name="ce5"/>
          <table:table-cell office:value-type="string" table:style-name="ce6">
            <text:p>25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INTERFACE DE PUISSANCE DE MOTEU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15232" table:style-name="ce85">
            <text:p>1015232</text:p>
          </table:table-cell>
          <table:table-cell office:value-type="currency" office:value="3751.94" table:style-name="ce8">
            <text:p>3 751,94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22/08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NNECTEURS+COUPLE FIXATION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LI</text:p>
          </table:table-cell>
          <table:table-cell office:value-type="currency" office:value="7308.81" table:style-name="ce45">
            <text:p>7 308,81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64705" table:style-name="ce5">
            <text:p>564705</text:p>
          </table:table-cell>
          <table:table-cell table:number-columns-repeated="4" table:style-name="ce5"/>
          <table:table-cell office:value-type="string" table:style-name="ce6">
            <text:p>15/03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NVERTISSEURS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6">
            <text:p>INTERPOINT</text:p>
          </table:table-cell>
          <table:table-cell office:value-type="currency" office:value="31604.2" table:style-name="ce45">
            <text:p>31 604,2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62861" table:style-name="ce5">
            <text:p>562861</text:p>
          </table:table-cell>
          <table:table-cell table:number-columns-repeated="4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030-0022-1-IS + EIDP (X4)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135">
            <text:p><text:a xlink:href="https://nouba.dsi.cnrs.fr/secure/co_pck_ui_rech_frn_bfc.act_page">3D PLUS</text:a></text:p>
          </table:table-cell>
          <table:table-cell office:value-type="currency" office:value="56748.03" table:style-name="ce45">
            <text:p>56 748,03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style-name="ce44"/>
          <table:table-cell table:number-columns-repeated="2" table:style-name="ce5"/>
          <table:table-cell office:value-type="float" office:value="562864" table:style-name="ce117">
            <text:p>562864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MACBOOK PRO 15.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542.7800000000002" table:style-name="ce45">
            <text:p>2 542,78 €</text:p>
          </table:table-cell>
          <table:table-cell office:value-type="string" table:style-name="ce7">
            <text:p>9ADO0277</text:p>
          </table:table-cell>
          <table:table-cell office:value-type="string" table:style-name="ce5">
            <text:p>L08197<text:s/>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01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NEC 120RG-1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NEC COMPUTERS SAS</text:p>
          </table:table-cell>
          <table:table-cell office:value-type="currency" office:value="5766.26" table:style-name="ce45">
            <text:p>5 766,2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17"/>
          <table:table-cell table:number-columns-repeated="2" table:style-name="ce5"/>
          <table:table-cell office:value-type="string" table:style-name="ce6">
            <text:p>15/0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ON DE DISQUE SATA II 500 GO + OPTION DE DISQU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03880" table:style-name="ce82">
            <text:p>1003880</text:p>
          </table:table-cell>
          <table:table-cell office:value-type="currency" office:value="4679.95" table:style-name="ce45">
            <text:p>4 679,95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64975" table:style-name="ce5">
            <text:p>564975</text:p>
          </table:table-cell>
          <table:table-cell table:number-columns-repeated="4" table:style-name="ce5"/>
          <table:table-cell office:value-type="string" table:style-name="ce6">
            <text:p>06/03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ME-CAN4-2 (X2) + FRAIS DE TRANSPOR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ESD GMBH</text:p>
          </table:table-cell>
          <table:table-cell office:value-type="currency" office:value="4215.07" table:style-name="ce45">
            <text:p>4 215,07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style-name="ce44"/>
          <table:table-cell table:number-columns-repeated="2" table:style-name="ce5"/>
          <table:table-cell office:value-type="float" office:value="564237" table:style-name="ce117">
            <text:p>564237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19/03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SEMBLE DE CAPOT POUR SOC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45548" table:style-name="ce82">
            <text:p>1045548</text:p>
          </table:table-cell>
          <table:table-cell office:value-type="currency" office:value="1486.71" table:style-name="ce45">
            <text:p>1 486,71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563822" table:style-name="ce117">
            <text:p>563822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26/03/2007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Analyseur logique 16803A 96 voies 250MHz</text:p>
          </table:table-cell>
          <table:table-cell office:value-type="string" table:style-name="ce27">
            <text:p>ELECTRONIQUE</text:p>
          </table:table-cell>
          <table:table-cell table:style-name="ce27"/>
          <table:table-cell office:value-type="string" table:style-name="ce5">
            <text:p>IRAP07-0584</text:p>
          </table:table-cell>
          <table:table-cell table:style-name="ce26"/>
          <table:table-cell office:value-type="string" table:style-name="ce26">
            <text:p>CNRS</text:p>
          </table:table-cell>
          <table:table-cell table:number-columns-repeated="3" table:style-name="ce26"/>
          <table:table-cell table:style-name="ce48"/>
          <table:table-cell table:style-name="ce54"/>
          <table:table-cell table:number-columns-repeated="2" table:style-name="ce28"/>
          <table:table-cell table:style-name="ce34"/>
          <table:table-cell office:value-type="string" table:style-name="ce50">
            <text:p>MY46000732</text:p>
          </table:table-cell>
          <table:table-cell table:number-columns-repeated="2" table:style-name="ce26"/>
          <table:table-cell table:number-columns-repeated="3" table:style-name="ce5"/>
          <table:table-cell office:value-type="string" table:style-name="ce27">
            <text:p>PETIOT</text:p>
          </table:table-cell>
          <table:table-cell table:style-name="ce27"/>
          <table:table-cell office:value-type="date" office:date-value="2007-04-01T00:00:00" table:style-name="ce30">
            <text:p>01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artie MAC PRO XEON 2,66 GHz/1 + MONITEUR APPLE <text:s/>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8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4149.67" table:style-name="ce45">
            <text:p>4 149,67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570424" table:style-name="ce118">
            <text:p>570424</text:p>
          </table:table-cell>
          <table:table-cell table:number-columns-repeated="2" table:style-name="ce118"/>
          <table:table-cell table:number-columns-repeated="2" table:style-name="ce5"/>
          <table:table-cell office:value-type="string" table:style-name="ce6">
            <text:p>05/04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TUDE REALISATION SYST. AMPLIF. DE PHOTON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ICROTEC</text:p>
          </table:table-cell>
          <table:table-cell office:value-type="currency" office:value="3751.94" table:style-name="ce45">
            <text:p>3 751,94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style-name="ce44"/>
          <table:table-cell table:number-columns-repeated="2" table:style-name="ce5"/>
          <table:table-cell office:value-type="float" office:value="571186" table:style-name="ce117">
            <text:p>571186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29/06/2007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Analyseur de faisceau laser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7-0587</text:p>
          </table:table-cell>
          <table:table-cell table:style-name="ce79"/>
          <table:table-cell table:number-columns-repeated="4" table:style-name="ce80"/>
          <table:table-cell table:style-name="ce75"/>
          <table:table-cell table:style-name="ce86"/>
          <table:table-cell table:number-columns-repeated="3" table:style-name="ce80"/>
          <table:table-cell table:style-name="ce53"/>
          <table:table-cell table:number-columns-repeated="2" table:style-name="ce80"/>
          <table:table-cell table:number-columns-repeated="3" table:style-name="ce19"/>
          <table:table-cell office:value-type="string" table:style-name="ce27">
            <text:p>BONNAMY</text:p>
          </table:table-cell>
          <table:table-cell table:style-name="ce27"/>
          <table:table-cell office:value-type="date" office:date-value="2007-09-01T00:00:00" table:style-name="ce30">
            <text:p>01/09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13,3" CORE DUO (X2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768.72" table:style-name="ce45">
            <text:p>2 768,72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25/09/2007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Multimètre</text:p>
          </table:table-cell>
          <table:table-cell office:value-type="string" table:style-name="ce27">
            <text:p>ELECTRONIQUE</text:p>
          </table:table-cell>
          <table:table-cell table:style-name="ce27"/>
          <table:table-cell office:value-type="string" table:style-name="ce5">
            <text:p>IRAP07-0589</text:p>
          </table:table-cell>
          <table:table-cell table:number-columns-repeated="5" table:style-name="ce26"/>
          <table:table-cell table:style-name="ce48"/>
          <table:table-cell table:style-name="ce54"/>
          <table:table-cell table:number-columns-repeated="2" table:style-name="ce28"/>
          <table:table-cell table:style-name="ce34"/>
          <table:table-cell office:value-type="float" office:value="9400024" table:style-name="ce53">
            <text:p>9400024</text:p>
          </table:table-cell>
          <table:table-cell table:number-columns-repeated="2" table:style-name="ce26"/>
          <table:table-cell table:number-columns-repeated="3" table:style-name="ce19"/>
          <table:table-cell office:value-type="string" table:style-name="ce27">
            <text:p>BONNAMY</text:p>
          </table:table-cell>
          <table:table-cell table:style-name="ce27"/>
          <table:table-cell office:value-type="date" office:date-value="2007-10-01T00:00:00" table:style-name="ce30">
            <text:p>01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INTEL CORE DUO X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270.39" table:style-name="ce45">
            <text:p>2 270,39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2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OT 2 - CONFIG N°4 - LATITUDE D830 (X2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3067.21" table:style-name="ce45">
            <text:p>3 067,21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11" table:style-name="ce5">
            <text:p>411</text:p>
          </table:table-cell>
          <table:table-cell table:number-columns-repeated="4" table:style-name="ce5"/>
          <table:table-cell office:value-type="string" table:style-name="ce6">
            <text:p>29/10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S <text:s text:c="3"/>(X2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7-05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NEC COMPUTERS SAS</text:p>
          </table:table-cell>
          <table:table-cell office:value-type="currency" office:value="3369.7" table:style-name="ce45">
            <text:p>3 369,7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float" office:value="415" table:style-name="ce5">
            <text:p>415</text:p>
          </table:table-cell>
          <table:table-cell table:number-columns-repeated="4" table:style-name="ce5"/>
          <table:table-cell office:value-type="string" table:style-name="ce6">
            <text:p>05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VELOPPEMENT EQUIPEMENT DE MESUR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7-05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15232" table:style-name="ce82">
            <text:p>1015232</text:p>
          </table:table-cell>
          <table:table-cell office:value-type="currency" office:value="3869.18" table:style-name="ce45">
            <text:p>3 869,18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416" table:style-name="ce5">
            <text:p>416</text:p>
          </table:table-cell>
          <table:table-cell table:number-columns-repeated="4" table:style-name="ce5"/>
          <table:table-cell office:value-type="string" table:style-name="ce6">
            <text:p>05/11/2007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OURNITURE SYSTEME MULTIPIXEL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7-059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ICROTEC</text:p>
          </table:table-cell>
          <table:table-cell office:value-type="currency" office:value="4514.05" table:style-name="ce45">
            <text:p>4 514,05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117">
            <text:p>485</text:p>
          </table:table-cell>
          <table:table-cell table:number-columns-repeated="2" table:style-name="ce117"/>
          <table:table-cell table:number-columns-repeated="2" table:style-name="ce5"/>
          <table:table-cell office:value-type="string" table:style-name="ce6">
            <text:p>12/12/200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HARNAIS FILAIRES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5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EALISATION ELECTRONIQUE SPATIALE A ERAUN</text:p>
          </table:table-cell>
          <table:table-cell office:value-type="currency" office:value="12702" table:style-name="ce45">
            <text:p>12 702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486</text:p>
          </table:table-cell>
          <table:table-cell table:number-columns-repeated="4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CARTE ELECTRONIQUE + HARNAIS (ROBOT Suite 2008)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59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EALISATION ELECTRONIQUE SPATIALE A ERAUN</text:p>
          </table:table-cell>
          <table:table-cell office:value-type="currency" office:value="37049" table:style-name="ce45">
            <text:p>37 049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9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UTILLAGE ROBO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59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XON CABLE</text:p>
          </table:table-cell>
          <table:table-cell office:value-type="currency" office:value="27655.86" table:style-name="ce45">
            <text:p>27 655,86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26/03/2008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CAPTEUR MOTEUR, CAPTEUR SUPPORT CW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5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EALISATION ELECTRONIQUE SPATIALE A ERAUN</text:p>
          </table:table-cell>
          <table:table-cell office:value-type="currency" office:value="2092" table:style-name="ce45">
            <text:p>2 09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4341" table:style-name="ce115">
            <text:p>4341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CARTE CAPACITOR VERSION EQM ET F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5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EALISATION ELECTRONIQUE SPATIALE A ERAUN</text:p>
          </table:table-cell>
          <table:table-cell office:value-type="currency" office:value="3853" table:style-name="ce45">
            <text:p>3 853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float" office:value="4344" table:style-name="ce115">
            <text:p>4344</text:p>
          </table:table-cell>
          <table:table-cell table:number-columns-repeated="2" table:style-name="ce115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 + DIVERS ACCESSOIR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784.8" table:style-name="ce45">
            <text:p>1 784,80 €</text:p>
          </table:table-cell>
          <table:table-cell office:value-type="float" office:value="2292515" table:style-name="ce7">
            <text:p>2292515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M63000 PRECISI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506.5" table:style-name="ce45">
            <text:p>1 506,5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XPANSION IO MODULE - NATIVE SA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03880" table:style-name="ce82">
            <text:p>1003880</text:p>
          </table:table-cell>
          <table:table-cell office:value-type="currency" office:value="1729.5" table:style-name="ce45">
            <text:p>1 729,5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7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DP305 SONDE ACTIVE DIFFERENTIEL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LECROY SARL</text:p>
          </table:table-cell>
          <table:table-cell office:value-type="currency" office:value="992" table:style-name="ce45">
            <text:p>99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9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laque CCMU IF Vibration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 NADAI SA</text:p>
          </table:table-cell>
          <table:table-cell office:value-type="currency" office:value="840" table:style-name="ce45">
            <text:p>840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30/01/2008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LOT 2 EBOX MODELE F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ONCEPT MECANIQUE &amp; ASSISTANCE TECHNIQUE</text:p>
          </table:table-cell>
          <table:table-cell office:value-type="currency" office:value="13846.44" table:style-name="ce45">
            <text:p>13 846,44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PRECISION PORTABL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959.5" table:style-name="ce45">
            <text:p>1 959,5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DE CALCUL 16 PROC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NEC COMPUTERS SAS</text:p>
          </table:table-cell>
          <table:table-cell office:value-type="currency" office:value="5632" table:style-name="ce45">
            <text:p>5 63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loche transparente + plateau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0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45548" table:style-name="ce82">
            <text:p>1045548</text:p>
          </table:table-cell>
          <table:table-cell office:value-type="currency" office:value="1000" table:style-name="ce45">
            <text:p>1 000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loche transparente + plateau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0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45548" table:style-name="ce82">
            <text:p>1045548</text:p>
          </table:table-cell>
          <table:table-cell office:value-type="currency" office:value="1025.75" table:style-name="ce45">
            <text:p>1 025,75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mplificateur différentiel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61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7361" table:style-name="ce82">
            <text:p>1027361</text:p>
          </table:table-cell>
          <table:table-cell office:value-type="currency" office:value="1045" table:style-name="ce45">
            <text:p>1 045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LATION STAGE WITH TDC001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THORLABS GMBH</text:p>
          </table:table-cell>
          <table:table-cell office:value-type="currency" office:value="2608.9499999999998" table:style-name="ce45">
            <text:p>2 608,95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3/03/2008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Cartes CAPACITOR version FM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6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EALISATION ELECTRONIQUE SPATIALE A ERAUN</text:p>
          </table:table-cell>
          <table:table-cell office:value-type="currency" office:value="2919" table:style-name="ce45">
            <text:p>2 919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8/03/2008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COPIEUR E-STUDIO 151 D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08-06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UNION DES GROUPEMENTS D'ACHATS PUBL</text:p>
          </table:table-cell>
          <table:table-cell office:value-type="currency" office:value="879.59" table:style-name="ce45">
            <text:p>879,59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Lot 2 OBOX modèle F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1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OMAT CONCEPT MECANIQUE ET ASSISTAN CE TECHNIQUE</text:p>
          </table:table-cell>
          <table:table-cell office:value-type="currency" office:value="43448.94" table:style-name="ce45">
            <text:p>43 448,94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30/03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TARDATEUR VARIABL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61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6913" table:style-name="ce82">
            <text:p>1026913</text:p>
          </table:table-cell>
          <table:table-cell office:value-type="currency" office:value="1540" table:style-name="ce45">
            <text:p>1 540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5/05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PARATEUR DE POLARISATIONS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8-061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OPTIQUE DE PRECISION J FICHOU</text:p>
          </table:table-cell>
          <table:table-cell office:value-type="currency" office:value="1090" table:style-name="ce45">
            <text:p>1 090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office:value-type="string" table:style-name="ce5">
            <text:p>PARES</text:p>
          </table:table-cell>
          <table:table-cell table:style-name="ce5"/>
          <table:table-cell office:value-type="string" table:style-name="ce6">
            <text:p>23/05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Workstation Précision T3400 Lot 1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1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21.6" table:style-name="ce45">
            <text:p>1 321,6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26/05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13,3" blanc Core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1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902.26" table:style-name="ce45">
            <text:p>902,26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142000--99-05</text:p>
          </table:table-cell>
          <table:table-cell table:number-columns-repeated="4" table:style-name="ce5"/>
          <table:table-cell office:value-type="string" table:style-name="ce6">
            <text:p>21/07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Jeu de <text:s/>pieds CHEMCA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1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07159" table:style-name="ce85">
            <text:p>1007159</text:p>
          </table:table-cell>
          <table:table-cell office:value-type="currency" office:value="12200" table:style-name="ce8">
            <text:p>12 200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2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VAI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2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EBIZCUSS.COM</text:p>
          </table:table-cell>
          <table:table-cell office:value-type="currency" office:value="1811.57" table:style-name="ce45">
            <text:p>1 811,57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990284000--198B</text:p>
          </table:table-cell>
          <table:table-cell table:number-columns-repeated="4" table:style-name="ce5"/>
          <table:table-cell office:value-type="string" table:style-name="ce6">
            <text:p>01/09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ceinte Martienn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2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STEMEC SARL</text:p>
          </table:table-cell>
          <table:table-cell office:value-type="currency" office:value="19310.45" table:style-name="ce45">
            <text:p>19 310,45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090000--LP 599</text:p>
          </table:table-cell>
          <table:table-cell table:number-columns-repeated="4" table:style-name="ce5"/>
          <table:table-cell office:value-type="string" table:style-name="ce6">
            <text:p>25/09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mpe sèche à membrane de 3,3m3/h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2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STEMEC SARL</text:p>
          </table:table-cell>
          <table:table-cell office:value-type="currency" office:value="3372" table:style-name="ce45">
            <text:p>3 372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277000--LP 602</text:p>
          </table:table-cell>
          <table:table-cell table:number-columns-repeated="4" table:style-name="ce5"/>
          <table:table-cell office:value-type="string" table:style-name="ce6">
            <text:p>25/09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LL LATITUDE D830 + ECRAN LCD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507" table:style-name="ce45">
            <text:p>1 507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280000--LP 601</text:p>
          </table:table-cell>
          <table:table-cell table:number-columns-repeated="4" table:style-name="ce5"/>
          <table:table-cell office:value-type="string" table:style-name="ce6">
            <text:p>29/09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385.37" table:style-name="ce45">
            <text:p>2 385,37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353000--LP1605</text:p>
          </table:table-cell>
          <table:table-cell table:number-columns-repeated="4" table:style-name="ce5"/>
          <table:table-cell office:value-type="string" table:style-name="ce6">
            <text:p>09/10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NTERFACE ENCEINTE CHARIOT -001A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 NADAI SA</text:p>
          </table:table-cell>
          <table:table-cell office:value-type="currency" office:value="1340" table:style-name="ce45">
            <text:p>1 340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337000--99-09</text:p>
          </table:table-cell>
          <table:table-cell table:number-columns-repeated="4" table:style-name="ce5"/>
          <table:table-cell office:value-type="string" table:style-name="ce6">
            <text:p>07/10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13,3" blanc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2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539.95" table:style-name="ce45">
            <text:p>1 539,95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535000--13</text:p>
          </table:table-cell>
          <table:table-cell table:number-columns-repeated="4" table:style-name="ce5"/>
          <table:table-cell office:value-type="string" table:style-name="ce6">
            <text:p>03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PRO BIPRO QUADRI COEUR XE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4052.96" table:style-name="ce45">
            <text:p>4 052,96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690000--LP 614</text:p>
          </table:table-cell>
          <table:table-cell table:number-columns-repeated="4" table:style-name="ce5"/>
          <table:table-cell office:value-type="string" table:style-name="ce6">
            <text:p>12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REGULEES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6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ELECDAN</text:p>
          </table:table-cell>
          <table:table-cell office:value-type="currency" office:value="1170" table:style-name="ce45">
            <text:p>1 17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LASSIC BLOC ALIM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62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ELECDAN</text:p>
          </table:table-cell>
          <table:table-cell office:value-type="currency" office:value="1341" table:style-name="ce45">
            <text:p>1 341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3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200.53" table:style-name="ce45">
            <text:p>1 200,53 €</text:p>
          </table:table-cell>
          <table:table-cell office:value-type="float" office:value="229238" table:style-name="ce7">
            <text:p>22923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3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742.65" table:style-name="ce45">
            <text:p>1 742,65 €</text:p>
          </table:table-cell>
          <table:table-cell office:value-type="float" office:value="229238" table:style-name="ce7">
            <text:p>22923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742.65" table:style-name="ce45">
            <text:p>1 742,65 €</text:p>
          </table:table-cell>
          <table:table-cell office:value-type="float" office:value="229238" table:style-name="ce7">
            <text:p>22923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NY VAIO Z21WN/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MAC WSTORE MISCO</text:p>
          </table:table-cell>
          <table:table-cell office:value-type="currency" office:value="1819.32" table:style-name="ce45">
            <text:p>1 819,32 €</text:p>
          </table:table-cell>
          <table:table-cell office:value-type="float" office:value="229091" table:style-name="ce7">
            <text:p>22909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898000--LP/619</text:p>
          </table:table-cell>
          <table:table-cell table:number-columns-repeated="4" table:style-name="ce5"/>
          <table:table-cell office:value-type="string" table:style-name="ce6">
            <text:p>27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EGULATEUR DE TEMPERATUR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RYOFORUM</text:p>
          </table:table-cell>
          <table:table-cell office:value-type="currency" office:value="6148" table:style-name="ce45">
            <text:p>6 148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991357000--INSU0046</text:p>
          </table:table-cell>
          <table:table-cell table:number-columns-repeated="4" table:style-name="ce5"/>
          <table:table-cell office:value-type="string" table:style-name="ce6">
            <text:p>05/12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tériel sonorisation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08-06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SAS IEC</text:p>
          </table:table-cell>
          <table:table-cell office:value-type="currency" office:value="3722.95" table:style-name="ce45">
            <text:p>3 722,95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office:value-type="string" table:style-name="ce5">
            <text:p>ATTEIA</text:p>
          </table:table-cell>
          <table:table-cell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ideo projecteur +ecran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08-0636</text:p>
          </table:table-cell>
          <table:table-cell office:value-type="string" table:style-name="ce5">
            <text:p>VISIOCONFERENCE PORTABLE</text:p>
          </table:table-cell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SAS IEC</text:p>
          </table:table-cell>
          <table:table-cell office:value-type="currency" office:value="3895" table:style-name="ce45">
            <text:p>3 895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30000" table:style-name="ce7">
            <text:p>21530000</text:p>
          </table:table-cell>
          <table:table-cell table:style-name="ce44"/>
          <table:table-cell table:number-columns-repeated="2" table:style-name="ce5"/>
          <table:table-cell table:number-columns-repeated="3" table:style-name="ce120"/>
          <table:table-cell office:value-type="string" table:style-name="ce5">
            <text:p>ATTEIA</text:p>
          </table:table-cell>
          <table:table-cell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SERVEUR TRANSTE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452" table:style-name="ce82">
            <text:p>1028452</text:p>
          </table:table-cell>
          <table:table-cell office:value-type="currency" office:value="1110" table:style-name="ce45">
            <text:p>1 11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8/04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N-SERIES T5400-INTEL XEON E54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1700" table:style-name="ce45">
            <text:p>1 700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765000--19</text:p>
          </table:table-cell>
          <table:table-cell table:number-columns-repeated="4" table:style-name="ce5"/>
          <table:table-cell office:value-type="string" table:style-name="ce6">
            <text:p>09/12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écision T3400 525W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170.2" table:style-name="ce45">
            <text:p>1 170,2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6/04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PLE MONITEUR 30" TFT DVI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263.51" table:style-name="ce45">
            <text:p>1 263,51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27">
            <text:p>CNES 2816</text:p>
          </table:table-cell>
          <table:table-cell table:number-columns-repeated="2" table:style-name="ce27"/>
          <table:table-cell table:number-columns-repeated="2" table:style-name="ce5"/>
          <table:table-cell office:value-type="string" table:style-name="ce6">
            <text:p>11/12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UBLOT EN SILICE + ACCESSOIRE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DC VACUUM PRODUCTS</text:p>
          </table:table-cell>
          <table:table-cell office:value-type="currency" office:value="2565.9299999999998" table:style-name="ce45">
            <text:p>2 565,9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27/02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CEINTE UHV + ACESSOIRES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6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DC VACUUM PRODUCTS</text:p>
          </table:table-cell>
          <table:table-cell office:value-type="currency" office:value="4225" table:style-name="ce45">
            <text:p>4 225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18/04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+ HOUSS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388.7" table:style-name="ce45">
            <text:p>1 388,7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NDULEUR APC SMART UPS RM 3000 VA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452" table:style-name="ce82">
            <text:p>1028452</text:p>
          </table:table-cell>
          <table:table-cell office:value-type="currency" office:value="1260" table:style-name="ce45">
            <text:p>1 26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2/05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TECTEUR DE RAYONNEME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MPTEK INC</text:p>
          </table:table-cell>
          <table:table-cell office:value-type="currency" office:value="4566.3999999999996" table:style-name="ce45">
            <text:p>4 566,4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981325000--98E01</text:p>
          </table:table-cell>
          <table:table-cell table:number-columns-repeated="4" table:style-name="ce5"/>
          <table:table-cell office:value-type="string" table:style-name="ce6">
            <text:p>29/05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éalisation modules émetteur lumièr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ICROTEC</text:p>
          </table:table-cell>
          <table:table-cell office:value-type="currency" office:value="3400" table:style-name="ce45">
            <text:p>3 40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136000--LP 597</text:p>
          </table:table-cell>
          <table:table-cell table:number-columns-repeated="4" table:style-name="ce5"/>
          <table:table-cell office:value-type="string" table:style-name="ce6">
            <text:p>30/06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ICENCE TIME NAVIGATION WORKGROU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APELLA MEDIA</text:p>
          </table:table-cell>
          <table:table-cell office:value-type="currency" office:value="3807" table:style-name="ce45">
            <text:p>3 807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0530000" table:style-name="ce7">
            <text:p>205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140000--99-03</text:p>
          </table:table-cell>
          <table:table-cell table:number-columns-repeated="4" table:style-name="ce5"/>
          <table:table-cell office:value-type="string" table:style-name="ce6">
            <text:p>18/07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"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084.9899999999998" table:style-name="ce45">
            <text:p>2 084,99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032000--99 01</text:p>
          </table:table-cell>
          <table:table-cell table:number-columns-repeated="4" table:style-name="ce5"/>
          <table:table-cell office:value-type="string" table:style-name="ce6">
            <text:p>10/06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PRO 15,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761.17" table:style-name="ce45">
            <text:p>1 761,17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335000--LP 598</text:p>
          </table:table-cell>
          <table:table-cell table:number-columns-repeated="4" table:style-name="ce5"/>
          <table:table-cell office:value-type="string" table:style-name="ce6">
            <text:p>02/10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DELL LATITUDE D63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055" table:style-name="ce45">
            <text:p>1 055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354000--LP/603</text:p>
          </table:table-cell>
          <table:table-cell table:number-columns-repeated="4" table:style-name="ce5"/>
          <table:table-cell office:value-type="string" table:style-name="ce6">
            <text:p>13/10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PORTABLE LATITUD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430" table:style-name="ce45">
            <text:p>1 43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560000--ABS</text:p>
          </table:table-cell>
          <table:table-cell table:number-columns-repeated="4" table:style-name="ce5"/>
          <table:table-cell office:value-type="string" table:style-name="ce6">
            <text:p>03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SERV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NEC COMPUTERS SAS</text:p>
          </table:table-cell>
          <table:table-cell office:value-type="currency" office:value="2720" table:style-name="ce45">
            <text:p>2 72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407000--LP 613</text:p>
          </table:table-cell>
          <table:table-cell table:number-columns-repeated="4" table:style-name="ce5"/>
          <table:table-cell office:value-type="string" table:style-name="ce6">
            <text:p>29/10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SERV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NEC COMPUTERS SAS</text:p>
          </table:table-cell>
          <table:table-cell office:value-type="currency" office:value="2720" table:style-name="ce45">
            <text:p>2 72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416000--LP 612</text:p>
          </table:table-cell>
          <table:table-cell table:number-columns-repeated="4" table:style-name="ce5"/>
          <table:table-cell office:value-type="string" table:style-name="ce6">
            <text:p>29/10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SERV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NEC COMPUTERS SAS</text:p>
          </table:table-cell>
          <table:table-cell office:value-type="currency" office:value="2720" table:style-name="ce45">
            <text:p>2 72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434000--LP/610</text:p>
          </table:table-cell>
          <table:table-cell table:number-columns-repeated="4" table:style-name="ce5"/>
          <table:table-cell office:value-type="string" table:style-name="ce6">
            <text:p>29/10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IREWALL NETASQ U45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TERACT SYSTEMES SUD OUEST</text:p>
          </table:table-cell>
          <table:table-cell office:value-type="currency" office:value="11890.8" table:style-name="ce45">
            <text:p>11 890,8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539000--LP 616</text:p>
          </table:table-cell>
          <table:table-cell table:number-columns-repeated="4" table:style-name="ce5"/>
          <table:table-cell office:value-type="string" table:style-name="ce6">
            <text:p>04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13,3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198.47" table:style-name="ce45">
            <text:p>1 198,47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990963000--INSU049</text:p>
          </table:table-cell>
          <table:table-cell table:number-columns-repeated="4" table:style-name="ce5"/>
          <table:table-cell office:value-type="string" table:style-name="ce6">
            <text:p>10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C SMART UPS R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452" table:style-name="ce82">
            <text:p>1028452</text:p>
          </table:table-cell>
          <table:table-cell office:value-type="currency" office:value="1109" table:style-name="ce45">
            <text:p>1 109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735000--12-99+</text:p>
          </table:table-cell>
          <table:table-cell table:number-columns-repeated="4" table:style-name="ce5"/>
          <table:table-cell office:value-type="string" table:style-name="ce6">
            <text:p>14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NT RLC 5 MHZ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8-06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EQUIPEMENTS SCIENTIFIQUES</text:p>
          </table:table-cell>
          <table:table-cell office:value-type="currency" office:value="5440.85" table:style-name="ce45">
            <text:p>5 440,85 €</text:p>
          </table:table-cell>
          <table:table-cell office:value-type="float" office:value="263982" table:style-name="ce7">
            <text:p>26398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724000--DR 1</text:p>
          </table:table-cell>
          <table:table-cell table:number-columns-repeated="4" table:style-name="ce5"/>
          <table:table-cell office:value-type="string" table:style-name="ce6">
            <text:p>21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"4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FRANCE SYSTEMES</text:p>
          </table:table-cell>
          <table:table-cell office:value-type="currency" office:value="1661.23" table:style-name="ce8">
            <text:p>1 661,2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990745000--LP/606</text:p>
          </table:table-cell>
          <table:table-cell table:number-columns-repeated="4" table:style-name="ce5"/>
          <table:table-cell office:value-type="string" table:style-name="ce6">
            <text:p>14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DE DISQUE POUR SERVEUR LINUX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452" table:style-name="ce82">
            <text:p>1028452</text:p>
          </table:table-cell>
          <table:table-cell office:value-type="currency" office:value="11628" table:style-name="ce45">
            <text:p>11 628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899000--LP/620</text:p>
          </table:table-cell>
          <table:table-cell table:number-columns-repeated="4" table:style-name="ce5"/>
          <table:table-cell office:value-type="string" table:style-name="ce6">
            <text:p>01/12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NEC EXPRESS 5800 120 RJ-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NEC COMPUTERS SAS</text:p>
          </table:table-cell>
          <table:table-cell office:value-type="currency" office:value="2625" table:style-name="ce45">
            <text:p>2 625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00394000--000</text:p>
          </table:table-cell>
          <table:table-cell table:number-columns-repeated="4" table:style-name="ce5"/>
          <table:table-cell office:value-type="string" table:style-name="ce6">
            <text:p>15/12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ème émission et détection <text:s/>faibles éclaireme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8"/>
          <table:table-cell office:value-type="currency" office:value="61983.519999999997" table:style-name="ce45">
            <text:p>61 983,52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990163000--INSU0043</text:p>
          </table:table-cell>
          <table:table-cell table:number-columns-repeated="4" table:style-name="ce5"/>
          <table:table-cell office:value-type="string" table:style-name="ce6">
            <text:p>30/06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ABLE LATITUDE D42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DELL</text:p>
          </table:table-cell>
          <table:table-cell office:value-type="currency" office:value="1098.4000000000001" table:style-name="ce8">
            <text:p>1 098,4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ABLE D430 LATITUD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098.4000000000001" table:style-name="ce45">
            <text:p>1 098,4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Appareil de mesure tridimentionnelle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8-0665</text:p>
          </table:table-cell>
          <table:table-cell table:style-name="ce79"/>
          <table:table-cell table:number-columns-repeated="4" table:style-name="ce80"/>
          <table:table-cell table:style-name="ce75"/>
          <table:table-cell table:style-name="ce86"/>
          <table:table-cell table:number-columns-repeated="3" table:style-name="ce80"/>
          <table:table-cell table:style-name="ce53"/>
          <table:table-cell table:number-columns-repeated="2" table:style-name="ce80"/>
          <table:table-cell table:number-columns-repeated="3" table:style-name="ce19"/>
          <table:table-cell office:value-type="string" table:style-name="ce27">
            <text:p>AMOROS</text:p>
          </table:table-cell>
          <table:table-cell table:style-name="ce27"/>
          <table:table-cell office:value-type="date" office:date-value="2008-01-01T00:00:00" table:style-name="ce30">
            <text:p>01/0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LUTION DE STOCKAGE ET DE SAUVEGARD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APELLA MEDIA</text:p>
          </table:table-cell>
          <table:table-cell office:value-type="currency" office:value="29880.400000000001" table:style-name="ce45">
            <text:p>29 880,4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19"/>
          <table:table-cell table:number-columns-repeated="2" table:style-name="ce5"/>
          <table:table-cell office:value-type="string" table:style-name="ce6">
            <text:p>25/02/2008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Transformateur <text:s/>AUTO-TRANSFO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8-0667</text:p>
          </table:table-cell>
          <table:table-cell table:style-name="ce79"/>
          <table:table-cell table:number-columns-repeated="4" table:style-name="ce80"/>
          <table:table-cell table:style-name="ce75"/>
          <table:table-cell table:style-name="ce86"/>
          <table:table-cell table:number-columns-repeated="3" table:style-name="ce80"/>
          <table:table-cell office:value-type="string" table:style-name="ce53">
            <text:p>085393</text:p>
          </table:table-cell>
          <table:table-cell table:number-columns-repeated="2" table:style-name="ce80"/>
          <table:table-cell office:value-type="string" table:style-name="ce5">
            <text:p>29990033000--980DA01</text:p>
          </table:table-cell>
          <table:table-cell table:number-columns-repeated="2" table:style-name="ce5"/>
          <table:table-cell office:value-type="string" table:style-name="ce27">
            <text:p>BONNAMY</text:p>
          </table:table-cell>
          <table:table-cell table:style-name="ce27"/>
          <table:table-cell office:value-type="date" office:date-value="2008-06-01T00:00:00" table:style-name="ce30">
            <text:p>01/06/2008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Imprimante XEROX PHASER 8560 AD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LASER MAINTENANCE SERVICE MIDI PYRE NEES LMS MIDI PYRENEES</text:p>
          </table:table-cell>
          <table:table-cell office:value-type="currency" office:value="2492.1999999999998" table:style-name="ce45">
            <text:p>2 492,2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990166000--INSU0044</text:p>
          </table:table-cell>
          <table:table-cell table:number-columns-repeated="4" table:style-name="ce5"/>
          <table:table-cell office:value-type="string" table:style-name="ce6">
            <text:p>30/06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ubmittal of Hardware/Softwa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8-06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62114" table:style-name="ce82">
            <text:p>1062114</text:p>
          </table:table-cell>
          <table:table-cell office:value-type="currency" office:value="23100" table:style-name="ce45">
            <text:p>23 100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990435000--LP/611</text:p>
          </table:table-cell>
          <table:table-cell table:number-columns-repeated="4" table:style-name="ce5"/>
          <table:table-cell office:value-type="string" table:style-name="ce6">
            <text:p>29/10/2008</text:p>
          </table:table-cell>
          <table:table-cell table:number-columns-repeated="16361"/>
        </table:table-row>
        <table:table-row table:style-name="ro2">
          <table:table-cell office:value-type="string" table:style-name="ce27">
            <text:p>composants étalons Pont RLC 3532-50</text:p>
          </table:table-cell>
          <table:table-cell office:value-type="string" table:style-name="ce27">
            <text:p>INSTRUMENTATION</text:p>
          </table:table-cell>
          <table:table-cell table:style-name="ce27"/>
          <table:table-cell office:value-type="string" table:style-name="ce5">
            <text:p>IRAP08-0670</text:p>
          </table:table-cell>
          <table:table-cell table:number-columns-repeated="5" table:style-name="ce26"/>
          <table:table-cell table:style-name="ce48"/>
          <table:table-cell table:style-name="ce54"/>
          <table:table-cell table:number-columns-repeated="2" table:style-name="ce28"/>
          <table:table-cell table:style-name="ce34"/>
          <table:table-cell office:value-type="float" office:value="81108655" table:style-name="ce50">
            <text:p>81108655</text:p>
          </table:table-cell>
          <table:table-cell table:number-columns-repeated="2" table:style-name="ce26"/>
          <table:table-cell office:value-type="string" table:style-name="ce5">
            <text:p>14990471000--LP 615</text:p>
          </table:table-cell>
          <table:table-cell table:number-columns-repeated="2" table:style-name="ce5"/>
          <table:table-cell office:value-type="string" table:style-name="ce27">
            <text:p>PETIOT</text:p>
          </table:table-cell>
          <table:table-cell table:style-name="ce27"/>
          <table:table-cell office:value-type="date" office:date-value="2008-11-01T00:00:00" table:style-name="ce30">
            <text:p>01/11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OITIER D ACQUISITIO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8-0671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table:style-name="ce38"/>
          <table:table-cell office:value-type="currency" office:value="3990" table:style-name="ce67">
            <text:p>3 990,00 €</text:p>
          </table:table-cell>
          <table:table-cell office:value-type="float" office:value="2292512" table:style-name="ce7">
            <text:p>2292512</text:p>
          </table:table-cell>
          <table:table-cell office:value-type="float" office:value="9007" table:style-name="ce5">
            <text:p>9007</text:p>
          </table:table-cell>
          <table:table-cell office:value-type="float" office:value="21540000" table:style-name="ce7">
            <text:p>21540000</text:p>
          </table:table-cell>
          <table:table-cell office:value-type="string" table:style-name="ce44">
            <text:p>SPA-3</text:p>
          </table:table-cell>
          <table:table-cell table:number-columns-repeated="2" table:style-name="ce5"/>
          <table:table-cell office:value-type="string" table:style-name="ce5">
            <text:p>14990747000--LP/604</text:p>
          </table:table-cell>
          <table:table-cell table:number-columns-repeated="4" table:style-name="ce5"/>
          <table:table-cell office:value-type="string" table:style-name="ce6">
            <text:p>14/11/2008</text:p>
          </table:table-cell>
          <table:table-cell table:number-columns-repeated="16361"/>
        </table:table-row>
        <table:table-row table:style-name="ro2">
          <table:table-cell office:value-type="string" table:style-name="ce68">
            <text:p>Micro Balance à quartz</text:p>
          </table:table-cell>
          <table:table-cell office:value-type="string" table:style-name="ce68">
            <text:p>ELECTRONIQUE</text:p>
          </table:table-cell>
          <table:table-cell table:style-name="ce68"/>
          <table:table-cell office:value-type="string" table:style-name="ce5">
            <text:p>IRAP08-0672</text:p>
          </table:table-cell>
          <table:table-cell table:style-name="ce79"/>
          <table:table-cell table:number-columns-repeated="4" table:style-name="ce80"/>
          <table:table-cell table:style-name="ce75"/>
          <table:table-cell table:style-name="ce86"/>
          <table:table-cell table:number-columns-repeated="3" table:style-name="ce80"/>
          <table:table-cell office:value-type="float" office:value="91214" table:style-name="ce71">
            <text:p>91214</text:p>
          </table:table-cell>
          <table:table-cell table:number-columns-repeated="2" table:style-name="ce80"/>
          <table:table-cell office:value-type="string" table:style-name="ce5">
            <text:p>29991288000--INSU0045</text:p>
          </table:table-cell>
          <table:table-cell table:number-columns-repeated="2" table:style-name="ce5"/>
          <table:table-cell office:value-type="string" table:style-name="ce27">
            <text:p>BONNAMY</text:p>
          </table:table-cell>
          <table:table-cell table:style-name="ce27"/>
          <table:table-cell office:value-type="date" office:date-value="2008-12-01T00:00:00" table:style-name="ce30">
            <text:p>01/12/200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400 Lot 2 - Configuration n°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91" table:style-name="ce45">
            <text:p>891,00 €</text:p>
          </table:table-cell>
          <table:table-cell office:value-type="float" office:value="229212" table:style-name="ce7">
            <text:p>2292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10788000--INSU0035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500 INTEL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071" table:style-name="ce45">
            <text:p>1 071,00 €</text:p>
          </table:table-cell>
          <table:table-cell office:value-type="float" office:value="229088" table:style-name="ce7">
            <text:p>22908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00352000--LP629/630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Latitude E64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251.55" table:style-name="ce45">
            <text:p>1 251,55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00427000--ATT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LATITUDE E6500 15.4' <text:s/>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60.5" table:style-name="ce45">
            <text:p>960,5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00999000--INSU0048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DELL LATITUDE E6400 INTEL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69.1" table:style-name="ce45">
            <text:p>969,1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00633000--LP/626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MPE A PALETTE SERIE PASCAL PPM UM2021SD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ADIXEN VACUUM PRODUCTS</text:p>
          </table:table-cell>
          <table:table-cell office:value-type="currency" office:value="1516.4" table:style-name="ce8">
            <text:p>1 516,4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00740000--09-2000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ROLIANT ML350 G5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MAC WSTORE MISCO</text:p>
          </table:table-cell>
          <table:table-cell office:value-type="currency" office:value="2889.28" table:style-name="ce45">
            <text:p>2 889,28 €</text:p>
          </table:table-cell>
          <table:table-cell office:value-type="float" office:value="229088" table:style-name="ce7">
            <text:p>22908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00742000--08-2000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MPE PENTA 35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STEMEC SARL</text:p>
          </table:table-cell>
          <table:table-cell office:value-type="currency" office:value="2144.42" table:style-name="ce45">
            <text:p>2 144,42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448000--LP/642</text:p>
          </table:table-cell>
          <table:table-cell table:number-columns-repeated="4" table:style-name="ce5"/>
          <table:table-cell office:value-type="string" table:style-name="ce6">
            <text:p>22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TRANSTEC 4150 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452" table:style-name="ce82">
            <text:p>1028452</text:p>
          </table:table-cell>
          <table:table-cell office:value-type="currency" office:value="7758.5" table:style-name="ce45">
            <text:p>7 758,5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430000--LP/639</text:p>
          </table:table-cell>
          <table:table-cell table:number-columns-repeated="4" table:style-name="ce5"/>
          <table:table-cell office:value-type="string" table:style-name="ce6">
            <text:p>20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HINE CNC COMPACTE ICP403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SEL</text:p>
          </table:table-cell>
          <table:table-cell office:value-type="currency" office:value="4540" table:style-name="ce45">
            <text:p>4 540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571000--LP/647</text:p>
          </table:table-cell>
          <table:table-cell table:number-columns-repeated="4" table:style-name="ce5"/>
          <table:table-cell office:value-type="string" table:style-name="ce6">
            <text:p>11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XTENSION XYRATEX KOMPOSITE 5402 BAIERAID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03880" table:style-name="ce82">
            <text:p>1003880</text:p>
          </table:table-cell>
          <table:table-cell office:value-type="currency" office:value="4890" table:style-name="ce45">
            <text:p>4 890,00 €</text:p>
          </table:table-cell>
          <table:table-cell office:value-type="float" office:value="2292515" table:style-name="ce7">
            <text:p>2292515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624000--LP646</text:p>
          </table:table-cell>
          <table:table-cell table:number-columns-repeated="4" table:style-name="ce5"/>
          <table:table-cell office:value-type="string" table:style-name="ce6">
            <text:p>10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éra LUCA EM + Software Development Ki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8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NDOR TECHNOLOGY LTD</text:p>
          </table:table-cell>
          <table:table-cell office:value-type="currency" office:value="11110" table:style-name="ce45">
            <text:p>11 110,0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429000--LP/638</text:p>
          </table:table-cell>
          <table:table-cell table:number-columns-repeated="4" table:style-name="ce5"/>
          <table:table-cell office:value-type="string" table:style-name="ce6">
            <text:p>09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éseau Fresnel Binair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8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MUL MICRO USINAGE LASER</text:p>
          </table:table-cell>
          <table:table-cell office:value-type="currency" office:value="6600" table:style-name="ce8">
            <text:p>6 600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table:number-columns-repeated="3" table:style-name="ce27"/>
          <table:table-cell table:number-columns-repeated="2" table:style-name="ce5"/>
          <table:table-cell office:value-type="string" table:style-name="ce6">
            <text:p>05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960 MT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35.4" table:style-name="ce45">
            <text:p>935,40 €</text:p>
          </table:table-cell>
          <table:table-cell office:value-type="float" office:value="273604" table:style-name="ce7">
            <text:p>27360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680000--LP/653</text:p>
          </table:table-cell>
          <table:table-cell table:number-columns-repeated="4" table:style-name="ce5"/>
          <table:table-cell office:value-type="string" table:style-name="ce6">
            <text:p>25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43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8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341" table:style-name="ce45">
            <text:p>2 341,00 €</text:p>
          </table:table-cell>
          <table:table-cell office:value-type="float" office:value="2292515" table:style-name="ce7">
            <text:p>2292515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587000--LP/650</text:p>
          </table:table-cell>
          <table:table-cell table:number-columns-repeated="4" table:style-name="ce5"/>
          <table:table-cell office:value-type="string" table:style-name="ce6">
            <text:p>24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ENTILLE DE FRESNEL BLAZEE 60mm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9-06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SILIOS TECHNOLOGIES</text:p>
          </table:table-cell>
          <table:table-cell office:value-type="currency" office:value="24300" table:style-name="ce45">
            <text:p>24 300,00 €</text:p>
          </table:table-cell>
          <table:table-cell office:value-type="float" office:value="229088" table:style-name="ce7">
            <text:p>229088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911000--06-2001</text:p>
          </table:table-cell>
          <table:table-cell table:number-columns-repeated="4" table:style-name="ce5"/>
          <table:table-cell office:value-type="string" table:style-name="ce6">
            <text:p>24/03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QUETTE SOLEI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8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PROTOTEC</text:p>
          </table:table-cell>
          <table:table-cell office:value-type="currency" office:value="19880" table:style-name="ce45">
            <text:p>19 880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842001--658</text:p>
          </table:table-cell>
          <table:table-cell table:number-columns-repeated="4" table:style-name="ce5"/>
          <table:table-cell office:value-type="string" table:style-name="ce6">
            <text:p>01/04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ERA 1004x1002 Luca EM ANDO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90</text:p>
          </table:table-cell>
          <table:table-cell office:value-type="string" table:style-name="ce5">
            <text:p>CAMERA CALAS</text:p>
          </table:table-cell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ANDOR TECHNOLOGY LTD</text:p>
          </table:table-cell>
          <table:table-cell office:value-type="currency" office:value="11000" table:style-name="ce8">
            <text:p>11 000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11117000--17-2001</text:p>
          </table:table-cell>
          <table:table-cell table:number-columns-repeated="4" table:style-name="ce5"/>
          <table:table-cell office:value-type="string" table:style-name="ce6">
            <text:p>06/05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NDITIONNEUR CAPTEUR ET CAB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OGALE NANOTECH</text:p>
          </table:table-cell>
          <table:table-cell office:value-type="currency" office:value="1662" table:style-name="ce45">
            <text:p>1 662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125000--18-2001</text:p>
          </table:table-cell>
          <table:table-cell table:number-columns-repeated="4" table:style-name="ce5"/>
          <table:table-cell office:value-type="string" table:style-name="ce6">
            <text:p>15/05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DE TRAVAIL TRANSTEC 22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452" table:style-name="ce82">
            <text:p>1028452</text:p>
          </table:table-cell>
          <table:table-cell office:value-type="currency" office:value="1777" table:style-name="ce45">
            <text:p>1 777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082000--LP/663</text:p>
          </table:table-cell>
          <table:table-cell table:number-columns-repeated="4" table:style-name="ce5"/>
          <table:table-cell office:value-type="string" table:style-name="ce6">
            <text:p>09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LOT DE 2 FILTRES DICHROIQU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VI LASER CVI MELLES GRIOT</text:p>
          </table:table-cell>
          <table:table-cell office:value-type="currency" office:value="2580" table:style-name="ce45">
            <text:p>2 580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145000--LP/668</text:p>
          </table:table-cell>
          <table:table-cell table:number-columns-repeated="4" table:style-name="ce5"/>
          <table:table-cell office:value-type="string" table:style-name="ce6">
            <text:p>15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ERA LINK FRAME GRABBE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94</text:p>
          </table:table-cell>
          <table:table-cell office:value-type="string" table:style-name="ce5">
            <text:p>CAMERA CALAS</text:p>
          </table:table-cell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CTIVE SILICON</text:p>
          </table:table-cell>
          <table:table-cell office:value-type="currency" office:value="1190" table:style-name="ce45">
            <text:p>1 190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076000--LP/675</text:p>
          </table:table-cell>
          <table:table-cell table:number-columns-repeated="4" table:style-name="ce5"/>
          <table:table-cell office:value-type="string" table:style-name="ce6">
            <text:p>25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IRCUIT DE REFROIDISSEME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PFEIFFER VACUUM FRANCE</text:p>
          </table:table-cell>
          <table:table-cell office:value-type="currency" office:value="1678.32" table:style-name="ce45">
            <text:p>1 678,32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00693000--12-2000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OUBLET COLLE S-BSM18/N-SF10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9-069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OPTIQUE DE PRECISION J FICHOU</text:p>
          </table:table-cell>
          <table:table-cell office:value-type="currency" office:value="4432" table:style-name="ce45">
            <text:p>4 432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398000--LP/681/03</text:p>
          </table:table-cell>
          <table:table-cell table:number-columns-repeated="4" table:style-name="ce5"/>
          <table:table-cell office:value-type="string" table:style-name="ce6">
            <text:p>30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ème de mesure ECL202+U3B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9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BS PRECISION ENGINEERING</text:p>
          </table:table-cell>
          <table:table-cell office:value-type="currency" office:value="3578.9" table:style-name="ce45">
            <text:p>3 578,9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20226000--042002</text:p>
          </table:table-cell>
          <table:table-cell table:number-columns-repeated="4" table:style-name="ce5"/>
          <table:table-cell office:value-type="string" table:style-name="ce6">
            <text:p>30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755 M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6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00.4" table:style-name="ce45">
            <text:p>900,4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01414000--INSU0057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NALYSEUR DE FRONT D'ONDE SID4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6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PHASICS</text:p>
          </table:table-cell>
          <table:table-cell office:value-type="currency" office:value="24500" table:style-name="ce45">
            <text:p>24 500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386000--06.2002.01</text:p>
          </table:table-cell>
          <table:table-cell table:number-columns-repeated="4" table:style-name="ce5"/>
          <table:table-cell office:value-type="string" table:style-name="ce6">
            <text:p>30/07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4200 BLACK INTEL CO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299.5999999999999" table:style-name="ce45">
            <text:p>1 299,6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431000--LP/640</text:p>
          </table:table-cell>
          <table:table-cell table:number-columns-repeated="4" table:style-name="ce5"/>
          <table:table-cell office:value-type="string" table:style-name="ce6">
            <text:p>2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URCE 635 nm FIBREECOLLIMATEE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9-07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PHASICS</text:p>
          </table:table-cell>
          <table:table-cell office:value-type="currency" office:value="2500" table:style-name="ce45">
            <text:p>2 500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322000--LP/683</text:p>
          </table:table-cell>
          <table:table-cell table:number-columns-repeated="4" table:style-name="ce5"/>
          <table:table-cell office:value-type="string" table:style-name="ce6">
            <text:p>30/07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4200 BLACK INTEL CO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299.5999999999999" table:style-name="ce45">
            <text:p>1 299,6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649000--03-2001</text:p>
          </table:table-cell>
          <table:table-cell table:number-columns-repeated="4" table:style-name="ce5"/>
          <table:table-cell office:value-type="string" table:style-name="ce6">
            <text:p>21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755 MT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00.4" table:style-name="ce45">
            <text:p>900,4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27"/>
          <table:table-cell table:number-columns-repeated="2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T34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61.9" table:style-name="ce45">
            <text:p>961,9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633000--LP648/09</text:p>
          </table:table-cell>
          <table:table-cell table:number-columns-repeated="4" table:style-name="ce5"/>
          <table:table-cell office:value-type="string" table:style-name="ce6">
            <text:p>18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DELL LATITUDE E43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021.35" table:style-name="ce45">
            <text:p>1 021,35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860000--LP/602</text:p>
          </table:table-cell>
          <table:table-cell table:number-columns-repeated="4" table:style-name="ce5"/>
          <table:table-cell office:value-type="string" table:style-name="ce6">
            <text:p>02/04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LATITUDE E65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249.55" table:style-name="ce45">
            <text:p>1 249,55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590000--LP/649</text:p>
          </table:table-cell>
          <table:table-cell table:number-columns-repeated="4" table:style-name="ce5"/>
          <table:table-cell office:value-type="string" table:style-name="ce6">
            <text:p>24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XTENSION COMMUTATEUR FIBRE CHANNE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452" table:style-name="ce82">
            <text:p>1028452</text:p>
          </table:table-cell>
          <table:table-cell office:value-type="currency" office:value="3639.5" table:style-name="ce45">
            <text:p>3 639,5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20250000--052002A</text:p>
          </table:table-cell>
          <table:table-cell table:number-columns-repeated="4" table:style-name="ce5"/>
          <table:table-cell office:value-type="string" table:style-name="ce6">
            <text:p>29/07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MPE A VIDE A MEMBRANES DIVAC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0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OERLIKON LEYBOLD VACUUM</text:p>
          </table:table-cell>
          <table:table-cell office:value-type="currency" office:value="2048.5" table:style-name="ce45">
            <text:p>2 048,50 €</text:p>
          </table:table-cell>
          <table:table-cell office:value-type="float" office:value="263982" table:style-name="ce7">
            <text:p>26398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727000--LP/652</text:p>
          </table:table-cell>
          <table:table-cell table:number-columns-repeated="4" table:style-name="ce5"/>
          <table:table-cell office:value-type="string" table:style-name="ce6">
            <text:p>24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PTEUR DE PARTICULES LIGHTHOUSE HH3016KI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0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GOMETROLOGIE</text:p>
          </table:table-cell>
          <table:table-cell office:value-type="currency" office:value="3600" table:style-name="ce45">
            <text:p>3 600,0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771000--LP/654</text:p>
          </table:table-cell>
          <table:table-cell table:number-columns-repeated="4" table:style-name="ce5"/>
          <table:table-cell office:value-type="string" table:style-name="ce6">
            <text:p>26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E 1950 III QUAD CORE XEON L54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1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200.1" table:style-name="ce45">
            <text:p>2 200,1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776000--04-2001</text:p>
          </table:table-cell>
          <table:table-cell table:number-columns-repeated="4" table:style-name="ce5"/>
          <table:table-cell office:value-type="string" table:style-name="ce6">
            <text:p>03/03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SONY ordinateur Vai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SM INFORMATIQUE</text:p>
          </table:table-cell>
          <table:table-cell office:value-type="currency" office:value="3016.43" table:style-name="ce45">
            <text:p>3 016,43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776001--07-2001</text:p>
          </table:table-cell>
          <table:table-cell table:number-columns-repeated="4" table:style-name="ce5"/>
          <table:table-cell office:value-type="string" table:style-name="ce6">
            <text:p>05/03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TRANSTEC 4150 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452" table:style-name="ce85">
            <text:p>1028452</text:p>
          </table:table-cell>
          <table:table-cell office:value-type="currency" office:value="7758.5" table:style-name="ce8">
            <text:p>7 758,50 €</text:p>
          </table:table-cell>
          <table:table-cell office:value-type="float" office:value="229221" table:style-name="ce7">
            <text:p>2292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10355000--00</text:p>
          </table:table-cell>
          <table:table-cell table:number-columns-repeated="4" table:style-name="ce5"/>
          <table:table-cell office:value-type="string" table:style-name="ce6">
            <text:p>21/0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SCILLOSCOPE WAVERUNNER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9-07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LECROY SARL</text:p>
          </table:table-cell>
          <table:table-cell office:value-type="currency" office:value="9621" table:style-name="ce45">
            <text:p>9 621,00 €</text:p>
          </table:table-cell>
          <table:table-cell office:value-type="float" office:value="229238" table:style-name="ce7">
            <text:p>229238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728000--LP/651</text:p>
          </table:table-cell>
          <table:table-cell table:number-columns-repeated="4" table:style-name="ce5"/>
          <table:table-cell office:value-type="string" table:style-name="ce6">
            <text:p>24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TABLE DE TRAVAIL ELABO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1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IGAN ELECTRONIQUE</text:p>
          </table:table-cell>
          <table:table-cell office:value-type="currency" office:value="1112" table:style-name="ce45">
            <text:p>1 112,00 €</text:p>
          </table:table-cell>
          <table:table-cell office:value-type="float" office:value="263982" table:style-name="ce7">
            <text:p>26398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784000--LP/656</text:p>
          </table:table-cell>
          <table:table-cell table:number-columns-repeated="4" table:style-name="ce5"/>
          <table:table-cell office:value-type="string" table:style-name="ce6">
            <text:p>13/03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HAUTE TENSION 10kV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1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SYSTEMES DIDACTIQUES</text:p>
          </table:table-cell>
          <table:table-cell office:value-type="currency" office:value="901" table:style-name="ce45">
            <text:p>901,00 €</text:p>
          </table:table-cell>
          <table:table-cell office:value-type="float" office:value="286251" table:style-name="ce7">
            <text:p>28625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33000--17-2002</text:p>
          </table:table-cell>
          <table:table-cell table:number-columns-repeated="4" table:style-name="ce5"/>
          <table:table-cell office:value-type="string" table:style-name="ce6">
            <text:p>07/09/2009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PROGRAMMATEUR ACTE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1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STE EUROPEENNE DE SYSTEMES OPTIQUES</text:p>
          </table:table-cell>
          <table:table-cell office:value-type="currency" office:value="3495" table:style-name="ce45">
            <text:p>3 495,00 €</text:p>
          </table:table-cell>
          <table:table-cell office:value-type="float" office:value="263982" table:style-name="ce7">
            <text:p>26398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776002--08-2001</text:p>
          </table:table-cell>
          <table:table-cell table:number-columns-repeated="4" table:style-name="ce5"/>
          <table:table-cell office:value-type="string" table:style-name="ce6">
            <text:p>10/03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PLIANCE U250 6 PORTS GIGABIT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1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TERACT SYSTEMES SUD OUEST</text:p>
          </table:table-cell>
          <table:table-cell office:value-type="currency" office:value="4530.3" table:style-name="ce45">
            <text:p>4 530,3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899000--20-2002</text:p>
          </table:table-cell>
          <table:table-cell table:number-columns-repeated="4" table:style-name="ce5"/>
          <table:table-cell office:value-type="string" table:style-name="ce6">
            <text:p>10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Linux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1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71767" table:style-name="ce82">
            <text:p>1071767</text:p>
          </table:table-cell>
          <table:table-cell office:value-type="currency" office:value="2799.84" table:style-name="ce45">
            <text:p>2 799,84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476000--LP/645</text:p>
          </table:table-cell>
          <table:table-cell table:number-columns-repeated="4" table:style-name="ce5"/>
          <table:table-cell office:value-type="string" table:style-name="ce6">
            <text:p>04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OITIER DE BACKUP U25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1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TERACT SYSTEMES SUD OUEST</text:p>
          </table:table-cell>
          <table:table-cell office:value-type="currency" office:value="3622.32" table:style-name="ce45">
            <text:p>3 622,32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899001--21-2002</text:p>
          </table:table-cell>
          <table:table-cell table:number-columns-repeated="4" table:style-name="ce5"/>
          <table:table-cell office:value-type="string" table:style-name="ce6">
            <text:p>10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RECISION M24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2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674.4" table:style-name="ce45">
            <text:p>1 674,4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20249000--052002B</text:p>
          </table:table-cell>
          <table:table-cell table:number-columns-repeated="4" table:style-name="ce5"/>
          <table:table-cell office:value-type="string" table:style-name="ce6">
            <text:p>17/07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CAT 4 CONF 1 PRECISION M24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2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22" table:style-name="ce45">
            <text:p>82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045000--24.2002</text:p>
          </table:table-cell>
          <table:table-cell table:number-columns-repeated="4" table:style-name="ce5"/>
          <table:table-cell office:value-type="string" table:style-name="ce6">
            <text:p>23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RECISION T35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2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093.9000000000001" table:style-name="ce45">
            <text:p>1 093,9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107000--LP/662</text:p>
          </table:table-cell>
          <table:table-cell table:number-columns-repeated="4" table:style-name="ce5"/>
          <table:table-cell office:value-type="string" table:style-name="ce6">
            <text:p>22/04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HAMBRE CUBIQUE DE STOCKAG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TRINOS VACUUM SYSTEM GMBH</text:p>
          </table:table-cell>
          <table:table-cell office:value-type="currency" office:value="7880" table:style-name="ce45">
            <text:p>7 880,00 €</text:p>
          </table:table-cell>
          <table:table-cell office:value-type="float" office:value="263982" table:style-name="ce7">
            <text:p>26398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842000--657</text:p>
          </table:table-cell>
          <table:table-cell table:number-columns-repeated="4" table:style-name="ce5"/>
          <table:table-cell office:value-type="string" table:style-name="ce6">
            <text:p>30/03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500 N-SERIE INTEL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137" table:style-name="ce45">
            <text:p>1 137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108000--34.2002</text:p>
          </table:table-cell>
          <table:table-cell table:number-columns-repeated="4" table:style-name="ce5"/>
          <table:table-cell office:value-type="string" table:style-name="ce6">
            <text:p>02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400 INTEL CO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804.95" table:style-name="ce45">
            <text:p>1 804,95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094000--LP/665</text:p>
          </table:table-cell>
          <table:table-cell table:number-columns-repeated="4" table:style-name="ce5"/>
          <table:table-cell office:value-type="string" table:style-name="ce6">
            <text:p>15/04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LATITUDE E65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2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72" table:style-name="ce45">
            <text:p>87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283000--LP699</text:p>
          </table:table-cell>
          <table:table-cell table:number-columns-repeated="4" table:style-name="ce5"/>
          <table:table-cell office:value-type="string" table:style-name="ce6">
            <text:p>10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500 INTEL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859.05" table:style-name="ce45">
            <text:p>1 859,05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008000--LP660</text:p>
          </table:table-cell>
          <table:table-cell table:number-columns-repeated="4" table:style-name="ce5"/>
          <table:table-cell office:value-type="string" table:style-name="ce6">
            <text:p>09/04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T7500 : N-SERIES BASE MINI-TO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4559.75" table:style-name="ce45">
            <text:p>4 559,75 €</text:p>
          </table:table-cell>
          <table:table-cell office:value-type="float" office:value="273604" table:style-name="ce7">
            <text:p>27360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104000--31.2002</text:p>
          </table:table-cell>
          <table:table-cell table:number-columns-repeated="4" table:style-name="ce5"/>
          <table:table-cell office:value-type="string" table:style-name="ce6">
            <text:p>29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NACELLE ELEVATRIC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2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6896" table:style-name="ce85">
            <text:p>1026896</text:p>
          </table:table-cell>
          <table:table-cell office:value-type="currency" office:value="9039.98" table:style-name="ce8">
            <text:p>9 039,98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10966000--11-2001</text:p>
          </table:table-cell>
          <table:table-cell table:number-columns-repeated="4" table:style-name="ce5"/>
          <table:table-cell office:value-type="string" table:style-name="ce6">
            <text:p>09/04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CHAFFAUDAGE TELESCOPIQU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3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6896" table:style-name="ce82">
            <text:p>1026896</text:p>
          </table:table-cell>
          <table:table-cell office:value-type="currency" office:value="2021" table:style-name="ce45">
            <text:p>2 021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083000--LP/664</text:p>
          </table:table-cell>
          <table:table-cell table:number-columns-repeated="4" table:style-name="ce5"/>
          <table:table-cell office:value-type="string" table:style-name="ce6">
            <text:p>09/04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Latitude E65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3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05.8499999999999" table:style-name="ce45">
            <text:p>1 305,85 €</text:p>
          </table:table-cell>
          <table:table-cell office:value-type="float" office:value="273601" table:style-name="ce7">
            <text:p>27360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201000--13-2001</text:p>
          </table:table-cell>
          <table:table-cell table:number-columns-repeated="4" table:style-name="ce5"/>
          <table:table-cell office:value-type="string" table:style-name="ce6">
            <text:p>19/05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PRECISION M64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32.35" table:style-name="ce45">
            <text:p>1 332,35 €</text:p>
          </table:table-cell>
          <table:table-cell office:value-type="float" office:value="273601" table:style-name="ce7">
            <text:p>27360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204000--15-2001</text:p>
          </table:table-cell>
          <table:table-cell table:number-columns-repeated="4" table:style-name="ce5"/>
          <table:table-cell office:value-type="string" table:style-name="ce6">
            <text:p>31/05/200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CESR - Taranis/Asic</text:p>
          </table:table-cell>
          <table:table-cell office:value-type="string" table:style-name="ce15">
            <text:p>ELECTRONIQUE</text:p>
          </table:table-cell>
          <table:table-cell table:style-name="ce15"/>
          <table:table-cell office:value-type="string" table:style-name="ce5">
            <text:p>IRAP09-07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IND</text:p>
          </table:table-cell>
          <table:table-cell office:value-type="currency" office:value="215000" table:style-name="ce77">
            <text:p>215 000,00 €</text:p>
          </table:table-cell>
          <table:table-cell office:value-type="float" office:value="254263" table:style-name="ce16">
            <text:p>254263</text:p>
          </table:table-cell>
          <table:table-cell table:style-name="ce5"/>
          <table:table-cell office:value-type="float" office:value="23150009" table:style-name="ce16">
            <text:p>23150009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103000--LP/659</text:p>
          </table:table-cell>
          <table:table-cell table:number-columns-repeated="4" table:style-name="ce5"/>
          <table:table-cell office:value-type="string" table:style-name="ce17">
            <text:p>15/04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RIDE SPECIALE KF DN4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PLUG'IN</text:p>
          </table:table-cell>
          <table:table-cell office:value-type="currency" office:value="2077.1999999999998" table:style-name="ce45">
            <text:p>2 077,2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138000--LP662</text:p>
          </table:table-cell>
          <table:table-cell table:number-columns-repeated="4" table:style-name="ce5"/>
          <table:table-cell office:value-type="string" table:style-name="ce6">
            <text:p>11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MACBOOK PR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515.66" table:style-name="ce45">
            <text:p>2 515,66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111000--674/07</text:p>
          </table:table-cell>
          <table:table-cell table:number-columns-repeated="4" table:style-name="ce5"/>
          <table:table-cell office:value-type="string" table:style-name="ce6">
            <text:p>26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MACBOOK PR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707.2" table:style-name="ce45">
            <text:p>1 707,2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215000--13-2001</text:p>
          </table:table-cell>
          <table:table-cell table:number-columns-repeated="4" table:style-name="ce5"/>
          <table:table-cell office:value-type="string" table:style-name="ce6">
            <text:p>24/06/2009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Analyseur de spectre type MXA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GILENT TECHNOLOGIES FRANCE AGILENT TECH</text:p>
          </table:table-cell>
          <table:table-cell office:value-type="currency" office:value="17392.8" table:style-name="ce45">
            <text:p>17 392,8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151000--20-2001</text:p>
          </table:table-cell>
          <table:table-cell table:number-columns-repeated="4" table:style-name="ce5"/>
          <table:table-cell office:value-type="string" table:style-name="ce6">
            <text:p>23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UN SERVEUR T514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APELLA MEDIA</text:p>
          </table:table-cell>
          <table:table-cell office:value-type="currency" office:value="20317.82" table:style-name="ce45">
            <text:p>20 317,82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101000--LP/680/22</text:p>
          </table:table-cell>
          <table:table-cell table:number-columns-repeated="4" table:style-name="ce5"/>
          <table:table-cell office:value-type="string" table:style-name="ce6">
            <text:p>26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HASSIS J44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APELLA MEDIA</text:p>
          </table:table-cell>
          <table:table-cell office:value-type="currency" office:value="15288.52" table:style-name="ce45">
            <text:p>15 288,52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690000--LP/690/09</text:p>
          </table:table-cell>
          <table:table-cell table:number-columns-repeated="4" table:style-name="ce5"/>
          <table:table-cell office:value-type="string" table:style-name="ce6">
            <text:p>26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PRO 15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476.8" table:style-name="ce45">
            <text:p>1 476,8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394000--03.2002.01</text:p>
          </table:table-cell>
          <table:table-cell table:number-columns-repeated="4" table:style-name="ce5"/>
          <table:table-cell office:value-type="string" table:style-name="ce6">
            <text:p>08/07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15,4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961.23" table:style-name="ce45">
            <text:p>1 961,23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1116000--16-2001</text:p>
          </table:table-cell>
          <table:table-cell table:number-columns-repeated="4" table:style-name="ce5"/>
          <table:table-cell office:value-type="string" table:style-name="ce6">
            <text:p>05/05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SU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APELLA MEDIA</text:p>
          </table:table-cell>
          <table:table-cell office:value-type="currency" office:value="12931.21" table:style-name="ce45">
            <text:p>12 931,21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574000--688/30</text:p>
          </table:table-cell>
          <table:table-cell table:number-columns-repeated="4" table:style-name="ce5"/>
          <table:table-cell office:value-type="string" table:style-name="ce6">
            <text:p>19/08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SCILLOSCOP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09-07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EQUIPEMENTS SCIENTIFIQUES</text:p>
          </table:table-cell>
          <table:table-cell office:value-type="currency" office:value="7950" table:style-name="ce45">
            <text:p>7 950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33001--17-2002</text:p>
          </table:table-cell>
          <table:table-cell table:number-columns-repeated="4" table:style-name="ce5"/>
          <table:table-cell office:value-type="string" table:style-name="ce6">
            <text:p>08/09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AI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BRAMMER FRANCE</text:p>
          </table:table-cell>
          <table:table-cell office:value-type="currency" office:value="1509.5" table:style-name="ce45">
            <text:p>1 509,5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20426000--082002</text:p>
          </table:table-cell>
          <table:table-cell table:number-columns-repeated="4" table:style-name="ce5"/>
          <table:table-cell office:value-type="string" table:style-name="ce6">
            <text:p>31/07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AI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BRAMMER FRANCE</text:p>
          </table:table-cell>
          <table:table-cell office:value-type="currency" office:value="1509.5" table:style-name="ce45">
            <text:p>1 509,5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572000--11.2002/05</text:p>
          </table:table-cell>
          <table:table-cell table:number-columns-repeated="4" table:style-name="ce5"/>
          <table:table-cell office:value-type="string" table:style-name="ce6">
            <text:p>31/07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NDUL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APELLA MEDIA</text:p>
          </table:table-cell>
          <table:table-cell office:value-type="currency" office:value="1027" table:style-name="ce45">
            <text:p>1 027,00 €</text:p>
          </table:table-cell>
          <table:table-cell office:value-type="float" office:value="287991" table:style-name="ce7">
            <text:p>28799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31000--15-2002</text:p>
          </table:table-cell>
          <table:table-cell table:number-columns-repeated="4" table:style-name="ce5"/>
          <table:table-cell office:value-type="string" table:style-name="ce6">
            <text:p>28/08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656.24" table:style-name="ce45">
            <text:p>2 656,24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32000--16-2002</text:p>
          </table:table-cell>
          <table:table-cell table:number-columns-repeated="4" table:style-name="ce5"/>
          <table:table-cell office:value-type="string" table:style-name="ce6">
            <text:p>01/09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DE CALCU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226" table:style-name="ce45">
            <text:p>8 226,00 €</text:p>
          </table:table-cell>
          <table:table-cell office:value-type="float" office:value="287991" table:style-name="ce7">
            <text:p>28799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30000--14-2002/10</text:p>
          </table:table-cell>
          <table:table-cell table:number-columns-repeated="4" table:style-name="ce5"/>
          <table:table-cell office:value-type="string" table:style-name="ce6">
            <text:p>27/08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DE DISQUE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CAPELLA MEDIA</text:p>
          </table:table-cell>
          <table:table-cell office:value-type="currency" office:value="11438.46" table:style-name="ce8">
            <text:p>11 438,46 €</text:p>
          </table:table-cell>
          <table:table-cell office:value-type="float" office:value="287991" table:style-name="ce7">
            <text:p>28799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20796000--LP696/18</text:p>
          </table:table-cell>
          <table:table-cell table:number-columns-repeated="4" table:style-name="ce5"/>
          <table:table-cell office:value-type="string" table:style-name="ce6">
            <text:p>06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NETAP (COMPOSANT) FAS2020/12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IRECT FINANCEMENT INFORMATIQUE</text:p>
          </table:table-cell>
          <table:table-cell office:value-type="currency" office:value="14762.39" table:style-name="ce45">
            <text:p>14 762,39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639000--13-2002/3</text:p>
          </table:table-cell>
          <table:table-cell table:number-columns-repeated="4" table:style-name="ce5"/>
          <table:table-cell office:value-type="string" table:style-name="ce6">
            <text:p>21/09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5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91" table:style-name="ce45">
            <text:p>991,00 €</text:p>
          </table:table-cell>
          <table:table-cell office:value-type="float" office:value="229238" table:style-name="ce7">
            <text:p>22923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644000--18-2002/18</text:p>
          </table:table-cell>
          <table:table-cell table:number-columns-repeated="4" table:style-name="ce5"/>
          <table:table-cell office:value-type="string" table:style-name="ce6">
            <text:p>19/10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LATITUDE E65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96" table:style-name="ce45">
            <text:p>896,00 €</text:p>
          </table:table-cell>
          <table:table-cell office:value-type="float" office:value="2292421" table:style-name="ce7">
            <text:p>229242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27"/>
          <table:table-cell table:number-columns-repeated="2" table:style-name="ce5"/>
          <table:table-cell office:value-type="string" table:style-name="ce6">
            <text:p>21/10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RYOTHEMOSTAT T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VANTEC</text:p>
          </table:table-cell>
          <table:table-cell office:value-type="currency" office:value="11407.53" table:style-name="ce45">
            <text:p>11 407,53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62000--LP 693</text:p>
          </table:table-cell>
          <table:table-cell table:number-columns-repeated="4" table:style-name="ce5"/>
          <table:table-cell office:value-type="string" table:style-name="ce6">
            <text:p>27/10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NIKON D500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5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LAIN PORTET</text:p>
          </table:table-cell>
          <table:table-cell office:value-type="currency" office:value="1276.5899999999999" table:style-name="ce45">
            <text:p>1 276,59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97000--LP697/18</text:p>
          </table:table-cell>
          <table:table-cell table:number-columns-repeated="4" table:style-name="ce5"/>
          <table:table-cell office:value-type="string" table:style-name="ce6">
            <text:p>02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MPE TURBO MOLECULAIR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OERLIKON LEYBOLD VACUUM</text:p>
          </table:table-cell>
          <table:table-cell office:value-type="currency" office:value="6842" table:style-name="ce45">
            <text:p>6 842,00 €</text:p>
          </table:table-cell>
          <table:table-cell office:value-type="float" office:value="263982" table:style-name="ce7">
            <text:p>26398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98000--LP 692/25</text:p>
          </table:table-cell>
          <table:table-cell table:number-columns-repeated="4" table:style-name="ce5"/>
          <table:table-cell office:value-type="string" table:style-name="ce6">
            <text:p>02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MUTATEUR RESEAU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TERACT SYSTEMES SUD OUEST</text:p>
          </table:table-cell>
          <table:table-cell office:value-type="currency" office:value="1841.56" table:style-name="ce45">
            <text:p>1 841,56 €</text:p>
          </table:table-cell>
          <table:table-cell office:value-type="float" office:value="273601" table:style-name="ce7">
            <text:p>27360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099000--27.2002</text:p>
          </table:table-cell>
          <table:table-cell table:number-columns-repeated="4" table:style-name="ce5"/>
          <table:table-cell office:value-type="string" table:style-name="ce6">
            <text:p>23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ABLE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20.5" table:style-name="ce45">
            <text:p>1 320,5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100000--28.2002</text:p>
          </table:table-cell>
          <table:table-cell table:number-columns-repeated="4" table:style-name="ce5"/>
          <table:table-cell office:value-type="string" table:style-name="ce6">
            <text:p>30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ABLE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20.5" table:style-name="ce45">
            <text:p>1 320,5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100001--28.2002</text:p>
          </table:table-cell>
          <table:table-cell table:number-columns-repeated="4" table:style-name="ce5"/>
          <table:table-cell office:value-type="string" table:style-name="ce6">
            <text:p>30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DE POMPAG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59</text:p>
          </table:table-cell>
          <table:table-cell office:value-type="string" table:style-name="ce5">
            <text:p>POMPE A VIDE</text:p>
          </table:table-cell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TRINOS VACUUM SYSTEM GMBH</text:p>
          </table:table-cell>
          <table:table-cell office:value-type="currency" office:value="57800" table:style-name="ce45">
            <text:p>57 800,0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102000--29.2002</text:p>
          </table:table-cell>
          <table:table-cell table:number-columns-repeated="4" table:style-name="ce5"/>
          <table:table-cell office:value-type="string" table:style-name="ce6">
            <text:p>01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PRECISION M44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44.5" table:style-name="ce45">
            <text:p>1 344,5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103000--30.2002</text:p>
          </table:table-cell>
          <table:table-cell table:number-columns-repeated="4" table:style-name="ce5"/>
          <table:table-cell office:value-type="string" table:style-name="ce6">
            <text:p>01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 EDGE R7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3273" table:style-name="ce45">
            <text:p>3 273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101000--33.2002</text:p>
          </table:table-cell>
          <table:table-cell table:number-columns-repeated="4" table:style-name="ce5"/>
          <table:table-cell office:value-type="string" table:style-name="ce6">
            <text:p>30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DE TRAVAI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7414" table:style-name="ce82">
            <text:p>1027414</text:p>
          </table:table-cell>
          <table:table-cell office:value-type="currency" office:value="2234.1" table:style-name="ce45">
            <text:p>2 234,1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47000--LP 695</text:p>
          </table:table-cell>
          <table:table-cell table:number-columns-repeated="4" table:style-name="ce5"/>
          <table:table-cell office:value-type="string" table:style-name="ce6">
            <text:p>02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OT DE 2 MACBOOK PRO 15,4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4794.93" table:style-name="ce45">
            <text:p>4 794,93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955000--698</text:p>
          </table:table-cell>
          <table:table-cell table:number-columns-repeated="4" table:style-name="ce5"/>
          <table:table-cell office:value-type="string" table:style-name="ce6">
            <text:p>18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WITCH HP PROCURV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TERACT SYSTEMES SUD OUEST</text:p>
          </table:table-cell>
          <table:table-cell office:value-type="currency" office:value="1841.56" table:style-name="ce45">
            <text:p>1 841,5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043000--23.2002</text:p>
          </table:table-cell>
          <table:table-cell table:number-columns-repeated="4" table:style-name="ce5"/>
          <table:table-cell office:value-type="string" table:style-name="ce6">
            <text:p>20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WITCH HP PROCURV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TERACT SYSTEMES SUD OUEST</text:p>
          </table:table-cell>
          <table:table-cell office:value-type="currency" office:value="1679.31" table:style-name="ce45">
            <text:p>1 679,31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044000--23.2002</text:p>
          </table:table-cell>
          <table:table-cell table:number-columns-repeated="4" table:style-name="ce5"/>
          <table:table-cell office:value-type="string" table:style-name="ce6">
            <text:p>20/11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DELL PRECISION M2400 INTE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219.01" table:style-name="ce45">
            <text:p>1 219,01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285000--LP/703</text:p>
          </table:table-cell>
          <table:table-cell table:number-columns-repeated="4" table:style-name="ce5"/>
          <table:table-cell office:value-type="string" table:style-name="ce6">
            <text:p>14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NFIGURATION PC BUREAU SAMSUNG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FORMATIQUE LEADER GAT-MICRO</text:p>
          </table:table-cell>
          <table:table-cell office:value-type="currency" office:value="1591.98" table:style-name="ce45">
            <text:p>1 591,98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284000--LP/702</text:p>
          </table:table-cell>
          <table:table-cell table:number-columns-repeated="4" table:style-name="ce5"/>
          <table:table-cell office:value-type="string" table:style-name="ce6">
            <text:p>10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LATITUDE E42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436" table:style-name="ce45">
            <text:p>1 436,0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286000--LP 704</text:p>
          </table:table-cell>
          <table:table-cell table:number-columns-repeated="4" table:style-name="ce5"/>
          <table:table-cell office:value-type="string" table:style-name="ce6">
            <text:p>15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DELL LATITUDE E42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95" table:style-name="ce45">
            <text:p>995,0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287000--LP 705</text:p>
          </table:table-cell>
          <table:table-cell table:number-columns-repeated="4" table:style-name="ce5"/>
          <table:table-cell office:value-type="string" table:style-name="ce6">
            <text:p>15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PRECISION M4400 INTEL CO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208.5" table:style-name="ce45">
            <text:p>1 208,50 €</text:p>
          </table:table-cell>
          <table:table-cell office:value-type="float" office:value="263982" table:style-name="ce7">
            <text:p>26398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288000--LP 706</text:p>
          </table:table-cell>
          <table:table-cell table:number-columns-repeated="4" table:style-name="ce5"/>
          <table:table-cell office:value-type="string" table:style-name="ce6">
            <text:p>17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PRO 15,4" LED/CO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772.46" table:style-name="ce45">
            <text:p>1 772,4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272000--LP701</text:p>
          </table:table-cell>
          <table:table-cell table:number-columns-repeated="4" table:style-name="ce5"/>
          <table:table-cell office:value-type="string" table:style-name="ce6">
            <text:p>09/1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OGICIE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72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table:style-name="ce38"/>
          <table:table-cell office:value-type="currency" office:value="1500" table:style-name="ce67">
            <text:p>1 500,00 €</text:p>
          </table:table-cell>
          <table:table-cell office:value-type="float" office:value="268841" table:style-name="ce7">
            <text:p>268841</text:p>
          </table:table-cell>
          <table:table-cell office:value-type="float" office:value="11134" table:style-name="ce5">
            <text:p>11134</text:p>
          </table:table-cell>
          <table:table-cell office:value-type="float" office:value="20530000" table:style-name="ce7">
            <text:p>20530000</text:p>
          </table:table-cell>
          <table:table-cell table:style-name="ce44"/>
          <table:table-cell table:number-columns-repeated="2" table:style-name="ce5"/>
          <table:table-cell office:value-type="string" table:style-name="ce131">
            <text:p>2009/501</text:p>
          </table:table-cell>
          <table:table-cell table:number-columns-repeated="2" table:style-name="ce131"/>
          <table:table-cell table:number-columns-repeated="2" table:style-name="ce5"/>
          <table:table-cell table:style-name="ce24"/>
          <table:table-cell table:number-columns-repeated="16361"/>
        </table:table-row>
        <table:table-row table:style-name="ro2">
          <table:table-cell office:value-type="string" table:style-name="ce5">
            <text:p>N01925 MICROSOFT WORK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8"/>
          <table:table-cell office:value-type="currency" office:value="2045.4" table:style-name="ce45">
            <text:p>2 045,40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10563000--02-2001</text:p>
          </table:table-cell>
          <table:table-cell table:number-columns-repeated="4" table:style-name="ce5"/>
          <table:table-cell office:value-type="string" table:style-name="ce6">
            <text:p>04/02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/104 CELER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8"/>
          <table:table-cell office:value-type="currency" office:value="1284.46" table:style-name="ce45">
            <text:p>1 284,46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11151000--INSU0062</text:p>
          </table:table-cell>
          <table:table-cell table:number-columns-repeated="4" table:style-name="ce5"/>
          <table:table-cell office:value-type="string" table:style-name="ce6">
            <text:p>27/03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M24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75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46">
            <text:p>DELL</text:p>
          </table:table-cell>
          <table:table-cell office:value-type="currency" office:value="1691" table:style-name="ce13">
            <text:p>1 691,00 €</text:p>
          </table:table-cell>
          <table:table-cell office:value-type="float" office:value="268841" table:style-name="ce7">
            <text:p>268841</text:p>
          </table:table-cell>
          <table:table-cell office:value-type="float" office:value="10556" table:style-name="ce5">
            <text:p>10556</text:p>
          </table:table-cell>
          <table:table-cell office:value-type="float" office:value="21830000" table:style-name="ce7">
            <text:p>21830000</text:p>
          </table:table-cell>
          <table:table-cell office:value-type="string" table:style-name="ce5">
            <text:p>M2400</text:p>
          </table:table-cell>
          <table:table-cell table:number-columns-repeated="2" table:style-name="ce5"/>
          <table:table-cell office:value-type="string" table:style-name="ce5">
            <text:p>14021624000--37 2002</text:p>
          </table:table-cell>
          <table:table-cell table:number-columns-repeated="4" table:style-name="ce5"/>
          <table:table-cell office:value-type="string" table:style-name="ce6">
            <text:p>24/06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DE TRAVAI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76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float" office:value="1027414" table:style-name="ce82">
            <text:p>1027414</text:p>
          </table:table-cell>
          <table:table-cell office:value-type="currency" office:value="2094" table:style-name="ce67">
            <text:p>2 094,00 €</text:p>
          </table:table-cell>
          <table:table-cell office:value-type="float" office:value="270661" table:style-name="ce7">
            <text:p>270661</text:p>
          </table:table-cell>
          <table:table-cell office:value-type="float" office:value="10881" table:style-name="ce5">
            <text:p>10881</text:p>
          </table:table-cell>
          <table:table-cell table:style-name="ce14"/>
          <table:table-cell office:value-type="float" office:value="7310934" table:style-name="ce44">
            <text:p>7310934</text:p>
          </table:table-cell>
          <table:table-cell table:number-columns-repeated="2" table:style-name="ce5"/>
          <table:table-cell office:value-type="string" table:style-name="ce5">
            <text:p>14020650000--LP/691/30</text:p>
          </table:table-cell>
          <table:table-cell table:number-columns-repeated="4" table:style-name="ce5"/>
          <table:table-cell office:value-type="string" table:style-name="ce6">
            <text:p>26/08/2009</text:p>
          </table:table-cell>
          <table:table-cell table:number-columns-repeated="16361"/>
        </table:table-row>
        <table:table-row table:style-name="ro2">
          <table:table-cell office:value-type="string" table:style-name="ce15">
            <text:p>LATT - Software For Sidecar ASIC Development Kit</text:p>
          </table:table-cell>
          <table:table-cell office:value-type="string" table:style-name="ce15">
            <text:p>INFORMATIQUE</text:p>
          </table:table-cell>
          <table:table-cell table:style-name="ce15"/>
          <table:table-cell office:value-type="string" table:style-name="ce5">
            <text:p>IRAP09-07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51"/>
          <table:table-cell office:value-type="currency" office:value="32500" table:style-name="ce77">
            <text:p>32 500,00 €</text:p>
          </table:table-cell>
          <table:table-cell office:value-type="float" office:value="229233" table:style-name="ce16">
            <text:p>229233</text:p>
          </table:table-cell>
          <table:table-cell table:style-name="ce5"/>
          <table:table-cell office:value-type="float" office:value="23150009" table:style-name="ce16">
            <text:p>23150009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0782000--LP 694</text:p>
          </table:table-cell>
          <table:table-cell table:number-columns-repeated="4" table:style-name="ce5"/>
          <table:table-cell office:value-type="string" table:style-name="ce17">
            <text:p>29/10/200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500 INTEL CORE 2 DU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09-07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097" table:style-name="ce45">
            <text:p>1 097,00 €</text:p>
          </table:table-cell>
          <table:table-cell office:value-type="float" office:value="229088" table:style-name="ce7">
            <text:p>229088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00717000--2000E01</text:p>
          </table:table-cell>
          <table:table-cell table:number-columns-repeated="4" table:style-name="ce5"/>
          <table:table-cell office:value-type="string" table:style-name="ce6">
            <text:p>01/01/2009</text:p>
          </table:table-cell>
          <table:table-cell table:number-columns-repeated="16361"/>
        </table:table-row>
        <table:table-row table:style-name="ro2">
          <table:table-cell office:value-type="string" table:style-name="ce18">
            <text:p>PORTABLE HP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79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P</text:p>
          </table:table-cell>
          <table:table-cell table:style-name="ce126"/>
          <table:table-cell office:value-type="string" table:style-name="ce18">
            <text:p>K06P00045</text:p>
          </table:table-cell>
          <table:table-cell office:value-type="float" office:value="4500019288" table:style-name="ce18">
            <text:p>4500019288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4061706000--INVT 137</text:p>
          </table:table-cell>
          <table:table-cell table:number-columns-repeated="2" table:style-name="ce5"/>
          <table:table-cell office:value-type="string" table:style-name="ce18">
            <text:p>TOUR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SERVEUR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80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RSM INFORMATIQUE</text:p>
          </table:table-cell>
          <table:table-cell table:style-name="ce126"/>
          <table:table-cell office:value-type="string" table:style-name="ce18">
            <text:p>K06P00038</text:p>
          </table:table-cell>
          <table:table-cell office:value-type="float" office:value="4500019254" table:style-name="ce18">
            <text:p>4500019254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29061302000--138</text:p>
          </table:table-cell>
          <table:table-cell table:number-columns-repeated="2" table:style-name="ce5"/>
          <table:table-cell office:value-type="string" table:style-name="ce23">
            <text:p>PENOU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CLIMATISEUR</text:p>
          </table:table-cell>
          <table:table-cell office:value-type="string" table:style-name="ce18">
            <text:p>LOGISTIQUE</text:p>
          </table:table-cell>
          <table:table-cell table:style-name="ce18"/>
          <table:table-cell office:value-type="string" table:style-name="ce5">
            <text:p>IRAP09-0781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PROMOSANIT</text:p>
          </table:table-cell>
          <table:table-cell table:style-name="ce126"/>
          <table:table-cell office:value-type="string" table:style-name="ce18">
            <text:p>K06P00045</text:p>
          </table:table-cell>
          <table:table-cell office:value-type="float" office:value="4500021896" table:style-name="ce18">
            <text:p>4500021896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29061303000--139</text:p>
          </table:table-cell>
          <table:table-cell table:number-columns-repeated="2" table:style-name="ce5"/>
          <table:table-cell office:value-type="string" table:style-name="ce23">
            <text:p>BARTH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PORTABLE HP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82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P</text:p>
          </table:table-cell>
          <table:table-cell office:value-type="currency" office:value="1256" table:style-name="ce126">
            <text:p>1 256,00 €</text:p>
          </table:table-cell>
          <table:table-cell office:value-type="string" table:style-name="ce18">
            <text:p>K06P00037</text:p>
          </table:table-cell>
          <table:table-cell office:value-type="float" office:value="4500032903" table:style-name="ce18">
            <text:p>4500032903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4061832000--802/30</text:p>
          </table:table-cell>
          <table:table-cell table:number-columns-repeated="2" table:style-name="ce5"/>
          <table:table-cell office:value-type="string" table:style-name="ce18">
            <text:p>JACQUEY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PORTABLE HP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83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P</text:p>
          </table:table-cell>
          <table:table-cell office:value-type="currency" office:value="1185" table:style-name="ce126">
            <text:p>1 185,00 €</text:p>
          </table:table-cell>
          <table:table-cell office:value-type="string" table:style-name="ce18">
            <text:p>K08P000236</text:p>
          </table:table-cell>
          <table:table-cell office:value-type="float" office:value="4500028952" table:style-name="ce18">
            <text:p>4500028952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4061780000--140</text:p>
          </table:table-cell>
          <table:table-cell table:number-columns-repeated="2" table:style-name="ce5"/>
          <table:table-cell office:value-type="string" table:style-name="ce18">
            <text:p>PALLIER E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SERVEUR PE 1950 III CORE XEON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84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DELL</text:p>
          </table:table-cell>
          <table:table-cell office:value-type="currency" office:value="3124" table:style-name="ce126">
            <text:p>3 124,00 €</text:p>
          </table:table-cell>
          <table:table-cell office:value-type="string" table:style-name="ce18">
            <text:p>K06P00041</text:p>
          </table:table-cell>
          <table:table-cell office:value-type="float" office:value="4500010256" table:style-name="ce18">
            <text:p>4500010256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4061781000--141</text:p>
          </table:table-cell>
          <table:table-cell table:number-columns-repeated="2" table:style-name="ce5"/>
          <table:table-cell office:value-type="string" table:style-name="ce18">
            <text:p>KNODLSEDER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STATION DE TRAVAIL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85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P</text:p>
          </table:table-cell>
          <table:table-cell office:value-type="currency" office:value="738.09" table:style-name="ce126">
            <text:p>738,09 €</text:p>
          </table:table-cell>
          <table:table-cell office:value-type="string" table:style-name="ce18">
            <text:p>K06P00044</text:p>
          </table:table-cell>
          <table:table-cell office:value-type="float" office:value="4500045778" table:style-name="ce18">
            <text:p>4500045778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4061782000--142</text:p>
          </table:table-cell>
          <table:table-cell table:number-columns-repeated="2" table:style-name="ce5"/>
          <table:table-cell office:value-type="string" table:style-name="ce18">
            <text:p>GRIMALD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SERVEUR PV MD1000 SAS SATA BASE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86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DELL</text:p>
          </table:table-cell>
          <table:table-cell office:value-type="currency" office:value="4479" table:style-name="ce126">
            <text:p>4 479,00 €</text:p>
          </table:table-cell>
          <table:table-cell office:value-type="string" table:style-name="ce18">
            <text:p>K06P00041</text:p>
          </table:table-cell>
          <table:table-cell office:value-type="float" office:value="4500010256" table:style-name="ce18">
            <text:p>4500010256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4061854000--803/30</text:p>
          </table:table-cell>
          <table:table-cell table:number-columns-repeated="2" table:style-name="ce5"/>
          <table:table-cell office:value-type="string" table:style-name="ce18">
            <text:p>KNODLSEDER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BALANCE D'ANALYSE</text:p>
          </table:table-cell>
          <table:table-cell office:value-type="string" table:style-name="ce18">
            <text:p>INSTRUMENTATION</text:p>
          </table:table-cell>
          <table:table-cell table:style-name="ce18"/>
          <table:table-cell office:value-type="string" table:style-name="ce5">
            <text:p>IRAP09-0787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METTLER TOLEDO</text:p>
          </table:table-cell>
          <table:table-cell office:value-type="currency" office:value="3608.25" table:style-name="ce126">
            <text:p>3 608,25 €</text:p>
          </table:table-cell>
          <table:table-cell office:value-type="string" table:style-name="ce18">
            <text:p>CQ4</text:p>
          </table:table-cell>
          <table:table-cell office:value-type="float" office:value="4500071831" table:style-name="ce18">
            <text:p>4500071831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29061400000--144</text:p>
          </table:table-cell>
          <table:table-cell table:number-columns-repeated="2" table:style-name="ce5"/>
          <table:table-cell office:value-type="string" table:style-name="ce18">
            <text:p>JOBLIN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WORKSTATION CONFIG 3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88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P</text:p>
          </table:table-cell>
          <table:table-cell office:value-type="currency" office:value="1115" table:style-name="ce126">
            <text:p>1 115,00 €</text:p>
          </table:table-cell>
          <table:table-cell office:value-type="string" table:style-name="ce18">
            <text:p>K08000186</text:p>
          </table:table-cell>
          <table:table-cell office:value-type="float" office:value="4500010930" table:style-name="ce18">
            <text:p>4500010930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29061402000--143</text:p>
          </table:table-cell>
          <table:table-cell table:number-columns-repeated="2" table:style-name="ce5"/>
          <table:table-cell office:value-type="string" table:style-name="ce18">
            <text:p>LACOMBE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THERMOPILE</text:p>
          </table:table-cell>
          <table:table-cell office:value-type="string" table:style-name="ce18">
            <text:p>INSTRUMENTATION</text:p>
          </table:table-cell>
          <table:table-cell table:style-name="ce18"/>
          <table:table-cell office:value-type="string" table:style-name="ce5">
            <text:p>IRAP09-0789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MICRO CONTRÔLE</text:p>
          </table:table-cell>
          <table:table-cell office:value-type="currency" office:value="2237.67" table:style-name="ce126">
            <text:p>2 237,67 €</text:p>
          </table:table-cell>
          <table:table-cell office:value-type="string" table:style-name="ce18">
            <text:p>CQ4</text:p>
          </table:table-cell>
          <table:table-cell office:value-type="float" office:value="4500073786" table:style-name="ce18">
            <text:p>4500073786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48 À 159</text:p>
          </table:table-cell>
          <table:table-cell table:number-columns-repeated="2" table:style-name="ce5"/>
          <table:table-cell office:value-type="string" table:style-name="ce18">
            <text:p>JOBLIN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WORKSTATION CONFIG 3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90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P</text:p>
          </table:table-cell>
          <table:table-cell office:value-type="currency" office:value="1115" table:style-name="ce126">
            <text:p>1 115,00 €</text:p>
          </table:table-cell>
          <table:table-cell office:value-type="string" table:style-name="ce18">
            <text:p>K08000186</text:p>
          </table:table-cell>
          <table:table-cell office:value-type="float" office:value="4500010930" table:style-name="ce18">
            <text:p>4500010930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62+163+164+165</text:p>
          </table:table-cell>
          <table:table-cell table:number-columns-repeated="2" table:style-name="ce5"/>
          <table:table-cell office:value-type="string" table:style-name="ce18">
            <text:p>LACOMBE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ALIMENTATION</text:p>
          </table:table-cell>
          <table:table-cell office:value-type="string" table:style-name="ce18">
            <text:p>INSTRUMENTATION</text:p>
          </table:table-cell>
          <table:table-cell table:style-name="ce18"/>
          <table:table-cell office:value-type="string" table:style-name="ce5">
            <text:p>IRAP09-0791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SEFELEC</text:p>
          </table:table-cell>
          <table:table-cell office:value-type="currency" office:value="1824" table:style-name="ce126">
            <text:p>1 824,00 €</text:p>
          </table:table-cell>
          <table:table-cell office:value-type="string" table:style-name="ce18">
            <text:p>CQ4</text:p>
          </table:table-cell>
          <table:table-cell office:value-type="float" office:value="4500076366" table:style-name="ce18">
            <text:p>4500076366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MA609F/A</text:p>
          </table:table-cell>
          <table:table-cell table:number-columns-repeated="2" table:style-name="ce5"/>
          <table:table-cell office:value-type="string" table:style-name="ce18">
            <text:p>MURAT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97">
            <text:p>MACBOOK PRO 17"</text:p>
          </table:table-cell>
          <table:table-cell office:value-type="string" table:style-name="ce97">
            <text:p>INFORMATIQUE</text:p>
          </table:table-cell>
          <table:table-cell table:style-name="ce97"/>
          <table:table-cell office:value-type="string" table:style-name="ce5">
            <text:p>IRAP09-0792</text:p>
          </table:table-cell>
          <table:table-cell table:style-name="ce56"/>
          <table:table-cell office:value-type="string" table:style-name="ce56">
            <text:p>UPS</text:p>
          </table:table-cell>
          <table:table-cell table:number-columns-repeated="3" table:style-name="ce56"/>
          <table:table-cell office:value-type="string" table:style-name="ce124">
            <text:p>I CONCEPT</text:p>
          </table:table-cell>
          <table:table-cell table:style-name="ce130"/>
          <table:table-cell office:value-type="string" table:style-name="ce97">
            <text:p>K06000027</text:p>
          </table:table-cell>
          <table:table-cell office:value-type="float" office:value="4500012535" table:style-name="ce97">
            <text:p>4500012535</text:p>
          </table:table-cell>
          <table:table-cell table:style-name="ce64"/>
          <table:table-cell table:style-name="ce70"/>
          <table:table-cell table:number-columns-repeated="2" table:style-name="ce56"/>
          <table:table-cell office:value-type="string" table:style-name="ce5">
            <text:p>810/30 + 811/30</text:p>
          </table:table-cell>
          <table:table-cell table:number-columns-repeated="2" table:style-name="ce5"/>
          <table:table-cell office:value-type="string" table:style-name="ce97">
            <text:p>SAUVAUD</text:p>
          </table:table-cell>
          <table:table-cell table:style-name="ce97"/>
          <table:table-cell table:style-name="ce61"/>
          <table:table-cell table:number-columns-repeated="16361"/>
        </table:table-row>
        <table:table-row table:style-name="ro2">
          <table:table-cell office:value-type="string" table:style-name="ce97">
            <text:p>MACBOOK PRO 17"</text:p>
          </table:table-cell>
          <table:table-cell office:value-type="string" table:style-name="ce97">
            <text:p>INFORMATIQUE</text:p>
          </table:table-cell>
          <table:table-cell table:style-name="ce97"/>
          <table:table-cell office:value-type="string" table:style-name="ce5">
            <text:p>IRAP09-0793</text:p>
          </table:table-cell>
          <table:table-cell table:style-name="ce56"/>
          <table:table-cell office:value-type="string" table:style-name="ce56">
            <text:p>UPS</text:p>
          </table:table-cell>
          <table:table-cell table:number-columns-repeated="3" table:style-name="ce56"/>
          <table:table-cell office:value-type="string" table:style-name="ce124">
            <text:p>I CONCEPT</text:p>
          </table:table-cell>
          <table:table-cell office:value-type="currency" office:value="3762.53" table:style-name="ce130">
            <text:p>3 762,53 €</text:p>
          </table:table-cell>
          <table:table-cell office:value-type="string" table:style-name="ce97">
            <text:p>AUTSUB</text:p>
          </table:table-cell>
          <table:table-cell office:value-type="float" office:value="4500076437" table:style-name="ce97">
            <text:p>4500076437</text:p>
          </table:table-cell>
          <table:table-cell table:style-name="ce64"/>
          <table:table-cell table:style-name="ce70"/>
          <table:table-cell table:number-columns-repeated="2" table:style-name="ce56"/>
          <table:table-cell table:number-columns-repeated="3" table:style-name="ce5"/>
          <table:table-cell office:value-type="string" table:style-name="ce97">
            <text:p>POINTECOUTEAU</text:p>
          </table:table-cell>
          <table:table-cell table:style-name="ce97"/>
          <table:table-cell table:style-name="ce61"/>
          <table:table-cell table:number-columns-repeated="16361"/>
        </table:table-row>
        <table:table-row table:style-name="ro2">
          <table:table-cell office:value-type="string" table:style-name="ce18">
            <text:p>CRYOSTAT OPTIQUE</text:p>
          </table:table-cell>
          <table:table-cell office:value-type="string" table:style-name="ce18">
            <text:p>INSTRUMENTATION</text:p>
          </table:table-cell>
          <table:table-cell table:style-name="ce18"/>
          <table:table-cell office:value-type="string" table:style-name="ce5">
            <text:p>IRAP09-0794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5">
            <text:p>QMC INSTRUMENTS LTD</text:p>
          </table:table-cell>
          <table:table-cell office:value-type="currency" office:value="28750" table:style-name="ce126">
            <text:p>28 750,00 €</text:p>
          </table:table-cell>
          <table:table-cell office:value-type="string" table:style-name="ce18">
            <text:p>CPER</text:p>
          </table:table-cell>
          <table:table-cell office:value-type="float" office:value="4500076791" table:style-name="ce18">
            <text:p>4500076791</text:p>
          </table:table-cell>
          <table:table-cell table:style-name="ce14"/>
          <table:table-cell table:style-name="ce44"/>
          <table:table-cell table:number-columns-repeated="5" table:style-name="ce5"/>
          <table:table-cell office:value-type="string" table:style-name="ce18">
            <text:p>DEMYK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CLIMATISATION LOCAL SERVEUR</text:p>
          </table:table-cell>
          <table:table-cell office:value-type="string" table:style-name="ce18">
            <text:p>LOGISTIQUE</text:p>
          </table:table-cell>
          <table:table-cell table:style-name="ce18"/>
          <table:table-cell office:value-type="string" table:style-name="ce5">
            <text:p>IRAP09-0795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SNEF</text:p>
          </table:table-cell>
          <table:table-cell office:value-type="currency" office:value="8318.75" table:style-name="ce126">
            <text:p>8 318,75 €</text:p>
          </table:table-cell>
          <table:table-cell office:value-type="string" table:style-name="ce18">
            <text:p>CQ4</text:p>
          </table:table-cell>
          <table:table-cell office:value-type="float" office:value="4500052809" table:style-name="ce18">
            <text:p>4500052809</text:p>
          </table:table-cell>
          <table:table-cell table:style-name="ce14"/>
          <table:table-cell table:style-name="ce44"/>
          <table:table-cell table:number-columns-repeated="5" table:style-name="ce5"/>
          <table:table-cell office:value-type="string" table:style-name="ce18">
            <text:p>HILLEMBRAND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5">
            <text:p>GERBEUR REF PA0515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09-0796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38">
            <text:p><text:s text:c="2"/>OMSO</text:p>
          </table:table-cell>
          <table:table-cell office:value-type="currency" office:value="925" table:style-name="ce126">
            <text:p>925,00 €</text:p>
          </table:table-cell>
          <table:table-cell office:value-type="string" table:style-name="ce7">
            <text:p>K08P000224</text:p>
          </table:table-cell>
          <table:table-cell office:value-type="float" office:value="4500053247" table:style-name="ce18">
            <text:p>4500053247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27">
            <text:p>CNES4175</text:p>
          </table:table-cell>
          <table:table-cell table:number-columns-repeated="2" table:style-name="ce27"/>
          <table:table-cell office:value-type="string" table:style-name="ce18">
            <text:p>ROUDIL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SYSTEME PILOT PARABOLE ASTRO</text:p>
          </table:table-cell>
          <table:table-cell office:value-type="string" table:style-name="ce18">
            <text:p>INSTRUMENTATION</text:p>
          </table:table-cell>
          <table:table-cell table:style-name="ce18"/>
          <table:table-cell office:value-type="string" table:style-name="ce5">
            <text:p>IRAP09-0797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38">
            <text:p><text:s text:c="2"/>MICRO CI</text:p>
          </table:table-cell>
          <table:table-cell office:value-type="currency" office:value="3550" table:style-name="ce126">
            <text:p>3 550,00 €</text:p>
          </table:table-cell>
          <table:table-cell office:value-type="string" table:style-name="ce18">
            <text:p>A08P0111</text:p>
          </table:table-cell>
          <table:table-cell office:value-type="float" office:value="4500055081" table:style-name="ce18">
            <text:p>4500055081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87+188</text:p>
          </table:table-cell>
          <table:table-cell table:number-columns-repeated="2" table:style-name="ce5"/>
          <table:table-cell office:value-type="string" table:style-name="ce18">
            <text:p>BAZER-BACHI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MAC BOOK PRO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798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I CONCEPT</text:p>
          </table:table-cell>
          <table:table-cell office:value-type="currency" office:value="1674.63" table:style-name="ce126">
            <text:p>1 674,63 €</text:p>
          </table:table-cell>
          <table:table-cell office:value-type="string" table:style-name="ce18">
            <text:p>K06P00040</text:p>
          </table:table-cell>
          <table:table-cell office:value-type="float" office:value="4500059008" table:style-name="ce18">
            <text:p>4500059008</text:p>
          </table:table-cell>
          <table:table-cell table:style-name="ce14"/>
          <table:table-cell table:style-name="ce44"/>
          <table:table-cell table:number-columns-repeated="5" table:style-name="ce5"/>
          <table:table-cell office:value-type="string" table:style-name="ce18">
            <text:p>BARRET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MODULE C 11208-02</text:p>
          </table:table-cell>
          <table:table-cell office:value-type="string" table:style-name="ce18">
            <text:p>INSTRUMENTATION</text:p>
          </table:table-cell>
          <table:table-cell table:style-name="ce18"/>
          <table:table-cell office:value-type="string" table:style-name="ce5">
            <text:p>IRAP09-0799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AMAMATSU PHOTONICS</text:p>
          </table:table-cell>
          <table:table-cell office:value-type="currency" office:value="2302" table:style-name="ce126">
            <text:p>2 302,00 €</text:p>
          </table:table-cell>
          <table:table-cell office:value-type="string" table:style-name="ce18">
            <text:p>A08P0111</text:p>
          </table:table-cell>
          <table:table-cell office:value-type="float" office:value="4500061268" table:style-name="ce18">
            <text:p>4500061268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18">
            <text:p>BAZER-BACHI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MODULE S 11028-050 MPPC</text:p>
          </table:table-cell>
          <table:table-cell office:value-type="string" table:style-name="ce18">
            <text:p>INSTRUMENTATION</text:p>
          </table:table-cell>
          <table:table-cell table:style-name="ce18"/>
          <table:table-cell office:value-type="string" table:style-name="ce5">
            <text:p>IRAP09-0800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AMAMATSU PHOTONICS</text:p>
          </table:table-cell>
          <table:table-cell office:value-type="currency" office:value="495" table:style-name="ce126">
            <text:p>495,00 €</text:p>
          </table:table-cell>
          <table:table-cell office:value-type="string" table:style-name="ce18">
            <text:p>A08P0111</text:p>
          </table:table-cell>
          <table:table-cell office:value-type="float" office:value="4500061268" table:style-name="ce18">
            <text:p>4500061268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838 + 839/09</text:p>
          </table:table-cell>
          <table:table-cell table:number-columns-repeated="2" table:style-name="ce5"/>
          <table:table-cell office:value-type="string" table:style-name="ce18">
            <text:p>BAZER-BACHI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MacBook Pro Intel Core i7 Duo 2,66Ghz 4G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801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I CONCEPT</text:p>
          </table:table-cell>
          <table:table-cell office:value-type="currency" office:value="2173.34" table:style-name="ce126">
            <text:p>2 173,34 €</text:p>
          </table:table-cell>
          <table:table-cell office:value-type="string" table:style-name="ce18">
            <text:p>K08P000186</text:p>
          </table:table-cell>
          <table:table-cell office:value-type="float" office:value="4500062301" table:style-name="ce18">
            <text:p>4500062301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18">
            <text:p>BARRET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5">
            <text:p>ACQUI. MIROIR M1/EXPÉRIENCE PILOT<text:s/>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09-0802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SAGEM DEFENSE SECURITE</text:p>
          </table:table-cell>
          <table:table-cell office:value-type="currency" office:value="63025.99" table:style-name="ce126">
            <text:p>63 025,99 €</text:p>
          </table:table-cell>
          <table:table-cell office:value-type="string" table:style-name="ce18">
            <text:p>K08P000224</text:p>
          </table:table-cell>
          <table:table-cell office:value-type="float" office:value="4500045721" table:style-name="ce18">
            <text:p>4500045721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832 + 833</text:p>
          </table:table-cell>
          <table:table-cell table:number-columns-repeated="2" table:style-name="ce5"/>
          <table:table-cell table:number-columns-repeated="2"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PC PORTABLE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803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P</text:p>
          </table:table-cell>
          <table:table-cell office:value-type="currency" office:value="1082.78" table:style-name="ce126">
            <text:p>1 082,78 €</text:p>
          </table:table-cell>
          <table:table-cell office:value-type="string" table:style-name="ce18">
            <text:p>K08P000224</text:p>
          </table:table-cell>
          <table:table-cell office:value-type="float" office:value="4500045890" table:style-name="ce18">
            <text:p>4500045890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228+229</text:p>
          </table:table-cell>
          <table:table-cell table:number-columns-repeated="2" table:style-name="ce5"/>
          <table:table-cell office:value-type="string" table:style-name="ce18">
            <text:p>MOT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18">
            <text:p>iMac Intel COre QuadCore 2,66Ghz 4G0</text:p>
          </table:table-cell>
          <table:table-cell office:value-type="string" table:style-name="ce18">
            <text:p>INFORMATIQUE</text:p>
          </table:table-cell>
          <table:table-cell table:style-name="ce18"/>
          <table:table-cell office:value-type="string" table:style-name="ce5">
            <text:p>IRAP09-0804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I CONCEPT</text:p>
          </table:table-cell>
          <table:table-cell office:value-type="currency" office:value="1716.78" table:style-name="ce126">
            <text:p>1 716,78 €</text:p>
          </table:table-cell>
          <table:table-cell office:value-type="string" table:style-name="ce18">
            <text:p>K06P00041</text:p>
          </table:table-cell>
          <table:table-cell office:value-type="float" office:value="4500046515" table:style-name="ce18">
            <text:p>4500046515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845+846</text:p>
          </table:table-cell>
          <table:table-cell table:number-columns-repeated="2" table:style-name="ce5"/>
          <table:table-cell office:value-type="string" table:style-name="ce18">
            <text:p>KNODLSEDER ET BRANDT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CTO MACBOOK PRO 15,4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05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I CONCEPT</text:p>
          </table:table-cell>
          <table:table-cell office:value-type="currency" office:value="1901.41" table:style-name="ce67">
            <text:p>1 901,41 €</text:p>
          </table:table-cell>
          <table:table-cell office:value-type="string" table:style-name="ce23">
            <text:p>K06P00019</text:p>
          </table:table-cell>
          <table:table-cell office:value-type="float" office:value="4500046614" table:style-name="ce23">
            <text:p>4500046614</text:p>
          </table:table-cell>
          <table:table-cell table:style-name="ce14"/>
          <table:table-cell table:style-name="ce44"/>
          <table:table-cell table:number-columns-repeated="5" table:style-name="ce5"/>
          <table:table-cell office:value-type="string" table:style-name="ce23">
            <text:p>JEAN P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iMac Intel COre QuadCore 2,66Ghz 4G0/1To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06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I CONCEPT</text:p>
          </table:table-cell>
          <table:table-cell office:value-type="currency" office:value="1393.69" table:style-name="ce67">
            <text:p>1 393,69 €</text:p>
          </table:table-cell>
          <table:table-cell office:value-type="string" table:style-name="ce23">
            <text:p>K06P00019</text:p>
          </table:table-cell>
          <table:table-cell office:value-type="float" office:value="4500046617" table:style-name="ce23">
            <text:p>4500046617</text:p>
          </table:table-cell>
          <table:table-cell table:style-name="ce14"/>
          <table:table-cell table:style-name="ce44"/>
          <table:table-cell table:number-columns-repeated="5" table:style-name="ce5"/>
          <table:table-cell office:value-type="string" table:style-name="ce23">
            <text:p>JEAN P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VIDEOPROJECTEUR OPTIMA EX 6153500</text:p>
          </table:table-cell>
          <table:table-cell office:value-type="string" table:style-name="ce23">
            <text:p>LOGISTIQUE</text:p>
          </table:table-cell>
          <table:table-cell table:style-name="ce23"/>
          <table:table-cell office:value-type="string" table:style-name="ce5">
            <text:p>IRAP09-0807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RSM INFORMATIQUE</text:p>
          </table:table-cell>
          <table:table-cell office:value-type="currency" office:value="1032.78" table:style-name="ce67">
            <text:p>1 032,78 €</text:p>
          </table:table-cell>
          <table:table-cell office:value-type="string" table:style-name="ce23">
            <text:p>A09P0091</text:p>
          </table:table-cell>
          <table:table-cell office:value-type="float" office:value="4500047159" table:style-name="ce23">
            <text:p>4500047159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REM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MACBOOK PRO INTEL CORE2 DUO 2.66GHz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08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I CONCEPT</text:p>
          </table:table-cell>
          <table:table-cell office:value-type="currency" office:value="1445.81" table:style-name="ce67">
            <text:p>1 445,81 €</text:p>
          </table:table-cell>
          <table:table-cell office:value-type="string" table:style-name="ce23">
            <text:p>K06P00040</text:p>
          </table:table-cell>
          <table:table-cell office:value-type="float" office:value="4500048680" table:style-name="ce23">
            <text:p>4500048680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315+316+317</text:p>
          </table:table-cell>
          <table:table-cell table:number-columns-repeated="2" table:style-name="ce5"/>
          <table:table-cell office:value-type="string" table:style-name="ce23">
            <text:p>BARRET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 HP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09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HP</text:p>
          </table:table-cell>
          <table:table-cell office:value-type="currency" office:value="2438" table:style-name="ce67">
            <text:p>2 438,00 €</text:p>
          </table:table-cell>
          <table:table-cell office:value-type="string" table:style-name="ce23">
            <text:p>K06P00027</text:p>
          </table:table-cell>
          <table:table-cell office:value-type="float" office:value="4500079278" table:style-name="ce23">
            <text:p>4500079278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PEYMIRAT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MAC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0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I CONCEPT</text:p>
          </table:table-cell>
          <table:table-cell office:value-type="currency" office:value="1825" table:style-name="ce67">
            <text:p>1 825,00 €</text:p>
          </table:table-cell>
          <table:table-cell office:value-type="string" table:style-name="ce23">
            <text:p>A10P00027</text:p>
          </table:table-cell>
          <table:table-cell office:value-type="float" office:value="4500077895" table:style-name="ce23">
            <text:p>4500077895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1000-01</text:p>
          </table:table-cell>
          <table:table-cell table:number-columns-repeated="2" table:style-name="ce5"/>
          <table:table-cell office:value-type="string" table:style-name="ce18">
            <text:p>JACQUEY</text:p>
          </table:table-cell>
          <table:table-cell table:style-name="ce18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MAC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1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I CONCEPT</text:p>
          </table:table-cell>
          <table:table-cell office:value-type="currency" office:value="1897" table:style-name="ce67">
            <text:p>1 897,00 €</text:p>
          </table:table-cell>
          <table:table-cell office:value-type="string" table:style-name="ce23">
            <text:p>K06P00044</text:p>
          </table:table-cell>
          <table:table-cell office:value-type="float" office:value="4500080791" table:style-name="ce23">
            <text:p>4500080791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EN ATTENTE</text:p>
          </table:table-cell>
          <table:table-cell table:number-columns-repeated="2" table:style-name="ce5"/>
          <table:table-cell office:value-type="string" table:style-name="ce23">
            <text:p>BARTH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STATION DE TRAVAIL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2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HP</text:p>
          </table:table-cell>
          <table:table-cell office:value-type="currency" office:value="2996" table:style-name="ce67">
            <text:p>2 996,00 €</text:p>
          </table:table-cell>
          <table:table-cell office:value-type="string" table:style-name="ce23">
            <text:p><text:s/>K06P00048</text:p>
          </table:table-cell>
          <table:table-cell office:value-type="float" office:value="4500073374" table:style-name="ce23">
            <text:p>4500073374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STRIEBIG N.OMP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MPE POUR BANC A VIDE</text:p>
          </table:table-cell>
          <table:table-cell office:value-type="string" table:style-name="ce23">
            <text:p>INSTRUMENTATION</text:p>
          </table:table-cell>
          <table:table-cell table:style-name="ce23"/>
          <table:table-cell office:value-type="string" table:style-name="ce5">
            <text:p>IRAP09-0813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ALCATEL</text:p>
          </table:table-cell>
          <table:table-cell office:value-type="currency" office:value="5218" table:style-name="ce67">
            <text:p>5 218,00 €</text:p>
          </table:table-cell>
          <table:table-cell office:value-type="string" table:style-name="ce23">
            <text:p>K06P00059</text:p>
          </table:table-cell>
          <table:table-cell office:value-type="float" office:value="4500074664" table:style-name="ce23">
            <text:p>4500074664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float" office:value="336" table:style-name="ce131">
            <text:p>336</text:p>
          </table:table-cell>
          <table:table-cell table:number-columns-repeated="2" table:style-name="ce131"/>
          <table:table-cell office:value-type="string" table:style-name="ce23">
            <text:p>LE COMT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MACBOOK PRO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4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I CONCEPT</text:p>
          </table:table-cell>
          <table:table-cell office:value-type="currency" office:value="1439" table:style-name="ce67">
            <text:p>1 439,00 €</text:p>
          </table:table-cell>
          <table:table-cell office:value-type="string" table:style-name="ce23">
            <text:p>K07P000138</text:p>
          </table:table-cell>
          <table:table-cell office:value-type="float" office:value="4500081499" table:style-name="ce23">
            <text:p>4500081499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68"/>
          <table:table-cell office:value-type="string" table:style-name="ce23">
            <text:p>PENOU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WER EDGE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5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APX SYNSTAR</text:p>
          </table:table-cell>
          <table:table-cell office:value-type="currency" office:value="6311" table:style-name="ce67">
            <text:p>6 311,00 €</text:p>
          </table:table-cell>
          <table:table-cell office:value-type="string" table:style-name="ce23">
            <text:p>K06P00065</text:p>
          </table:table-cell>
          <table:table-cell office:value-type="float" office:value="4500081289" table:style-name="ce23">
            <text:p>4500081289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5">
            <text:p>29060313000--2402</text:p>
          </table:table-cell>
          <table:table-cell table:number-columns-repeated="2" table:style-name="ce5"/>
          <table:table-cell office:value-type="string" table:style-name="ce23">
            <text:p>PENOU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SYSTEME RAID SAS SATA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6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TRANSTEC</text:p>
          </table:table-cell>
          <table:table-cell office:value-type="currency" office:value="8557" table:style-name="ce67">
            <text:p>8 557,00 €</text:p>
          </table:table-cell>
          <table:table-cell office:value-type="string" table:style-name="ce23">
            <text:p>K06P00065</text:p>
          </table:table-cell>
          <table:table-cell office:value-type="float" office:value="4500081281" table:style-name="ce23">
            <text:p>4500081281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float" office:value="380" table:style-name="ce131">
            <text:p>380</text:p>
          </table:table-cell>
          <table:table-cell table:number-columns-repeated="2" table:style-name="ce131"/>
          <table:table-cell office:value-type="string" table:style-name="ce23">
            <text:p>PENOU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IMPRIMANTE DELL 5130 COLOUR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7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DELL</text:p>
          </table:table-cell>
          <table:table-cell office:value-type="currency" office:value="1050" table:style-name="ce67">
            <text:p>1 050,00 €</text:p>
          </table:table-cell>
          <table:table-cell office:value-type="string" table:style-name="ce23">
            <text:p>K06P00056</text:p>
          </table:table-cell>
          <table:table-cell office:value-type="float" office:value="4500080892" table:style-name="ce23">
            <text:p>4500080892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float" office:value="383" table:style-name="ce131">
            <text:p>383</text:p>
          </table:table-cell>
          <table:table-cell table:number-columns-repeated="2" table:style-name="ce131"/>
          <table:table-cell office:value-type="string" table:style-name="ce23">
            <text:p>BARTH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IMPRIMANTE DELL 5130 COLOUR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8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DELL</text:p>
          </table:table-cell>
          <table:table-cell office:value-type="currency" office:value="1050" table:style-name="ce67">
            <text:p>1 050,00 €</text:p>
          </table:table-cell>
          <table:table-cell office:value-type="string" table:style-name="ce23">
            <text:p><text:s/>K06P00056</text:p>
          </table:table-cell>
          <table:table-cell office:value-type="float" office:value="4500080892" table:style-name="ce23">
            <text:p>4500080892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15"/>
          <table:table-cell office:value-type="string" table:style-name="ce23">
            <text:p>BARTH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IMPRIMANTE DELL 5130 COLOUR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19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3">
            <text:p>DELL</text:p>
          </table:table-cell>
          <table:table-cell office:value-type="currency" office:value="1303" table:style-name="ce67">
            <text:p>1 303,00 €</text:p>
          </table:table-cell>
          <table:table-cell office:value-type="string" table:style-name="ce23">
            <text:p>K06P00056</text:p>
          </table:table-cell>
          <table:table-cell office:value-type="float" office:value="4500080892" table:style-name="ce23">
            <text:p>4500080892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131">
            <text:p>2010/464</text:p>
          </table:table-cell>
          <table:table-cell table:number-columns-repeated="2" table:style-name="ce131"/>
          <table:table-cell office:value-type="string" table:style-name="ce23">
            <text:p>BARTH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 HP ELITE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20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979" table:style-name="ce67">
            <text:p>979,00 €</text:p>
          </table:table-cell>
          <table:table-cell office:value-type="string" table:style-name="ce23">
            <text:p>K06P00056</text:p>
          </table:table-cell>
          <table:table-cell office:value-type="float" office:value="4500080359" table:style-name="ce23">
            <text:p>4500080359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float" office:value="28749131" table:style-name="ce5">
            <text:p>28749131</text:p>
          </table:table-cell>
          <table:table-cell table:number-columns-repeated="2" table:style-name="ce5"/>
          <table:table-cell office:value-type="string" table:style-name="ce23">
            <text:p>BARTH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 4 8740 W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21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716" table:style-name="ce67">
            <text:p>1 716,00 €</text:p>
          </table:table-cell>
          <table:table-cell office:value-type="string" table:style-name="ce23">
            <text:p>K06P00051</text:p>
          </table:table-cell>
          <table:table-cell office:value-type="float" office:value="4500080357" table:style-name="ce23">
            <text:p>4500080357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float" office:value="554898" table:style-name="ce5">
            <text:p>554898</text:p>
          </table:table-cell>
          <table:table-cell table:number-columns-repeated="2" table:style-name="ce5"/>
          <table:table-cell office:value-type="string" table:style-name="ce23">
            <text:p>DEVOTO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 4 8740 W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22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248" table:style-name="ce67">
            <text:p>1 248,00 €</text:p>
          </table:table-cell>
          <table:table-cell office:value-type="string" table:style-name="ce23">
            <text:p>K06P00051</text:p>
          </table:table-cell>
          <table:table-cell office:value-type="float" office:value="4500080356" table:style-name="ce23">
            <text:p>4500080356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float" office:value="572874" table:style-name="ce118">
            <text:p>572874</text:p>
          </table:table-cell>
          <table:table-cell table:number-columns-repeated="2" table:style-name="ce118"/>
          <table:table-cell office:value-type="string" table:style-name="ce23">
            <text:p>DEVOTO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 62 740 W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23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372" table:style-name="ce67">
            <text:p>1 372,00 €</text:p>
          </table:table-cell>
          <table:table-cell office:value-type="string" table:style-name="ce23">
            <text:p>K06P00051</text:p>
          </table:table-cell>
          <table:table-cell office:value-type="float" office:value="4500080074" table:style-name="ce23">
            <text:p>4500080074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float" office:value="572878" table:style-name="ce118">
            <text:p>572878</text:p>
          </table:table-cell>
          <table:table-cell table:number-columns-repeated="2" table:style-name="ce118"/>
          <table:table-cell office:value-type="string" table:style-name="ce23">
            <text:p>DEVOTO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STATION DE TRAVAIL 28000 ELITE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24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878" table:style-name="ce67">
            <text:p>878,00 €</text:p>
          </table:table-cell>
          <table:table-cell office:value-type="string" table:style-name="ce23">
            <text:p>K06P00045</text:p>
          </table:table-cell>
          <table:table-cell office:value-type="float" office:value="4500079281" table:style-name="ce23">
            <text:p>4500079281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float" office:value="572881" table:style-name="ce5">
            <text:p>572881</text:p>
          </table:table-cell>
          <table:table-cell table:number-columns-repeated="2" table:style-name="ce5"/>
          <table:table-cell office:value-type="string" table:style-name="ce23">
            <text:p>LOUARN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116">
            <text:p>PORTABLE</text:p>
          </table:table-cell>
          <table:table-cell office:value-type="string" table:style-name="ce116">
            <text:p>INFORMATIQUE</text:p>
          </table:table-cell>
          <table:table-cell table:style-name="ce116"/>
          <table:table-cell office:value-type="string" table:style-name="ce5">
            <text:p>IRAP09-0825</text:p>
          </table:table-cell>
          <table:table-cell table:style-name="ce56"/>
          <table:table-cell office:value-type="string" table:style-name="ce56">
            <text:p>UPS</text:p>
          </table:table-cell>
          <table:table-cell table:number-columns-repeated="3" table:style-name="ce56"/>
          <table:table-cell office:value-type="string" table:style-name="ce52">
            <text:p>HEWLETT PACKARD<text:s/></text:p>
          </table:table-cell>
          <table:table-cell office:value-type="currency" office:value="1302" table:style-name="ce128">
            <text:p>1 302,00 €</text:p>
          </table:table-cell>
          <table:table-cell office:value-type="string" table:style-name="ce116">
            <text:p>K07P000138</text:p>
          </table:table-cell>
          <table:table-cell office:value-type="float" office:value="4500078996" table:style-name="ce116">
            <text:p>4500078996</text:p>
          </table:table-cell>
          <table:table-cell table:style-name="ce64"/>
          <table:table-cell table:style-name="ce70"/>
          <table:table-cell table:number-columns-repeated="2" table:style-name="ce56"/>
          <table:table-cell table:number-columns-repeated="3" table:style-name="ce118"/>
          <table:table-cell office:value-type="string" table:style-name="ce116">
            <text:p>DANDOURAS</text:p>
          </table:table-cell>
          <table:table-cell table:style-name="ce116"/>
          <table:table-cell table:style-name="ce61"/>
          <table:table-cell table:number-columns-repeated="16361"/>
        </table:table-row>
        <table:table-row table:style-name="ro2">
          <table:table-cell office:value-type="string" table:style-name="ce116">
            <text:p>PORTABLE</text:p>
          </table:table-cell>
          <table:table-cell office:value-type="string" table:style-name="ce116">
            <text:p>INFORMATIQUE</text:p>
          </table:table-cell>
          <table:table-cell table:style-name="ce116"/>
          <table:table-cell office:value-type="string" table:style-name="ce5">
            <text:p>IRAP09-0826</text:p>
          </table:table-cell>
          <table:table-cell table:style-name="ce56"/>
          <table:table-cell office:value-type="string" table:style-name="ce56">
            <text:p>UPS</text:p>
          </table:table-cell>
          <table:table-cell table:number-columns-repeated="3" table:style-name="ce56"/>
          <table:table-cell office:value-type="string" table:style-name="ce52">
            <text:p>HEWLETT PACKARD<text:s/></text:p>
          </table:table-cell>
          <table:table-cell office:value-type="currency" office:value="1302" table:style-name="ce128">
            <text:p>1 302,00 €</text:p>
          </table:table-cell>
          <table:table-cell office:value-type="string" table:style-name="ce116">
            <text:p><text:s/>K06P00064</text:p>
          </table:table-cell>
          <table:table-cell office:value-type="float" office:value="4500078957" table:style-name="ce116">
            <text:p>4500078957</text:p>
          </table:table-cell>
          <table:table-cell table:style-name="ce64"/>
          <table:table-cell table:style-name="ce70"/>
          <table:table-cell table:number-columns-repeated="2" table:style-name="ce56"/>
          <table:table-cell table:number-columns-repeated="3" table:style-name="ce27"/>
          <table:table-cell office:value-type="string" table:style-name="ce116">
            <text:p>D'USTON</text:p>
          </table:table-cell>
          <table:table-cell table:style-name="ce116"/>
          <table:table-cell table:style-name="ce61"/>
          <table:table-cell table:number-columns-repeated="16361"/>
        </table:table-row>
        <table:table-row table:style-name="ro2">
          <table:table-cell office:value-type="string" table:style-name="ce23">
            <text:p>PORTABLE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27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204" table:style-name="ce67">
            <text:p>1 204,00 €</text:p>
          </table:table-cell>
          <table:table-cell office:value-type="string" table:style-name="ce23">
            <text:p><text:s/>K06P00027</text:p>
          </table:table-cell>
          <table:table-cell office:value-type="float" office:value="4500078535" table:style-name="ce23">
            <text:p>4500078535</text:p>
          </table:table-cell>
          <table:table-cell table:style-name="ce14"/>
          <table:table-cell table:style-name="ce44"/>
          <table:table-cell table:number-columns-repeated="2" table:style-name="ce5"/>
          <table:table-cell office:value-type="string" table:style-name="ce27">
            <text:p>CNES 767</text:p>
          </table:table-cell>
          <table:table-cell table:number-columns-repeated="2" table:style-name="ce27"/>
          <table:table-cell office:value-type="string" table:style-name="ce23">
            <text:p>FRUIT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STATION DE TRAVAIL 3Z400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28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388" table:style-name="ce67">
            <text:p>1 388,00 €</text:p>
          </table:table-cell>
          <table:table-cell office:value-type="string" table:style-name="ce23">
            <text:p><text:s/>K08P00223</text:p>
          </table:table-cell>
          <table:table-cell office:value-type="float" office:value="4500077680" table:style-name="ce23">
            <text:p>4500077680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AOUSTIN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29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207" table:style-name="ce67">
            <text:p>1 207,00 €</text:p>
          </table:table-cell>
          <table:table-cell office:value-type="string" table:style-name="ce23">
            <text:p><text:s/>K06P00056</text:p>
          </table:table-cell>
          <table:table-cell office:value-type="float" office:value="4500077644" table:style-name="ce23">
            <text:p>4500077644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AOUSTIN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30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368" table:style-name="ce67">
            <text:p>1 368,00 €</text:p>
          </table:table-cell>
          <table:table-cell office:value-type="string" table:style-name="ce23">
            <text:p><text:s/>K06P00051</text:p>
          </table:table-cell>
          <table:table-cell office:value-type="float" office:value="4500077368" table:style-name="ce23">
            <text:p>4500077368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AOUSTIN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ROCURVE 2510-24G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31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72">
            <text:p>INEO COM SUD</text:p>
          </table:table-cell>
          <table:table-cell office:value-type="currency" office:value="1472" table:style-name="ce67">
            <text:p>1 472,00 €</text:p>
          </table:table-cell>
          <table:table-cell office:value-type="string" table:style-name="ce23">
            <text:p><text:s/>K06P00055</text:p>
          </table:table-cell>
          <table:table-cell office:value-type="float" office:value="4500076836" table:style-name="ce23">
            <text:p>4500076836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BARTHE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32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372" table:style-name="ce67">
            <text:p>1 372,00 €</text:p>
          </table:table-cell>
          <table:table-cell office:value-type="string" table:style-name="ce23">
            <text:p><text:s/>K06P00028</text:p>
          </table:table-cell>
          <table:table-cell office:value-type="float" office:value="4500076091" table:style-name="ce23">
            <text:p>4500076091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LOUARN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STATION DE TRAVAIL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33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2217" table:style-name="ce67">
            <text:p>2 217,00 €</text:p>
          </table:table-cell>
          <table:table-cell office:value-type="string" table:style-name="ce23">
            <text:p>K06P00055</text:p>
          </table:table-cell>
          <table:table-cell office:value-type="float" office:value="4500076591" table:style-name="ce23">
            <text:p>4500076591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LOUARN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STATION DE TRAVAIL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34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073" table:style-name="ce67">
            <text:p>1 073,00 €</text:p>
          </table:table-cell>
          <table:table-cell office:value-type="string" table:style-name="ce23">
            <text:p>K07P000138</text:p>
          </table:table-cell>
          <table:table-cell office:value-type="float" office:value="4500076191" table:style-name="ce23">
            <text:p>4500076191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DANDOURAS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23">
            <text:p>PORTABLE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09-0835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52">
            <text:p>HEWLETT PACKARD<text:s/></text:p>
          </table:table-cell>
          <table:table-cell office:value-type="currency" office:value="1755" table:style-name="ce67">
            <text:p>1 755,00 €</text:p>
          </table:table-cell>
          <table:table-cell office:value-type="string" table:style-name="ce23">
            <text:p><text:s/>K06P00064</text:p>
          </table:table-cell>
          <table:table-cell office:value-type="float" office:value="4500078335" table:style-name="ce23">
            <text:p>4500078335</text:p>
          </table:table-cell>
          <table:table-cell table:style-name="ce14"/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23">
            <text:p>MESLIN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5">
            <text:p>Serveur PowerEdge R610 DELL(N° Série: 3141W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880" table:style-name="ce45">
            <text:p>2 88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80000--INSU096</text:p>
          </table:table-cell>
          <table:table-cell table:number-columns-repeated="4" table:style-name="ce5"/>
          <table:table-cell office:value-type="string" table:style-name="ce6">
            <text:p>3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610 DELL(N°Série : HJ81W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880" table:style-name="ce45">
            <text:p>2 88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81000--INSU097</text:p>
          </table:table-cell>
          <table:table-cell table:number-columns-repeated="4" table:style-name="ce5"/>
          <table:table-cell office:value-type="string" table:style-name="ce6">
            <text:p>3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610 DELL(N° Série: 4141W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880" table:style-name="ce45">
            <text:p>2 88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82000--INSU098</text:p>
          </table:table-cell>
          <table:table-cell table:number-columns-repeated="4" table:style-name="ce5"/>
          <table:table-cell office:value-type="string" table:style-name="ce6">
            <text:p>3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610 DELL(N° Série: 5141W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880" table:style-name="ce45">
            <text:p>2 88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83000--INSU099</text:p>
          </table:table-cell>
          <table:table-cell table:number-columns-repeated="4" table:style-name="ce5"/>
          <table:table-cell office:value-type="string" table:style-name="ce6">
            <text:p>3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610 DELL(N°Série : JJ81W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880" table:style-name="ce45">
            <text:p>2 88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706000--INSU100</text:p>
          </table:table-cell>
          <table:table-cell table:number-columns-repeated="4" table:style-name="ce5"/>
          <table:table-cell office:value-type="string" table:style-name="ce6">
            <text:p>3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610 DELL(N°Série : 1K81W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880" table:style-name="ce45">
            <text:p>2 88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861000--08 2003</text:p>
          </table:table-cell>
          <table:table-cell table:number-columns-repeated="4" table:style-name="ce5"/>
          <table:table-cell office:value-type="string" table:style-name="ce6">
            <text:p>3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VAIO W115SE ATOM Z55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8626" table:style-name="ce82">
            <text:p>1028626</text:p>
          </table:table-cell>
          <table:table-cell office:value-type="currency" office:value="1320.03" table:style-name="ce45">
            <text:p>1 320,03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413000--LP 1712</text:p>
          </table:table-cell>
          <table:table-cell table:number-columns-repeated="4" table:style-name="ce5"/>
          <table:table-cell office:value-type="string" table:style-name="ce6">
            <text:p>04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ZEMAX engineering Edition</text:p>
          </table:table-cell>
          <table:table-cell office:value-type="string" table:style-name="ce5">
            <text:p>OPTIQUE</text:p>
          </table:table-cell>
          <table:table-cell office:value-type="string" table:style-name="ce5">
            <text:p>LOGICIEL</text:p>
          </table:table-cell>
          <table:table-cell office:value-type="string" table:style-name="ce5">
            <text:p>IRAP10-08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OPTIMA RESEARCH LTD</text:p>
          </table:table-cell>
          <table:table-cell office:value-type="currency" office:value="3127" table:style-name="ce45">
            <text:p>3 127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0530000" table:style-name="ce7">
            <text:p>205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332000--35.2002</text:p>
          </table:table-cell>
          <table:table-cell table:number-columns-repeated="4" table:style-name="ce5"/>
          <table:table-cell office:value-type="string" table:style-name="ce6">
            <text:p>01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éra monochrome compacte à détecteur CMO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44</text:p>
          </table:table-cell>
          <table:table-cell office:value-type="string" table:style-name="ce5">
            <text:p>CALAS<text:s/></text:p>
          </table:table-cell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LOT ORIEL</text:p>
          </table:table-cell>
          <table:table-cell office:value-type="currency" office:value="5247" table:style-name="ce45">
            <text:p>5 247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532000--LP 700</text:p>
          </table:table-cell>
          <table:table-cell office:value-type="string" table:style-name="ce5">
            <text:p>TARBES</text:p>
          </table:table-cell>
          <table:table-cell table:style-name="ce5"/>
          <table:table-cell office:value-type="string" table:style-name="ce5">
            <text:p>ROUDIER</text:p>
          </table:table-cell>
          <table:table-cell table:style-name="ce5"/>
          <table:table-cell office:value-type="string" table:style-name="ce6">
            <text:p>28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OCURVE SWITCH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4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EO COM SUD</text:p>
          </table:table-cell>
          <table:table-cell office:value-type="currency" office:value="5509.4" table:style-name="ce45">
            <text:p>5 509,4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654000--40-2002</text:p>
          </table:table-cell>
          <table:table-cell table:number-columns-repeated="4" table:style-name="ce5"/>
          <table:table-cell office:value-type="string" table:style-name="ce6">
            <text:p>01/0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400 <text:s/>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4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09" table:style-name="ce45">
            <text:p>809,00 €</text:p>
          </table:table-cell>
          <table:table-cell office:value-type="float" office:value="2292515" table:style-name="ce7">
            <text:p>2292515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369000--LP708</text:p>
          </table:table-cell>
          <table:table-cell table:number-columns-repeated="4" table:style-name="ce5"/>
          <table:table-cell office:value-type="string" table:style-name="ce6">
            <text:p>01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400 <text:s/>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09" table:style-name="ce45">
            <text:p>809,00 €</text:p>
          </table:table-cell>
          <table:table-cell office:value-type="float" office:value="2292515" table:style-name="ce7">
            <text:p>2292515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395000--LP 707</text:p>
          </table:table-cell>
          <table:table-cell table:number-columns-repeated="4" table:style-name="ce5"/>
          <table:table-cell office:value-type="string" table:style-name="ce6">
            <text:p>01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lux laminaire mobile type spot 3/3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DS LAMINAIRE</text:p>
          </table:table-cell>
          <table:table-cell office:value-type="currency" office:value="3302.3" table:style-name="ce45">
            <text:p>3 302,3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376000--LP/709</text:p>
          </table:table-cell>
          <table:table-cell table:number-columns-repeated="4" table:style-name="ce5"/>
          <table:table-cell office:value-type="string" table:style-name="ce6">
            <text:p>01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3,3" LED/Co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4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083.1400000000001" table:style-name="ce45">
            <text:p>1 083,14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829000--48 2002</text:p>
          </table:table-cell>
          <table:table-cell table:number-columns-repeated="4" table:style-name="ce5"/>
          <table:table-cell office:value-type="string" table:style-name="ce6">
            <text:p>24/03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T1500 <text:s/>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5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166.75" table:style-name="ce45">
            <text:p>1 166,75 €</text:p>
          </table:table-cell>
          <table:table-cell office:value-type="float" office:value="273604" table:style-name="ce7">
            <text:p>27360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21113000--36200210</text:p>
          </table:table-cell>
          <table:table-cell table:number-columns-repeated="4" table:style-name="ce5"/>
          <table:table-cell office:value-type="string" table:style-name="ce6">
            <text:p>01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mutateur HP 2510 48 Ports (RéfJ9280A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EO COM SUD</text:p>
          </table:table-cell>
          <table:table-cell office:value-type="currency" office:value="2004.96" table:style-name="ce45">
            <text:p>2 004,96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486000--LP 710</text:p>
          </table:table-cell>
          <table:table-cell table:number-columns-repeated="4" table:style-name="ce5"/>
          <table:table-cell office:value-type="string" table:style-name="ce6">
            <text:p>11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récision M24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165.5" table:style-name="ce45">
            <text:p>1 165,50 €</text:p>
          </table:table-cell>
          <table:table-cell office:value-type="float" office:value="250404" table:style-name="ce7">
            <text:p>25040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523000--LP719</text:p>
          </table:table-cell>
          <table:table-cell table:number-columns-repeated="4" table:style-name="ce5"/>
          <table:table-cell office:value-type="string" table:style-name="ce6">
            <text:p>12/05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récision T15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5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267.9000000000001" table:style-name="ce45">
            <text:p>1 267,9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407000--05 2003</text:p>
          </table:table-cell>
          <table:table-cell table:number-columns-repeated="4" table:style-name="ce5"/>
          <table:table-cell office:value-type="string" table:style-name="ce6">
            <text:p>08/05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hoenix Caméra Link frame grabber SN : 0695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54</text:p>
          </table:table-cell>
          <table:table-cell office:value-type="string" table:style-name="ce5">
            <text:p>CALAS<text:s/></text:p>
          </table:table-cell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CTIVE SILICON</text:p>
          </table:table-cell>
          <table:table-cell office:value-type="currency" office:value="1185" table:style-name="ce45">
            <text:p>1 185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564000--INSU072</text:p>
          </table:table-cell>
          <table:table-cell office:value-type="string" table:style-name="ce5">
            <text:p>PIC</text:p>
          </table:table-cell>
          <table:table-cell table:style-name="ce5"/>
          <table:table-cell office:value-type="string" table:style-name="ce5">
            <text:p>ROUDIER</text:p>
          </table:table-cell>
          <table:table-cell table:style-name="ce5"/>
          <table:table-cell office:value-type="string" table:style-name="ce6">
            <text:p>25/06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MacBook Pro 15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5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364.46" table:style-name="ce45">
            <text:p>2 364,46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586000--INSU073</text:p>
          </table:table-cell>
          <table:table-cell table:number-columns-repeated="4" table:style-name="ce5"/>
          <table:table-cell office:value-type="string" table:style-name="ce6">
            <text:p>08/07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PEC751170 (N° Série : 01378CE/Z501)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BLACK BOX FRANCE</text:p>
          </table:table-cell>
          <table:table-cell office:value-type="currency" office:value="1048" table:style-name="ce45">
            <text:p>1 048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722000--07/2003</text:p>
          </table:table-cell>
          <table:table-cell table:number-columns-repeated="4" table:style-name="ce5"/>
          <table:table-cell office:value-type="string" table:style-name="ce6">
            <text:p>05/07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ABLE LATITUDE E65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036" table:style-name="ce45">
            <text:p>1 036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8000--INSU094</text:p>
          </table:table-cell>
          <table:table-cell table:number-columns-repeated="4" table:style-name="ce5"/>
          <table:table-cell office:value-type="string" table:style-name="ce6">
            <text:p>22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RECISION M65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05" table:style-name="ce45">
            <text:p>1 305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9000--INSU095</text:p>
          </table:table-cell>
          <table:table-cell table:number-columns-repeated="4" table:style-name="ce5"/>
          <table:table-cell office:value-type="string" table:style-name="ce6">
            <text:p>29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MacBook pro 15"(N° Série:SW80420TMAGY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716.39" table:style-name="ce45">
            <text:p>1 716,39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760000--INSU102</text:p>
          </table:table-cell>
          <table:table-cell table:number-columns-repeated="4" table:style-name="ce5"/>
          <table:table-cell office:value-type="string" table:style-name="ce6">
            <text:p>21/10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récision M6500 DELL(N° Série: 9ZJ4SN1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11" table:style-name="ce45">
            <text:p>1 311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783000--INSU103</text:p>
          </table:table-cell>
          <table:table-cell table:number-columns-repeated="4" table:style-name="ce5"/>
          <table:table-cell office:value-type="string" table:style-name="ce6">
            <text:p>26/10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ABLE PRECISION M65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628" table:style-name="ce45">
            <text:p>2 628,00 €</text:p>
          </table:table-cell>
          <table:table-cell office:value-type="float" office:value="250404" table:style-name="ce7">
            <text:p>25040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847000--09 2003</text:p>
          </table:table-cell>
          <table:table-cell table:number-columns-repeated="4" table:style-name="ce5"/>
          <table:table-cell office:value-type="string" table:style-name="ce6">
            <text:p>06/10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ANTEUR PORTABLE SONY NETBOOK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INMAC WSTORE MISCO</text:p>
          </table:table-cell>
          <table:table-cell office:value-type="currency" office:value="1149" table:style-name="ce45">
            <text:p>1 149,00 €</text:p>
          </table:table-cell>
          <table:table-cell office:value-type="float" office:value="250404" table:style-name="ce7">
            <text:p>25040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759000--INSU101</text:p>
          </table:table-cell>
          <table:table-cell table:number-columns-repeated="4" table:style-name="ce5"/>
          <table:table-cell office:value-type="string" table:style-name="ce6">
            <text:p>13/10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DELL-EMC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839" table:style-name="ce45">
            <text:p>839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1278000--17.2003</text:p>
          </table:table-cell>
          <table:table-cell table:number-columns-repeated="4" table:style-name="ce5"/>
          <table:table-cell office:value-type="string" table:style-name="ce6">
            <text:p>29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MACBOOK PRO 13,3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176.87" table:style-name="ce45">
            <text:p>2 176,87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952000--182003</text:p>
          </table:table-cell>
          <table:table-cell table:number-columns-repeated="4" table:style-name="ce5"/>
          <table:table-cell office:value-type="string" table:style-name="ce6">
            <text:p>30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LATITUDE E64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08" table:style-name="ce45">
            <text:p>808,00 €</text:p>
          </table:table-cell>
          <table:table-cell office:value-type="float" office:value="250404" table:style-name="ce7">
            <text:p>25040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1447000--21.2003</text:p>
          </table:table-cell>
          <table:table-cell table:number-columns-repeated="4" table:style-name="ce5"/>
          <table:table-cell office:value-type="string" table:style-name="ce6">
            <text:p>30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LATITUDE E64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073" table:style-name="ce45">
            <text:p>1 073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851000--112003</text:p>
          </table:table-cell>
          <table:table-cell table:number-columns-repeated="4" table:style-name="ce5"/>
          <table:table-cell office:value-type="string" table:style-name="ce6">
            <text:p>12/11/2010</text:p>
          </table:table-cell>
          <table:table-cell table:number-columns-repeated="16361"/>
        </table:table-row>
        <table:table-row table:style-name="ro2">
          <table:table-cell office:value-type="string" table:style-name="ce9">
            <text:p>ASTROPHYSIQUE - Sterling Cooler K537 Caméra Infra</text:p>
          </table:table-cell>
          <table:table-cell office:value-type="string" table:style-name="ce9">
            <text:p>INSTRUMENTATION</text:p>
          </table:table-cell>
          <table:table-cell table:style-name="ce9"/>
          <table:table-cell office:value-type="string" table:style-name="ce5">
            <text:p>IRAP10-0867</text:p>
          </table:table-cell>
          <table:table-cell table:style-name="ce9"/>
          <table:table-cell office:value-type="string" table:style-name="ce9">
            <text:p>CNRS</text:p>
          </table:table-cell>
          <table:table-cell table:number-columns-repeated="3" table:style-name="ce9"/>
          <table:table-cell office:value-type="string" table:style-name="ce75">
            <text:p>JCM DR Jürgen Christian Müller</text:p>
          </table:table-cell>
          <table:table-cell office:value-type="currency" office:value="11700" table:style-name="ce76">
            <text:p>11 700,00 €</text:p>
          </table:table-cell>
          <table:table-cell office:value-type="string" table:style-name="ce11">
            <text:p>9ADO0277</text:p>
          </table:table-cell>
          <table:table-cell table:style-name="ce9"/>
          <table:table-cell office:value-type="float" office:value="23150009" table:style-name="ce11">
            <text:p>23150009</text:p>
          </table:table-cell>
          <table:table-cell table:style-name="ce69"/>
          <table:table-cell table:number-columns-repeated="2" table:style-name="ce9"/>
          <table:table-cell office:value-type="string" table:style-name="ce5">
            <text:p>14040072000--2004.02</text:p>
          </table:table-cell>
          <table:table-cell table:number-columns-repeated="2" table:style-name="ce5"/>
          <table:table-cell table:number-columns-repeated="2" table:style-name="ce9"/>
          <table:table-cell office:value-type="string" table:style-name="ce10">
            <text:p>13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LATITUDE E43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662" table:style-name="ce45">
            <text:p>1 66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40043000--724</text:p>
          </table:table-cell>
          <table:table-cell table:number-columns-repeated="4" table:style-name="ce5"/>
          <table:table-cell office:value-type="string" table:style-name="ce6">
            <text:p>08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 EDGE R7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3489" table:style-name="ce45">
            <text:p>3 489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40075000--2004.05</text:p>
          </table:table-cell>
          <table:table-cell table:number-columns-repeated="4" table:style-name="ce5"/>
          <table:table-cell office:value-type="string" table:style-name="ce6">
            <text:p>23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 EDGE 2162D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925" table:style-name="ce45">
            <text:p>1 925,00 €</text:p>
          </table:table-cell>
          <table:table-cell office:value-type="float" office:value="229233" table:style-name="ce7">
            <text:p>22923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40178000--723</text:p>
          </table:table-cell>
          <table:table-cell table:number-columns-repeated="4" table:style-name="ce5"/>
          <table:table-cell office:value-type="string" table:style-name="ce6">
            <text:p>23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able MAC BOOK PRO 15,4" LED/COR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717.07" table:style-name="ce45">
            <text:p>1 717,07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492000--38.2002</text:p>
          </table:table-cell>
          <table:table-cell table:number-columns-repeated="4" table:style-name="ce5"/>
          <table:table-cell office:value-type="string" table:style-name="ce6">
            <text:p>25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T75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800" table:style-name="ce45">
            <text:p>1 800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21236000--200202</text:p>
          </table:table-cell>
          <table:table-cell table:number-columns-repeated="4" table:style-name="ce5"/>
          <table:table-cell office:value-type="string" table:style-name="ce6">
            <text:p>13/0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DE DISQU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CAPELLA MEDIA</text:p>
          </table:table-cell>
          <table:table-cell office:value-type="currency" office:value="11610.46" table:style-name="ce45">
            <text:p>11 610,46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483000--LP 711</text:p>
          </table:table-cell>
          <table:table-cell table:number-columns-repeated="4" table:style-name="ce5"/>
          <table:table-cell office:value-type="string" table:style-name="ce6">
            <text:p>08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IDEOPROJECTEUR SXGA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10-08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IEC SAS</text:p>
          </table:table-cell>
          <table:table-cell office:value-type="currency" office:value="4550" table:style-name="ce8">
            <text:p>4 550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21737000--34 2002</text:p>
          </table:table-cell>
          <table:table-cell table:number-columns-repeated="4" table:style-name="ce5"/>
          <table:table-cell office:value-type="string" table:style-name="ce6">
            <text:p>15/0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Précision M4400 <text:s/>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958" table:style-name="ce45">
            <text:p>1 958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777000--41 2002</text:p>
          </table:table-cell>
          <table:table-cell table:number-columns-repeated="4" table:style-name="ce5"/>
          <table:table-cell office:value-type="string" table:style-name="ce6">
            <text:p>23/0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089.7399999999998" table:style-name="ce45">
            <text:p>2 089,74 €</text:p>
          </table:table-cell>
          <table:table-cell office:value-type="float" office:value="287991" table:style-name="ce7">
            <text:p>28799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492001--38.2002</text:p>
          </table:table-cell>
          <table:table-cell table:number-columns-repeated="4" table:style-name="ce5"/>
          <table:table-cell office:value-type="string" table:style-name="ce6">
            <text:p>25/0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DE TRAVAIL Z8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7414" table:style-name="ce82">
            <text:p>1027414</text:p>
          </table:table-cell>
          <table:table-cell office:value-type="currency" office:value="3243.4" table:style-name="ce45">
            <text:p>3 243,4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474000--062003</text:p>
          </table:table-cell>
          <table:table-cell table:number-columns-repeated="4" table:style-name="ce5"/>
          <table:table-cell office:value-type="string" table:style-name="ce6">
            <text:p>10/06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089.73" table:style-name="ce45">
            <text:p>2 089,73 €</text:p>
          </table:table-cell>
          <table:table-cell office:value-type="float" office:value="287991" table:style-name="ce7">
            <text:p>28799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492002--38.2002</text:p>
          </table:table-cell>
          <table:table-cell table:number-columns-repeated="4" table:style-name="ce5"/>
          <table:table-cell office:value-type="string" table:style-name="ce6">
            <text:p>25/01/2010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PORTABLE SONY WAIO VPCZ11X5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SONY EUROPE DIVISION SONY STYLE STORE</text:p>
          </table:table-cell>
          <table:table-cell office:value-type="currency" office:value="2693.98" table:style-name="ce45">
            <text:p>2 693,98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483000--INSU069</text:p>
          </table:table-cell>
          <table:table-cell table:number-columns-repeated="4" table:style-name="ce5"/>
          <table:table-cell office:value-type="string" table:style-name="ce6">
            <text:p>14/06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HP Z8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7414" table:style-name="ce82">
            <text:p>1027414</text:p>
          </table:table-cell>
          <table:table-cell office:value-type="currency" office:value="5460.28" table:style-name="ce45">
            <text:p>5 460,28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27"/>
          <table:table-cell table:number-columns-repeated="2" table:style-name="ce5"/>
          <table:table-cell office:value-type="string" table:style-name="ce6">
            <text:p>26/04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ITRINE AVEC ARMOIRE TYPE 506 AVEC ECLAIRAG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KEL</text:p>
          </table:table-cell>
          <table:table-cell office:value-type="currency" office:value="1335" table:style-name="ce45">
            <text:p>1 335,00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484000--INSU068</text:p>
          </table:table-cell>
          <table:table-cell table:number-columns-repeated="4" table:style-name="ce5"/>
          <table:table-cell office:value-type="string" table:style-name="ce6">
            <text:p>22/06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DE BUREAU HP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7414" table:style-name="ce82">
            <text:p>1027414</text:p>
          </table:table-cell>
          <table:table-cell office:value-type="currency" office:value="1570.5" table:style-name="ce45">
            <text:p>1 570,5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21352000--432002</text:p>
          </table:table-cell>
          <table:table-cell table:number-columns-repeated="4" table:style-name="ce5"/>
          <table:table-cell office:value-type="string" table:style-name="ce6">
            <text:p>01/04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tériel électronique ( XXF-1-6/1 <text:s/>SQUID) +Access.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10-08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AGNICON GbR</text:p>
          </table:table-cell>
          <table:table-cell office:value-type="currency" office:value="8990" table:style-name="ce45">
            <text:p>8 990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916000--713</text:p>
          </table:table-cell>
          <table:table-cell table:number-columns-repeated="4" table:style-name="ce5"/>
          <table:table-cell office:value-type="string" table:style-name="ce6">
            <text:p>29/03/2010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Récipient Cryogénique RH65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8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IR LIQUIDE SA ETUDE ET EXPLOITATION DES PROCEDES</text:p>
          </table:table-cell>
          <table:table-cell office:value-type="currency" office:value="5477.98" table:style-name="ce45">
            <text:p>5 477,98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458000--INSU067</text:p>
          </table:table-cell>
          <table:table-cell table:number-columns-repeated="4" table:style-name="ce5"/>
          <table:table-cell office:value-type="string" table:style-name="ce6">
            <text:p>01/06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410 INTEL XE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8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105" table:style-name="ce45">
            <text:p>1 105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21856000--46 2002</text:p>
          </table:table-cell>
          <table:table-cell table:number-columns-repeated="4" table:style-name="ce5"/>
          <table:table-cell office:value-type="string" table:style-name="ce6">
            <text:p>15/04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LATITUDE E65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80" table:style-name="ce45">
            <text:p>980,00 €</text:p>
          </table:table-cell>
          <table:table-cell office:value-type="float" office:value="273601" table:style-name="ce7">
            <text:p>27360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220000--01.2003</text:p>
          </table:table-cell>
          <table:table-cell table:number-columns-repeated="4" table:style-name="ce5"/>
          <table:table-cell office:value-type="string" table:style-name="ce6">
            <text:p>20/04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LATITUDE E430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8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415" table:style-name="ce45">
            <text:p>1 415,00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272000--LP/715</text:p>
          </table:table-cell>
          <table:table-cell table:number-columns-repeated="4" table:style-name="ce5"/>
          <table:table-cell office:value-type="string" table:style-name="ce6">
            <text:p>01/05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DC TRIPLE PROGRAMMABLE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10-08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TESTOON</text:p>
          </table:table-cell>
          <table:table-cell office:value-type="currency" office:value="1069.58" table:style-name="ce45">
            <text:p>1 069,58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473000--LPI716/717/</text:p>
          </table:table-cell>
          <table:table-cell table:number-columns-repeated="4" table:style-name="ce5"/>
          <table:table-cell office:value-type="string" table:style-name="ce6">
            <text:p>07/05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pareil de mesure (des ions) DLD8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8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OENTDEK HANDELS GMBH</text:p>
          </table:table-cell>
          <table:table-cell office:value-type="currency" office:value="17280" table:style-name="ce45">
            <text:p>17 280,00 €</text:p>
          </table:table-cell>
          <table:table-cell office:value-type="float" office:value="229238" table:style-name="ce7">
            <text:p>229238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228000--0065</text:p>
          </table:table-cell>
          <table:table-cell table:number-columns-repeated="4" table:style-name="ce5"/>
          <table:table-cell office:value-type="string" table:style-name="ce6">
            <text:p>22/04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JAUGE MPT 10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PFEIFFER VACUUM FRANCE</text:p>
          </table:table-cell>
          <table:table-cell office:value-type="currency" office:value="1236" table:style-name="ce45">
            <text:p>1 236,0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206000--2.2003</text:p>
          </table:table-cell>
          <table:table-cell table:number-columns-repeated="4" table:style-name="ce5"/>
          <table:table-cell office:value-type="string" table:style-name="ce6">
            <text:p>19/04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PRO 15,4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562.52" table:style-name="ce45">
            <text:p>1 562,52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418000--03 2003</text:p>
          </table:table-cell>
          <table:table-cell table:number-columns-repeated="4" table:style-name="ce5"/>
          <table:table-cell office:value-type="string" table:style-name="ce6">
            <text:p>06/05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pareil de mesure temps HM1B/Nim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ROENTDEK HANDELS GMBH</text:p>
          </table:table-cell>
          <table:table-cell office:value-type="currency" office:value="5950" table:style-name="ce45">
            <text:p>5 950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439000--INSU064</text:p>
          </table:table-cell>
          <table:table-cell table:number-columns-repeated="4" table:style-name="ce5"/>
          <table:table-cell office:value-type="string" table:style-name="ce6">
            <text:p>17/05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RYOTHERMOSTA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8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VANTEC</text:p>
          </table:table-cell>
          <table:table-cell office:value-type="currency" office:value="9000" table:style-name="ce45">
            <text:p>9 000,0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441000--042003</text:p>
          </table:table-cell>
          <table:table-cell table:number-columns-repeated="4" table:style-name="ce5"/>
          <table:table-cell office:value-type="string" table:style-name="ce6">
            <text:p>31/05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" (N° SW80133KJAGV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9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031.97" table:style-name="ce45">
            <text:p>2 031,97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21000--INSU075</text:p>
          </table:table-cell>
          <table:table-cell table:number-columns-repeated="4" table:style-name="ce5"/>
          <table:table-cell office:value-type="string" table:style-name="ce6">
            <text:p>28/07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LATITUDE E4300 DELL (N°3BZ7V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48" table:style-name="ce45">
            <text:p>848,00 €</text:p>
          </table:table-cell>
          <table:table-cell office:value-type="float" office:value="270661" table:style-name="ce7">
            <text:p>27066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63000--INSU079</text:p>
          </table:table-cell>
          <table:table-cell table:number-columns-repeated="4" table:style-name="ce5"/>
          <table:table-cell office:value-type="string" table:style-name="ce6">
            <text:p>25/08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latitude E4300 DELL (N° H9Z7V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9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982" table:style-name="ce45">
            <text:p>982,00 €</text:p>
          </table:table-cell>
          <table:table-cell office:value-type="float" office:value="270661" table:style-name="ce7">
            <text:p>27066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64000--INSU080</text:p>
          </table:table-cell>
          <table:table-cell table:number-columns-repeated="4" table:style-name="ce5"/>
          <table:table-cell office:value-type="string" table:style-name="ce6">
            <text:p>25/08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LATITUDE E4300 DELL (N° FMZ7V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9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DELL</text:p>
          </table:table-cell>
          <table:table-cell office:value-type="currency" office:value="1390" table:style-name="ce8">
            <text:p>1 390,00 €</text:p>
          </table:table-cell>
          <table:table-cell office:value-type="float" office:value="270661" table:style-name="ce7">
            <text:p>27066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30665000--INSU081</text:p>
          </table:table-cell>
          <table:table-cell table:number-columns-repeated="4" table:style-name="ce5"/>
          <table:table-cell office:value-type="string" table:style-name="ce6">
            <text:p>25/08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LATITUDE E4300 DELL (N° GMZ7V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90" table:style-name="ce45">
            <text:p>1 390,00 €</text:p>
          </table:table-cell>
          <table:table-cell office:value-type="float" office:value="270661" table:style-name="ce7">
            <text:p>27066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66000--INSU082</text:p>
          </table:table-cell>
          <table:table-cell table:number-columns-repeated="4" table:style-name="ce5"/>
          <table:table-cell office:value-type="string" table:style-name="ce6">
            <text:p>25/08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910 DELL (N° 7QL6V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8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7493" table:style-name="ce45">
            <text:p>17 493,00 €</text:p>
          </table:table-cell>
          <table:table-cell office:value-type="float" office:value="270661" table:style-name="ce7">
            <text:p>27066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67000--INSU083</text:p>
          </table:table-cell>
          <table:table-cell table:number-columns-repeated="4" table:style-name="ce5"/>
          <table:table-cell office:value-type="string" table:style-name="ce6">
            <text:p>25/08/2010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MacBook Pro 15" (N° SW803138AGZ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AUCHEZ ADMINISTRATEURS DE BIENS SA</text:p>
          </table:table-cell>
          <table:table-cell office:value-type="currency" office:value="2804.8" table:style-name="ce45">
            <text:p>2 804,80 €</text:p>
          </table:table-cell>
          <table:table-cell office:value-type="float" office:value="287991" table:style-name="ce7">
            <text:p>28799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62000--INSU078</text:p>
          </table:table-cell>
          <table:table-cell table:number-columns-repeated="4" table:style-name="ce5"/>
          <table:table-cell office:value-type="string" table:style-name="ce6">
            <text:p>05/08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610 DELL (N° 1HR2V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2326" table:style-name="ce45">
            <text:p>2 326,00 €</text:p>
          </table:table-cell>
          <table:table-cell office:value-type="float" office:value="270661" table:style-name="ce7">
            <text:p>27066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68000--INSU084</text:p>
          </table:table-cell>
          <table:table-cell table:number-columns-repeated="4" table:style-name="ce5"/>
          <table:table-cell office:value-type="string" table:style-name="ce6">
            <text:p>25/08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VIDEOSCOPE ENREGISTREUR</text:p>
          </table:table-cell>
          <table:table-cell office:value-type="string" table:style-name="ce5">
            <text:p>LOGISTIQUE</text:p>
          </table:table-cell>
          <table:table-cell table:style-name="ce5"/>
          <table:table-cell office:value-type="string" table:style-name="ce5">
            <text:p>IRAP10-09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IXAPRO DIDIER- NEGOFIX</text:p>
          </table:table-cell>
          <table:table-cell office:value-type="currency" office:value="1190" table:style-name="ce45">
            <text:p>1 190,00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728000--LP/720</text:p>
          </table:table-cell>
          <table:table-cell table:number-columns-repeated="4" table:style-name="ce5"/>
          <table:table-cell office:value-type="string" table:style-name="ce6">
            <text:p>22/07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F63 INOX INSERT EN ALU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9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PLUG'IN</text:p>
          </table:table-cell>
          <table:table-cell office:value-type="currency" office:value="3910" table:style-name="ce45">
            <text:p>3 910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61000--INSU077</text:p>
          </table:table-cell>
          <table:table-cell table:number-columns-repeated="4" table:style-name="ce5"/>
          <table:table-cell office:value-type="string" table:style-name="ce6">
            <text:p>03/08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LECTROMETRE CF63 INOX INSERT EN ALU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10-09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CAL BFI FRANCE SAS</text:p>
          </table:table-cell>
          <table:table-cell office:value-type="currency" office:value="3165" table:style-name="ce45">
            <text:p>3 165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69000--INSU085</text:p>
          </table:table-cell>
          <table:table-cell table:number-columns-repeated="4" table:style-name="ce5"/>
          <table:table-cell office:value-type="string" table:style-name="ce6">
            <text:p>26/08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Latitude E6400 DELL (N°8YHNV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813" table:style-name="ce45">
            <text:p>813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0000--INSU086</text:p>
          </table:table-cell>
          <table:table-cell table:number-columns-repeated="4" table:style-name="ce5"/>
          <table:table-cell office:value-type="string" table:style-name="ce6">
            <text:p>01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DE REFROIDISSEME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9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TRINOS VACUUM SYSTEM GMBH</text:p>
          </table:table-cell>
          <table:table-cell office:value-type="currency" office:value="25059" table:style-name="ce45">
            <text:p>25 059,0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5000--INSU091</text:p>
          </table:table-cell>
          <table:table-cell table:number-columns-repeated="4" table:style-name="ce5"/>
          <table:table-cell office:value-type="string" table:style-name="ce6">
            <text:p>2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DE REFROIDISSEME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9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TRINOS VACUUM SYSTEM GMBH</text:p>
          </table:table-cell>
          <table:table-cell office:value-type="currency" office:value="2980" table:style-name="ce45">
            <text:p>2 980,00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6000--INSU092</text:p>
          </table:table-cell>
          <table:table-cell table:number-columns-repeated="4" table:style-name="ce5"/>
          <table:table-cell office:value-type="string" table:style-name="ce6">
            <text:p>2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TUVE BACTERIO IFE400 70° 53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90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ISHER SCIENTIFIC S.A.S</text:p>
          </table:table-cell>
          <table:table-cell office:value-type="currency" office:value="1307.32" table:style-name="ce45">
            <text:p>1 307,32 €</text:p>
          </table:table-cell>
          <table:table-cell office:value-type="float" office:value="268841" table:style-name="ce7">
            <text:p>268841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1000--INSU087</text:p>
          </table:table-cell>
          <table:table-cell table:number-columns-repeated="4" table:style-name="ce5"/>
          <table:table-cell office:value-type="string" table:style-name="ce6">
            <text:p>15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ort. Latitude DELL (N° 43Z2W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0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58" table:style-name="ce45">
            <text:p>1 358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4000--INSU090</text:p>
          </table:table-cell>
          <table:table-cell table:number-columns-repeated="4" table:style-name="ce5"/>
          <table:table-cell office:value-type="string" table:style-name="ce6">
            <text:p>18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CRAN APPLE MONITEUR 30" (N°CY5210APPKM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962.68" table:style-name="ce45">
            <text:p>962,68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3000--INSU089</text:p>
          </table:table-cell>
          <table:table-cell table:number-columns-repeated="4" table:style-name="ce5"/>
          <table:table-cell office:value-type="string" table:style-name="ce6">
            <text:p>16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61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1650" table:style-name="ce45">
            <text:p>1 65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2000--INSU088</text:p>
          </table:table-cell>
          <table:table-cell table:number-columns-repeated="4" table:style-name="ce5"/>
          <table:table-cell office:value-type="string" table:style-name="ce6">
            <text:p>15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Mac27" (N° Série : SCK0370W0DNR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2579.15" table:style-name="ce45">
            <text:p>2 579,15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30677000--INSU093</text:p>
          </table:table-cell>
          <table:table-cell table:number-columns-repeated="4" table:style-name="ce5"/>
          <table:table-cell office:value-type="string" table:style-name="ce6">
            <text:p>20/09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RCHITECTURE DE STOCKAG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3">
            <text:p>CAPELLA MEDIA</text:p>
          </table:table-cell>
          <table:table-cell office:value-type="currency" office:value="25914.5" table:style-name="ce8">
            <text:p>25 914,5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30886000--122003</text:p>
          </table:table-cell>
          <table:table-cell table:number-columns-repeated="4" table:style-name="ce5"/>
          <table:table-cell office:value-type="string" table:style-name="ce6">
            <text:p>25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 EDGE R7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4707" table:style-name="ce45">
            <text:p>4 707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30920000--10-2003</text:p>
          </table:table-cell>
          <table:table-cell table:number-columns-repeated="4" table:style-name="ce5"/>
          <table:table-cell office:value-type="string" table:style-name="ce6">
            <text:p>28/10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WITCH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90">
            <text:p>INEO COM SUD</text:p>
          </table:table-cell>
          <table:table-cell office:value-type="currency" office:value="7297.44" table:style-name="ce8">
            <text:p>7 297,44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31228000--16.2003</text:p>
          </table:table-cell>
          <table:table-cell table:number-columns-repeated="4" table:style-name="ce5"/>
          <table:table-cell office:value-type="string" table:style-name="ce6">
            <text:p>18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WITCH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6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table:style-name="ce32"/>
          <table:table-cell office:value-type="currency" office:value="4938" table:style-name="ce13">
            <text:p>4 938,00 €</text:p>
          </table:table-cell>
          <table:table-cell office:value-type="string" table:style-name="ce7">
            <text:p>9AD0263</text:p>
          </table:table-cell>
          <table:table-cell office:value-type="float" office:value="14560" table:style-name="ce5">
            <text:p>14560</text:p>
          </table:table-cell>
          <table:table-cell table:style-name="ce14"/>
          <table:table-cell office:value-type="string" table:style-name="ce5">
            <text:p>HP PROCURVE</text:p>
          </table:table-cell>
          <table:table-cell table:number-columns-repeated="2" table:style-name="ce5"/>
          <table:table-cell office:value-type="string" table:style-name="ce131">
            <text:p>2010/467</text:p>
          </table:table-cell>
          <table:table-cell table:number-columns-repeated="2" table:style-name="ce131"/>
          <table:table-cell table:number-columns-repeated="2" table:style-name="ce5"/>
          <table:table-cell table:style-name="ce24"/>
          <table:table-cell table:number-columns-repeated="16361"/>
        </table:table-row>
        <table:table-row table:style-name="ro2">
          <table:table-cell office:value-type="string" table:style-name="ce5">
            <text:p>Ordinateur Portable Latitude E6510 DELL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1133" table:style-name="ce8">
            <text:p>1 133,00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30612000--INSU071</text:p>
          </table:table-cell>
          <table:table-cell table:number-columns-repeated="4" table:style-name="ce5"/>
          <table:table-cell office:value-type="string" table:style-name="ce6">
            <text:p>17/07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LATITUDE E65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1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830.99" table:style-name="ce8">
            <text:p>830,99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31055000--721</text:p>
          </table:table-cell>
          <table:table-cell table:number-columns-repeated="4" table:style-name="ce5"/>
          <table:table-cell office:value-type="string" table:style-name="ce6">
            <text:p>15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NOCHROMATEUR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10-091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4">
            <text:p>EDMUND OPTICS LTD</text:p>
          </table:table-cell>
          <table:table-cell office:value-type="currency" office:value="2096.6" table:style-name="ce8">
            <text:p>2 096,6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039000--231203</text:p>
          </table:table-cell>
          <table:table-cell table:number-columns-repeated="4" table:style-name="ce5"/>
          <table:table-cell office:value-type="string" table:style-name="ce6">
            <text:p>08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PROG TRIPLE 80W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92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EQUIPEMENTS SCIENTIFIQUES</text:p>
          </table:table-cell>
          <table:table-cell office:value-type="currency" office:value="815.2" table:style-name="ce45">
            <text:p>815,20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40073000--2004.03</text:p>
          </table:table-cell>
          <table:table-cell table:number-columns-repeated="4" table:style-name="ce5"/>
          <table:table-cell office:value-type="string" table:style-name="ce6">
            <text:p>13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GENERATEUR ARBITRAIRE 100MHZ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0-092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90">
            <text:p>EQUIPEMENTS SCIENTIFIQUES</text:p>
          </table:table-cell>
          <table:table-cell office:value-type="currency" office:value="3652.5" table:style-name="ce8">
            <text:p>3 652,50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074000--2004.04</text:p>
          </table:table-cell>
          <table:table-cell table:number-columns-repeated="4" table:style-name="ce5"/>
          <table:table-cell office:value-type="string" table:style-name="ce6">
            <text:p>13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PRECISION M65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2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1738" table:style-name="ce8">
            <text:p>1 738,00 €</text:p>
          </table:table-cell>
          <table:table-cell office:value-type="float" office:value="2292512" table:style-name="ce7">
            <text:p>229251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30985000--LP722</text:p>
          </table:table-cell>
          <table:table-cell table:number-columns-repeated="4" table:style-name="ce5"/>
          <table:table-cell office:value-type="string" table:style-name="ce6">
            <text:p>10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V MD3200 DELL (N° : 3GWHX4J)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9641" table:style-name="ce8">
            <text:p>9 641,00 €</text:p>
          </table:table-cell>
          <table:table-cell office:value-type="float" office:value="2874940" table:style-name="ce7">
            <text:p>2874940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071000--2004.01</text:p>
          </table:table-cell>
          <table:table-cell table:number-columns-repeated="4" table:style-name="ce5"/>
          <table:table-cell office:value-type="string" table:style-name="ce6">
            <text:p>10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FRANCE SYSTEMES</text:p>
          </table:table-cell>
          <table:table-cell office:value-type="currency" office:value="1636.41" table:style-name="ce8">
            <text:p>1 636,41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31504000--2003.15.12</text:p>
          </table:table-cell>
          <table:table-cell table:number-columns-repeated="4" table:style-name="ce5"/>
          <table:table-cell office:value-type="string" table:style-name="ce6">
            <text:p>03/12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RDINATEUR LATITUDE E65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814.99" table:style-name="ce8">
            <text:p>814,99 €</text:p>
          </table:table-cell>
          <table:table-cell office:value-type="float" office:value="317232" table:style-name="ce7">
            <text:p>31723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31161000--19 2003</text:p>
          </table:table-cell>
          <table:table-cell table:number-columns-repeated="4" table:style-name="ce5"/>
          <table:table-cell office:value-type="string" table:style-name="ce6">
            <text:p>25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0-0926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table:style-name="ce2"/>
          <table:table-cell office:value-type="currency" office:value="7402" table:style-name="ce13">
            <text:p>7 402,00 €</text:p>
          </table:table-cell>
          <table:table-cell office:value-type="float" office:value="2874940" table:style-name="ce7">
            <text:p>2874940</text:p>
          </table:table-cell>
          <table:table-cell office:value-type="float" office:value="14762" table:style-name="ce5">
            <text:p>14762</text:p>
          </table:table-cell>
          <table:table-cell office:value-type="float" office:value="21830000" table:style-name="ce7">
            <text:p>21830000</text:p>
          </table:table-cell>
          <table:table-cell office:value-type="string" table:style-name="ce5">
            <text:p>POWEREDGE R710</text:p>
          </table:table-cell>
          <table:table-cell table:number-columns-repeated="2" table:style-name="ce5"/>
          <table:table-cell office:value-type="string" table:style-name="ce5">
            <text:p>14031227000--15.2003</text:p>
          </table:table-cell>
          <table:table-cell table:number-columns-repeated="4" table:style-name="ce5"/>
          <table:table-cell office:value-type="string" table:style-name="ce6">
            <text:p>15/11/2010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ICONCEPT<text:s/></text:p>
          </table:table-cell>
          <table:table-cell office:value-type="currency" office:value="1642.78" table:style-name="ce45">
            <text:p>1 642,78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0330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table:number-columns-repeated="3" table:style-name="ce27"/>
          <table:table-cell office:value-type="string" table:style-name="ce18">
            <text:p>KNODLSEDER</text:p>
          </table:table-cell>
          <table:table-cell table:style-name="ce18"/>
          <table:table-cell office:value-type="string" table:style-name="ce6">
            <text:p>22/0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PROG TRIP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EQUIPEMENTS SCIENTIFIQUES</text:p>
          </table:table-cell>
          <table:table-cell office:value-type="currency" office:value="866.15" table:style-name="ce8">
            <text:p>866,15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0333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40398000--INSU111</text:p>
          </table:table-cell>
          <table:table-cell table:number-columns-repeated="2" table:style-name="ce5"/>
          <table:table-cell office:value-type="string" table:style-name="ce5">
            <text:p>RAMBAUD</text:p>
          </table:table-cell>
          <table:table-cell table:style-name="ce5"/>
          <table:table-cell office:value-type="string" table:style-name="ce6">
            <text:p>10/0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ERA BINOCULAIRE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2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LEICA MICROSYSTEMES<text:s/></text:p>
          </table:table-cell>
          <table:table-cell office:value-type="currency" office:value="16697" table:style-name="ce8">
            <text:p>16 697,00 €</text:p>
          </table:table-cell>
          <table:table-cell office:value-type="float" office:value="268846" table:style-name="ce7">
            <text:p>268846</text:p>
          </table:table-cell>
          <table:table-cell office:value-type="string" table:style-name="ce5">
            <text:p>L00334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687000--15</text:p>
          </table:table-cell>
          <table:table-cell table:number-columns-repeated="2" table:style-name="ce5"/>
          <table:table-cell office:value-type="string" table:style-name="ce5">
            <text:p>HOURET</text:p>
          </table:table-cell>
          <table:table-cell table:style-name="ce5"/>
          <table:table-cell office:value-type="string" table:style-name="ce6">
            <text:p>15/0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71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3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DELL<text:s/></text:p>
          </table:table-cell>
          <table:table-cell office:value-type="currency" office:value="2004" table:style-name="ce8">
            <text:p>2 004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0336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465000--INSU115</text:p>
          </table:table-cell>
          <table:table-cell table:number-columns-repeated="2" table:style-name="ce5"/>
          <table:table-cell office:value-type="string" table:style-name="ce5">
            <text:p>WEBB</text:p>
          </table:table-cell>
          <table:table-cell table:style-name="ce5"/>
          <table:table-cell office:value-type="string" table:style-name="ce6">
            <text:p>15/0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PRECISION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3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1359" table:style-name="ce45">
            <text:p>1 359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0337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40538000--INSU117</text:p>
          </table:table-cell>
          <table:table-cell table:number-columns-repeated="2" table:style-name="ce5"/>
          <table:table-cell office:value-type="string" table:style-name="ce5">
            <text:p>WEBB</text:p>
          </table:table-cell>
          <table:table-cell table:style-name="ce5"/>
          <table:table-cell office:value-type="string" table:style-name="ce6">
            <text:p>25/0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AIR 13"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FRANCE SYSTEMES<text:s/></text:p>
          </table:table-cell>
          <table:table-cell office:value-type="currency" office:value="1274.2" table:style-name="ce8">
            <text:p>1 274,20 €</text:p>
          </table:table-cell>
          <table:table-cell office:value-type="float" office:value="321803" table:style-name="ce7">
            <text:p>321803</text:p>
          </table:table-cell>
          <table:table-cell office:value-type="string" table:style-name="ce5">
            <text:p>L00511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523000--12</text:p>
          </table:table-cell>
          <table:table-cell table:number-columns-repeated="2" table:style-name="ce5"/>
          <table:table-cell office:value-type="string" table:style-name="ce5">
            <text:p>FEDOROV</text:p>
          </table:table-cell>
          <table:table-cell table:style-name="ce5"/>
          <table:table-cell office:value-type="string" table:style-name="ce6">
            <text:p>03/0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71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4707" table:style-name="ce8">
            <text:p>4 707,0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0013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863000--CNRS/729</text:p>
          </table:table-cell>
          <table:table-cell table:number-columns-repeated="2" table:style-name="ce5"/>
          <table:table-cell office:value-type="string" table:style-name="ce18">
            <text:p>HILLEMBRAND</text:p>
          </table:table-cell>
          <table:table-cell table:style-name="ce18"/>
          <table:table-cell office:value-type="string" table:style-name="ce6">
            <text:p>14/03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AIR 13"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FRANCE SYSTEMES<text:s/></text:p>
          </table:table-cell>
          <table:table-cell office:value-type="currency" office:value="1274.2" table:style-name="ce8">
            <text:p>1 274,20 €</text:p>
          </table:table-cell>
          <table:table-cell office:value-type="float" office:value="321803" table:style-name="ce7">
            <text:p>321803</text:p>
          </table:table-cell>
          <table:table-cell office:value-type="string" table:style-name="ce5">
            <text:p>L00511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table:number-columns-repeated="3" table:style-name="ce27"/>
          <table:table-cell office:value-type="string" table:style-name="ce5">
            <text:p>FEDOROV</text:p>
          </table:table-cell>
          <table:table-cell table:style-name="ce5"/>
          <table:table-cell office:value-type="string" table:style-name="ce6">
            <text:p>18/03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CAT 3 CONF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1408.99" table:style-name="ce8">
            <text:p>1 408,99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0706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588000--INSU118</text:p>
          </table:table-cell>
          <table:table-cell table:number-columns-repeated="4" table:style-name="ce5"/>
          <table:table-cell office:value-type="string" table:style-name="ce6">
            <text:p>03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MPE A VIDE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LEYBOLD VACCUMM<text:s/></text:p>
          </table:table-cell>
          <table:table-cell office:value-type="currency" office:value="2015.76" table:style-name="ce8">
            <text:p>2 015,76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0218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954000--20</text:p>
          </table:table-cell>
          <table:table-cell table:number-columns-repeated="2" table:style-name="ce5"/>
          <table:table-cell office:value-type="string" table:style-name="ce23">
            <text:p>LE COMTE</text:p>
          </table:table-cell>
          <table:table-cell table:style-name="ce23"/>
          <table:table-cell office:value-type="string" table:style-name="ce6">
            <text:p>26/03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3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EQUIPEMENTS SCIENTIFIQUES</text:p>
          </table:table-cell>
          <table:table-cell office:value-type="currency" office:value="1345.5" table:style-name="ce8">
            <text:p>1 345,50 €</text:p>
          </table:table-cell>
          <table:table-cell office:value-type="float" office:value="315654" table:style-name="ce7">
            <text:p>315654</text:p>
          </table:table-cell>
          <table:table-cell office:value-type="string" table:style-name="ce5">
            <text:p>L01133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918000--732</text:p>
          </table:table-cell>
          <table:table-cell table:number-columns-repeated="2" table:style-name="ce5"/>
          <table:table-cell office:value-type="string" table:style-name="ce23">
            <text:p>MESLIN</text:p>
          </table:table-cell>
          <table:table-cell table:style-name="ce23"/>
          <table:table-cell office:value-type="string" table:style-name="ce6">
            <text:p>29/03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MERA THERMOGRAPHIE I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3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FLIR ATS<text:s/></text:p>
          </table:table-cell>
          <table:table-cell office:value-type="currency" office:value="19500" table:style-name="ce45">
            <text:p>19 500,00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0375</text:p>
          </table:table-cell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40585000--INSU119</text:p>
          </table:table-cell>
          <table:table-cell table:number-columns-repeated="2" table:style-name="ce5"/>
          <table:table-cell office:value-type="string" table:style-name="ce5">
            <text:p>RAMBAUD</text:p>
          </table:table-cell>
          <table:table-cell table:style-name="ce5"/>
          <table:table-cell office:value-type="string" table:style-name="ce6">
            <text:p>01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LABO DC T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EQUIPEMENTS SCIENTIFIQUES</text:p>
          </table:table-cell>
          <table:table-cell office:value-type="currency" office:value="1354.5" table:style-name="ce8">
            <text:p>1 354,50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0333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40399000--INSU114</text:p>
          </table:table-cell>
          <table:table-cell table:number-columns-repeated="2" table:style-name="ce5"/>
          <table:table-cell office:value-type="string" table:style-name="ce5">
            <text:p>RAMBAUD</text:p>
          </table:table-cell>
          <table:table-cell table:style-name="ce5"/>
          <table:table-cell office:value-type="string" table:style-name="ce6">
            <text:p>10/0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71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3622" table:style-name="ce8">
            <text:p>3 622,0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1287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50980000--74</text:p>
          </table:table-cell>
          <table:table-cell table:number-columns-repeated="4" table:style-name="ce5"/>
          <table:table-cell office:value-type="string" table:style-name="ce6">
            <text:p>27/10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CONFIGURATION 1 Z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HEWLETT PACKARD<text:s/></text:p>
          </table:table-cell>
          <table:table-cell office:value-type="currency" office:value="1459.65" table:style-name="ce8">
            <text:p>1 459,65 €</text:p>
          </table:table-cell>
          <table:table-cell office:value-type="float" office:value="2639819" table:style-name="ce7">
            <text:p>2639819</text:p>
          </table:table-cell>
          <table:table-cell office:value-type="string" table:style-name="ce5">
            <text:p>L00569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719000--23</text:p>
          </table:table-cell>
          <table:table-cell table:number-columns-repeated="2" table:style-name="ce5"/>
          <table:table-cell office:value-type="string" table:style-name="ce5">
            <text:p>LEE QUI MEI</text:p>
          </table:table-cell>
          <table:table-cell table:style-name="ce5"/>
          <table:table-cell office:value-type="string" table:style-name="ce6">
            <text:p>15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CEINTE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4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PFEIFFER VACUUM<text:s/></text:p>
          </table:table-cell>
          <table:table-cell office:value-type="currency" office:value="5290" table:style-name="ce8">
            <text:p>5 290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0278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1092000--CNRS 733</text:p>
          </table:table-cell>
          <table:table-cell table:number-columns-repeated="2" table:style-name="ce5"/>
          <table:table-cell office:value-type="string" table:style-name="ce23">
            <text:p>LE COMTE</text:p>
          </table:table-cell>
          <table:table-cell table:style-name="ce23"/>
          <table:table-cell office:value-type="string" table:style-name="ce6">
            <text:p>13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M6500 17"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4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1311" table:style-name="ce8">
            <text:p>1 311,0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1123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466000--737</text:p>
          </table:table-cell>
          <table:table-cell table:number-columns-repeated="4" table:style-name="ce5"/>
          <table:table-cell office:value-type="string" table:style-name="ce6">
            <text:p>26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VEURS ULTRASONS X-TR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FISHER SCIENTIFIC BI<text:s/></text:p>
          </table:table-cell>
          <table:table-cell office:value-type="currency" office:value="4181.3999999999996" table:style-name="ce8">
            <text:p>4 181,4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0816</text:p>
          </table:table-cell>
          <table:table-cell table:style-name="ce7"/>
          <table:table-cell table:number-columns-repeated="3" table:style-name="ce5"/>
          <table:table-cell office:value-type="string" table:style-name="ce5">
            <text:p>29040810000--21547</text:p>
          </table:table-cell>
          <table:table-cell table:number-columns-repeated="2" table:style-name="ce5"/>
          <table:table-cell office:value-type="string" table:style-name="ce5">
            <text:p>COUDERC</text:p>
          </table:table-cell>
          <table:table-cell table:style-name="ce5"/>
          <table:table-cell office:value-type="string" table:style-name="ce6">
            <text:p>18/04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ORTABLE<text:s/>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45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6">
            <text:p>DELL<text:s/></text:p>
          </table:table-cell>
          <table:table-cell office:value-type="currency" office:value="1002" table:style-name="ce78">
            <text:p>1 002,00 €</text:p>
          </table:table-cell>
          <table:table-cell office:value-type="float" office:value="328277" table:style-name="ce58">
            <text:p>328277</text:p>
          </table:table-cell>
          <table:table-cell office:value-type="string" table:style-name="ce56">
            <text:p>L01408</text:p>
          </table:table-cell>
          <table:table-cell office:value-type="float" office:value="21830000" table:style-name="ce58">
            <text:p>21830000</text:p>
          </table:table-cell>
          <table:table-cell table:style-name="ce70"/>
          <table:table-cell table:number-columns-repeated="2" table:style-name="ce56"/>
          <table:table-cell office:value-type="string" table:style-name="ce5">
            <text:p>14041454000--26</text:p>
          </table:table-cell>
          <table:table-cell table:number-columns-repeated="2" table:style-name="ce5"/>
          <table:table-cell office:value-type="string" table:style-name="ce56">
            <text:p>PAROT</text:p>
          </table:table-cell>
          <table:table-cell table:style-name="ce56"/>
          <table:table-cell office:value-type="string" table:style-name="ce57">
            <text:p>23/04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ortable dell precision M4600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46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0">
            <text:p>DELL</text:p>
          </table:table-cell>
          <table:table-cell office:value-type="currency" office:value="1297" table:style-name="ce63">
            <text:p>1 297,00 €</text:p>
          </table:table-cell>
          <table:table-cell office:value-type="float" office:value="2292362" table:style-name="ce58">
            <text:p>2292362</text:p>
          </table:table-cell>
          <table:table-cell table:style-name="ce56"/>
          <table:table-cell office:value-type="float" office:value="21830000" table:style-name="ce58">
            <text:p>21830000</text:p>
          </table:table-cell>
          <table:table-cell table:number-columns-repeated="3" table:style-name="ce56"/>
          <table:table-cell office:value-type="string" table:style-name="ce5">
            <text:p>14041677000--34-2004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03/06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RTE ELECTRONIQUE FPG<text:s/>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11-094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ECRIN SYSTEMS<text:s/></text:p>
          </table:table-cell>
          <table:table-cell office:value-type="currency" office:value="6200" table:style-name="ce8">
            <text:p>6 200,00 €</text:p>
          </table:table-cell>
          <table:table-cell office:value-type="float" office:value="323125" table:style-name="ce7">
            <text:p>323125</text:p>
          </table:table-cell>
          <table:table-cell office:value-type="string" table:style-name="ce5">
            <text:p>L01513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900000--731</text:p>
          </table:table-cell>
          <table:table-cell table:number-columns-repeated="2" table:style-name="ce5"/>
          <table:table-cell office:value-type="string" table:style-name="ce5">
            <text:p>RAVERA</text:p>
          </table:table-cell>
          <table:table-cell table:style-name="ce5"/>
          <table:table-cell office:value-type="string" table:style-name="ce6">
            <text:p>18/03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ONDE DE PROGRAMMATION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4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HIREX ENGINEERING<text:s/></text:p>
          </table:table-cell>
          <table:table-cell office:value-type="currency" office:value="980" table:style-name="ce8">
            <text:p>980,00 €</text:p>
          </table:table-cell>
          <table:table-cell office:value-type="float" office:value="268846" table:style-name="ce7">
            <text:p>268846</text:p>
          </table:table-cell>
          <table:table-cell office:value-type="string" table:style-name="ce5">
            <text:p>L00469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40846000--INSU121</text:p>
          </table:table-cell>
          <table:table-cell table:number-columns-repeated="2" table:style-name="ce5"/>
          <table:table-cell office:value-type="string" table:style-name="ce5">
            <text:p>SOULIE</text:p>
          </table:table-cell>
          <table:table-cell table:style-name="ce5"/>
          <table:table-cell office:value-type="string" table:style-name="ce6">
            <text:p>20/04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récision M6500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49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84">
            <text:p>DELL</text:p>
          </table:table-cell>
          <table:table-cell office:value-type="currency" office:value="1614" table:style-name="ce63">
            <text:p>1 614,00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830000" table:style-name="ce58">
            <text:p>21830000</text:p>
          </table:table-cell>
          <table:table-cell table:number-columns-repeated="3" table:style-name="ce56"/>
          <table:table-cell office:value-type="string" table:style-name="ce5">
            <text:p>14041505000--743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24/05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CAT 5 CONF 2 PRECISION<text:s/>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50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6">
            <text:p>DELL<text:s/></text:p>
          </table:table-cell>
          <table:table-cell office:value-type="currency" office:value="3228" table:style-name="ce78">
            <text:p>3 228,00 €</text:p>
          </table:table-cell>
          <table:table-cell office:value-type="string" table:style-name="ce58">
            <text:p>DOTATION<text:s/></text:p>
          </table:table-cell>
          <table:table-cell office:value-type="string" table:style-name="ce56">
            <text:p>L01563</text:p>
          </table:table-cell>
          <table:table-cell table:style-name="ce58"/>
          <table:table-cell table:style-name="ce70"/>
          <table:table-cell table:number-columns-repeated="2" table:style-name="ce56"/>
          <table:table-cell office:value-type="string" table:style-name="ce5">
            <text:p>14041529000--746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24/05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ALLE BLANCHE MODULABL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5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ADS LAMINAIRE</text:p>
          </table:table-cell>
          <table:table-cell office:value-type="currency" office:value="11390" table:style-name="ce45">
            <text:p>11 390,00 €</text:p>
          </table:table-cell>
          <table:table-cell office:value-type="float" office:value="268846" table:style-name="ce7">
            <text:p>268846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40586000--17</text:p>
          </table:table-cell>
          <table:table-cell table:number-columns-repeated="4" table:style-name="ce5"/>
          <table:table-cell office:value-type="string" table:style-name="ce6">
            <text:p>01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91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5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DELL<text:s/></text:p>
          </table:table-cell>
          <table:table-cell office:value-type="currency" office:value="20409" table:style-name="ce8">
            <text:p>20 409,00 €</text:p>
          </table:table-cell>
          <table:table-cell office:value-type="float" office:value="270663" table:style-name="ce7">
            <text:p>270663</text:p>
          </table:table-cell>
          <table:table-cell office:value-type="string" table:style-name="ce5">
            <text:p>L00889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885000--222004</text:p>
          </table:table-cell>
          <table:table-cell table:number-columns-repeated="2" table:style-name="ce5"/>
          <table:table-cell office:value-type="string" table:style-name="ce56">
            <text:p>ROQUES</text:p>
          </table:table-cell>
          <table:table-cell table:style-name="ce56"/>
          <table:table-cell office:value-type="string" table:style-name="ce6">
            <text:p>02/05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OITIER RACK INFO STATION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53</text:p>
          </table:table-cell>
          <table:table-cell table:style-name="ce56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75">
            <text:p>TRANSTEC</text:p>
          </table:table-cell>
          <table:table-cell office:value-type="currency" office:value="992" table:style-name="ce63">
            <text:p>992,00 €</text:p>
          </table:table-cell>
          <table:table-cell office:value-type="float" office:value="28749131" table:style-name="ce58">
            <text:p>28749131</text:p>
          </table:table-cell>
          <table:table-cell table:style-name="ce56"/>
          <table:table-cell office:value-type="float" office:value="21830000" table:style-name="ce58">
            <text:p>21830000</text:p>
          </table:table-cell>
          <table:table-cell table:number-columns-repeated="3" table:style-name="ce56"/>
          <table:table-cell office:value-type="string" table:style-name="ce5">
            <text:p>14041443000--29-2004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02/05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BOITIER RACK INFO STAT<text:s/>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54</text:p>
          </table:table-cell>
          <table:table-cell table:style-name="ce56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81">
            <text:p>TRANSTEC<text:s/></text:p>
          </table:table-cell>
          <table:table-cell office:value-type="currency" office:value="965" table:style-name="ce63">
            <text:p>965,00 €</text:p>
          </table:table-cell>
          <table:table-cell office:value-type="float" office:value="28749131" table:style-name="ce58">
            <text:p>28749131</text:p>
          </table:table-cell>
          <table:table-cell office:value-type="string" table:style-name="ce56">
            <text:p>L01509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14041444000--29-2004</text:p>
          </table:table-cell>
          <table:table-cell table:number-columns-repeated="2" table:style-name="ce5"/>
          <table:table-cell office:value-type="string" table:style-name="ce56">
            <text:p>ROQUES</text:p>
          </table:table-cell>
          <table:table-cell table:style-name="ce56"/>
          <table:table-cell office:value-type="string" table:style-name="ce57">
            <text:p>02/05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C SMART-UPS RM 3000V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55</text:p>
          </table:table-cell>
          <table:table-cell table:style-name="ce56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RSM INFORMATIQUE<text:s/></text:p>
          </table:table-cell>
          <table:table-cell office:value-type="currency" office:value="1345.14" table:style-name="ce8">
            <text:p>1 345,14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2395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0001000--740/09</text:p>
          </table:table-cell>
          <table:table-cell table:number-columns-repeated="2" table:style-name="ce5"/>
          <table:table-cell office:value-type="string" table:style-name="ce18">
            <text:p>HILLEMBRAND</text:p>
          </table:table-cell>
          <table:table-cell table:style-name="ce18"/>
          <table:table-cell office:value-type="string" table:style-name="ce6">
            <text:p>18/06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TUDE E641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5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DELL<text:s/></text:p>
          </table:table-cell>
          <table:table-cell office:value-type="currency" office:value="1176" table:style-name="ce8">
            <text:p>1 176,00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1059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063000--22-2004</text:p>
          </table:table-cell>
          <table:table-cell table:number-columns-repeated="2" table:style-name="ce5"/>
          <table:table-cell office:value-type="string" table:style-name="ce5">
            <text:p>LANDE</text:p>
          </table:table-cell>
          <table:table-cell table:style-name="ce5"/>
          <table:table-cell office:value-type="string" table:style-name="ce6">
            <text:p>10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CONFIGURATION 1 Z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5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HEWLETT PACKARD<text:s/></text:p>
          </table:table-cell>
          <table:table-cell office:value-type="currency" office:value="1178.76" table:style-name="ce45">
            <text:p>1 178,76 €</text:p>
          </table:table-cell>
          <table:table-cell office:value-type="float" office:value="328277" table:style-name="ce7">
            <text:p>328277</text:p>
          </table:table-cell>
          <table:table-cell office:value-type="string" table:style-name="ce5">
            <text:p>L01434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40996000--31</text:p>
          </table:table-cell>
          <table:table-cell table:number-columns-repeated="2" table:style-name="ce5"/>
          <table:table-cell office:value-type="string" table:style-name="ce5">
            <text:p>BOUYE</text:p>
          </table:table-cell>
          <table:table-cell table:style-name="ce5"/>
          <table:table-cell office:value-type="string" table:style-name="ce6">
            <text:p>31/05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PRECISION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5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1297" table:style-name="ce8">
            <text:p>1 297,00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1977</text:p>
          </table:table-cell>
          <table:table-cell table:style-name="ce7"/>
          <table:table-cell table:number-columns-repeated="3" table:style-name="ce5"/>
          <table:table-cell office:value-type="string" table:style-name="ce5">
            <text:p>14041650000--30-2004</text:p>
          </table:table-cell>
          <table:table-cell table:number-columns-repeated="2" table:style-name="ce5"/>
          <table:table-cell office:value-type="string" table:style-name="ce23">
            <text:p>DEVOTO</text:p>
          </table:table-cell>
          <table:table-cell table:style-name="ce23"/>
          <table:table-cell office:value-type="string" table:style-name="ce6">
            <text:p>30/05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cat 5 PRECISI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5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DELL<text:s/></text:p>
          </table:table-cell>
          <table:table-cell office:value-type="currency" office:value="1068.5999999999999" table:style-name="ce8">
            <text:p>1 068,60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1807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681000--33-2004</text:p>
          </table:table-cell>
          <table:table-cell table:number-columns-repeated="2" table:style-name="ce5"/>
          <table:table-cell office:value-type="string" table:style-name="ce5">
            <text:p>SERAN</text:p>
          </table:table-cell>
          <table:table-cell table:style-name="ce5"/>
          <table:table-cell office:value-type="string" table:style-name="ce6">
            <text:p>03/06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MAC 27'' LED + CARTE 4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6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FRANCE SYSTEMES<text:s/></text:p>
          </table:table-cell>
          <table:table-cell office:value-type="currency" office:value="1647.38" table:style-name="ce45">
            <text:p>1 647,38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0826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40930000--19</text:p>
          </table:table-cell>
          <table:table-cell table:number-columns-repeated="2" table:style-name="ce5"/>
          <table:table-cell office:value-type="string" table:style-name="ce5">
            <text:p>PARADIS</text:p>
          </table:table-cell>
          <table:table-cell table:style-name="ce5"/>
          <table:table-cell office:value-type="string" table:style-name="ce6">
            <text:p>31/03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'' + EC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6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FRANCE SYSTEMES<text:s/></text:p>
          </table:table-cell>
          <table:table-cell office:value-type="currency" office:value="1974.66" table:style-name="ce8">
            <text:p>1 974,66 €</text:p>
          </table:table-cell>
          <table:table-cell office:value-type="float" office:value="2879925" table:style-name="ce7">
            <text:p>2879925</text:p>
          </table:table-cell>
          <table:table-cell office:value-type="string" table:style-name="ce5">
            <text:p>L01507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467000--738</text:p>
          </table:table-cell>
          <table:table-cell table:number-columns-repeated="2" table:style-name="ce5"/>
          <table:table-cell office:value-type="string" table:style-name="ce5">
            <text:p>MONTIER</text:p>
          </table:table-cell>
          <table:table-cell table:style-name="ce5"/>
          <table:table-cell office:value-type="string" table:style-name="ce6">
            <text:p>29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TITUDE E652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6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845" table:style-name="ce8">
            <text:p>845,00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2062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700000--748</text:p>
          </table:table-cell>
          <table:table-cell table:number-columns-repeated="2" table:style-name="ce5"/>
          <table:table-cell office:value-type="string" table:style-name="ce5">
            <text:p>MAESTRE</text:p>
          </table:table-cell>
          <table:table-cell table:style-name="ce5"/>
          <table:table-cell office:value-type="string" table:style-name="ce6">
            <text:p>10/06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 LED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FRANCE SYSTEMES<text:s/></text:p>
          </table:table-cell>
          <table:table-cell office:value-type="currency" office:value="1819.67" table:style-name="ce8">
            <text:p>1 819,67 €</text:p>
          </table:table-cell>
          <table:table-cell office:value-type="float" office:value="273607" table:style-name="ce7">
            <text:p>273607</text:p>
          </table:table-cell>
          <table:table-cell office:value-type="string" table:style-name="ce5">
            <text:p>L02167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782000--750</text:p>
          </table:table-cell>
          <table:table-cell table:number-columns-repeated="2" table:style-name="ce5"/>
          <table:table-cell office:value-type="string" table:style-name="ce5">
            <text:p>LEWIN</text:p>
          </table:table-cell>
          <table:table-cell table:style-name="ce5"/>
          <table:table-cell office:value-type="string" table:style-name="ce6">
            <text:p>16/06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LOGICIEL DE CALCUL</text:p>
          </table:table-cell>
          <table:table-cell office:value-type="string" table:style-name="ce56">
            <text:p>INFORMATIQUE</text:p>
          </table:table-cell>
          <table:table-cell office:value-type="string" table:style-name="ce56">
            <text:p>LOGICIEL</text:p>
          </table:table-cell>
          <table:table-cell office:value-type="string" table:style-name="ce5">
            <text:p>IRAP11-0964</text:p>
          </table:table-cell>
          <table:table-cell office:value-type="string" table:style-name="ce5">
            <text:p>MATLAB??</text:p>
          </table:table-cell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84">
            <text:p>COBHAM TECHNICAL SERVICES</text:p>
          </table:table-cell>
          <table:table-cell office:value-type="currency" office:value="18915" table:style-name="ce63">
            <text:p>18 915,00 €</text:p>
          </table:table-cell>
          <table:table-cell office:value-type="float" office:value="28749131" table:style-name="ce58">
            <text:p>28749131</text:p>
          </table:table-cell>
          <table:table-cell table:style-name="ce56"/>
          <table:table-cell office:value-type="float" office:value="20530000" table:style-name="ce58">
            <text:p>20530000</text:p>
          </table:table-cell>
          <table:table-cell table:number-columns-repeated="3" table:style-name="ce56"/>
          <table:table-cell office:value-type="string" table:style-name="ce5">
            <text:p>14041756000--36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10/06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64 BIT LINUX NETWORK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65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75">
            <text:p>COBHAM TECHNICAL SERVICES</text:p>
          </table:table-cell>
          <table:table-cell office:value-type="currency" office:value="16515" table:style-name="ce78">
            <text:p>16 515,00 €</text:p>
          </table:table-cell>
          <table:table-cell office:value-type="float" office:value="28749131" table:style-name="ce58">
            <text:p>28749131</text:p>
          </table:table-cell>
          <table:table-cell office:value-type="string" table:style-name="ce56">
            <text:p>L01834</text:p>
          </table:table-cell>
          <table:table-cell table:style-name="ce58"/>
          <table:table-cell table:style-name="ce70"/>
          <table:table-cell table:number-columns-repeated="2" table:style-name="ce56"/>
          <table:table-cell office:value-type="string" table:style-name="ce5">
            <text:p>14041779000--35-2004</text:p>
          </table:table-cell>
          <table:table-cell table:number-columns-repeated="2" table:style-name="ce5"/>
          <table:table-cell office:value-type="string" table:style-name="ce97">
            <text:p>SAUVAUD</text:p>
          </table:table-cell>
          <table:table-cell table:style-name="ce97"/>
          <table:table-cell office:value-type="string" table:style-name="ce57">
            <text:p>10/06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PC SMART-UPS RM 3000V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46">
            <text:p>RSM INFORMATIQUE<text:s/></text:p>
          </table:table-cell>
          <table:table-cell office:value-type="currency" office:value="1345.14" table:style-name="ce8">
            <text:p>1 345,14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2395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0031000--751/01</text:p>
          </table:table-cell>
          <table:table-cell table:number-columns-repeated="2" table:style-name="ce5"/>
          <table:table-cell office:value-type="string" table:style-name="ce18">
            <text:p>HILLEMBRAND</text:p>
          </table:table-cell>
          <table:table-cell table:style-name="ce18"/>
          <table:table-cell office:value-type="string" table:style-name="ce6">
            <text:p>18/06/2011</text:p>
          </table:table-cell>
          <table:table-cell table:number-columns-repeated="16361"/>
        </table:table-row>
        <table:table-row table:style-name="ro3">
          <table:table-cell office:value-type="string" table:style-name="ce56">
            <text:p>SONDE DE COURANT 50MHZ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0967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75">
            <text:p>DISTRAME FRANCAISE D'INSTRUMENTATION</text:p>
          </table:table-cell>
          <table:table-cell office:value-type="currency" office:value="1782.85" table:style-name="ce78">
            <text:p>1 782,85 €</text:p>
          </table:table-cell>
          <table:table-cell office:value-type="float" office:value="321803" table:style-name="ce58">
            <text:p>321803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style-name="ce70"/>
          <table:table-cell table:number-columns-repeated="2" table:style-name="ce56"/>
          <table:table-cell office:value-type="string" table:style-name="ce5">
            <text:p>14050082000--40/2005/10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08/07/2011</text:p>
          </table:table-cell>
          <table:table-cell table:number-columns-repeated="16361"/>
        </table:table-row>
        <table:table-row table:style-name="ro3">
          <table:table-cell office:value-type="string" table:style-name="ce56">
            <text:p>SONDE DE COURANT 50<text:s/>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0968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75">
            <text:p>DISTRAME FRANCAISE D'INSTRUMENTATION</text:p>
          </table:table-cell>
          <table:table-cell office:value-type="currency" office:value="1425" table:style-name="ce63">
            <text:p>1 425,00 €</text:p>
          </table:table-cell>
          <table:table-cell office:value-type="float" office:value="321803" table:style-name="ce58">
            <text:p>321803</text:p>
          </table:table-cell>
          <table:table-cell office:value-type="string" table:style-name="ce56">
            <text:p>L02684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14050083000--43-2005/10</text:p>
          </table:table-cell>
          <table:table-cell table:number-columns-repeated="2" table:style-name="ce5"/>
          <table:table-cell office:value-type="string" table:style-name="ce5">
            <text:p>SERAN</text:p>
          </table:table-cell>
          <table:table-cell table:style-name="ce5"/>
          <table:table-cell office:value-type="string" table:style-name="ce57">
            <text:p>08/07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R5400 RACK W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1496" table:style-name="ce45">
            <text:p>1 496,00 €</text:p>
          </table:table-cell>
          <table:table-cell office:value-type="float" office:value="333101" table:style-name="ce7">
            <text:p>333101</text:p>
          </table:table-cell>
          <table:table-cell office:value-type="string" table:style-name="ce5">
            <text:p>L02960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50131000--44/2005</text:p>
          </table:table-cell>
          <table:table-cell table:number-columns-repeated="4" table:style-name="ce5"/>
          <table:table-cell office:value-type="string" table:style-name="ce6">
            <text:p>08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ECISION R5400 RACK W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DELL<text:s/></text:p>
          </table:table-cell>
          <table:table-cell office:value-type="currency" office:value="1496" table:style-name="ce8">
            <text:p>1 496,00 €</text:p>
          </table:table-cell>
          <table:table-cell office:value-type="float" office:value="333101" table:style-name="ce7">
            <text:p>333101</text:p>
          </table:table-cell>
          <table:table-cell office:value-type="string" table:style-name="ce5">
            <text:p>L02960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50150000--46</text:p>
          </table:table-cell>
          <table:table-cell table:number-columns-repeated="4" table:style-name="ce5"/>
          <table:table-cell office:value-type="string" table:style-name="ce6">
            <text:p>08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ATION METEO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7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VAISALA<text:s/></text:p>
          </table:table-cell>
          <table:table-cell office:value-type="currency" office:value="2410" table:style-name="ce8">
            <text:p>2 410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3024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0536000--52/2005</text:p>
          </table:table-cell>
          <table:table-cell table:number-columns-repeated="4" table:style-name="ce5"/>
          <table:table-cell office:value-type="string" table:style-name="ce6">
            <text:p>24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3,3" LED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FRANCE SYSTEMES<text:s/></text:p>
          </table:table-cell>
          <table:table-cell office:value-type="currency" office:value="1988.38" table:style-name="ce8">
            <text:p>1 988,38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3070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0255000--754</text:p>
          </table:table-cell>
          <table:table-cell table:number-columns-repeated="2" table:style-name="ce5"/>
          <table:table-cell office:value-type="string" table:style-name="ce5">
            <text:p>GARNIER</text:p>
          </table:table-cell>
          <table:table-cell table:style-name="ce5"/>
          <table:table-cell office:value-type="string" table:style-name="ce6">
            <text:p>10/08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ASSEUR ECHANTILLON</text:p>
          </table:table-cell>
          <table:table-cell office:value-type="string" table:style-name="ce56">
            <text:p>OPTIQUE</text:p>
          </table:table-cell>
          <table:table-cell table:style-name="ce56"/>
          <table:table-cell office:value-type="string" table:style-name="ce5">
            <text:p>IRAP11-0973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BRUKER OPTICS</text:p>
          </table:table-cell>
          <table:table-cell office:value-type="currency" office:value="5243" table:style-name="ce63">
            <text:p>5 243,00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0081000--40/2005/10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07/07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ASSEUR D'ECHANTILLON<text:s/></text:p>
          </table:table-cell>
          <table:table-cell office:value-type="string" table:style-name="ce56">
            <text:p>OPTIQUE</text:p>
          </table:table-cell>
          <table:table-cell table:style-name="ce56"/>
          <table:table-cell office:value-type="string" table:style-name="ce5">
            <text:p>IRAP11-0974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81">
            <text:p>BRUKER OPTICS<text:s/></text:p>
          </table:table-cell>
          <table:table-cell office:value-type="currency" office:value="3900" table:style-name="ce63">
            <text:p>3 900,00 €</text:p>
          </table:table-cell>
          <table:table-cell office:value-type="string" table:style-name="ce58">
            <text:p>RP<text:s/></text:p>
          </table:table-cell>
          <table:table-cell office:value-type="string" table:style-name="ce56">
            <text:p>L02861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14050489000--53-2005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27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PRO + ACCESSO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FRANCE SYSTEMES<text:s/></text:p>
          </table:table-cell>
          <table:table-cell office:value-type="currency" office:value="2114.2800000000002" table:style-name="ce8">
            <text:p>2 114,28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2929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50128000--45</text:p>
          </table:table-cell>
          <table:table-cell table:number-columns-repeated="4" table:style-name="ce5"/>
          <table:table-cell office:value-type="string" table:style-name="ce6">
            <text:p>01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ROUE POUR PASSEUR D'EC<text:s/>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11-09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BRUKER OPTICS<text:s/></text:p>
          </table:table-cell>
          <table:table-cell office:value-type="currency" office:value="750" table:style-name="ce8">
            <text:p>750,00 €</text:p>
          </table:table-cell>
          <table:table-cell office:value-type="string" table:style-name="ce7">
            <text:p>RP<text:s/></text:p>
          </table:table-cell>
          <table:table-cell office:value-type="string" table:style-name="ce5">
            <text:p>L02861</text:p>
          </table:table-cell>
          <table:table-cell table:style-name="ce7"/>
          <table:table-cell table:number-columns-repeated="3" table:style-name="ce5"/>
          <table:table-cell office:value-type="string" table:style-name="ce5">
            <text:p>29050067000--37</text:p>
          </table:table-cell>
          <table:table-cell table:number-columns-repeated="4" table:style-name="ce5"/>
          <table:table-cell office:value-type="string" table:style-name="ce6">
            <text:p>27/07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LATINE AMOVIBLE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11-09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BRUKER OPTICS<text:s/></text:p>
          </table:table-cell>
          <table:table-cell office:value-type="currency" office:value="525" table:style-name="ce8">
            <text:p>525,00 €</text:p>
          </table:table-cell>
          <table:table-cell office:value-type="string" table:style-name="ce7">
            <text:p>RP<text:s/></text:p>
          </table:table-cell>
          <table:table-cell office:value-type="string" table:style-name="ce5">
            <text:p>L02861</text:p>
          </table:table-cell>
          <table:table-cell table:style-name="ce7"/>
          <table:table-cell table:number-columns-repeated="3" table:style-name="ce5"/>
          <table:table-cell office:value-type="string" table:style-name="ce5">
            <text:p>29050075000--38</text:p>
          </table:table-cell>
          <table:table-cell table:number-columns-repeated="4" table:style-name="ce5"/>
          <table:table-cell office:value-type="string" table:style-name="ce6">
            <text:p>27/07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Z800 WORSTATI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HEWLETT PACKARD<text:s/></text:p>
          </table:table-cell>
          <table:table-cell office:value-type="currency" office:value="1564.61" table:style-name="ce8">
            <text:p>1 564,61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2729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0091000--752</text:p>
          </table:table-cell>
          <table:table-cell table:number-columns-repeated="2" table:style-name="ce5"/>
          <table:table-cell office:value-type="string" table:style-name="ce5">
            <text:p>RAVERA</text:p>
          </table:table-cell>
          <table:table-cell table:style-name="ce5"/>
          <table:table-cell office:value-type="string" table:style-name="ce6">
            <text:p>26/07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71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1897" table:style-name="ce8">
            <text:p>1 897,00 €</text:p>
          </table:table-cell>
          <table:table-cell office:value-type="float" office:value="250409" table:style-name="ce7">
            <text:p>250409</text:p>
          </table:table-cell>
          <table:table-cell office:value-type="string" table:style-name="ce5">
            <text:p>L03121</text:p>
          </table:table-cell>
          <table:table-cell table:style-name="ce7"/>
          <table:table-cell table:number-columns-repeated="3" table:style-name="ce5"/>
          <table:table-cell office:value-type="string" table:style-name="ce5">
            <text:p>29050205000--472005</text:p>
          </table:table-cell>
          <table:table-cell table:number-columns-repeated="4" table:style-name="ce5"/>
          <table:table-cell office:value-type="string" table:style-name="ce6">
            <text:p>09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UPPORT 4 AXES HAUTE 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TRIOPTICS FRANCE<text:s/></text:p>
          </table:table-cell>
          <table:table-cell office:value-type="currency" office:value="2083.6" table:style-name="ce8">
            <text:p>2 083,60 €</text:p>
          </table:table-cell>
          <table:table-cell office:value-type="float" office:value="229725" table:style-name="ce7">
            <text:p>229725</text:p>
          </table:table-cell>
          <table:table-cell office:value-type="string" table:style-name="ce5">
            <text:p>L01479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1504000--736</text:p>
          </table:table-cell>
          <table:table-cell table:number-columns-repeated="4" table:style-name="ce5"/>
          <table:table-cell office:value-type="string" table:style-name="ce6">
            <text:p>05/05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DETECTEUR GASALE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FISHER SCIENTIFIC BI<text:s/></text:p>
          </table:table-cell>
          <table:table-cell office:value-type="currency" office:value="1420.2" table:style-name="ce8">
            <text:p>1 420,2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2840</text:p>
          </table:table-cell>
          <table:table-cell table:style-name="ce7"/>
          <table:table-cell table:number-columns-repeated="3" table:style-name="ce5"/>
          <table:table-cell office:value-type="string" table:style-name="ce5">
            <text:p>29050151000--F7391</text:p>
          </table:table-cell>
          <table:table-cell table:number-columns-repeated="2" table:style-name="ce5"/>
          <table:table-cell office:value-type="string" table:style-name="ce5">
            <text:p>BERGER</text:p>
          </table:table-cell>
          <table:table-cell table:style-name="ce5"/>
          <table:table-cell office:value-type="string" table:style-name="ce6">
            <text:p>08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BOFORCE-1 TETE DE PO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STRUERS<text:s/></text:p>
          </table:table-cell>
          <table:table-cell office:value-type="currency" office:value="1455" table:style-name="ce8">
            <text:p>1 455,0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3088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50420000--INSU123</text:p>
          </table:table-cell>
          <table:table-cell table:number-columns-repeated="2" table:style-name="ce5"/>
          <table:table-cell office:value-type="string" table:style-name="ce5">
            <text:p>BYSTRICKY</text:p>
          </table:table-cell>
          <table:table-cell table:style-name="ce5"/>
          <table:table-cell office:value-type="string" table:style-name="ce6">
            <text:p>31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1488" table:style-name="ce45">
            <text:p>1 488,00 €</text:p>
          </table:table-cell>
          <table:table-cell office:value-type="float" office:value="333101" table:style-name="ce7">
            <text:p>333101</text:p>
          </table:table-cell>
          <table:table-cell office:value-type="string" table:style-name="ce5">
            <text:p>L03145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50356000--48/09</text:p>
          </table:table-cell>
          <table:table-cell table:number-columns-repeated="2" table:style-name="ce5"/>
          <table:table-cell office:value-type="string" table:style-name="ce56">
            <text:p>KLOTZ ET REGAL</text:p>
          </table:table-cell>
          <table:table-cell table:style-name="ce56"/>
          <table:table-cell office:value-type="string" table:style-name="ce6">
            <text:p>16/08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ERVEUR POWEREDGE<text:s/>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84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6">
            <text:p>DELL<text:s/></text:p>
          </table:table-cell>
          <table:table-cell office:value-type="currency" office:value="1488" table:style-name="ce78">
            <text:p>1 488,00 €</text:p>
          </table:table-cell>
          <table:table-cell office:value-type="float" office:value="333101" table:style-name="ce58">
            <text:p>333101</text:p>
          </table:table-cell>
          <table:table-cell office:value-type="string" table:style-name="ce56">
            <text:p>L03145</text:p>
          </table:table-cell>
          <table:table-cell table:style-name="ce58"/>
          <table:table-cell table:style-name="ce70"/>
          <table:table-cell table:number-columns-repeated="2" table:style-name="ce56"/>
          <table:table-cell office:value-type="string" table:style-name="ce5">
            <text:p>14050294000--42-2005/10</text:p>
          </table:table-cell>
          <table:table-cell table:number-columns-repeated="2" table:style-name="ce5"/>
          <table:table-cell office:value-type="string" table:style-name="ce56">
            <text:p>KLOTZ ET REGAL</text:p>
          </table:table-cell>
          <table:table-cell table:style-name="ce56"/>
          <table:table-cell office:value-type="string" table:style-name="ce57">
            <text:p>15/08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ERVEUR POWEREDGE R710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85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83">
            <text:p>DELL</text:p>
          </table:table-cell>
          <table:table-cell office:value-type="currency" office:value="1364" table:style-name="ce63">
            <text:p>1 364,00 €</text:p>
          </table:table-cell>
          <table:table-cell office:value-type="float" office:value="333101" table:style-name="ce58">
            <text:p>333101</text:p>
          </table:table-cell>
          <table:table-cell table:style-name="ce56"/>
          <table:table-cell office:value-type="float" office:value="21830000" table:style-name="ce58">
            <text:p>21830000</text:p>
          </table:table-cell>
          <table:table-cell table:number-columns-repeated="3" table:style-name="ce56"/>
          <table:table-cell office:value-type="string" table:style-name="ce5">
            <text:p>29050301000--49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16/08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ERVEUR POWEREDGE R710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86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6">
            <text:p>DELL<text:s/></text:p>
          </table:table-cell>
          <table:table-cell office:value-type="currency" office:value="1364" table:style-name="ce78">
            <text:p>1 364,00 €</text:p>
          </table:table-cell>
          <table:table-cell office:value-type="float" office:value="333101" table:style-name="ce58">
            <text:p>333101</text:p>
          </table:table-cell>
          <table:table-cell table:style-name="ce56"/>
          <table:table-cell office:value-type="float" office:value="21830000" table:style-name="ce58">
            <text:p>21830000</text:p>
          </table:table-cell>
          <table:table-cell table:style-name="ce70"/>
          <table:table-cell table:number-columns-repeated="2" table:style-name="ce56"/>
          <table:table-cell office:value-type="string" table:style-name="ce5">
            <text:p>14050475000--CNNS 7SS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16/08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ERVEUR POWEREDGE<text:s/>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0987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125">
            <text:p>DELL<text:s/></text:p>
          </table:table-cell>
          <table:table-cell office:value-type="currency" office:value="1488" table:style-name="ce63">
            <text:p>1 488,00 €</text:p>
          </table:table-cell>
          <table:table-cell office:value-type="float" office:value="333101" table:style-name="ce58">
            <text:p>333101</text:p>
          </table:table-cell>
          <table:table-cell office:value-type="string" table:style-name="ce56">
            <text:p>L03145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29050405000--INSU122</text:p>
          </table:table-cell>
          <table:table-cell table:number-columns-repeated="2" table:style-name="ce5"/>
          <table:table-cell office:value-type="string" table:style-name="ce56">
            <text:p>KLOTZ ET REGAL</text:p>
          </table:table-cell>
          <table:table-cell table:style-name="ce56"/>
          <table:table-cell office:value-type="string" table:style-name="ce57">
            <text:p>16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NITEUR + ACCESSOIRES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8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FRANCE SYSTEMES<text:s/></text:p>
          </table:table-cell>
          <table:table-cell office:value-type="currency" office:value="832" table:style-name="ce8">
            <text:p>832,0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1725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559000--744</text:p>
          </table:table-cell>
          <table:table-cell table:number-columns-repeated="4" table:style-name="ce5"/>
          <table:table-cell office:value-type="string" table:style-name="ce6">
            <text:p>25/05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MPRESSEUR SILENT 50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8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PROSOUD.COM<text:s/></text:p>
          </table:table-cell>
          <table:table-cell office:value-type="currency" office:value="1220.74" table:style-name="ce45">
            <text:p>1 220,74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2950</text:p>
          </table:table-cell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51061000--66-2005</text:p>
          </table:table-cell>
          <table:table-cell table:number-columns-repeated="2" table:style-name="ce5"/>
          <table:table-cell office:value-type="string" table:style-name="ce19">
            <text:p>BERGER</text:p>
          </table:table-cell>
          <table:table-cell table:style-name="ce19"/>
          <table:table-cell office:value-type="string" table:style-name="ce6">
            <text:p>23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TRIPWOUND CONTAINER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STRECON AS<text:s/></text:p>
          </table:table-cell>
          <table:table-cell office:value-type="currency" office:value="3500" table:style-name="ce8">
            <text:p>3 500,0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2774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50530000--50</text:p>
          </table:table-cell>
          <table:table-cell table:number-columns-repeated="2" table:style-name="ce5"/>
          <table:table-cell office:value-type="string" table:style-name="ce5">
            <text:p>CORGNE</text:p>
          </table:table-cell>
          <table:table-cell table:style-name="ce5"/>
          <table:table-cell office:value-type="string" table:style-name="ce6">
            <text:p>12/09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ET OF CARBIDE TOOLS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0991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STRECON AS</text:p>
          </table:table-cell>
          <table:table-cell office:value-type="currency" office:value="1932.5" table:style-name="ce63">
            <text:p>1 932,50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0758000--59-2005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12/09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SET OF CARBIDE TOOLS 1<text:s/>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0992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8">
            <text:p>STRECON AS<text:s/></text:p>
          </table:table-cell>
          <table:table-cell office:value-type="currency" office:value="1900" table:style-name="ce63">
            <text:p>1 900,00 €</text:p>
          </table:table-cell>
          <table:table-cell office:value-type="string" table:style-name="ce58">
            <text:p>DOTATION<text:s/></text:p>
          </table:table-cell>
          <table:table-cell office:value-type="string" table:style-name="ce56">
            <text:p>L02774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29050598000--60</text:p>
          </table:table-cell>
          <table:table-cell table:number-columns-repeated="2" table:style-name="ce5"/>
          <table:table-cell office:value-type="string" table:style-name="ce56">
            <text:p>CORGNE</text:p>
          </table:table-cell>
          <table:table-cell table:style-name="ce56"/>
          <table:table-cell office:value-type="string" table:style-name="ce57">
            <text:p>12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rocesseur Intel core 17-2720qm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099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313" table:style-name="ce45">
            <text:p>1 313,00 €</text:p>
          </table:table-cell>
          <table:table-cell office:value-type="float" office:value="322201" table:style-name="ce7">
            <text:p>32220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51001000--67-2005</text:p>
          </table:table-cell>
          <table:table-cell table:number-columns-repeated="4" table:style-name="ce5"/>
          <table:table-cell office:value-type="string" table:style-name="ce6">
            <text:p>16/09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T116RA - PLATINUIM VERSION</text:p>
          </table:table-cell>
          <table:table-cell table:number-columns-repeated="2" table:style-name="ce56"/>
          <table:table-cell office:value-type="string" table:style-name="ce5">
            <text:p>IRAP11-0994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75">
            <text:p>HEOL DESIGN</text:p>
          </table:table-cell>
          <table:table-cell office:value-type="currency" office:value="5587" table:style-name="ce78">
            <text:p>5 587,00 €</text:p>
          </table:table-cell>
          <table:table-cell office:value-type="float" office:value="322201" table:style-name="ce58">
            <text:p>322201</text:p>
          </table:table-cell>
          <table:table-cell table:style-name="ce56"/>
          <table:table-cell office:value-type="float" office:value="21830000" table:style-name="ce58">
            <text:p>21830000</text:p>
          </table:table-cell>
          <table:table-cell table:style-name="ce70"/>
          <table:table-cell table:number-columns-repeated="2" table:style-name="ce56"/>
          <table:table-cell office:value-type="string" table:style-name="ce5">
            <text:p>29050519000--54-2005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05/09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T116Ra - PLATINIUM VER<text:s/></text:p>
          </table:table-cell>
          <table:table-cell table:number-columns-repeated="2" table:style-name="ce56"/>
          <table:table-cell office:value-type="string" table:style-name="ce5">
            <text:p>IRAP11-0995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125">
            <text:p>HEOL DESIGN<text:s/></text:p>
          </table:table-cell>
          <table:table-cell office:value-type="currency" office:value="4150" table:style-name="ce63">
            <text:p>4 150,00 €</text:p>
          </table:table-cell>
          <table:table-cell office:value-type="float" office:value="322201" table:style-name="ce58">
            <text:p>322201</text:p>
          </table:table-cell>
          <table:table-cell office:value-type="string" table:style-name="ce56">
            <text:p>L03177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29050524000--58</text:p>
          </table:table-cell>
          <table:table-cell table:number-columns-repeated="2" table:style-name="ce5"/>
          <table:table-cell office:value-type="string" table:style-name="ce56">
            <text:p>ATTEIA</text:p>
          </table:table-cell>
          <table:table-cell table:style-name="ce56"/>
          <table:table-cell office:value-type="string" table:style-name="ce57">
            <text:p>05/09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lan de travail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0996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FISHER SCIENTIFIC S.A.S</text:p>
          </table:table-cell>
          <table:table-cell office:value-type="currency" office:value="2770.38" table:style-name="ce63">
            <text:p>2 770,38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0806000--61-2005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14/09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LAN DE TRAVAIL TRESPA<text:s/>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0997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8">
            <text:p>FISHER SCIENTIFIC BI<text:s/></text:p>
          </table:table-cell>
          <table:table-cell office:value-type="currency" office:value="191.79" table:style-name="ce63">
            <text:p>191,79 €</text:p>
          </table:table-cell>
          <table:table-cell office:value-type="string" table:style-name="ce58">
            <text:p>DOTATION<text:s/></text:p>
          </table:table-cell>
          <table:table-cell office:value-type="string" table:style-name="ce56">
            <text:p>L02953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14051063000--CNRS 762</text:p>
          </table:table-cell>
          <table:table-cell table:number-columns-repeated="2" table:style-name="ce5"/>
          <table:table-cell office:value-type="string" table:style-name="ce19">
            <text:p>BERGER</text:p>
          </table:table-cell>
          <table:table-cell table:style-name="ce19"/>
          <table:table-cell office:value-type="string" table:style-name="ce57">
            <text:p>26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ILTRE PARTICULES DIA&gt;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9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FISHER SCIENTIFIC BI<text:s/></text:p>
          </table:table-cell>
          <table:table-cell office:value-type="currency" office:value="46.89" table:style-name="ce45">
            <text:p>46,89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2953</text:p>
          </table:table-cell>
          <table:table-cell table:style-name="ce7"/>
          <table:table-cell table:style-name="ce44"/>
          <table:table-cell table:number-columns-repeated="2" table:style-name="ce5"/>
          <table:table-cell office:value-type="string" table:style-name="ce5">
            <text:p>29050816000--68-2005</text:p>
          </table:table-cell>
          <table:table-cell table:number-columns-repeated="2" table:style-name="ce5"/>
          <table:table-cell office:value-type="string" table:style-name="ce19">
            <text:p>BERGER</text:p>
          </table:table-cell>
          <table:table-cell table:style-name="ce19"/>
          <table:table-cell office:value-type="string" table:style-name="ce6">
            <text:p>26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AILLASSE VERRE DOSSER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099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FISHER SCIENTIFIC BI<text:s/></text:p>
          </table:table-cell>
          <table:table-cell office:value-type="currency" office:value="654.29999999999995" table:style-name="ce8">
            <text:p>654,3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2953</text:p>
          </table:table-cell>
          <table:table-cell table:style-name="ce7"/>
          <table:table-cell table:number-columns-repeated="3" table:style-name="ce5"/>
          <table:table-cell office:value-type="string" table:style-name="ce5">
            <text:p>14050807000--63-2005</text:p>
          </table:table-cell>
          <table:table-cell table:number-columns-repeated="2" table:style-name="ce5"/>
          <table:table-cell office:value-type="string" table:style-name="ce19">
            <text:p>BERGER</text:p>
          </table:table-cell>
          <table:table-cell table:style-name="ce19"/>
          <table:table-cell office:value-type="string" table:style-name="ce6">
            <text:p>14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BODOSEUR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0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STRUERS<text:s/></text:p>
          </table:table-cell>
          <table:table-cell office:value-type="currency" office:value="1275.55" table:style-name="ce8">
            <text:p>1 275,55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3088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0505000--CNRS 758</text:p>
          </table:table-cell>
          <table:table-cell table:number-columns-repeated="2" table:style-name="ce5"/>
          <table:table-cell office:value-type="string" table:style-name="ce5">
            <text:p>BYSTRICKY</text:p>
          </table:table-cell>
          <table:table-cell table:style-name="ce5"/>
          <table:table-cell office:value-type="string" table:style-name="ce6">
            <text:p>31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,4" LE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FRANCE SYSTEMES<text:s/></text:p>
          </table:table-cell>
          <table:table-cell office:value-type="currency" office:value="2270.77" table:style-name="ce8">
            <text:p>2 270,77 €</text:p>
          </table:table-cell>
          <table:table-cell office:value-type="float" office:value="273607" table:style-name="ce7">
            <text:p>273607</text:p>
          </table:table-cell>
          <table:table-cell office:value-type="string" table:style-name="ce5">
            <text:p>L03471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1011000--CNRS 760</text:p>
          </table:table-cell>
          <table:table-cell table:number-columns-repeated="2" table:style-name="ce5"/>
          <table:table-cell office:value-type="string" table:style-name="ce5">
            <text:p>MAURICE</text:p>
          </table:table-cell>
          <table:table-cell table:style-name="ce5"/>
          <table:table-cell office:value-type="string" table:style-name="ce6">
            <text:p>23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CROSCOPE BINOCULAIRE EDERKI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11-10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MICRONIKS EUROPE</text:p>
          </table:table-cell>
          <table:table-cell office:value-type="currency" office:value="1700" table:style-name="ce45">
            <text:p>1 700,00 €</text:p>
          </table:table-cell>
          <table:table-cell office:value-type="float" office:value="328277" table:style-name="ce7">
            <text:p>328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51057000--CNRS 763</text:p>
          </table:table-cell>
          <table:table-cell table:number-columns-repeated="4" table:style-name="ce5"/>
          <table:table-cell office:value-type="string" table:style-name="ce6">
            <text:p>30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RICK USB SPACEWIRE +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STAR-DUNDEE<text:s/></text:p>
          </table:table-cell>
          <table:table-cell office:value-type="currency" office:value="5320" table:style-name="ce45">
            <text:p>5 320,00 €</text:p>
          </table:table-cell>
          <table:table-cell office:value-type="float" office:value="2292362" table:style-name="ce7">
            <text:p>2292362</text:p>
          </table:table-cell>
          <table:table-cell office:value-type="string" table:style-name="ce5">
            <text:p>L02944</text:p>
          </table:table-cell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50167000--39/2005</text:p>
          </table:table-cell>
          <table:table-cell table:number-columns-repeated="2" table:style-name="ce5"/>
          <table:table-cell office:value-type="string" table:style-name="ce5">
            <text:p>RAVERA</text:p>
          </table:table-cell>
          <table:table-cell table:style-name="ce5"/>
          <table:table-cell office:value-type="string" table:style-name="ce6">
            <text:p>28/07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GRIMS EN KRS 5 (appareil optique)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11-10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90">
            <text:p>CARL ZEISS MICRO IMAGING GMBH</text:p>
          </table:table-cell>
          <table:table-cell office:value-type="currency" office:value="45000" table:style-name="ce8">
            <text:p>45 000,00 €</text:p>
          </table:table-cell>
          <table:table-cell office:value-type="float" office:value="292205" table:style-name="ce7">
            <text:p>292205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0698000--56</text:p>
          </table:table-cell>
          <table:table-cell table:number-columns-repeated="4" table:style-name="ce5"/>
          <table:table-cell office:value-type="string" table:style-name="ce6">
            <text:p>31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PRECISION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2239" table:style-name="ce8">
            <text:p>2 239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0959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1128000--CNRS 734</text:p>
          </table:table-cell>
          <table:table-cell table:number-columns-repeated="2" table:style-name="ce5"/>
          <table:table-cell office:value-type="string" table:style-name="ce5">
            <text:p>FORNI<text:s/></text:p>
          </table:table-cell>
          <table:table-cell table:style-name="ce5"/>
          <table:table-cell office:value-type="string" table:style-name="ce6">
            <text:p>13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AT 5 CONF 2 PRECISION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06</text:p>
          </table:table-cell>
          <table:table-cell table:style-name="ce56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1614" table:style-name="ce8">
            <text:p>1 614,00 €</text:p>
          </table:table-cell>
          <table:table-cell office:value-type="string" table:style-name="ce7">
            <text:p>DOTATION<text:s/></text:p>
          </table:table-cell>
          <table:table-cell office:value-type="string" table:style-name="ce5">
            <text:p>L01563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1158000--70-2005</text:p>
          </table:table-cell>
          <table:table-cell table:number-columns-repeated="2" table:style-name="ce5"/>
          <table:table-cell office:value-type="string" table:style-name="ce5">
            <text:p>GARCIA</text:p>
          </table:table-cell>
          <table:table-cell table:style-name="ce5"/>
          <table:table-cell office:value-type="string" table:style-name="ce6">
            <text:p>10/10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NE INTEL CORE 17-262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0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DELL<text:s/></text:p>
          </table:table-cell>
          <table:table-cell office:value-type="currency" office:value="1525.25" table:style-name="ce8">
            <text:p>1 525,25 €</text:p>
          </table:table-cell>
          <table:table-cell office:value-type="float" office:value="322201" table:style-name="ce7">
            <text:p>322201</text:p>
          </table:table-cell>
          <table:table-cell office:value-type="string" table:style-name="ce5">
            <text:p>L03480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0808000--62-2005</text:p>
          </table:table-cell>
          <table:table-cell table:number-columns-repeated="2" table:style-name="ce5"/>
          <table:table-cell office:value-type="string" table:style-name="ce5">
            <text:p>GODET</text:p>
          </table:table-cell>
          <table:table-cell table:style-name="ce5"/>
          <table:table-cell office:value-type="string" table:style-name="ce6">
            <text:p>15/09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FILTRE CHAR ACTIF 600X<text:s/>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08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6">
            <text:p>ADS LAMINAIRE<text:s/></text:p>
          </table:table-cell>
          <table:table-cell office:value-type="currency" office:value="1063.53" table:style-name="ce78">
            <text:p>1 063,53 €</text:p>
          </table:table-cell>
          <table:table-cell office:value-type="string" table:style-name="ce58">
            <text:p>DOTATION<text:s/></text:p>
          </table:table-cell>
          <table:table-cell office:value-type="string" table:style-name="ce56">
            <text:p>L02923</text:p>
          </table:table-cell>
          <table:table-cell table:style-name="ce58"/>
          <table:table-cell table:style-name="ce70"/>
          <table:table-cell table:number-columns-repeated="2" table:style-name="ce56"/>
          <table:table-cell office:value-type="string" table:style-name="ce5">
            <text:p>29050880000--8577</text:p>
          </table:table-cell>
          <table:table-cell table:number-columns-repeated="2" table:style-name="ce5"/>
          <table:table-cell office:value-type="string" table:style-name="ce56">
            <text:p>ATTEIA</text:p>
          </table:table-cell>
          <table:table-cell table:style-name="ce56"/>
          <table:table-cell office:value-type="string" table:style-name="ce57">
            <text:p>11/10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Filtre charbon actif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09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0">
            <text:p>ADS LAMINAIRE</text:p>
          </table:table-cell>
          <table:table-cell office:value-type="currency" office:value="2053.5" table:style-name="ce63">
            <text:p>2 053,50 €</text:p>
          </table:table-cell>
          <table:table-cell office:value-type="string" table:style-name="ce58">
            <text:p>9ADO2680</text:p>
          </table:table-cell>
          <table:table-cell office:value-type="string" table:style-name="ce56">
            <text:p>L02923</text:p>
          </table:table-cell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1139000--72-2005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11/10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ALIMENTATION<text:s/>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10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FARNELL FRANCE FARNELL INONE</text:p>
          </table:table-cell>
          <table:table-cell office:value-type="currency" office:value="876.96" table:style-name="ce63">
            <text:p>876,96 €</text:p>
          </table:table-cell>
          <table:table-cell office:value-type="float" office:value="273607" table:style-name="ce58">
            <text:p>273607</text:p>
          </table:table-cell>
          <table:table-cell office:value-type="string" table:style-name="ce56">
            <text:p>L02210</text:p>
          </table:table-cell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41789000--32.2004</text:p>
          </table:table-cell>
          <table:table-cell table:number-columns-repeated="2" table:style-name="ce5"/>
          <table:table-cell office:value-type="string" table:style-name="ce56">
            <text:p>GASNAULT</text:p>
          </table:table-cell>
          <table:table-cell table:style-name="ce56"/>
          <table:table-cell office:value-type="string" table:style-name="ce57">
            <text:p>30/05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ICOAMMETER/XOLTAGE SO<text:s/></text:p>
          </table:table-cell>
          <table:table-cell office:value-type="string" table:style-name="ce5">
            <text:p>ELECTRONIQUE</text:p>
          </table:table-cell>
          <table:table-cell table:style-name="ce5"/>
          <table:table-cell office:value-type="string" table:style-name="ce5">
            <text:p>IRAP11-101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KEITHLEY INSTRUMENTS<text:s/></text:p>
          </table:table-cell>
          <table:table-cell office:value-type="currency" office:value="3354" table:style-name="ce8">
            <text:p>3 354,00 €</text:p>
          </table:table-cell>
          <table:table-cell office:value-type="float" office:value="268846" table:style-name="ce7">
            <text:p>268846</text:p>
          </table:table-cell>
          <table:table-cell office:value-type="string" table:style-name="ce5">
            <text:p>L03658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50827000--INSU124</text:p>
          </table:table-cell>
          <table:table-cell table:number-columns-repeated="2" table:style-name="ce5"/>
          <table:table-cell office:value-type="string" table:style-name="ce5">
            <text:p>PONS</text:p>
          </table:table-cell>
          <table:table-cell table:style-name="ce5"/>
          <table:table-cell office:value-type="string" table:style-name="ce6">
            <text:p>30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NE INTEL CORE 17-2620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1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1525.25" table:style-name="ce8">
            <text:p>1 525,25 €</text:p>
          </table:table-cell>
          <table:table-cell office:value-type="float" office:value="322201" table:style-name="ce7">
            <text:p>322201</text:p>
          </table:table-cell>
          <table:table-cell office:value-type="string" table:style-name="ce5">
            <text:p>L03480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0836000--CNRS 760</text:p>
          </table:table-cell>
          <table:table-cell table:number-columns-repeated="4" table:style-name="ce5"/>
          <table:table-cell office:value-type="string" table:style-name="ce6">
            <text:p>15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2 GRIMS EN Krs 5<text:s/>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11-101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84">
            <text:p>CARL ZEISS MICRO IMAGING GMBH</text:p>
          </table:table-cell>
          <table:table-cell office:value-type="currency" office:value="45000" table:style-name="ce8">
            <text:p>45 000,00 €</text:p>
          </table:table-cell>
          <table:table-cell office:value-type="string" table:style-name="ce7">
            <text:p>292.205<text:s/></text:p>
          </table:table-cell>
          <table:table-cell office:value-type="string" table:style-name="ce5">
            <text:p>L02706</text:p>
          </table:table-cell>
          <table:table-cell table:style-name="ce7"/>
          <table:table-cell table:number-columns-repeated="3" table:style-name="ce5"/>
          <table:table-cell office:value-type="string" table:style-name="ce5">
            <text:p>29050498000--55</text:p>
          </table:table-cell>
          <table:table-cell table:number-columns-repeated="2" table:style-name="ce5"/>
          <table:table-cell office:value-type="string" table:style-name="ce5">
            <text:p>JOBLIN</text:p>
          </table:table-cell>
          <table:table-cell table:style-name="ce5"/>
          <table:table-cell office:value-type="string" table:style-name="ce6">
            <text:p>31/08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OMPE BOOSTER MAXI 280 BARS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14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75">
            <text:p>AUTOCLAVE FRANCE</text:p>
          </table:table-cell>
          <table:table-cell office:value-type="currency" office:value="2955" table:style-name="ce78">
            <text:p>2 955,00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style-name="ce70"/>
          <table:table-cell table:number-columns-repeated="2" table:style-name="ce56"/>
          <table:table-cell office:value-type="string" table:style-name="ce5">
            <text:p>29050966000--76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26/10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OMPE BOOSTER MAXI 280<text:s/>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15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6">
            <text:p>AUTOCLAVE FRANCE<text:s/></text:p>
          </table:table-cell>
          <table:table-cell office:value-type="currency" office:value="2800" table:style-name="ce78">
            <text:p>2 800,00 €</text:p>
          </table:table-cell>
          <table:table-cell office:value-type="string" table:style-name="ce58">
            <text:p>DOTATION<text:s/></text:p>
          </table:table-cell>
          <table:table-cell office:value-type="string" table:style-name="ce56">
            <text:p>L03028</text:p>
          </table:table-cell>
          <table:table-cell table:style-name="ce58"/>
          <table:table-cell table:style-name="ce70"/>
          <table:table-cell table:number-columns-repeated="2" table:style-name="ce56"/>
          <table:table-cell office:value-type="string" table:style-name="ce5">
            <text:p>29050979000--73</text:p>
          </table:table-cell>
          <table:table-cell table:number-columns-repeated="2" table:style-name="ce5"/>
          <table:table-cell office:value-type="string" table:style-name="ce56">
            <text:p>BERGER</text:p>
          </table:table-cell>
          <table:table-cell table:style-name="ce56"/>
          <table:table-cell office:value-type="string" table:style-name="ce57">
            <text:p>26/10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PRECISION M46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1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DELL<text:s/></text:p>
          </table:table-cell>
          <table:table-cell office:value-type="currency" office:value="1391" table:style-name="ce8">
            <text:p>1 391,00 €</text:p>
          </table:table-cell>
          <table:table-cell office:value-type="float" office:value="2292576" table:style-name="ce7">
            <text:p>2292576</text:p>
          </table:table-cell>
          <table:table-cell office:value-type="string" table:style-name="ce5">
            <text:p>L04050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1442000--CNRS764/07</text:p>
          </table:table-cell>
          <table:table-cell table:number-columns-repeated="2" table:style-name="ce5"/>
          <table:table-cell office:value-type="string" table:style-name="ce5">
            <text:p>ROUZAUD</text:p>
          </table:table-cell>
          <table:table-cell table:style-name="ce5"/>
          <table:table-cell office:value-type="string" table:style-name="ce6">
            <text:p>05/10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3,3" LED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1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FRANCE SYSTEMES<text:s/></text:p>
          </table:table-cell>
          <table:table-cell office:value-type="currency" office:value="1799.29" table:style-name="ce8">
            <text:p>1 799,29 €</text:p>
          </table:table-cell>
          <table:table-cell office:value-type="float" office:value="2292016" table:style-name="ce7">
            <text:p>2292016</text:p>
          </table:table-cell>
          <table:table-cell office:value-type="string" table:style-name="ce5">
            <text:p>L03797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1157000--71-2005</text:p>
          </table:table-cell>
          <table:table-cell table:number-columns-repeated="2" table:style-name="ce5"/>
          <table:table-cell office:value-type="string" table:style-name="ce5">
            <text:p>CAUX</text:p>
          </table:table-cell>
          <table:table-cell table:style-name="ce5"/>
          <table:table-cell office:value-type="string" table:style-name="ce6">
            <text:p>07/10/2011</text:p>
          </table:table-cell>
          <table:table-cell table:number-columns-repeated="16361"/>
        </table:table-row>
        <table:table-row table:style-name="ro2">
          <table:table-cell office:value-type="string" table:style-name="ce91">
            <text:p>PC PORTABLE CAT 5 CONF<text:s/></text:p>
          </table:table-cell>
          <table:table-cell office:value-type="string" table:style-name="ce91">
            <text:p>INFORMATIQUE</text:p>
          </table:table-cell>
          <table:table-cell table:style-name="ce91"/>
          <table:table-cell office:value-type="string" table:style-name="ce5">
            <text:p>IRAP11-1018</text:p>
          </table:table-cell>
          <table:table-cell table:style-name="ce5"/>
          <table:table-cell office:value-type="string" table:style-name="ce91">
            <text:p>CNRS</text:p>
          </table:table-cell>
          <table:table-cell table:number-columns-repeated="3" table:style-name="ce91"/>
          <table:table-cell office:value-type="string" table:style-name="ce82">
            <text:p>DELL<text:s/></text:p>
          </table:table-cell>
          <table:table-cell office:value-type="currency" office:value="823" table:style-name="ce137">
            <text:p>823,00 €</text:p>
          </table:table-cell>
          <table:table-cell office:value-type="string" table:style-name="ce93">
            <text:p>DOTATION<text:s/></text:p>
          </table:table-cell>
          <table:table-cell office:value-type="string" table:style-name="ce91">
            <text:p>L01544</text:p>
          </table:table-cell>
          <table:table-cell office:value-type="float" office:value="21830000" table:style-name="ce93">
            <text:p>21830000</text:p>
          </table:table-cell>
          <table:table-cell table:style-name="ce138"/>
          <table:table-cell table:number-columns-repeated="2" table:style-name="ce91"/>
          <table:table-cell office:value-type="string" table:style-name="ce5">
            <text:p>14041445000--27/09</text:p>
          </table:table-cell>
          <table:table-cell table:number-columns-repeated="2" table:style-name="ce5"/>
          <table:table-cell office:value-type="string" table:style-name="ce91">
            <text:p>LAFON ET BLELLY</text:p>
          </table:table-cell>
          <table:table-cell table:style-name="ce91"/>
          <table:table-cell office:value-type="string" table:style-name="ce92">
            <text:p>02/05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RECISION M6600<text:s/>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1019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125">
            <text:p>DELL<text:s/></text:p>
          </table:table-cell>
          <table:table-cell office:value-type="currency" office:value="2100" table:style-name="ce63">
            <text:p>2 100,00 €</text:p>
          </table:table-cell>
          <table:table-cell office:value-type="float" office:value="2292362" table:style-name="ce58">
            <text:p>2292362</text:p>
          </table:table-cell>
          <table:table-cell office:value-type="string" table:style-name="ce56">
            <text:p>L04114</text:p>
          </table:table-cell>
          <table:table-cell office:value-type="float" office:value="21830000" table:style-name="ce58">
            <text:p>21830000</text:p>
          </table:table-cell>
          <table:table-cell table:number-columns-repeated="3" table:style-name="ce56"/>
          <table:table-cell office:value-type="string" table:style-name="ce5">
            <text:p>14051314000--CNRS767/30</text:p>
          </table:table-cell>
          <table:table-cell table:number-columns-repeated="2" table:style-name="ce5"/>
          <table:table-cell office:value-type="string" table:style-name="ce56">
            <text:p>CLENET</text:p>
          </table:table-cell>
          <table:table-cell table:style-name="ce56"/>
          <table:table-cell office:value-type="string" table:style-name="ce57">
            <text:p>25/10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electrode haute temperature haute pression argent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20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CORR INSTRUMENTS LLC</text:p>
          </table:table-cell>
          <table:table-cell office:value-type="currency" office:value="1732.35" table:style-name="ce63">
            <text:p>1 732,35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1292000--771/10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02/11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MACBOOK PRO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1021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84">
            <text:p>FRANCE SYSTEMES</text:p>
          </table:table-cell>
          <table:table-cell office:value-type="currency" office:value="2399.61" table:style-name="ce63">
            <text:p>2 399,61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830000" table:style-name="ce58">
            <text:p>21830000</text:p>
          </table:table-cell>
          <table:table-cell table:number-columns-repeated="3" table:style-name="ce56"/>
          <table:table-cell office:value-type="string" table:style-name="ce5">
            <text:p>29050944000--INSU126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25/10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MACBOOK PRO 15,4"<text:s/>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1022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96">
            <text:p>FRANCE SYSTEMES<text:s/></text:p>
          </table:table-cell>
          <table:table-cell office:value-type="currency" office:value="1491.36" table:style-name="ce78">
            <text:p>1 491,36 €</text:p>
          </table:table-cell>
          <table:table-cell office:value-type="string" table:style-name="ce58">
            <text:p>RP<text:s/></text:p>
          </table:table-cell>
          <table:table-cell office:value-type="string" table:style-name="ce56">
            <text:p>L04062</text:p>
          </table:table-cell>
          <table:table-cell table:style-name="ce58"/>
          <table:table-cell table:style-name="ce70"/>
          <table:table-cell table:number-columns-repeated="2" table:style-name="ce56"/>
          <table:table-cell office:value-type="string" table:style-name="ce5">
            <text:p>29050956000--75</text:p>
          </table:table-cell>
          <table:table-cell table:number-columns-repeated="2" table:style-name="ce5"/>
          <table:table-cell office:value-type="string" table:style-name="ce56">
            <text:p>BARATOUX</text:p>
          </table:table-cell>
          <table:table-cell table:style-name="ce56"/>
          <table:table-cell office:value-type="string" table:style-name="ce57">
            <text:p>25/10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HAUTE T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2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90">
            <text:p>ACAL BFI FRANCE SAS</text:p>
          </table:table-cell>
          <table:table-cell office:value-type="currency" office:value="1795" table:style-name="ce8">
            <text:p>1 795,00 €</text:p>
          </table:table-cell>
          <table:table-cell office:value-type="float" office:value="2639819" table:style-name="ce7">
            <text:p>2639819</text:p>
          </table:table-cell>
          <table:table-cell office:value-type="string" table:style-name="ce5">
            <text:p>L04363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1369000--CNRS773/02</text:p>
          </table:table-cell>
          <table:table-cell table:number-columns-repeated="2" table:style-name="ce5"/>
          <table:table-cell office:value-type="string" table:style-name="ce5">
            <text:p>SERAN</text:p>
          </table:table-cell>
          <table:table-cell table:style-name="ce5"/>
          <table:table-cell office:value-type="string" table:style-name="ce6">
            <text:p>15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EDGE R610 Rack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2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DELL<text:s/></text:p>
          </table:table-cell>
          <table:table-cell office:value-type="currency" office:value="5767.8" table:style-name="ce8">
            <text:p>5 767,80 €</text:p>
          </table:table-cell>
          <table:table-cell office:value-type="float" office:value="321803" table:style-name="ce7">
            <text:p>321803</text:p>
          </table:table-cell>
          <table:table-cell office:value-type="string" table:style-name="ce5">
            <text:p>L04366</text:p>
          </table:table-cell>
          <table:table-cell table:style-name="ce7"/>
          <table:table-cell table:number-columns-repeated="3" table:style-name="ce5"/>
          <table:table-cell office:value-type="string" table:style-name="ce5">
            <text:p>14051507000--CNRS775/09</text:p>
          </table:table-cell>
          <table:table-cell table:number-columns-repeated="2" table:style-name="ce5"/>
          <table:table-cell office:value-type="string" table:style-name="ce5">
            <text:p>FEDOROV</text:p>
          </table:table-cell>
          <table:table-cell table:style-name="ce5"/>
          <table:table-cell office:value-type="string" table:style-name="ce6">
            <text:p>18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KEPHREN-I 6 CHANNELS D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2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FEDD SAS<text:s/></text:p>
          </table:table-cell>
          <table:table-cell office:value-type="currency" office:value="4840" table:style-name="ce45">
            <text:p>4 840,00 €</text:p>
          </table:table-cell>
          <table:table-cell office:value-type="string" table:style-name="ce7">
            <text:p>9TGI0520<text:s/></text:p>
          </table:table-cell>
          <table:table-cell office:value-type="string" table:style-name="ce5">
            <text:p>L03031</text:p>
          </table:table-cell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51384000--CNRS7769/770</text:p>
          </table:table-cell>
          <table:table-cell table:number-columns-repeated="2" table:style-name="ce5"/>
          <table:table-cell office:value-type="string" table:style-name="ce5">
            <text:p>SYLVANDER</text:p>
          </table:table-cell>
          <table:table-cell table:style-name="ce5"/>
          <table:table-cell office:value-type="string" table:style-name="ce6">
            <text:p>16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BILE SEISMIC STATION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2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FEDD SAS<text:s/></text:p>
          </table:table-cell>
          <table:table-cell office:value-type="currency" office:value="5990" table:style-name="ce8">
            <text:p>5 990,00 €</text:p>
          </table:table-cell>
          <table:table-cell office:value-type="string" table:style-name="ce7">
            <text:p>9TGI0520<text:s/></text:p>
          </table:table-cell>
          <table:table-cell office:value-type="string" table:style-name="ce5">
            <text:p>L03031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51031000--04112005</text:p>
          </table:table-cell>
          <table:table-cell table:number-columns-repeated="2" table:style-name="ce5"/>
          <table:table-cell office:value-type="string" table:style-name="ce5">
            <text:p>SYLVANDER</text:p>
          </table:table-cell>
          <table:table-cell table:style-name="ce5"/>
          <table:table-cell office:value-type="string" table:style-name="ce6">
            <text:p>16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LYNX CALLEO Da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2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TRANSTEC<text:s/></text:p>
          </table:table-cell>
          <table:table-cell office:value-type="currency" office:value="11490" table:style-name="ce8">
            <text:p>11 490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4021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1126000--CNRS766/09</text:p>
          </table:table-cell>
          <table:table-cell table:number-columns-repeated="2" table:style-name="ce5"/>
          <table:table-cell office:value-type="string" table:style-name="ce5">
            <text:p>LAFON</text:p>
          </table:table-cell>
          <table:table-cell table:style-name="ce5"/>
          <table:table-cell office:value-type="string" table:style-name="ce6">
            <text:p>20/10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IGH-PRESSURE C-276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2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CORR INSTRUMENTS LLC</text:p>
          </table:table-cell>
          <table:table-cell office:value-type="currency" office:value="1185" table:style-name="ce8">
            <text:p>1 185,00 €</text:p>
          </table:table-cell>
          <table:table-cell office:value-type="string" table:style-name="ce7">
            <text:p>9ADO2680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1466000--79-2005</text:p>
          </table:table-cell>
          <table:table-cell table:number-columns-repeated="4" table:style-name="ce5"/>
          <table:table-cell office:value-type="string" table:style-name="ce6">
            <text:p>25/11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HIGH-PRESSURE AND HIGH-TEMPERATURE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29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CORR INSTRUMENTS LLC</text:p>
          </table:table-cell>
          <table:table-cell office:value-type="currency" office:value="2252.31" table:style-name="ce63">
            <text:p>2 252,31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1467000--69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25/11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KEPHREN-I 6 CHANNELS D<text:s/>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30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81">
            <text:p>FEDD SAS<text:s/></text:p>
          </table:table-cell>
          <table:table-cell office:value-type="currency" office:value="4840" table:style-name="ce63">
            <text:p>4 840,00 €</text:p>
          </table:table-cell>
          <table:table-cell office:value-type="string" table:style-name="ce58">
            <text:p>9TGI0520<text:s/></text:p>
          </table:table-cell>
          <table:table-cell office:value-type="string" table:style-name="ce56">
            <text:p>L03031</text:p>
          </table:table-cell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1565000--84</text:p>
          </table:table-cell>
          <table:table-cell table:number-columns-repeated="2" table:style-name="ce5"/>
          <table:table-cell office:value-type="string" table:style-name="ce56">
            <text:p>SYLVANDER</text:p>
          </table:table-cell>
          <table:table-cell table:style-name="ce56"/>
          <table:table-cell office:value-type="string" table:style-name="ce57">
            <text:p>29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Blanc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3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FRANCE SYSTEMES<text:s/></text:p>
          </table:table-cell>
          <table:table-cell office:value-type="currency" office:value="1379.35" table:style-name="ce8">
            <text:p>1 379,35 €</text:p>
          </table:table-cell>
          <table:table-cell office:value-type="string" table:style-name="ce7">
            <text:p>RP<text:s/></text:p>
          </table:table-cell>
          <table:table-cell office:value-type="string" table:style-name="ce5">
            <text:p>L04269</text:p>
          </table:table-cell>
          <table:table-cell table:style-name="ce7"/>
          <table:table-cell table:number-columns-repeated="3" table:style-name="ce5"/>
          <table:table-cell office:value-type="string" table:style-name="ce5">
            <text:p>14051625000--780/09</text:p>
          </table:table-cell>
          <table:table-cell table:number-columns-repeated="2" table:style-name="ce5"/>
          <table:table-cell office:value-type="string" table:style-name="ce5">
            <text:p>RINCON</text:p>
          </table:table-cell>
          <table:table-cell table:style-name="ce5"/>
          <table:table-cell office:value-type="string" table:style-name="ce6">
            <text:p>06/1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OITIER THERMIQUE<text:s text:c="2"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3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2">
            <text:p>NEXEYA SYSTEMS<text:s/></text:p>
          </table:table-cell>
          <table:table-cell office:value-type="currency" office:value="4140" table:style-name="ce8">
            <text:p>4 140,00 €</text:p>
          </table:table-cell>
          <table:table-cell office:value-type="float" office:value="313973" table:style-name="ce7">
            <text:p>313973</text:p>
          </table:table-cell>
          <table:table-cell office:value-type="string" table:style-name="ce5">
            <text:p>L04938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0080000--40/2005/10</text:p>
          </table:table-cell>
          <table:table-cell table:number-columns-repeated="2" table:style-name="ce5"/>
          <table:table-cell office:value-type="string" table:style-name="ce5">
            <text:p>BARRET</text:p>
          </table:table-cell>
          <table:table-cell table:style-name="ce5"/>
          <table:table-cell office:value-type="string" table:style-name="ce6">
            <text:p>04/07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WEREDGE R6100 3,5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3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7000" table:style-name="ce45">
            <text:p>7 000,00 €</text:p>
          </table:table-cell>
          <table:table-cell office:value-type="string" table:style-name="ce7">
            <text:p>RP<text:s/></text:p>
          </table:table-cell>
          <table:table-cell office:value-type="string" table:style-name="ce5">
            <text:p>L04397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51517000--81-2005</text:p>
          </table:table-cell>
          <table:table-cell table:number-columns-repeated="2" table:style-name="ce5"/>
          <table:table-cell office:value-type="string" table:style-name="ce5">
            <text:p>BLELLY</text:p>
          </table:table-cell>
          <table:table-cell table:style-name="ce5"/>
          <table:table-cell office:value-type="string" table:style-name="ce6">
            <text:p>25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TICAM 2500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3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LORDIL<text:s/></text:p>
          </table:table-cell>
          <table:table-cell office:value-type="currency" office:value="999" table:style-name="ce45">
            <text:p>999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4573</text:p>
          </table:table-cell>
          <table:table-cell office:value-type="float" office:value="21540000" table:style-name="ce7">
            <text:p>2154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29051099000--83</text:p>
          </table:table-cell>
          <table:table-cell table:number-columns-repeated="2" table:style-name="ce5"/>
          <table:table-cell office:value-type="string" table:style-name="ce23">
            <text:p>LE COMTE</text:p>
          </table:table-cell>
          <table:table-cell table:style-name="ce23"/>
          <table:table-cell office:value-type="string" table:style-name="ce6">
            <text:p>29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 EDGE R71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3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DELL<text:s/></text:p>
          </table:table-cell>
          <table:table-cell office:value-type="currency" office:value="3578" table:style-name="ce45">
            <text:p>3 578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2126</text:p>
          </table:table-cell>
          <table:table-cell office:value-type="float" office:value="21830000" table:style-name="ce7">
            <text:p>21830000</text:p>
          </table:table-cell>
          <table:table-cell table:style-name="ce44"/>
          <table:table-cell table:number-columns-repeated="2" table:style-name="ce5"/>
          <table:table-cell office:value-type="string" table:style-name="ce5">
            <text:p>14041781000--749</text:p>
          </table:table-cell>
          <table:table-cell table:number-columns-repeated="2" table:style-name="ce5"/>
          <table:table-cell office:value-type="string" table:style-name="ce5">
            <text:p>PALLIER</text:p>
          </table:table-cell>
          <table:table-cell table:style-name="ce5"/>
          <table:table-cell office:value-type="string" table:style-name="ce6">
            <text:p>11/06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OPTIPLEX 990MT STANDAR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3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">
            <text:p>DELL<text:s/></text:p>
          </table:table-cell>
          <table:table-cell office:value-type="currency" office:value="817.08" table:style-name="ce8">
            <text:p>817,08 €</text:p>
          </table:table-cell>
          <table:table-cell office:value-type="string" table:style-name="ce7">
            <text:p>RP<text:s/></text:p>
          </table:table-cell>
          <table:table-cell office:value-type="string" table:style-name="ce5">
            <text:p>L04942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51172000--86</text:p>
          </table:table-cell>
          <table:table-cell table:number-columns-repeated="2" table:style-name="ce5"/>
          <table:table-cell office:value-type="string" table:style-name="ce5">
            <text:p>HOURET</text:p>
          </table:table-cell>
          <table:table-cell table:style-name="ce5"/>
          <table:table-cell office:value-type="string" table:style-name="ce6">
            <text:p>09/12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Video projecteur EPSON</text:p>
          </table:table-cell>
          <table:table-cell office:value-type="string" table:style-name="ce56">
            <text:p>LOGISTIQUE</text:p>
          </table:table-cell>
          <table:table-cell table:style-name="ce56"/>
          <table:table-cell office:value-type="string" table:style-name="ce5">
            <text:p>IRAP11-1037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TRI AXE SARL</text:p>
          </table:table-cell>
          <table:table-cell office:value-type="currency" office:value="1015" table:style-name="ce63">
            <text:p>1 015,00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1534000--80-2005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23/11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EPSON EB 915 W 3200<text:s/></text:p>
          </table:table-cell>
          <table:table-cell office:value-type="string" table:style-name="ce56">
            <text:p>INFORMATIQUE</text:p>
          </table:table-cell>
          <table:table-cell table:style-name="ce56"/>
          <table:table-cell office:value-type="string" table:style-name="ce5">
            <text:p>IRAP11-1038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81">
            <text:p>TRIAXE<text:s/></text:p>
          </table:table-cell>
          <table:table-cell office:value-type="currency" office:value="815" table:style-name="ce63">
            <text:p>815,00 €</text:p>
          </table:table-cell>
          <table:table-cell office:value-type="string" table:style-name="ce58">
            <text:p>RP<text:s/></text:p>
          </table:table-cell>
          <table:table-cell office:value-type="string" table:style-name="ce56">
            <text:p>L04442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14051540000--CNRS 776/10</text:p>
          </table:table-cell>
          <table:table-cell table:number-columns-repeated="2" table:style-name="ce5"/>
          <table:table-cell office:value-type="string" table:style-name="ce23">
            <text:p>MESLIN</text:p>
          </table:table-cell>
          <table:table-cell table:style-name="ce23"/>
          <table:table-cell office:value-type="string" table:style-name="ce57">
            <text:p>23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3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2029" table:style-name="ce8">
            <text:p>2 029,00 €</text:p>
          </table:table-cell>
          <table:table-cell office:value-type="string" table:style-name="ce7">
            <text:p>RP<text:s/></text:p>
          </table:table-cell>
          <table:table-cell office:value-type="string" table:style-name="ce5">
            <text:p>L04739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51626000--778/09</text:p>
          </table:table-cell>
          <table:table-cell table:number-columns-repeated="2" table:style-name="ce5"/>
          <table:table-cell office:value-type="string" table:style-name="ce5">
            <text:p>PALETOU</text:p>
          </table:table-cell>
          <table:table-cell table:style-name="ce5"/>
          <table:table-cell office:value-type="string" table:style-name="ce6">
            <text:p>06/1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NCEINTE REFROIDIE ETA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4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8">
            <text:p>PRECISION MIDI PYREN<text:s/></text:p>
          </table:table-cell>
          <table:table-cell office:value-type="currency" office:value="5880" table:style-name="ce8">
            <text:p>5 880,00 €</text:p>
          </table:table-cell>
          <table:table-cell office:value-type="float" office:value="322201" table:style-name="ce7">
            <text:p>322201</text:p>
          </table:table-cell>
          <table:table-cell office:value-type="string" table:style-name="ce5">
            <text:p>L04011</text:p>
          </table:table-cell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51100000--82</text:p>
          </table:table-cell>
          <table:table-cell table:number-columns-repeated="2" table:style-name="ce5"/>
          <table:table-cell office:value-type="string" table:style-name="ce5">
            <text:p>ROUAIX</text:p>
          </table:table-cell>
          <table:table-cell table:style-name="ce5"/>
          <table:table-cell office:value-type="string" table:style-name="ce6">
            <text:p>30/1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ORTABLE PRECISION M46<text:s/>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4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1280" table:style-name="ce8">
            <text:p>1 280,00 €</text:p>
          </table:table-cell>
          <table:table-cell office:value-type="float" office:value="28749131" table:style-name="ce7">
            <text:p>28749131</text:p>
          </table:table-cell>
          <table:table-cell office:value-type="string" table:style-name="ce5">
            <text:p>L04910</text:p>
          </table:table-cell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60040000--CNRS 781/10</text:p>
          </table:table-cell>
          <table:table-cell table:number-columns-repeated="2" table:style-name="ce5"/>
          <table:table-cell office:value-type="string" table:style-name="ce23">
            <text:p>DEVOTO</text:p>
          </table:table-cell>
          <table:table-cell table:style-name="ce23"/>
          <table:table-cell office:value-type="string" table:style-name="ce6">
            <text:p>12/12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Pompes à spirames TriScroll 300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42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AGILENT TECHNOLOGIES ITALIA</text:p>
          </table:table-cell>
          <table:table-cell office:value-type="currency" office:value="3841.27" table:style-name="ce63">
            <text:p>3 841,27 €</text:p>
          </table:table-cell>
          <table:table-cell office:value-type="string" table:style-name="ce58">
            <text:p>9ADO2680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50910000--CNRS 761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15/09/2011</text:p>
          </table:table-cell>
          <table:table-cell table:number-columns-repeated="16361"/>
        </table:table-row>
        <table:table-row table:style-name="ro3">
          <table:table-cell office:value-type="string" table:style-name="ce56">
            <text:p>POMPE A SPIRALES TriSc<text:s/></text:p>
          </table:table-cell>
          <table:table-cell office:value-type="string" table:style-name="ce56">
            <text:p>INSTRUMENTATION</text:p>
          </table:table-cell>
          <table:table-cell table:style-name="ce56"/>
          <table:table-cell office:value-type="string" table:style-name="ce5">
            <text:p>IRAP11-1043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AGILENT TECHNOLOGIES FRANCE AGILENT TECH</text:p>
          </table:table-cell>
          <table:table-cell office:value-type="currency" office:value="3784.5" table:style-name="ce63">
            <text:p>3 784,50 €</text:p>
          </table:table-cell>
          <table:table-cell office:value-type="string" table:style-name="ce58">
            <text:p>DOTATION<text:s/></text:p>
          </table:table-cell>
          <table:table-cell office:value-type="string" table:style-name="ce56">
            <text:p>L02844</text:p>
          </table:table-cell>
          <table:table-cell table:style-name="ce58"/>
          <table:table-cell table:number-columns-repeated="3" table:style-name="ce56"/>
          <table:table-cell office:value-type="string" table:style-name="ce5">
            <text:p>14050967000--64</text:p>
          </table:table-cell>
          <table:table-cell table:number-columns-repeated="2" table:style-name="ce5"/>
          <table:table-cell office:value-type="string" table:style-name="ce23">
            <text:p>LE COMTE</text:p>
          </table:table-cell>
          <table:table-cell table:style-name="ce23"/>
          <table:table-cell office:value-type="string" table:style-name="ce57">
            <text:p>15/09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FORMATEUR<text:s/>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4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PULSE MC2<text:s/></text:p>
          </table:table-cell>
          <table:table-cell office:value-type="currency" office:value="825" table:style-name="ce8">
            <text:p>825,00 €</text:p>
          </table:table-cell>
          <table:table-cell office:value-type="float" office:value="321803" table:style-name="ce7">
            <text:p>321803</text:p>
          </table:table-cell>
          <table:table-cell office:value-type="string" table:style-name="ce5">
            <text:p>L05052</text:p>
          </table:table-cell>
          <table:table-cell table:style-name="ce7"/>
          <table:table-cell table:number-columns-repeated="3" table:style-name="ce5"/>
          <table:table-cell office:value-type="string" table:style-name="ce5">
            <text:p>29060135000--89</text:p>
          </table:table-cell>
          <table:table-cell table:number-columns-repeated="2" table:style-name="ce5"/>
          <table:table-cell office:value-type="string" table:style-name="ce5">
            <text:p>SERAN</text:p>
          </table:table-cell>
          <table:table-cell table:style-name="ce5"/>
          <table:table-cell office:value-type="string" table:style-name="ce6">
            <text:p>19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OK PRO 15,4 LED/COR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45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2321.36" table:style-name="ce22">
            <text:p>2 321,36 €</text:p>
          </table:table-cell>
          <table:table-cell office:value-type="float" office:value="273607" table:style-name="ce21">
            <text:p>273607</text:p>
          </table:table-cell>
          <table:table-cell office:value-type="string" table:style-name="ce19">
            <text:p>L04963</text:p>
          </table:table-cell>
          <table:table-cell table:style-name="ce21"/>
          <table:table-cell table:style-name="ce19"/>
          <table:table-cell table:number-columns-repeated="2" table:style-name="ce21"/>
          <table:table-cell office:value-type="string" table:style-name="ce5">
            <text:p>29060087000--2006-88</text:p>
          </table:table-cell>
          <table:table-cell table:number-columns-repeated="2" table:style-name="ce5"/>
          <table:table-cell office:value-type="string" table:style-name="ce19">
            <text:p>O.GASNAULI</text:p>
          </table:table-cell>
          <table:table-cell table:style-name="ce19"/>
          <table:table-cell office:value-type="string" table:style-name="ce20">
            <text:p>16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T 3 CONF 4 LATITUD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46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52">
            <text:p>DELL<text:s/></text:p>
          </table:table-cell>
          <table:table-cell office:value-type="currency" office:value="871.01" table:style-name="ce22">
            <text:p>871,01 €</text:p>
          </table:table-cell>
          <table:table-cell office:value-type="float" office:value="297664" table:style-name="ce21">
            <text:p>297664</text:p>
          </table:table-cell>
          <table:table-cell office:value-type="string" table:style-name="ce19">
            <text:p>L04964</text:p>
          </table:table-cell>
          <table:table-cell table:style-name="ce21"/>
          <table:table-cell table:style-name="ce19"/>
          <table:table-cell table:number-columns-repeated="2" table:style-name="ce21"/>
          <table:table-cell office:value-type="string" table:style-name="ce5">
            <text:p>14060323000--785/10</text:p>
          </table:table-cell>
          <table:table-cell table:number-columns-repeated="2" table:style-name="ce5"/>
          <table:table-cell office:value-type="string" table:style-name="ce19">
            <text:p>ANDRÉ</text:p>
          </table:table-cell>
          <table:table-cell table:style-name="ce19"/>
          <table:table-cell office:value-type="string" table:style-name="ce20">
            <text:p>23/12/2011</text:p>
          </table:table-cell>
          <table:table-cell table:number-columns-repeated="16361"/>
        </table:table-row>
        <table:table-row table:style-name="ro3">
          <table:table-cell office:value-type="string" table:style-name="ce19">
            <text:p>PICOAMPEREMETRE KEIT</text:p>
          </table:table-cell>
          <table:table-cell office:value-type="string" table:style-name="ce19">
            <text:p>ELECTRONIQUE</text:p>
          </table:table-cell>
          <table:table-cell table:style-name="ce19"/>
          <table:table-cell office:value-type="string" table:style-name="ce5">
            <text:p>IRAP11-1047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62">
            <text:p>DISTRAME FRANCAISE D'INSTRUMENTATION</text:p>
          </table:table-cell>
          <table:table-cell office:value-type="currency" office:value="1827" table:style-name="ce22">
            <text:p>1 827,00 €</text:p>
          </table:table-cell>
          <table:table-cell office:value-type="float" office:value="321803" table:style-name="ce21">
            <text:p>321803</text:p>
          </table:table-cell>
          <table:table-cell office:value-type="string" table:style-name="ce19">
            <text:p>L04542</text:p>
          </table:table-cell>
          <table:table-cell table:style-name="ce21"/>
          <table:table-cell table:style-name="ce19"/>
          <table:table-cell table:number-columns-repeated="2" table:style-name="ce21"/>
          <table:table-cell office:value-type="string" table:style-name="ce5">
            <text:p>14060041000--782/10</text:p>
          </table:table-cell>
          <table:table-cell table:number-columns-repeated="2" table:style-name="ce5"/>
          <table:table-cell office:value-type="string" table:style-name="ce19">
            <text:p>SERAN</text:p>
          </table:table-cell>
          <table:table-cell table:style-name="ce19"/>
          <table:table-cell office:value-type="string" table:style-name="ce20">
            <text:p>12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OK PRO 13,3" LED/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48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1217.78" table:style-name="ce22">
            <text:p>1 217,78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4649</text:p>
          </table:table-cell>
          <table:table-cell table:style-name="ce21"/>
          <table:table-cell table:style-name="ce19"/>
          <table:table-cell table:number-columns-repeated="2" table:style-name="ce21"/>
          <table:table-cell office:value-type="string" table:style-name="ce5">
            <text:p>14051508000--774/09</text:p>
          </table:table-cell>
          <table:table-cell table:number-columns-repeated="2" table:style-name="ce5"/>
          <table:table-cell office:value-type="string" table:style-name="ce19">
            <text:p>DINTRANS</text:p>
          </table:table-cell>
          <table:table-cell table:style-name="ce19"/>
          <table:table-cell office:value-type="string" table:style-name="ce20">
            <text:p>22/11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OK PRO BI BROPROC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49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3969.12" table:style-name="ce22">
            <text:p>3 969,12 €</text:p>
          </table:table-cell>
          <table:table-cell office:value-type="float" office:value="321803" table:style-name="ce21">
            <text:p>321803</text:p>
          </table:table-cell>
          <table:table-cell office:value-type="string" table:style-name="ce19">
            <text:p>L05234</text:p>
          </table:table-cell>
          <table:table-cell table:style-name="ce21"/>
          <table:table-cell table:style-name="ce19"/>
          <table:table-cell table:number-columns-repeated="2" table:style-name="ce21"/>
          <table:table-cell office:value-type="string" table:style-name="ce5">
            <text:p>14060064000--CNRS783/09</text:p>
          </table:table-cell>
          <table:table-cell table:number-columns-repeated="2" table:style-name="ce5"/>
          <table:table-cell office:value-type="string" table:style-name="ce19">
            <text:p>LAVRAUD</text:p>
          </table:table-cell>
          <table:table-cell table:style-name="ce19"/>
          <table:table-cell office:value-type="string" table:style-name="ce20">
            <text:p>12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T 3 CONF 6 LATITUD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50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1890" table:style-name="ce22">
            <text:p>1 890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5223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303000--96</text:p>
          </table:table-cell>
          <table:table-cell table:number-columns-repeated="2" table:style-name="ce5"/>
          <table:table-cell office:value-type="string" table:style-name="ce19">
            <text:p>PENOU</text:p>
          </table:table-cell>
          <table:table-cell table:style-name="ce19"/>
          <table:table-cell office:value-type="string" table:style-name="ce20">
            <text:p>28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T 5 CONF 1 PRECISION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51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1581" table:style-name="ce22">
            <text:p>1 581,00 €</text:p>
          </table:table-cell>
          <table:table-cell office:value-type="float" office:value="2639819" table:style-name="ce21">
            <text:p>2639819</text:p>
          </table:table-cell>
          <table:table-cell office:value-type="string" table:style-name="ce19">
            <text:p>L06109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136000--90</text:p>
          </table:table-cell>
          <table:table-cell table:number-columns-repeated="2" table:style-name="ce5"/>
          <table:table-cell office:value-type="string" table:style-name="ce19">
            <text:p>AOUSTIN</text:p>
          </table:table-cell>
          <table:table-cell table:style-name="ce19"/>
          <table:table-cell office:value-type="string" table:style-name="ce20">
            <text:p>20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ENTRALE D'ACQUISAITION<text:s/>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1-1052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LEASAMETRIC</text:p>
          </table:table-cell>
          <table:table-cell office:value-type="currency" office:value="895" table:style-name="ce22">
            <text:p>895,00 €</text:p>
          </table:table-cell>
          <table:table-cell office:value-type="float" office:value="28749131" table:style-name="ce21">
            <text:p>28749131</text:p>
          </table:table-cell>
          <table:table-cell office:value-type="string" table:style-name="ce19">
            <text:p>L05273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50921000--INSU125</text:p>
          </table:table-cell>
          <table:table-cell table:number-columns-repeated="2" table:style-name="ce5"/>
          <table:table-cell office:value-type="string" table:style-name="ce19">
            <text:p>CŒUR-JOLY</text:p>
          </table:table-cell>
          <table:table-cell table:style-name="ce19"/>
          <table:table-cell office:value-type="string" table:style-name="ce20">
            <text:p>22/10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STATION DE POMPAGE HIC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1-1053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52">
            <text:p>PFEIFFER VACUUM<text:s/></text:p>
          </table:table-cell>
          <table:table-cell office:value-type="currency" office:value="3695" table:style-name="ce22">
            <text:p>3 695,00 €</text:p>
          </table:table-cell>
          <table:table-cell office:value-type="float" office:value="322201" table:style-name="ce21">
            <text:p>322201</text:p>
          </table:table-cell>
          <table:table-cell office:value-type="string" table:style-name="ce19">
            <text:p>L04081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51132000--85</text:p>
          </table:table-cell>
          <table:table-cell table:number-columns-repeated="2" table:style-name="ce5"/>
          <table:table-cell office:value-type="string" table:style-name="ce18">
            <text:p>LACOMBE</text:p>
          </table:table-cell>
          <table:table-cell table:style-name="ce18"/>
          <table:table-cell office:value-type="string" table:style-name="ce20">
            <text:p>05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OK PRO 13,3" LED/COR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54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1853.96" table:style-name="ce22">
            <text:p>1 853,96 €</text:p>
          </table:table-cell>
          <table:table-cell office:value-type="float" office:value="28749131" table:style-name="ce21">
            <text:p>28749131</text:p>
          </table:table-cell>
          <table:table-cell office:value-type="string" table:style-name="ce19">
            <text:p>L05233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188000--2006-92</text:p>
          </table:table-cell>
          <table:table-cell table:number-columns-repeated="2" table:style-name="ce5"/>
          <table:table-cell office:value-type="string" table:style-name="ce19">
            <text:p>GANGLOFF</text:p>
          </table:table-cell>
          <table:table-cell table:style-name="ce19"/>
          <table:table-cell office:value-type="string" table:style-name="ce20">
            <text:p>21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OK PRO 15,4' LED/COR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55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1970.02" table:style-name="ce22">
            <text:p>1 970,02 €</text:p>
          </table:table-cell>
          <table:table-cell office:value-type="float" office:value="28749131" table:style-name="ce21">
            <text:p>28749131</text:p>
          </table:table-cell>
          <table:table-cell office:value-type="string" table:style-name="ce19">
            <text:p>L0526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187000--2006-93</text:p>
          </table:table-cell>
          <table:table-cell table:number-columns-repeated="2" table:style-name="ce5"/>
          <table:table-cell office:value-type="string" table:style-name="ce19">
            <text:p>BERNARD</text:p>
          </table:table-cell>
          <table:table-cell table:style-name="ce19"/>
          <table:table-cell office:value-type="string" table:style-name="ce20">
            <text:p>20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ANALYSEUR D'OXYGENE JOK'AIR-2060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1-1056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74">
            <text:p>STENAG-SOC EQUIP TECHNIQ NOUVE</text:p>
          </table:table-cell>
          <table:table-cell office:value-type="currency" office:value="5040" table:style-name="ce22">
            <text:p>5 040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422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184000--94/2006</text:p>
          </table:table-cell>
          <table:table-cell table:number-columns-repeated="2" table:style-name="ce5"/>
          <table:table-cell office:value-type="string" table:style-name="ce19">
            <text:p>BEJINA</text:p>
          </table:table-cell>
          <table:table-cell table:style-name="ce19"/>
          <table:table-cell office:value-type="string" table:style-name="ce20">
            <text:p>21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ONOCHROMATEUR</text:p>
          </table:table-cell>
          <table:table-cell office:value-type="string" table:style-name="ce19">
            <text:p>OPTIQUE</text:p>
          </table:table-cell>
          <table:table-cell table:style-name="ce19"/>
          <table:table-cell office:value-type="string" table:style-name="ce5">
            <text:p>IRAP11-1057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52">
            <text:p>LOT ORIEL</text:p>
          </table:table-cell>
          <table:table-cell office:value-type="currency" office:value="2673" table:style-name="ce66">
            <text:p>2 673,00 €</text:p>
          </table:table-cell>
          <table:table-cell office:value-type="string" table:style-name="ce21">
            <text:p>DOTATION<text:s/></text:p>
          </table:table-cell>
          <table:table-cell office:value-type="string" table:style-name="ce19">
            <text:p>L04842</text:p>
          </table:table-cell>
          <table:table-cell table:style-name="ce21"/>
          <table:table-cell table:style-name="ce65"/>
          <table:table-cell table:number-columns-repeated="2" table:style-name="ce19"/>
          <table:table-cell office:value-type="string" table:style-name="ce5">
            <text:p>14040841000--CNRS/730</text:p>
          </table:table-cell>
          <table:table-cell table:number-columns-repeated="2" table:style-name="ce5"/>
          <table:table-cell office:value-type="string" table:style-name="ce19">
            <text:p>ATTEIA</text:p>
          </table:table-cell>
          <table:table-cell table:style-name="ce19"/>
          <table:table-cell office:value-type="date" office:date-value="2011-03-07T00:00:00" table:style-name="ce20">
            <text:p>07/03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MERA SBIG ST-8300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1-1058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52">
            <text:p>COSMODIFF SARL LA CLE ETOILE</text:p>
          </table:table-cell>
          <table:table-cell office:value-type="currency" office:value="1831.1" table:style-name="ce66">
            <text:p>1 831,10 €</text:p>
          </table:table-cell>
          <table:table-cell office:value-type="float" office:value="333101" table:style-name="ce21">
            <text:p>333101</text:p>
          </table:table-cell>
          <table:table-cell office:value-type="string" table:style-name="ce19">
            <text:p>L03989</text:p>
          </table:table-cell>
          <table:table-cell table:style-name="ce21"/>
          <table:table-cell table:style-name="ce65"/>
          <table:table-cell table:number-columns-repeated="2" table:style-name="ce19"/>
          <table:table-cell office:value-type="string" table:style-name="ce5">
            <text:p>29050991000--78</text:p>
          </table:table-cell>
          <table:table-cell table:number-columns-repeated="2" table:style-name="ce5"/>
          <table:table-cell office:value-type="string" table:style-name="ce19">
            <text:p>KLOTZ<text:s/></text:p>
          </table:table-cell>
          <table:table-cell table:style-name="ce19"/>
          <table:table-cell office:value-type="string" table:style-name="ce20">
            <text:p>02/11/2011</text:p>
          </table:table-cell>
          <table:table-cell table:number-columns-repeated="16361"/>
        </table:table-row>
        <table:table-row table:style-name="ro3">
          <table:table-cell office:value-type="string" table:style-name="ce19">
            <text:p>JAUGE FULL RANGE PIRAN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1-1059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75">
            <text:p>AGILENT TECHNOLOGIES FRANCE AGILENT TECH</text:p>
          </table:table-cell>
          <table:table-cell office:value-type="currency" office:value="1549.2" table:style-name="ce66">
            <text:p>1 549,20 €</text:p>
          </table:table-cell>
          <table:table-cell office:value-type="string" table:style-name="ce21">
            <text:p>DOTATION<text:s/></text:p>
          </table:table-cell>
          <table:table-cell office:value-type="string" table:style-name="ce19">
            <text:p>L05001</text:p>
          </table:table-cell>
          <table:table-cell table:style-name="ce21"/>
          <table:table-cell table:style-name="ce65"/>
          <table:table-cell table:number-columns-repeated="2" table:style-name="ce19"/>
          <table:table-cell office:value-type="string" table:style-name="ce5">
            <text:p>29060256000--91</text:p>
          </table:table-cell>
          <table:table-cell table:number-columns-repeated="2" table:style-name="ce5"/>
          <table:table-cell office:value-type="string" table:style-name="ce19">
            <text:p>PIRENEA</text:p>
          </table:table-cell>
          <table:table-cell table:style-name="ce19"/>
          <table:table-cell office:value-type="string" table:style-name="ce20">
            <text:p>21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LATITUDE E6320 CAT 2 C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1-1060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52">
            <text:p>DELL<text:s/></text:p>
          </table:table-cell>
          <table:table-cell office:value-type="currency" office:value="896" table:style-name="ce66">
            <text:p>896,00 €</text:p>
          </table:table-cell>
          <table:table-cell office:value-type="string" table:style-name="ce21">
            <text:p>DOTATION<text:s/></text:p>
          </table:table-cell>
          <table:table-cell office:value-type="string" table:style-name="ce19">
            <text:p>L04419</text:p>
          </table:table-cell>
          <table:table-cell table:style-name="ce21"/>
          <table:table-cell table:style-name="ce65"/>
          <table:table-cell table:number-columns-repeated="2" table:style-name="ce19"/>
          <table:table-cell office:value-type="string" table:style-name="ce5">
            <text:p>29051044000--77</text:p>
          </table:table-cell>
          <table:table-cell table:number-columns-repeated="2" table:style-name="ce5"/>
          <table:table-cell office:value-type="string" table:style-name="ce19">
            <text:p>PALETOU</text:p>
          </table:table-cell>
          <table:table-cell table:style-name="ce19"/>
          <table:table-cell office:value-type="string" table:style-name="ce20">
            <text:p>17/11/2011</text:p>
          </table:table-cell>
          <table:table-cell table:number-columns-repeated="16361"/>
        </table:table-row>
        <table:table-row table:style-name="ro3">
          <table:table-cell office:value-type="string" table:style-name="ce19">
            <text:p>BEJINA FREDERIC</text:p>
          </table:table-cell>
          <table:table-cell table:number-columns-repeated="2" table:style-name="ce19"/>
          <table:table-cell office:value-type="string" table:style-name="ce5">
            <text:p>IRAP11-1061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90">
            <text:p>DISTRAME FRANCAISE D'INSTRUMENTATION</text:p>
          </table:table-cell>
          <table:table-cell office:value-type="currency" office:value="1071" table:style-name="ce22">
            <text:p>1 071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6426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51624000--779/09</text:p>
          </table:table-cell>
          <table:table-cell table:number-columns-repeated="2" table:style-name="ce5"/>
          <table:table-cell office:value-type="string" table:style-name="ce19">
            <text:p>BEJINA</text:p>
          </table:table-cell>
          <table:table-cell table:style-name="ce19"/>
          <table:table-cell office:value-type="string" table:style-name="ce20">
            <text:p>05/12/2011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ALIMENTATION PROGRAMMABLE<text:s/>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1-1062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62">
            <text:p>FARNELL FRANCE FARNELL INONE</text:p>
          </table:table-cell>
          <table:table-cell office:value-type="currency" office:value="876.96" table:style-name="ce22">
            <text:p>876,96 €</text:p>
          </table:table-cell>
          <table:table-cell office:value-type="float" office:value="2292576" table:style-name="ce21">
            <text:p>2292576</text:p>
          </table:table-cell>
          <table:table-cell office:value-type="string" table:style-name="ce19">
            <text:p>L01361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40736000--INSU120</text:p>
          </table:table-cell>
          <table:table-cell table:number-columns-repeated="2" table:style-name="ce5"/>
          <table:table-cell office:value-type="string" table:style-name="ce19">
            <text:p>CROS</text:p>
          </table:table-cell>
          <table:table-cell table:style-name="ce19"/>
          <table:table-cell office:value-type="string" table:style-name="ce20">
            <text:p>15/04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 EDG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6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3622" table:style-name="ce8">
            <text:p>3 62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179000--725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87">
            <text:p>IRAP - Caméra IR Cagire</text:p>
          </table:table-cell>
          <table:table-cell office:value-type="string" table:style-name="ce87">
            <text:p>INSTRUMENTATION</text:p>
          </table:table-cell>
          <table:table-cell table:style-name="ce87"/>
          <table:table-cell office:value-type="string" table:style-name="ce5">
            <text:p>IRAP11-1064</text:p>
          </table:table-cell>
          <table:table-cell table:style-name="ce5"/>
          <table:table-cell office:value-type="string" table:style-name="ce87">
            <text:p>CNRS</text:p>
          </table:table-cell>
          <table:table-cell table:number-columns-repeated="3" table:style-name="ce87"/>
          <table:table-cell table:style-name="ce123"/>
          <table:table-cell office:value-type="currency" office:value="24420" table:style-name="ce129">
            <text:p>24 420,00 €</text:p>
          </table:table-cell>
          <table:table-cell office:value-type="float" office:value="2292362" table:style-name="ce89">
            <text:p>2292362</text:p>
          </table:table-cell>
          <table:table-cell table:style-name="ce87"/>
          <table:table-cell office:value-type="float" office:value="23150009" table:style-name="ce89">
            <text:p>23150009</text:p>
          </table:table-cell>
          <table:table-cell table:number-columns-repeated="3" table:style-name="ce87"/>
          <table:table-cell office:value-type="string" table:style-name="ce5">
            <text:p>14040207000--1</text:p>
          </table:table-cell>
          <table:table-cell table:number-columns-repeated="2" table:style-name="ce5"/>
          <table:table-cell table:number-columns-repeated="2" table:style-name="ce87"/>
          <table:table-cell office:value-type="string" table:style-name="ce88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QUIPEMENT POUR LE VID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6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102234" table:style-name="ce94">
            <text:p>1102234</text:p>
          </table:table-cell>
          <table:table-cell office:value-type="currency" office:value="2278.9699999999998" table:style-name="ce8">
            <text:p>2 278,97 €</text:p>
          </table:table-cell>
          <table:table-cell office:value-type="float" office:value="268844" table:style-name="ce7">
            <text:p>268844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480000--728</text:p>
          </table:table-cell>
          <table:table-cell table:number-columns-repeated="4" table:style-name="ce5"/>
          <table:table-cell office:value-type="string" table:style-name="ce6">
            <text:p>18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EQUIPEMENT POUR LE VID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6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102234" table:style-name="ce94">
            <text:p>1102234</text:p>
          </table:table-cell>
          <table:table-cell office:value-type="currency" office:value="8054.49" table:style-name="ce8">
            <text:p>8 054,49 €</text:p>
          </table:table-cell>
          <table:table-cell office:value-type="float" office:value="268844" table:style-name="ce7">
            <text:p>268844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567000--11</text:p>
          </table:table-cell>
          <table:table-cell table:number-columns-repeated="4" table:style-name="ce5"/>
          <table:table-cell office:value-type="string" table:style-name="ce6">
            <text:p>18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RIDE QUI SUPPORTE LES CONNECTEURS + ACCESSOIRES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6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POSITRONIC INDUSTRIES</text:p>
          </table:table-cell>
          <table:table-cell office:value-type="currency" office:value="2984.92" table:style-name="ce8">
            <text:p>2 984,92 €</text:p>
          </table:table-cell>
          <table:table-cell office:value-type="float" office:value="2292515" table:style-name="ce7">
            <text:p>2292515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1054000--SANS</text:p>
          </table:table-cell>
          <table:table-cell table:number-columns-repeated="4" table:style-name="ce5"/>
          <table:table-cell office:value-type="string" table:style-name="ce6">
            <text:p>28/03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DE STOCKAG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6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TRANSTEC</text:p>
          </table:table-cell>
          <table:table-cell office:value-type="currency" office:value="7241" table:style-name="ce8">
            <text:p>7 241,00 €</text:p>
          </table:table-cell>
          <table:table-cell office:value-type="float" office:value="297842" table:style-name="ce7">
            <text:p>29784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120000--INSU105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RAISEUSE OPTI BF20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6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MI-DOCKS DU MATERIEL INDUSTRIEL</text:p>
          </table:table-cell>
          <table:table-cell office:value-type="currency" office:value="1274" table:style-name="ce8">
            <text:p>1 274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40131000--INSU106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POWEREDGE R7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7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4004" table:style-name="ce8">
            <text:p>4 004,00 €</text:p>
          </table:table-cell>
          <table:table-cell office:value-type="float" office:value="268844" table:style-name="ce7">
            <text:p>268844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144000--INSU107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CONFIGURATION 18000 ELIT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71</text:p>
          </table:table-cell>
          <table:table-cell table:style-name="ce56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94">
            <text:p>1027414</text:p>
          </table:table-cell>
          <table:table-cell office:value-type="currency" office:value="938.48" table:style-name="ce8">
            <text:p>938,48 €</text:p>
          </table:table-cell>
          <table:table-cell office:value-type="float" office:value="297842" table:style-name="ce7">
            <text:p>29784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461000--10</text:p>
          </table:table-cell>
          <table:table-cell table:number-columns-repeated="4" table:style-name="ce5"/>
          <table:table-cell office:value-type="string" table:style-name="ce6">
            <text:p>07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IMAC 27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7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FRANCE SYSTEMES</text:p>
          </table:table-cell>
          <table:table-cell office:value-type="currency" office:value="2050.1" table:style-name="ce8">
            <text:p>2 050,10 €</text:p>
          </table:table-cell>
          <table:table-cell office:value-type="float" office:value="2292515" table:style-name="ce7">
            <text:p>2292515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333000--25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BAIE DE STOCKAGE POWER VAULT MD1200 BAS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7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9304" table:style-name="ce8">
            <text:p>9 304,00 €</text:p>
          </table:table-cell>
          <table:table-cell office:value-type="float" office:value="297842" table:style-name="ce7">
            <text:p>297842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219000--INSU108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OGICIEL ATEMPO TIME NAVIGATOR HS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7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IRECT FINANCEMENT INFORMATIQUE</text:p>
          </table:table-cell>
          <table:table-cell office:value-type="currency" office:value="3615.5" table:style-name="ce8">
            <text:p>3 615,50 €</text:p>
          </table:table-cell>
          <table:table-cell office:value-type="float" office:value="268844" table:style-name="ce7">
            <text:p>268844</text:p>
          </table:table-cell>
          <table:table-cell table:style-name="ce5"/>
          <table:table-cell office:value-type="float" office:value="20530000" table:style-name="ce7">
            <text:p>20530000</text:p>
          </table:table-cell>
          <table:table-cell table:number-columns-repeated="3" table:style-name="ce5"/>
          <table:table-cell office:value-type="string" table:style-name="ce5">
            <text:p>14040242000--3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DELL LATITUDE E641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7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DELL</text:p>
          </table:table-cell>
          <table:table-cell office:value-type="currency" office:value="1922" table:style-name="ce8">
            <text:p>1 92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243000--4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C PORTABLE PRECISION M4500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7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32">
            <text:p>DELL<text:s/></text:p>
          </table:table-cell>
          <table:table-cell office:value-type="currency" office:value="1222" table:style-name="ce8">
            <text:p>1 222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450000--9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GNEET ASSEMBLY FOR 1500GA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7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EDDY COMPANY</text:p>
          </table:table-cell>
          <table:table-cell office:value-type="currency" office:value="2248.7199999999998" table:style-name="ce8">
            <text:p>2 248,72 €</text:p>
          </table:table-cell>
          <table:table-cell office:value-type="float" office:value="229723" table:style-name="ce7">
            <text:p>22972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0036000--41/2005/03</text:p>
          </table:table-cell>
          <table:table-cell table:number-columns-repeated="4" table:style-name="ce5"/>
          <table:table-cell office:value-type="string" table:style-name="ce6">
            <text:p>27/06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WORKSTATI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78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INMAC WSTORE MISCO</text:p>
          </table:table-cell>
          <table:table-cell office:value-type="currency" office:value="1731" table:style-name="ce8">
            <text:p>1 731,00 €</text:p>
          </table:table-cell>
          <table:table-cell office:value-type="string" table:style-name="ce7">
            <text:p>9ADO0277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302000--5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ETE FROIDE CRYOGENIQUE COMPRESSEUR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79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OERLIKON LEYBOLD VACUUM</text:p>
          </table:table-cell>
          <table:table-cell office:value-type="currency" office:value="30444.16" table:style-name="ce8">
            <text:p>30 444,16 €</text:p>
          </table:table-cell>
          <table:table-cell office:value-type="float" office:value="292203" table:style-name="ce7">
            <text:p>29220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0522000--14</text:p>
          </table:table-cell>
          <table:table-cell table:number-columns-repeated="4" table:style-name="ce5"/>
          <table:table-cell office:value-type="string" table:style-name="ce6">
            <text:p>28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PRO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8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75">
            <text:p>FRANCE SYSTEMES</text:p>
          </table:table-cell>
          <table:table-cell office:value-type="currency" office:value="1434.41" table:style-name="ce8">
            <text:p>1 434,41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303000--6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D'ACQUISITION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8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06750" table:style-name="ce94">
            <text:p>1006750</text:p>
          </table:table-cell>
          <table:table-cell office:value-type="currency" office:value="1323" table:style-name="ce8">
            <text:p>1 323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40342000--INSU110</text:p>
          </table:table-cell>
          <table:table-cell table:number-columns-repeated="4" table:style-name="ce5"/>
          <table:table-cell office:value-type="string" table:style-name="ce6">
            <text:p>06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 BOOK AIR 13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8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FRANCE SYSTEMES</text:p>
          </table:table-cell>
          <table:table-cell office:value-type="currency" office:value="1280.76" table:style-name="ce8">
            <text:p>1 280,76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304000--8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IROIR AIT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11-108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SUD EST OPTIQUE DE PRECISION</text:p>
          </table:table-cell>
          <table:table-cell office:value-type="currency" office:value="1613.04" table:style-name="ce8">
            <text:p>1 613,04 €</text:p>
          </table:table-cell>
          <table:table-cell office:value-type="float" office:value="229723" table:style-name="ce7">
            <text:p>22972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40581000--21</text:p>
          </table:table-cell>
          <table:table-cell table:number-columns-repeated="4" table:style-name="ce5"/>
          <table:table-cell office:value-type="string" table:style-name="ce6">
            <text:p>10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GROUPE DE POMPAG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8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PFEIFFER VACUUM FRANCE</text:p>
          </table:table-cell>
          <table:table-cell office:value-type="currency" office:value="18507.57" table:style-name="ce8">
            <text:p>18 507,57 €</text:p>
          </table:table-cell>
          <table:table-cell office:value-type="float" office:value="292203" table:style-name="ce7">
            <text:p>29220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40387000--INSU112</text:p>
          </table:table-cell>
          <table:table-cell table:number-columns-repeated="4" table:style-name="ce5"/>
          <table:table-cell office:value-type="string" table:style-name="ce6">
            <text:p>19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ONOCHROMATEUR</text:p>
          </table:table-cell>
          <table:table-cell office:value-type="string" table:style-name="ce5">
            <text:p>OPTIQUE</text:p>
          </table:table-cell>
          <table:table-cell table:style-name="ce5"/>
          <table:table-cell office:value-type="string" table:style-name="ce5">
            <text:p>IRAP11-108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MICRO CONTROLE SPECTRA PHYSICS</text:p>
          </table:table-cell>
          <table:table-cell office:value-type="currency" office:value="3628" table:style-name="ce8">
            <text:p>3 628,00 €</text:p>
          </table:table-cell>
          <table:table-cell office:value-type="float" office:value="292203" table:style-name="ce7">
            <text:p>29220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29040309000--INSU109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HP Z800 WORKSTATION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8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float" office:value="1027414" table:style-name="ce94">
            <text:p>1027414</text:p>
          </table:table-cell>
          <table:table-cell office:value-type="currency" office:value="2288.88" table:style-name="ce8">
            <text:p>2 288,88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314000--7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1 STATION POWER EDGE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87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DELL</text:p>
          </table:table-cell>
          <table:table-cell office:value-type="currency" office:value="7050" table:style-name="ce8">
            <text:p>7 050,00 €</text:p>
          </table:table-cell>
          <table:table-cell office:value-type="string" table:style-name="ce7">
            <text:p>9ADO0263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29040552000--16</text:p>
          </table:table-cell>
          <table:table-cell table:number-columns-repeated="4" table:style-name="ce5"/>
          <table:table-cell office:value-type="string" table:style-name="ce6">
            <text:p>01/01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CARTES ELECTRONIQUES</text:p>
          </table:table-cell>
          <table:table-cell office:value-type="string" table:style-name="ce56">
            <text:p>ELECTRONIQUE</text:p>
          </table:table-cell>
          <table:table-cell table:style-name="ce56"/>
          <table:table-cell office:value-type="string" table:style-name="ce5">
            <text:p>IRAP11-1088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62">
            <text:p>ASTRONOMICAL RESEARCH CAMERAS</text:p>
          </table:table-cell>
          <table:table-cell office:value-type="currency" office:value="12967.06" table:style-name="ce63">
            <text:p>12 967,06 €</text:p>
          </table:table-cell>
          <table:table-cell office:value-type="float" office:value="292203" table:style-name="ce58">
            <text:p>292203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29040391000--INSU113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08/02/2011</text:p>
          </table:table-cell>
          <table:table-cell table:number-columns-repeated="16361"/>
        </table:table-row>
        <table:table-row table:style-name="ro2">
          <table:table-cell office:value-type="string" table:style-name="ce56">
            <text:p>jeu de 2 miroirs elliptiques</text:p>
          </table:table-cell>
          <table:table-cell office:value-type="string" table:style-name="ce56">
            <text:p>OPTIQUE</text:p>
          </table:table-cell>
          <table:table-cell table:style-name="ce56"/>
          <table:table-cell office:value-type="string" table:style-name="ce5">
            <text:p>IRAP11-1089</text:p>
          </table:table-cell>
          <table:table-cell table:style-name="ce5"/>
          <table:table-cell office:value-type="string" table:style-name="ce56">
            <text:p>CNRS</text:p>
          </table:table-cell>
          <table:table-cell table:number-columns-repeated="3" table:style-name="ce56"/>
          <table:table-cell office:value-type="string" table:style-name="ce75">
            <text:p>SAVIMEX</text:p>
          </table:table-cell>
          <table:table-cell office:value-type="currency" office:value="13600" table:style-name="ce63">
            <text:p>13 600,00 €</text:p>
          </table:table-cell>
          <table:table-cell office:value-type="float" office:value="292203" table:style-name="ce58">
            <text:p>292203</text:p>
          </table:table-cell>
          <table:table-cell table:style-name="ce56"/>
          <table:table-cell office:value-type="float" office:value="21540000" table:style-name="ce58">
            <text:p>21540000</text:p>
          </table:table-cell>
          <table:table-cell table:number-columns-repeated="3" table:style-name="ce56"/>
          <table:table-cell office:value-type="string" table:style-name="ce5">
            <text:p>14041622000--747</text:p>
          </table:table-cell>
          <table:table-cell table:number-columns-repeated="2" table:style-name="ce5"/>
          <table:table-cell table:number-columns-repeated="2" table:style-name="ce56"/>
          <table:table-cell office:value-type="string" table:style-name="ce57">
            <text:p>25/05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YSTEME BOLOMETRIQUE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90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QMC INSTRUMENTS LTD</text:p>
          </table:table-cell>
          <table:table-cell office:value-type="currency" office:value="79950" table:style-name="ce8">
            <text:p>79 950,00 €</text:p>
          </table:table-cell>
          <table:table-cell office:value-type="float" office:value="292203" table:style-name="ce7">
            <text:p>29220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50537000--SANS</text:p>
          </table:table-cell>
          <table:table-cell table:number-columns-repeated="4" table:style-name="ce5"/>
          <table:table-cell office:value-type="string" table:style-name="ce6">
            <text:p>26/08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MACBOOK PRO 15"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11-109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I CONCEPT</text:p>
          </table:table-cell>
          <table:table-cell office:value-type="currency" office:value="1642.78" table:style-name="ce8">
            <text:p>1 642,78 €</text:p>
          </table:table-cell>
          <table:table-cell office:value-type="float" office:value="28749131" table:style-name="ce7">
            <text:p>28749131</text:p>
          </table:table-cell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string" table:style-name="ce5">
            <text:p>14040829000--18/09</text:p>
          </table:table-cell>
          <table:table-cell table:number-columns-repeated="4" table:style-name="ce5"/>
          <table:table-cell office:value-type="string" table:style-name="ce6">
            <text:p>22/0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LAVEUR 55L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9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FISHER SCIENTIFIC S.A.S</text:p>
          </table:table-cell>
          <table:table-cell office:value-type="currency" office:value="4699.3" table:style-name="ce8">
            <text:p>4 699,30 €</text:p>
          </table:table-cell>
          <table:table-cell office:value-type="string" table:style-name="ce7">
            <text:p>9ADO2680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41301000--25-2004</text:p>
          </table:table-cell>
          <table:table-cell table:number-columns-repeated="4" table:style-name="ce5"/>
          <table:table-cell office:value-type="string" table:style-name="ce6">
            <text:p>18/04/2011</text:p>
          </table:table-cell>
          <table:table-cell table:number-columns-repeated="16361"/>
        </table:table-row>
        <table:table-row table:style-name="ro2">
          <table:table-cell office:value-type="string" table:style-name="ce91">
            <text:p>LATITUDE E6420</text:p>
          </table:table-cell>
          <table:table-cell office:value-type="string" table:style-name="ce91">
            <text:p>INFORMATIQUE</text:p>
          </table:table-cell>
          <table:table-cell table:style-name="ce91"/>
          <table:table-cell office:value-type="string" table:style-name="ce5">
            <text:p>IRAP11-1093</text:p>
          </table:table-cell>
          <table:table-cell table:style-name="ce91"/>
          <table:table-cell office:value-type="string" table:style-name="ce91">
            <text:p>CNRS</text:p>
          </table:table-cell>
          <table:table-cell table:number-columns-repeated="3" table:style-name="ce91"/>
          <table:table-cell office:value-type="string" table:style-name="ce62">
            <text:p>DELL</text:p>
          </table:table-cell>
          <table:table-cell office:value-type="currency" office:value="1082" table:style-name="ce95">
            <text:p>1 082,00 €</text:p>
          </table:table-cell>
          <table:table-cell office:value-type="string" table:style-name="ce93">
            <text:p>9ADO2680</text:p>
          </table:table-cell>
          <table:table-cell table:style-name="ce91"/>
          <table:table-cell office:value-type="float" office:value="21830000" table:style-name="ce93">
            <text:p>21830000</text:p>
          </table:table-cell>
          <table:table-cell table:number-columns-repeated="3" table:style-name="ce91"/>
          <table:table-cell office:value-type="string" table:style-name="ce5">
            <text:p>29060304000--97</text:p>
          </table:table-cell>
          <table:table-cell table:number-columns-repeated="2" table:style-name="ce5"/>
          <table:table-cell table:number-columns-repeated="2" table:style-name="ce91"/>
          <table:table-cell office:value-type="string" table:style-name="ce92">
            <text:p>28/12/2011</text:p>
          </table:table-cell>
          <table:table-cell table:number-columns-repeated="16361"/>
        </table:table-row>
        <table:table-row table:style-name="ro2">
          <table:table-cell office:value-type="string" table:style-name="ce91">
            <text:p>LATITUDE E6420</text:p>
          </table:table-cell>
          <table:table-cell office:value-type="string" table:style-name="ce91">
            <text:p>INFORMATIQUE</text:p>
          </table:table-cell>
          <table:table-cell table:style-name="ce91"/>
          <table:table-cell office:value-type="string" table:style-name="ce5">
            <text:p>IRAP11-1094</text:p>
          </table:table-cell>
          <table:table-cell table:style-name="ce91"/>
          <table:table-cell office:value-type="string" table:style-name="ce91">
            <text:p>CNRS</text:p>
          </table:table-cell>
          <table:table-cell table:number-columns-repeated="3" table:style-name="ce91"/>
          <table:table-cell office:value-type="string" table:style-name="ce62">
            <text:p>DELL</text:p>
          </table:table-cell>
          <table:table-cell office:value-type="currency" office:value="1082" table:style-name="ce95">
            <text:p>1 082,00 €</text:p>
          </table:table-cell>
          <table:table-cell office:value-type="string" table:style-name="ce93">
            <text:p>9ADO2680</text:p>
          </table:table-cell>
          <table:table-cell table:style-name="ce91"/>
          <table:table-cell office:value-type="float" office:value="21830000" table:style-name="ce93">
            <text:p>21830000</text:p>
          </table:table-cell>
          <table:table-cell table:number-columns-repeated="3" table:style-name="ce91"/>
          <table:table-cell office:value-type="string" table:style-name="ce5">
            <text:p>29060305000--95</text:p>
          </table:table-cell>
          <table:table-cell table:number-columns-repeated="2" table:style-name="ce5"/>
          <table:table-cell table:number-columns-repeated="2" table:style-name="ce91"/>
          <table:table-cell office:value-type="string" table:style-name="ce92">
            <text:p>28/12/2011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transformateur d'isolement</text:p>
          </table:table-cell>
          <table:table-cell office:value-type="string" table:style-name="ce5">
            <text:p>INSTRUMENTATION</text:p>
          </table:table-cell>
          <table:table-cell table:style-name="ce5"/>
          <table:table-cell office:value-type="string" table:style-name="ce5">
            <text:p>IRAP11-109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office:value-type="string" table:style-name="ce62">
            <text:p>Pulse MC2</text:p>
          </table:table-cell>
          <table:table-cell office:value-type="currency" office:value="865" table:style-name="ce8">
            <text:p>865,00 €</text:p>
          </table:table-cell>
          <table:table-cell office:value-type="float" office:value="321803" table:style-name="ce7">
            <text:p>321803</text:p>
          </table:table-cell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string" table:style-name="ce5">
            <text:p>14060792000--98-2006</text:p>
          </table:table-cell>
          <table:table-cell table:number-columns-repeated="4" table:style-name="ce5"/>
          <table:table-cell office:value-type="string" table:style-name="ce6">
            <text:p>28/12/2011</text:p>
          </table:table-cell>
          <table:table-cell table:number-columns-repeated="16361"/>
        </table:table-row>
        <table:table-row table:style-name="ro2">
          <table:table-cell office:value-type="string" table:style-name="ce91">
            <text:p>LATITUDE E6420</text:p>
          </table:table-cell>
          <table:table-cell office:value-type="string" table:style-name="ce91">
            <text:p>INFORMATIQUE</text:p>
          </table:table-cell>
          <table:table-cell table:style-name="ce91"/>
          <table:table-cell office:value-type="string" table:style-name="ce5">
            <text:p>IRAP11-1096</text:p>
          </table:table-cell>
          <table:table-cell table:style-name="ce91"/>
          <table:table-cell office:value-type="string" table:style-name="ce91">
            <text:p>CNRS</text:p>
          </table:table-cell>
          <table:table-cell table:number-columns-repeated="3" table:style-name="ce91"/>
          <table:table-cell office:value-type="string" table:style-name="ce62">
            <text:p>DELL</text:p>
          </table:table-cell>
          <table:table-cell office:value-type="currency" office:value="1082" table:style-name="ce95">
            <text:p>1 082,00 €</text:p>
          </table:table-cell>
          <table:table-cell office:value-type="string" table:style-name="ce93">
            <text:p>9ADO2680</text:p>
          </table:table-cell>
          <table:table-cell table:style-name="ce91"/>
          <table:table-cell office:value-type="float" office:value="21830000" table:style-name="ce93">
            <text:p>21830000</text:p>
          </table:table-cell>
          <table:table-cell table:number-columns-repeated="3" table:style-name="ce91"/>
          <table:table-cell office:value-type="string" table:style-name="ce27">
            <text:p>CPER 052</text:p>
          </table:table-cell>
          <table:table-cell table:number-columns-repeated="2" table:style-name="ce27"/>
          <table:table-cell table:number-columns-repeated="2" table:style-name="ce91"/>
          <table:table-cell office:value-type="string" table:style-name="ce92">
            <text:p>28/12/2011</text:p>
          </table:table-cell>
          <table:table-cell table:number-columns-repeated="16361"/>
        </table:table-row>
        <table:table-row table:style-name="ro2">
          <table:table-cell office:value-type="string" table:style-name="ce23">
            <text:p>ORDINATEUR HP</text:p>
          </table:table-cell>
          <table:table-cell office:value-type="string" table:style-name="ce23">
            <text:p>INFORMATIQUE</text:p>
          </table:table-cell>
          <table:table-cell table:style-name="ce23"/>
          <table:table-cell office:value-type="string" table:style-name="ce5">
            <text:p>IRAP11-1097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47">
            <text:p>HEWLETT PACKARD<text:s/></text:p>
          </table:table-cell>
          <table:table-cell table:style-name="ce13"/>
          <table:table-cell office:value-type="string" table:style-name="ce23">
            <text:p>A10P00027</text:p>
          </table:table-cell>
          <table:table-cell office:value-type="float" office:value="4500090723" table:style-name="ce23">
            <text:p>4500090723</text:p>
          </table:table-cell>
          <table:table-cell table:style-name="ce14"/>
          <table:table-cell table:number-columns-repeated="3" table:style-name="ce5"/>
          <table:table-cell table:number-columns-repeated="3" table:style-name="ce27"/>
          <table:table-cell office:value-type="string" table:style-name="ce23">
            <text:p>JACQUEY ET TERRIER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3">
          <table:table-cell office:value-type="string" table:style-name="ce23">
            <text:p>GENERATEUR DE FONCTIONS</text:p>
          </table:table-cell>
          <table:table-cell office:value-type="string" table:style-name="ce23">
            <text:p>INSTRUMENTATION</text:p>
          </table:table-cell>
          <table:table-cell table:style-name="ce23"/>
          <table:table-cell office:value-type="string" table:style-name="ce5">
            <text:p>IRAP11-1098</text:p>
          </table:table-cell>
          <table:table-cell table:style-name="ce5"/>
          <table:table-cell office:value-type="string" table:style-name="ce5">
            <text:p>UPS</text:p>
          </table:table-cell>
          <table:table-cell table:number-columns-repeated="3" table:style-name="ce5"/>
          <table:table-cell office:value-type="string" table:style-name="ce62">
            <text:p>DISTRAME FRANCAISE D'INSTRUMENTATION</text:p>
          </table:table-cell>
          <table:table-cell office:value-type="currency" office:value="4352" table:style-name="ce13">
            <text:p>4 352,00 €</text:p>
          </table:table-cell>
          <table:table-cell office:value-type="string" table:style-name="ce23">
            <text:p>A08P0113</text:p>
          </table:table-cell>
          <table:table-cell office:value-type="float" office:value="4500115055" table:style-name="ce23">
            <text:p>4500115055</text:p>
          </table:table-cell>
          <table:table-cell table:style-name="ce14"/>
          <table:table-cell table:number-columns-repeated="3" table:style-name="ce5"/>
          <table:table-cell table:number-columns-repeated="3" table:style-name="ce27"/>
          <table:table-cell office:value-type="string" table:style-name="ce23">
            <text:p>CHASSELA</text:p>
          </table:table-cell>
          <table:table-cell table:style-name="ce23"/>
          <table:table-cell table:style-name="ce24"/>
          <table:table-cell table:number-columns-repeated="16361"/>
        </table:table-row>
        <table:table-row table:style-name="ro2">
          <table:table-cell office:value-type="string" table:style-name="ce19">
            <text:p>CAT 3 CONF 4 LATITUD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099</text:p>
          </table:table-cell>
          <table:table-cell table:style-name="ce5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871.01" table:style-name="ce22">
            <text:p>871,01 €</text:p>
          </table:table-cell>
          <table:table-cell office:value-type="float" office:value="297664" table:style-name="ce21">
            <text:p>297664</text:p>
          </table:table-cell>
          <table:table-cell office:value-type="string" table:style-name="ce19">
            <text:p>L04964</text:p>
          </table:table-cell>
          <table:table-cell table:style-name="ce21"/>
          <table:table-cell table:style-name="ce19"/>
          <table:table-cell table:number-columns-repeated="2" table:style-name="ce21"/>
          <table:table-cell office:value-type="string" table:style-name="ce5">
            <text:p>14061150000--127</text:p>
          </table:table-cell>
          <table:table-cell table:number-columns-repeated="2" table:style-name="ce5"/>
          <table:table-cell office:value-type="string" table:style-name="ce19">
            <text:p>ANDRÉ</text:p>
          </table:table-cell>
          <table:table-cell table:style-name="ce19"/>
          <table:table-cell office:value-type="string" table:style-name="ce20">
            <text:p>23/12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C ANNULE ET REMPLAC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00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HEWLETT PACKARD<text:s/></text:p>
          </table:table-cell>
          <table:table-cell office:value-type="currency" office:value="952.52" table:style-name="ce22">
            <text:p>952,52 €</text:p>
          </table:table-cell>
          <table:table-cell office:value-type="float" office:value="315457" table:style-name="ce21">
            <text:p>315457</text:p>
          </table:table-cell>
          <table:table-cell office:value-type="string" table:style-name="ce19">
            <text:p>L06347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435000--2006-101</text:p>
          </table:table-cell>
          <table:table-cell table:number-columns-repeated="2" table:style-name="ce5"/>
          <table:table-cell office:value-type="string" table:style-name="ce19">
            <text:p>ANDRE ET RUBILLA</text:p>
          </table:table-cell>
          <table:table-cell table:style-name="ce19"/>
          <table:table-cell office:value-type="date" office:date-value="2012-01-21T00:00:00" table:style-name="ce20">
            <text:p>21/01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C CONFIGURATION 2 Z80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01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HEWLETT PACKARD<text:s/></text:p>
          </table:table-cell>
          <table:table-cell office:value-type="currency" office:value="1628.23" table:style-name="ce22">
            <text:p>1 628,23 €</text:p>
          </table:table-cell>
          <table:table-cell office:value-type="float" office:value="315654" table:style-name="ce21">
            <text:p>315654</text:p>
          </table:table-cell>
          <table:table-cell office:value-type="string" table:style-name="ce19">
            <text:p>L0634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426000--786/09</text:p>
          </table:table-cell>
          <table:table-cell table:number-columns-repeated="2" table:style-name="ce5"/>
          <table:table-cell office:value-type="string" table:style-name="ce18">
            <text:p>MOT</text:p>
          </table:table-cell>
          <table:table-cell table:style-name="ce18"/>
          <table:table-cell office:value-type="date" office:date-value="2012-01-05T00:00:00" table:style-name="ce20">
            <text:p>05/01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C CONFICURATION 2 Z80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02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HEWLETT PACKARD<text:s/></text:p>
          </table:table-cell>
          <table:table-cell office:value-type="currency" office:value="2063.31" table:style-name="ce22">
            <text:p>2 063,31 €</text:p>
          </table:table-cell>
          <table:table-cell office:value-type="float" office:value="315654" table:style-name="ce21">
            <text:p>315654</text:p>
          </table:table-cell>
          <table:table-cell office:value-type="string" table:style-name="ce19">
            <text:p>L05537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437000--2006-103</text:p>
          </table:table-cell>
          <table:table-cell table:number-columns-repeated="2" table:style-name="ce5"/>
          <table:table-cell office:value-type="string" table:style-name="ce18">
            <text:p>MOT</text:p>
          </table:table-cell>
          <table:table-cell table:style-name="ce18"/>
          <table:table-cell office:value-type="date" office:date-value="2012-02-17T00:00:00" table:style-name="ce20">
            <text:p>17/02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OK PRO 15,4"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03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1419.69" table:style-name="ce22">
            <text:p>1 419,69 €</text:p>
          </table:table-cell>
          <table:table-cell office:value-type="float" office:value="28749131" table:style-name="ce21">
            <text:p>28749131</text:p>
          </table:table-cell>
          <table:table-cell office:value-type="string" table:style-name="ce19">
            <text:p>L06122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932000--126</text:p>
          </table:table-cell>
          <table:table-cell table:number-columns-repeated="2" table:style-name="ce5"/>
          <table:table-cell office:value-type="string" table:style-name="ce19">
            <text:p>GREGOIRE</text:p>
          </table:table-cell>
          <table:table-cell table:style-name="ce19"/>
          <table:table-cell office:value-type="date" office:date-value="2012-12-02T00:00:00" table:style-name="ce20">
            <text:p>02/12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OK PRO 15,4"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04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1272.26" table:style-name="ce22">
            <text:p>1 272,26 €</text:p>
          </table:table-cell>
          <table:table-cell office:value-type="string" table:style-name="ce21">
            <text:p>DOTATION<text:s/></text:p>
          </table:table-cell>
          <table:table-cell office:value-type="string" table:style-name="ce19">
            <text:p>L05299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326000--2006/100</text:p>
          </table:table-cell>
          <table:table-cell table:number-columns-repeated="2" table:style-name="ce5"/>
          <table:table-cell office:value-type="string" table:style-name="ce19">
            <text:p>BACHETTI</text:p>
          </table:table-cell>
          <table:table-cell table:style-name="ce19"/>
          <table:table-cell office:value-type="date" office:date-value="2012-01-12T00:00:00" table:style-name="ce20">
            <text:p>12/01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HUBLOT AVEC BRIDE EN INOX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05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CABURN-MDC</text:p>
          </table:table-cell>
          <table:table-cell office:value-type="currency" office:value="1066" table:style-name="ce22">
            <text:p>1 066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5208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438000--04-11-2005</text:p>
          </table:table-cell>
          <table:table-cell table:number-columns-repeated="2" table:style-name="ce5"/>
          <table:table-cell office:value-type="string" table:style-name="ce19">
            <text:p>PIRENEA</text:p>
          </table:table-cell>
          <table:table-cell table:style-name="ce19"/>
          <table:table-cell office:value-type="date" office:date-value="2012-01-26T00:00:00" table:style-name="ce20">
            <text:p>26/01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 BOOK PRO 15,4"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06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1491.36" table:style-name="ce22">
            <text:p>1 491,36 €</text:p>
          </table:table-cell>
          <table:table-cell office:value-type="float" office:value="313973" table:style-name="ce21">
            <text:p>313973</text:p>
          </table:table-cell>
          <table:table-cell office:value-type="string" table:style-name="ce19">
            <text:p>L05899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529000--2006-106</text:p>
          </table:table-cell>
          <table:table-cell table:number-columns-repeated="2" table:style-name="ce5"/>
          <table:table-cell office:value-type="string" table:style-name="ce19">
            <text:p>CROS</text:p>
          </table:table-cell>
          <table:table-cell table:style-name="ce19"/>
          <table:table-cell office:value-type="date" office:date-value="2012-02-20T00:00:00" table:style-name="ce20">
            <text:p>20/02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EQUIPEMENT DE TEST ET DE COBTROLE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07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MICROTEC</text:p>
          </table:table-cell>
          <table:table-cell office:value-type="currency" office:value="9100" table:style-name="ce22">
            <text:p>9 100,00 €</text:p>
          </table:table-cell>
          <table:table-cell office:value-type="float" office:value="322201" table:style-name="ce21">
            <text:p>322201</text:p>
          </table:table-cell>
          <table:table-cell office:value-type="string" table:style-name="ce19">
            <text:p>L05343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847000--CNRS789</text:p>
          </table:table-cell>
          <table:table-cell table:number-columns-repeated="2" table:style-name="ce5"/>
          <table:table-cell office:value-type="string" table:style-name="ce19">
            <text:p>WAEGEBAERT</text:p>
          </table:table-cell>
          <table:table-cell table:style-name="ce19"/>
          <table:table-cell office:value-type="date" office:date-value="2012-02-17T00:00:00" table:style-name="ce20">
            <text:p>17/02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RTE D'AXE 8 AXES SÉRIE ACCELERA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08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A2V. APPL; VITESSE VARIABLE</text:p>
          </table:table-cell>
          <table:table-cell office:value-type="currency" office:value="3195" table:style-name="ce22">
            <text:p>3 195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563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535000--2006-104</text:p>
          </table:table-cell>
          <table:table-cell table:number-columns-repeated="2" table:style-name="ce5"/>
          <table:table-cell office:value-type="string" table:style-name="ce19">
            <text:p>DONATI</text:p>
          </table:table-cell>
          <table:table-cell table:style-name="ce19"/>
          <table:table-cell office:value-type="date" office:date-value="2012-02-20T00:00:00" table:style-name="ce20">
            <text:p>20/02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T 3 CONF 4 LATITUD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09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1088" table:style-name="ce22">
            <text:p>1 088,00 €</text:p>
          </table:table-cell>
          <table:table-cell office:value-type="float" office:value="297666" table:style-name="ce21">
            <text:p>297666</text:p>
          </table:table-cell>
          <table:table-cell office:value-type="string" table:style-name="ce19">
            <text:p>L06306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521000--791/09</text:p>
          </table:table-cell>
          <table:table-cell table:number-columns-repeated="2" table:style-name="ce5"/>
          <table:table-cell office:value-type="string" table:style-name="ce19">
            <text:p>ASSARD</text:p>
          </table:table-cell>
          <table:table-cell table:style-name="ce19"/>
          <table:table-cell office:value-type="date" office:date-value="2012-03-15T00:00:00" table:style-name="ce20">
            <text:p>15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OK PRO 15,4"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10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1272.26" table:style-name="ce22">
            <text:p>1 272,26 €</text:p>
          </table:table-cell>
          <table:table-cell office:value-type="float" office:value="28749131" table:style-name="ce21">
            <text:p>28749131</text:p>
          </table:table-cell>
          <table:table-cell office:value-type="string" table:style-name="ce19">
            <text:p>L06398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615000--1509</text:p>
          </table:table-cell>
          <table:table-cell table:number-columns-repeated="2" table:style-name="ce5"/>
          <table:table-cell office:value-type="string" table:style-name="ce5">
            <text:p>PALLIER</text:p>
          </table:table-cell>
          <table:table-cell table:style-name="ce5"/>
          <table:table-cell office:value-type="date" office:date-value="2012-03-12T00:00:00" table:style-name="ce20">
            <text:p>12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RECISION M4 600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11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1626" table:style-name="ce22">
            <text:p>1 626,00 €</text:p>
          </table:table-cell>
          <table:table-cell office:value-type="float" office:value="322201" table:style-name="ce21">
            <text:p>322201</text:p>
          </table:table-cell>
          <table:table-cell office:value-type="string" table:style-name="ce19">
            <text:p>L05909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540000--2006-105</text:p>
          </table:table-cell>
          <table:table-cell table:number-columns-repeated="2" table:style-name="ce5"/>
          <table:table-cell office:value-type="string" table:style-name="ce19">
            <text:p>LACOMBE</text:p>
          </table:table-cell>
          <table:table-cell table:style-name="ce19"/>
          <table:table-cell office:value-type="date" office:date-value="2012-03-14T00:00:00" table:style-name="ce20">
            <text:p>14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RECISION M4 600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12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1176" table:style-name="ce22">
            <text:p>1 176,00 €</text:p>
          </table:table-cell>
          <table:table-cell office:value-type="float" office:value="322201" table:style-name="ce21">
            <text:p>322201</text:p>
          </table:table-cell>
          <table:table-cell office:value-type="string" table:style-name="ce19">
            <text:p>L05908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469000--790/30</text:p>
          </table:table-cell>
          <table:table-cell table:number-columns-repeated="2" table:style-name="ce5"/>
          <table:table-cell office:value-type="string" table:style-name="ce19">
            <text:p>MARTIN J.L</text:p>
          </table:table-cell>
          <table:table-cell table:style-name="ce19"/>
          <table:table-cell office:value-type="date" office:date-value="2012-03-14T00:00:00" table:style-name="ce20">
            <text:p>14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T 2 CON 2 POWEREDG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13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1337" table:style-name="ce22">
            <text:p>1 337,00 €</text:p>
          </table:table-cell>
          <table:table-cell office:value-type="string" table:style-name="ce21">
            <text:p>DOTATION<text:s/></text:p>
          </table:table-cell>
          <table:table-cell office:value-type="string" table:style-name="ce19">
            <text:p>L05756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522000--792/09</text:p>
          </table:table-cell>
          <table:table-cell table:number-columns-repeated="2" table:style-name="ce5"/>
          <table:table-cell office:value-type="string" table:style-name="ce19">
            <text:p>PALETOU</text:p>
          </table:table-cell>
          <table:table-cell table:style-name="ce19"/>
          <table:table-cell office:value-type="date" office:date-value="2012-03-15T00:00:00" table:style-name="ce20">
            <text:p>15/03/2012</text:p>
          </table:table-cell>
          <table:table-cell table:number-columns-repeated="16361"/>
        </table:table-row>
        <table:table-row table:style-name="ro2">
          <table:table-cell office:value-type="string" table:style-name="ce99">
            <text:p>CAT 2- CONF 2 - LATITUDE</text:p>
          </table:table-cell>
          <table:table-cell office:value-type="string" table:style-name="ce99">
            <text:p>INFORMATIQUE</text:p>
          </table:table-cell>
          <table:table-cell table:style-name="ce99"/>
          <table:table-cell office:value-type="string" table:style-name="ce5">
            <text:p>IRAP12-1114</text:p>
          </table:table-cell>
          <table:table-cell table:style-name="ce99"/>
          <table:table-cell office:value-type="string" table:style-name="ce99">
            <text:p>CNRS</text:p>
          </table:table-cell>
          <table:table-cell table:number-columns-repeated="3" table:style-name="ce99"/>
          <table:table-cell office:value-type="string" table:style-name="ce102">
            <text:p>DELL<text:s/></text:p>
          </table:table-cell>
          <table:table-cell table:style-name="ce103"/>
          <table:table-cell office:value-type="float" office:value="297844" table:style-name="ce101">
            <text:p>297844</text:p>
          </table:table-cell>
          <table:table-cell office:value-type="string" table:style-name="ce99">
            <text:p>L06558</text:p>
          </table:table-cell>
          <table:table-cell table:style-name="ce101"/>
          <table:table-cell table:number-columns-repeated="3" table:style-name="ce99"/>
          <table:table-cell office:value-type="string" table:style-name="ce5">
            <text:p>14060559000--796/18</text:p>
          </table:table-cell>
          <table:table-cell table:number-columns-repeated="2" table:style-name="ce5"/>
          <table:table-cell office:value-type="string" table:style-name="ce99">
            <text:p>LASSUE</text:p>
          </table:table-cell>
          <table:table-cell table:style-name="ce99"/>
          <table:table-cell office:value-type="date" office:date-value="2012-04-02T00:00:00" table:style-name="ce100">
            <text:p>02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HOTOMETRE NOVA 60 SPE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15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VWR</text:p>
          </table:table-cell>
          <table:table-cell office:value-type="currency" office:value="2083.75" table:style-name="ce22">
            <text:p>2 083,75 €</text:p>
          </table:table-cell>
          <table:table-cell office:value-type="string" table:style-name="ce21">
            <text:p>DOTATION<text:s/></text:p>
          </table:table-cell>
          <table:table-cell office:value-type="string" table:style-name="ce19">
            <text:p>L0665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1322000--CNRS793/30</text:p>
          </table:table-cell>
          <table:table-cell table:number-columns-repeated="2" table:style-name="ce5"/>
          <table:table-cell office:value-type="string" table:style-name="ce19">
            <text:p>BERGER</text:p>
          </table:table-cell>
          <table:table-cell table:style-name="ce19"/>
          <table:table-cell office:value-type="date" office:date-value="2012-03-31T00:00:00" table:style-name="ce20">
            <text:p>31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OFFRET DE REGULATION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16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PYROX THERMIQUE MATERIEL</text:p>
          </table:table-cell>
          <table:table-cell office:value-type="currency" office:value="4790" table:style-name="ce22">
            <text:p>4 790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5009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577000--2006-109</text:p>
          </table:table-cell>
          <table:table-cell table:number-columns-repeated="2" table:style-name="ce5"/>
          <table:table-cell office:value-type="string" table:style-name="ce19">
            <text:p>TOPLIS ET BLELLY</text:p>
          </table:table-cell>
          <table:table-cell table:style-name="ce19"/>
          <table:table-cell office:value-type="date" office:date-value="2012-03-26T00:00:00" table:style-name="ce20">
            <text:p>26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SUPPORT METALLIQUE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17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PYROX THERMIQUE MATERIEL</text:p>
          </table:table-cell>
          <table:table-cell office:value-type="currency" office:value="940" table:style-name="ce22">
            <text:p>940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5009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585000--2006-111</text:p>
          </table:table-cell>
          <table:table-cell table:number-columns-repeated="2" table:style-name="ce5"/>
          <table:table-cell office:value-type="string" table:style-name="ce19">
            <text:p>TOPLIS ET BLELLY</text:p>
          </table:table-cell>
          <table:table-cell table:style-name="ce19"/>
          <table:table-cell office:value-type="date" office:date-value="2012-03-26T00:00:00" table:style-name="ce20">
            <text:p>26/03/2012</text:p>
          </table:table-cell>
          <table:table-cell table:number-columns-repeated="16361"/>
        </table:table-row>
        <table:table-row table:style-name="ro3">
          <table:table-cell office:value-type="string" table:style-name="ce19">
            <text:p>CENTRALE D'ACQUISAITION<text:s/>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18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62">
            <text:p>DISTRAME FRANCAISE D'INSTRUMENTATION</text:p>
          </table:table-cell>
          <table:table-cell office:value-type="currency" office:value="1067.1099999999999" table:style-name="ce22">
            <text:p>1 067,11 €</text:p>
          </table:table-cell>
          <table:table-cell office:value-type="float" office:value="321803" table:style-name="ce21">
            <text:p>321803</text:p>
          </table:table-cell>
          <table:table-cell office:value-type="string" table:style-name="ce19">
            <text:p>L06510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508000--795/02</text:p>
          </table:table-cell>
          <table:table-cell table:number-columns-repeated="2" table:style-name="ce5"/>
          <table:table-cell office:value-type="string" table:style-name="ce19">
            <text:p>SERAN</text:p>
          </table:table-cell>
          <table:table-cell table:style-name="ce19"/>
          <table:table-cell office:value-type="date" office:date-value="2012-03-28T00:00:00" table:style-name="ce20">
            <text:p>28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T 2 - CONF - LATITUD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19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1718" table:style-name="ce22">
            <text:p>1 718,00 €</text:p>
          </table:table-cell>
          <table:table-cell office:value-type="float" office:value="297844" table:style-name="ce21">
            <text:p>297844</text:p>
          </table:table-cell>
          <table:table-cell office:value-type="string" table:style-name="ce19">
            <text:p>L06559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586000--2006-110</text:p>
          </table:table-cell>
          <table:table-cell table:number-columns-repeated="2" table:style-name="ce5"/>
          <table:table-cell office:value-type="string" table:style-name="ce19">
            <text:p>GASNAULT</text:p>
          </table:table-cell>
          <table:table-cell table:style-name="ce19"/>
          <table:table-cell office:value-type="date" office:date-value="2012-03-26T00:00:00" table:style-name="ce20">
            <text:p>26/03/2012</text:p>
          </table:table-cell>
          <table:table-cell table:number-columns-repeated="16361"/>
        </table:table-row>
        <table:table-row table:style-name="ro3">
          <table:table-cell office:value-type="string" table:style-name="ce19">
            <text:p>JAUGE FULL RANGE PIRAN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20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62">
            <text:p>AGILENT TECHNOLOGIES FRANCE AGILENT TECH</text:p>
          </table:table-cell>
          <table:table-cell office:value-type="currency" office:value="2898.84" table:style-name="ce22">
            <text:p>2 898,84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6507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550000--794/10</text:p>
          </table:table-cell>
          <table:table-cell table:number-columns-repeated="2" table:style-name="ce5"/>
          <table:table-cell office:value-type="string" table:style-name="ce19">
            <text:p>PIRENEA</text:p>
          </table:table-cell>
          <table:table-cell table:style-name="ce19"/>
          <table:table-cell office:value-type="date" office:date-value="2012-03-29T00:00:00" table:style-name="ce20">
            <text:p>29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LATINE TRANSLATION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21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MICRO-CONTRÔLE NEWPORT</text:p>
          </table:table-cell>
          <table:table-cell office:value-type="currency" office:value="3160" table:style-name="ce22">
            <text:p>3 160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6723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748000--INVT 113-06</text:p>
          </table:table-cell>
          <table:table-cell table:number-columns-repeated="2" table:style-name="ce5"/>
          <table:table-cell office:value-type="string" table:style-name="ce19">
            <text:p>ATTEIA</text:p>
          </table:table-cell>
          <table:table-cell table:style-name="ce19"/>
          <table:table-cell office:value-type="date" office:date-value="2012-04-03T00:00:00" table:style-name="ce20">
            <text:p>03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TANGO UNISTAT 705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22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AVANTEC</text:p>
          </table:table-cell>
          <table:table-cell office:value-type="currency" office:value="16561.599999999999" table:style-name="ce22">
            <text:p>16 561,60 €</text:p>
          </table:table-cell>
          <table:table-cell office:value-type="float" office:value="322201" table:style-name="ce21">
            <text:p>322201</text:p>
          </table:table-cell>
          <table:table-cell office:value-type="string" table:style-name="ce19">
            <text:p>L0572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525000--99-2006</text:p>
          </table:table-cell>
          <table:table-cell table:number-columns-repeated="2" table:style-name="ce5"/>
          <table:table-cell office:value-type="string" table:style-name="ce19">
            <text:p>LACOMBE</text:p>
          </table:table-cell>
          <table:table-cell table:style-name="ce19"/>
          <table:table-cell office:value-type="date" office:date-value="2012-03-19T00:00:00" table:style-name="ce20">
            <text:p>19/03/2012</text:p>
          </table:table-cell>
          <table:table-cell table:number-columns-repeated="16361"/>
        </table:table-row>
        <table:table-row table:style-name="ro3">
          <table:table-cell office:value-type="string" table:style-name="ce19">
            <text:p>POMPE A SPIRALES TRISCROLL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23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62">
            <text:p>AGILENT TECHNOLOGIES FRANCE AGILENT TECH</text:p>
          </table:table-cell>
          <table:table-cell office:value-type="currency" office:value="4381.16" table:style-name="ce22">
            <text:p>4 381,16 €</text:p>
          </table:table-cell>
          <table:table-cell office:value-type="float" office:value="321803" table:style-name="ce21">
            <text:p>321803</text:p>
          </table:table-cell>
          <table:table-cell office:value-type="string" table:style-name="ce19">
            <text:p>L05456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1395000--115-2006</text:p>
          </table:table-cell>
          <table:table-cell table:number-columns-repeated="2" table:style-name="ce5"/>
          <table:table-cell office:value-type="string" table:style-name="ce19">
            <text:p>FEDOROV</text:p>
          </table:table-cell>
          <table:table-cell table:style-name="ce19"/>
          <table:table-cell office:value-type="date" office:date-value="2012-04-12T00:00:00" table:style-name="ce20">
            <text:p>12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STATION DE SOUDAGE WELLER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24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CLI</text:p>
          </table:table-cell>
          <table:table-cell office:value-type="currency" office:value="2000" table:style-name="ce22">
            <text:p>2 000,00 €</text:p>
          </table:table-cell>
          <table:table-cell office:value-type="float" office:value="321803" table:style-name="ce21">
            <text:p>321803</text:p>
          </table:table-cell>
          <table:table-cell office:value-type="string" table:style-name="ce19">
            <text:p>L06557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1392000--1</text:p>
          </table:table-cell>
          <table:table-cell table:number-columns-repeated="2" table:style-name="ce5"/>
          <table:table-cell office:value-type="string" table:style-name="ce19">
            <text:p>SERAN</text:p>
          </table:table-cell>
          <table:table-cell table:style-name="ce19"/>
          <table:table-cell office:value-type="date" office:date-value="2012-04-10T00:00:00" table:style-name="ce20">
            <text:p>10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ATTENUATEUR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25</text:p>
          </table:table-cell>
          <table:table-cell table:style-name="ce19"/>
          <table:table-cell office:value-type="string" table:style-name="ce19">
            <text:p><text:s/>CNRS</text:p>
          </table:table-cell>
          <table:table-cell table:number-columns-repeated="3" table:style-name="ce19"/>
          <table:table-cell office:value-type="string" table:style-name="ce47">
            <text:p>LEASAMETRIC</text:p>
          </table:table-cell>
          <table:table-cell office:value-type="currency" office:value="835.12" table:style-name="ce22">
            <text:p>835,12 €</text:p>
          </table:table-cell>
          <table:table-cell office:value-type="float" office:value="313973" table:style-name="ce21">
            <text:p>313973</text:p>
          </table:table-cell>
          <table:table-cell office:value-type="string" table:style-name="ce19">
            <text:p>L0698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1394000--118-2006</text:p>
          </table:table-cell>
          <table:table-cell table:number-columns-repeated="2" table:style-name="ce5"/>
          <table:table-cell office:value-type="string" table:style-name="ce19">
            <text:p>RAMBAUD</text:p>
          </table:table-cell>
          <table:table-cell table:style-name="ce19"/>
          <table:table-cell office:value-type="date" office:date-value="2012-04-11T00:00:00" table:style-name="ce20">
            <text:p>11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C CAT 5 CONF 2 PRECISION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26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2180" table:style-name="ce22">
            <text:p>2 180,00 €</text:p>
          </table:table-cell>
          <table:table-cell office:value-type="float" office:value="322201" table:style-name="ce21">
            <text:p>322201</text:p>
          </table:table-cell>
          <table:table-cell office:value-type="string" table:style-name="ce19">
            <text:p>L06915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778000--117-2006</text:p>
          </table:table-cell>
          <table:table-cell table:number-columns-repeated="2" table:style-name="ce5"/>
          <table:table-cell office:value-type="string" table:style-name="ce19">
            <text:p>MOT</text:p>
          </table:table-cell>
          <table:table-cell table:style-name="ce19"/>
          <table:table-cell office:value-type="date" office:date-value="2012-04-07T00:00:00" table:style-name="ce20">
            <text:p>07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WME STANDARD 4kv/1 Ma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27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PHYSICAL INSTRUMENTS</text:p>
          </table:table-cell>
          <table:table-cell office:value-type="currency" office:value="2035" table:style-name="ce22">
            <text:p>2 035,00 €</text:p>
          </table:table-cell>
          <table:table-cell office:value-type="float" office:value="321803" table:style-name="ce21">
            <text:p>321803</text:p>
          </table:table-cell>
          <table:table-cell office:value-type="string" table:style-name="ce19">
            <text:p>L0540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14060762000--XLAB112-2006</text:p>
          </table:table-cell>
          <table:table-cell table:number-columns-repeated="2" table:style-name="ce5"/>
          <table:table-cell office:value-type="string" table:style-name="ce19">
            <text:p>FEDOROV</text:p>
          </table:table-cell>
          <table:table-cell table:style-name="ce19"/>
          <table:table-cell office:value-type="date" office:date-value="2012-04-05T00:00:00" table:style-name="ce20">
            <text:p>05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RTE VME64x PUISSANCE 1000w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28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PHYSICAL INSTRUMENTS</text:p>
          </table:table-cell>
          <table:table-cell office:value-type="currency" office:value="4745" table:style-name="ce22">
            <text:p>4 745,00 €</text:p>
          </table:table-cell>
          <table:table-cell office:value-type="float" office:value="315457" table:style-name="ce21">
            <text:p>315457</text:p>
          </table:table-cell>
          <table:table-cell office:value-type="string" table:style-name="ce19">
            <text:p>L05403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656000--INSU127</text:p>
          </table:table-cell>
          <table:table-cell table:number-columns-repeated="2" table:style-name="ce5"/>
          <table:table-cell office:value-type="string" table:style-name="ce19">
            <text:p>FEDOROV</text:p>
          </table:table-cell>
          <table:table-cell table:style-name="ce19"/>
          <table:table-cell office:value-type="date" office:date-value="2012-04-05T00:00:00" table:style-name="ce20">
            <text:p>05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3 CARTES FPGA VIRTEX</text:p>
          </table:table-cell>
          <table:table-cell office:value-type="string" table:style-name="ce19">
            <text:p>ELECTRONIQUE</text:p>
          </table:table-cell>
          <table:table-cell table:style-name="ce19"/>
          <table:table-cell office:value-type="string" table:style-name="ce5">
            <text:p>IRAP12-1129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62">
            <text:p>FARNELL FRANCE FARNELL INONE</text:p>
          </table:table-cell>
          <table:table-cell office:value-type="currency" office:value="4829.43" table:style-name="ce22">
            <text:p>4 829,43 €</text:p>
          </table:table-cell>
          <table:table-cell office:value-type="float" office:value="2292362" table:style-name="ce21">
            <text:p>2292362</text:p>
          </table:table-cell>
          <table:table-cell office:value-type="string" table:style-name="ce19">
            <text:p>L07015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547000--102-2006</text:p>
          </table:table-cell>
          <table:table-cell table:number-columns-repeated="2" table:style-name="ce5"/>
          <table:table-cell office:value-type="string" table:style-name="ce19">
            <text:p>CROS</text:p>
          </table:table-cell>
          <table:table-cell table:style-name="ce19"/>
          <table:table-cell office:value-type="date" office:date-value="2012-03-21T00:00:00" table:style-name="ce20">
            <text:p>21/03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MERA INFRAROUGE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30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LOT ORIEL</text:p>
          </table:table-cell>
          <table:table-cell office:value-type="currency" office:value="16400" table:style-name="ce22">
            <text:p>16 400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5128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857000--2006-124</text:p>
          </table:table-cell>
          <table:table-cell table:number-columns-repeated="2" table:style-name="ce5"/>
          <table:table-cell table:number-columns-repeated="2" table:style-name="ce19"/>
          <table:table-cell office:value-type="date" office:date-value="2012-05-06T00:00:00" table:style-name="ce20">
            <text:p>06/05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PORTABLE CAT 3 CONF 6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31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1236" table:style-name="ce22">
            <text:p>1 236,00 €</text:p>
          </table:table-cell>
          <table:table-cell office:value-type="float" office:value="28749131" table:style-name="ce21">
            <text:p>28749131</text:p>
          </table:table-cell>
          <table:table-cell office:value-type="string" table:style-name="ce19">
            <text:p>L07178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854000--2006-123</text:p>
          </table:table-cell>
          <table:table-cell table:number-columns-repeated="2" table:style-name="ce5"/>
          <table:table-cell office:value-type="string" table:style-name="ce19">
            <text:p>BABY</text:p>
          </table:table-cell>
          <table:table-cell table:style-name="ce19"/>
          <table:table-cell office:value-type="date" office:date-value="2012-05-03T00:00:00" table:style-name="ce20">
            <text:p>03/05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T 5 CON2 PRECISION M6600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32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2180" table:style-name="ce22">
            <text:p>2 180,00 €</text:p>
          </table:table-cell>
          <table:table-cell office:value-type="float" office:value="315654" table:style-name="ce21">
            <text:p>315654</text:p>
          </table:table-cell>
          <table:table-cell office:value-type="string" table:style-name="ce19">
            <text:p>L06916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686000--2006-114</text:p>
          </table:table-cell>
          <table:table-cell table:number-columns-repeated="2" table:style-name="ce5"/>
          <table:table-cell office:value-type="string" table:style-name="ce19">
            <text:p>MARTY</text:p>
          </table:table-cell>
          <table:table-cell table:style-name="ce19"/>
          <table:table-cell office:value-type="date" office:date-value="2012-04-26T00:00:00" table:style-name="ce20">
            <text:p>26/04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ALIM + 20 Kv DC SINGLE POLARITY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33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OPTOPRIM</text:p>
          </table:table-cell>
          <table:table-cell office:value-type="currency" office:value="1995" table:style-name="ce22">
            <text:p>1 995,00 €</text:p>
          </table:table-cell>
          <table:table-cell office:value-type="string" table:style-name="ce21">
            <text:p>RP<text:s/></text:p>
          </table:table-cell>
          <table:table-cell office:value-type="string" table:style-name="ce19">
            <text:p>L07196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715000--2006-119</text:p>
          </table:table-cell>
          <table:table-cell table:number-columns-repeated="2" table:style-name="ce5"/>
          <table:table-cell office:value-type="string" table:style-name="ce19">
            <text:p>SERAN</text:p>
          </table:table-cell>
          <table:table-cell table:style-name="ce19"/>
          <table:table-cell office:value-type="date" office:date-value="2012-05-02T00:00:00" table:style-name="ce20">
            <text:p>02/05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MACBOK PRO 15,4" LEC/COR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34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FRANCE SYSTEMES<text:s/></text:p>
          </table:table-cell>
          <table:table-cell office:value-type="currency" office:value="1856.83" table:style-name="ce22">
            <text:p>1 856,83 €</text:p>
          </table:table-cell>
          <table:table-cell office:value-type="float" office:value="28749131" table:style-name="ce21">
            <text:p>28749131</text:p>
          </table:table-cell>
          <table:table-cell office:value-type="string" table:style-name="ce19">
            <text:p>L07176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774000--2006-122</text:p>
          </table:table-cell>
          <table:table-cell table:number-columns-repeated="2" table:style-name="ce5"/>
          <table:table-cell office:value-type="string" table:style-name="ce19">
            <text:p>BABY</text:p>
          </table:table-cell>
          <table:table-cell table:style-name="ce19"/>
          <table:table-cell office:value-type="date" office:date-value="2012-05-02T00:00:00" table:style-name="ce20">
            <text:p>02/05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CAT 3 CONF 6 LATITUDE</text:p>
          </table:table-cell>
          <table:table-cell office:value-type="string" table:style-name="ce19">
            <text:p>INFORMATIQUE</text:p>
          </table:table-cell>
          <table:table-cell table:style-name="ce19"/>
          <table:table-cell office:value-type="string" table:style-name="ce5">
            <text:p>IRAP12-1135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DELL<text:s/></text:p>
          </table:table-cell>
          <table:table-cell office:value-type="currency" office:value="877" table:style-name="ce22">
            <text:p>877,00 €</text:p>
          </table:table-cell>
          <table:table-cell office:value-type="float" office:value="297844" table:style-name="ce21">
            <text:p>297844</text:p>
          </table:table-cell>
          <table:table-cell office:value-type="string" table:style-name="ce19">
            <text:p>L06561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856000--2006-125</text:p>
          </table:table-cell>
          <table:table-cell table:number-columns-repeated="2" table:style-name="ce5"/>
          <table:table-cell office:value-type="string" table:style-name="ce19">
            <text:p>D'USTON</text:p>
          </table:table-cell>
          <table:table-cell table:style-name="ce19"/>
          <table:table-cell office:value-type="date" office:date-value="2012-05-04T00:00:00" table:style-name="ce20">
            <text:p>04/05/2012</text:p>
          </table:table-cell>
          <table:table-cell table:number-columns-repeated="16361"/>
        </table:table-row>
        <table:table-row table:style-name="ro2">
          <table:table-cell office:value-type="string" table:style-name="ce19">
            <text:p>SUPPORT WELLER VBHS</text:p>
          </table:table-cell>
          <table:table-cell office:value-type="string" table:style-name="ce19">
            <text:p>INSTRUMENTATION</text:p>
          </table:table-cell>
          <table:table-cell table:style-name="ce19"/>
          <table:table-cell office:value-type="string" table:style-name="ce5">
            <text:p>IRAP12-1136</text:p>
          </table:table-cell>
          <table:table-cell table:style-name="ce19"/>
          <table:table-cell office:value-type="string" table:style-name="ce19">
            <text:p>CNRS</text:p>
          </table:table-cell>
          <table:table-cell table:number-columns-repeated="3" table:style-name="ce19"/>
          <table:table-cell office:value-type="string" table:style-name="ce47">
            <text:p>CLI</text:p>
          </table:table-cell>
          <table:table-cell office:value-type="currency" office:value="1000" table:style-name="ce22">
            <text:p>1 000,00 €</text:p>
          </table:table-cell>
          <table:table-cell office:value-type="float" office:value="28749131" table:style-name="ce21">
            <text:p>28749131</text:p>
          </table:table-cell>
          <table:table-cell office:value-type="string" table:style-name="ce19">
            <text:p>L06554</text:p>
          </table:table-cell>
          <table:table-cell table:style-name="ce21"/>
          <table:table-cell table:number-columns-repeated="3" table:style-name="ce19"/>
          <table:table-cell office:value-type="string" table:style-name="ce5">
            <text:p>29060689000--2006-115</text:p>
          </table:table-cell>
          <table:table-cell table:number-columns-repeated="2" table:style-name="ce5"/>
          <table:table-cell office:value-type="string" table:style-name="ce19">
            <text:p>THOCAVEN</text:p>
          </table:table-cell>
          <table:table-cell table:style-name="ce19"/>
          <table:table-cell office:value-type="date" office:date-value="2012-04-26T00:00:00" table:style-name="ce20">
            <text:p>26/04/2012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ABRY PEROT</text:p>
          </table:table-cell>
          <table:table-cell office:value-type="string" table:style-name="ce5">
            <text:p>OPTIQUE</text:p>
          </table:table-cell>
          <table:table-cell office:value-type="string" table:style-name="ce5">
            <text:p>OPTIQUE</text:p>
          </table:table-cell>
          <table:table-cell office:value-type="string" table:style-name="ce5">
            <text:p>IRAP98-0001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2439.1799999999998" table:style-name="ce8">
            <text:p>2 439,18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1097" table:style-name="ce5">
            <text:p>1097</text:p>
          </table:table-cell>
          <table:table-cell table:number-columns-repeated="4" table:style-name="ce5"/>
          <table:table-cell office:value-type="string" table:style-name="ce6">
            <text:p>31/12/1998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ZEMAX XE TO EE UPGRADE</text:p>
          </table:table-cell>
          <table:table-cell office:value-type="string" table:style-name="ce5">
            <text:p>OPTIQUE</text:p>
          </table:table-cell>
          <table:table-cell office:value-type="string" table:style-name="ce5">
            <text:p>LOGICIEL OPTIQUE</text:p>
          </table:table-cell>
          <table:table-cell office:value-type="string" table:style-name="ce5">
            <text:p>IRAP99-0002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57.68" table:style-name="ce8">
            <text:p>857,68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147" table:style-name="ce5">
            <text:p>147</text:p>
          </table:table-cell>
          <table:table-cell table:number-columns-repeated="4" table:style-name="ce5"/>
          <table:table-cell office:value-type="string" table:style-name="ce6">
            <text:p>09/02/199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PIED SUPPORT 5 ANNEAUX</text:p>
          </table:table-cell>
          <table:table-cell office:value-type="string" table:style-name="ce5">
            <text:p>OPTIQUE</text:p>
          </table:table-cell>
          <table:table-cell office:value-type="string" table:style-name="ce5">
            <text:p>MATERIEL OPTIQUE</text:p>
          </table:table-cell>
          <table:table-cell office:value-type="string" table:style-name="ce5">
            <text:p>IRAP99-0003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523.73" table:style-name="ce8">
            <text:p>1 523,7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161" table:style-name="ce5">
            <text:p>161</text:p>
          </table:table-cell>
          <table:table-cell table:number-columns-repeated="4" table:style-name="ce5"/>
          <table:table-cell office:value-type="string" table:style-name="ce6">
            <text:p>23/02/199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SERVEUR ULTRA 10S</text:p>
          </table:table-cell>
          <table:table-cell office:value-type="string" table:style-name="ce5">
            <text:p>INFORMATIQUE</text:p>
          </table:table-cell>
          <table:table-cell table:style-name="ce5"/>
          <table:table-cell office:value-type="string" table:style-name="ce5">
            <text:p>IRAP99-0004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8918.27" table:style-name="ce8">
            <text:p>8 918,27 €</text:p>
          </table:table-cell>
          <table:table-cell table:style-name="ce7"/>
          <table:table-cell table:style-name="ce5"/>
          <table:table-cell office:value-type="float" office:value="21830000" table:style-name="ce7">
            <text:p>21830000</text:p>
          </table:table-cell>
          <table:table-cell table:number-columns-repeated="3" table:style-name="ce5"/>
          <table:table-cell office:value-type="float" office:value="163" table:style-name="ce5">
            <text:p>163</text:p>
          </table:table-cell>
          <table:table-cell table:number-columns-repeated="4" table:style-name="ce5"/>
          <table:table-cell office:value-type="string" table:style-name="ce6">
            <text:p>03/03/199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FILTRE LIQUIDE ACIER INO</text:p>
          </table:table-cell>
          <table:table-cell table:number-columns-repeated="2" table:style-name="ce5"/>
          <table:table-cell office:value-type="string" table:style-name="ce5">
            <text:p>IRAP99-0005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1729.33" table:style-name="ce8">
            <text:p>1 729,33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166" table:style-name="ce5">
            <text:p>166</text:p>
          </table:table-cell>
          <table:table-cell table:number-columns-repeated="4" table:style-name="ce5"/>
          <table:table-cell office:value-type="string" table:style-name="ce6">
            <text:p>04/03/1999</text:p>
          </table:table-cell>
          <table:table-cell table:number-columns-repeated="16361"/>
        </table:table-row>
        <table:table-row table:style-name="ro2">
          <table:table-cell office:value-type="string" table:style-name="ce5">
            <text:p>ALIMENTATION DECOUPAGE</text:p>
          </table:table-cell>
          <table:table-cell office:value-type="string" table:style-name="ce5">
            <text:p>ELECTRONIQUE</text:p>
          </table:table-cell>
          <table:table-cell office:value-type="string" table:style-name="ce5">
            <text:p>ALIMENTATION</text:p>
          </table:table-cell>
          <table:table-cell office:value-type="string" table:style-name="ce5">
            <text:p>IRAP99-0006</text:p>
          </table:table-cell>
          <table:table-cell table:style-name="ce5"/>
          <table:table-cell office:value-type="string" table:style-name="ce5">
            <text:p>CNRS</text:p>
          </table:table-cell>
          <table:table-cell table:number-columns-repeated="3" table:style-name="ce5"/>
          <table:table-cell table:style-name="ce32"/>
          <table:table-cell office:value-type="currency" office:value="6672.09" table:style-name="ce8">
            <text:p>6 672,09 €</text:p>
          </table:table-cell>
          <table:table-cell table:style-name="ce7"/>
          <table:table-cell table:style-name="ce5"/>
          <table:table-cell office:value-type="float" office:value="21540000" table:style-name="ce7">
            <text:p>21540000</text:p>
          </table:table-cell>
          <table:table-cell table:number-columns-repeated="3" table:style-name="ce5"/>
          <table:table-cell office:value-type="float" office:value="167" table:style-name="ce5">
            <text:p>167</text:p>
          </table:table-cell>
          <table:table-cell table:number-columns-repeated="4" table:style-name="ce5"/>
          <table:table-cell office:value-type="string" table:style-name="ce6">
            <text:p>04/03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BOITIER TOUR ATX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07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783.65" table:style-name="ce127">
            <text:p>1 783,65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68" table:style-name="ce25">
            <text:p>168</text:p>
          </table:table-cell>
          <table:table-cell table:number-columns-repeated="4" table:style-name="ce25"/>
          <table:table-cell office:value-type="string" table:style-name="ce132">
            <text:p>10/03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DTK PENTIUM II 350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08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2836.92" table:style-name="ce127">
            <text:p>2 836,92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69" table:style-name="ce25">
            <text:p>169</text:p>
          </table:table-cell>
          <table:table-cell table:number-columns-repeated="4" table:style-name="ce25"/>
          <table:table-cell office:value-type="string" table:style-name="ce132">
            <text:p>10/03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LICENCE IDL 12123</text:p>
          </table:table-cell>
          <table:table-cell office:value-type="string" table:style-name="ce25">
            <text:p>INFORMATIQUE</text:p>
          </table:table-cell>
          <table:table-cell office:value-type="string" table:style-name="ce25">
            <text:p>LOGICIEL OPTIQUE</text:p>
          </table:table-cell>
          <table:table-cell office:value-type="string" table:style-name="ce5">
            <text:p>IRAP99-0009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250.08" table:style-name="ce127">
            <text:p>1 250,08 €</text:p>
          </table:table-cell>
          <table:table-cell table:style-name="ce29"/>
          <table:table-cell table:style-name="ce25"/>
          <table:table-cell office:value-type="float" office:value="20530000" table:style-name="ce29">
            <text:p>20530000</text:p>
          </table:table-cell>
          <table:table-cell table:number-columns-repeated="3" table:style-name="ce25"/>
          <table:table-cell office:value-type="float" office:value="170" table:style-name="ce25">
            <text:p>170</text:p>
          </table:table-cell>
          <table:table-cell table:number-columns-repeated="4" table:style-name="ce25"/>
          <table:table-cell office:value-type="string" table:style-name="ce132">
            <text:p>22/03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COMMUTATEUR BS450-24T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10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425.4" table:style-name="ce127">
            <text:p>1 425,40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71" table:style-name="ce25">
            <text:p>171</text:p>
          </table:table-cell>
          <table:table-cell table:number-columns-repeated="4" table:style-name="ce25"/>
          <table:table-cell office:value-type="string" table:style-name="ce132">
            <text:p>24/03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OSCILLATEUR PARAMETRIQUE</text:p>
          </table:table-cell>
          <table:table-cell office:value-type="string" table:style-name="ce25">
            <text:p>ELECTRONIQUE</text:p>
          </table:table-cell>
          <table:table-cell table:style-name="ce25"/>
          <table:table-cell office:value-type="string" table:style-name="ce5">
            <text:p>IRAP99-0011</text:p>
          </table:table-cell>
          <table:table-cell table:style-name="ce110"/>
          <table:table-cell office:value-type="string" table:style-name="ce44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6039.92" table:style-name="ce127">
            <text:p>16 039,92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173" table:style-name="ce25">
            <text:p>173</text:p>
          </table:table-cell>
          <table:table-cell table:number-columns-repeated="4" table:style-name="ce25"/>
          <table:table-cell office:value-type="string" table:style-name="ce132">
            <text:p>19/05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LASER YAG SURELITE</text:p>
          </table:table-cell>
          <table:table-cell office:value-type="string" table:style-name="ce25">
            <text:p>OPTIQUE</text:p>
          </table:table-cell>
          <table:table-cell table:style-name="ce25"/>
          <table:table-cell office:value-type="string" table:style-name="ce5">
            <text:p>IRAP99-0012</text:p>
          </table:table-cell>
          <table:table-cell table:style-name="ce110"/>
          <table:table-cell office:value-type="string" table:style-name="ce44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27912.65" table:style-name="ce127">
            <text:p>27 912,65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175" table:style-name="ce25">
            <text:p>175</text:p>
          </table:table-cell>
          <table:table-cell table:number-columns-repeated="4" table:style-name="ce25"/>
          <table:table-cell office:value-type="string" table:style-name="ce132">
            <text:p>19/05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COMPRESS COOLPAK 6000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13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5333.36" table:style-name="ce127">
            <text:p>15 333,36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176" table:style-name="ce25">
            <text:p>176</text:p>
          </table:table-cell>
          <table:table-cell table:number-columns-repeated="4" table:style-name="ce25"/>
          <table:table-cell office:value-type="string" table:style-name="ce132">
            <text:p>14/06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CAPTEUR CCD</text:p>
          </table:table-cell>
          <table:table-cell office:value-type="string" table:style-name="ce25">
            <text:p>OPTIQUE</text:p>
          </table:table-cell>
          <table:table-cell table:style-name="ce25"/>
          <table:table-cell office:value-type="string" table:style-name="ce5">
            <text:p>IRAP99-0014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448.27" table:style-name="ce127">
            <text:p>1 448,27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177" table:style-name="ce25">
            <text:p>177</text:p>
          </table:table-cell>
          <table:table-cell table:number-columns-repeated="4" table:style-name="ce25"/>
          <table:table-cell office:value-type="string" table:style-name="ce132">
            <text:p>16/06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PONT SF AIRONET 11MBITS</text:p>
          </table:table-cell>
          <table:table-cell table:number-columns-repeated="2" table:style-name="ce25"/>
          <table:table-cell office:value-type="string" table:style-name="ce5">
            <text:p>IRAP99-0015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2433.09" table:style-name="ce127">
            <text:p>2 433,09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78" table:style-name="ce25">
            <text:p>178</text:p>
          </table:table-cell>
          <table:table-cell table:number-columns-repeated="4" table:style-name="ce25"/>
          <table:table-cell office:value-type="string" table:style-name="ce132">
            <text:p>22/06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CARTE PC19812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16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280.57" table:style-name="ce127">
            <text:p>1 280,57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79" table:style-name="ce25">
            <text:p>179</text:p>
          </table:table-cell>
          <table:table-cell table:number-columns-repeated="4" table:style-name="ce25"/>
          <table:table-cell office:value-type="string" table:style-name="ce132">
            <text:p>22/06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CARTE GENERATEUR SIGNAUX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17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3463.79" table:style-name="ce127">
            <text:p>3 463,79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80" table:style-name="ce25">
            <text:p>180</text:p>
          </table:table-cell>
          <table:table-cell table:number-columns-repeated="4" table:style-name="ce25"/>
          <table:table-cell office:value-type="string" table:style-name="ce132">
            <text:p>16/07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COMMUTATEUR BAYSTACK 310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18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054.03" table:style-name="ce127">
            <text:p>1 054,03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181" table:style-name="ce25">
            <text:p>181</text:p>
          </table:table-cell>
          <table:table-cell table:number-columns-repeated="4" table:style-name="ce25"/>
          <table:table-cell office:value-type="string" table:style-name="ce132">
            <text:p>16/07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TERMINAL X17 P COULOEUR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19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450.48" table:style-name="ce127">
            <text:p>1 450,48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82" table:style-name="ce25">
            <text:p>182</text:p>
          </table:table-cell>
          <table:table-cell table:number-columns-repeated="4" table:style-name="ce25"/>
          <table:table-cell office:value-type="string" table:style-name="ce132">
            <text:p>16/07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TERMINIAL X17 P COULEUR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20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450.48" table:style-name="ce127">
            <text:p>1 450,48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84" table:style-name="ce25">
            <text:p>184</text:p>
          </table:table-cell>
          <table:table-cell table:number-columns-repeated="4" table:style-name="ce25"/>
          <table:table-cell office:value-type="string" table:style-name="ce132">
            <text:p>16/07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COPIEUR IMPRIMANTE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21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9062.48" table:style-name="ce127">
            <text:p>9 062,48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86" table:style-name="ce25">
            <text:p>186</text:p>
          </table:table-cell>
          <table:table-cell table:number-columns-repeated="4" table:style-name="ce25"/>
          <table:table-cell office:value-type="string" table:style-name="ce132">
            <text:p>28/07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OPTIPLEX GX1-MT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22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640.04" table:style-name="ce127">
            <text:p>1 640,04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90" table:style-name="ce25">
            <text:p>190</text:p>
          </table:table-cell>
          <table:table-cell table:number-columns-repeated="4" table:style-name="ce25"/>
          <table:table-cell office:value-type="string" table:style-name="ce132">
            <text:p>16/08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CLIM MITSUBISHI MSC 07</text:p>
          </table:table-cell>
          <table:table-cell office:value-type="string" table:style-name="ce25">
            <text:p>LOGISTIQUE</text:p>
          </table:table-cell>
          <table:table-cell table:style-name="ce25"/>
          <table:table-cell office:value-type="string" table:style-name="ce5">
            <text:p>IRAP99-0023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2401.6799999999998" table:style-name="ce127">
            <text:p>2 401,68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191" table:style-name="ce25">
            <text:p>191</text:p>
          </table:table-cell>
          <table:table-cell table:number-columns-repeated="4" table:style-name="ce25"/>
          <table:table-cell office:value-type="string" table:style-name="ce132">
            <text:p>17/08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TERMINAL AUDIOREUNIO?N</text:p>
          </table:table-cell>
          <table:table-cell office:value-type="string" table:style-name="ce25">
            <text:p>LOGISTIQUE</text:p>
          </table:table-cell>
          <table:table-cell table:style-name="ce25"/>
          <table:table-cell office:value-type="string" table:style-name="ce5">
            <text:p>IRAP99-0024</text:p>
          </table:table-cell>
          <table:table-cell table:style-name="ce110"/>
          <table:table-cell office:value-type="string" table:style-name="ce5">
            <text:p>CNRS</text:p>
          </table:table-cell>
          <table:table-cell table:number-columns-repeated="3" table:style-name="ce110"/>
          <table:table-cell table:style-name="ce38"/>
          <table:table-cell office:value-type="currency" office:value="1196.72" table:style-name="ce127">
            <text:p>1 196,72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92" table:style-name="ce25">
            <text:p>192</text:p>
          </table:table-cell>
          <table:table-cell table:number-columns-repeated="4" table:style-name="ce25"/>
          <table:table-cell office:value-type="string" table:style-name="ce132">
            <text:p>19/08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BLOC ALIM ER 2150/1</text:p>
          </table:table-cell>
          <table:table-cell office:value-type="string" table:style-name="ce25">
            <text:p>ELECTRONIQUE</text:p>
          </table:table-cell>
          <table:table-cell table:style-name="ce25"/>
          <table:table-cell office:value-type="string" table:style-name="ce5">
            <text:p>IRAP99-0025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501.47" table:style-name="ce127">
            <text:p>1 501,47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194" table:style-name="ce25">
            <text:p>194</text:p>
          </table:table-cell>
          <table:table-cell table:number-columns-repeated="4" table:style-name="ce25"/>
          <table:table-cell office:value-type="string" table:style-name="ce132">
            <text:p>02/09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RECIPIENT AUTOPRESSURISE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26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2404.09" table:style-name="ce127">
            <text:p>2 404,09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195" table:style-name="ce25">
            <text:p>195</text:p>
          </table:table-cell>
          <table:table-cell table:number-columns-repeated="4" table:style-name="ce25"/>
          <table:table-cell office:value-type="string" table:style-name="ce132">
            <text:p>27/10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LECTEUR DAT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27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065.9000000000001" table:style-name="ce127">
            <text:p>1 065,90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96" table:style-name="ce25">
            <text:p>196</text:p>
          </table:table-cell>
          <table:table-cell table:number-columns-repeated="4" table:style-name="ce25"/>
          <table:table-cell office:value-type="string" table:style-name="ce132">
            <text:p>08/11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LATITUDE CP1A 366XT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28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3117.96" table:style-name="ce127">
            <text:p>3 117,96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98" table:style-name="ce25">
            <text:p>198</text:p>
          </table:table-cell>
          <table:table-cell table:number-columns-repeated="4" table:style-name="ce25"/>
          <table:table-cell office:value-type="string" table:style-name="ce132">
            <text:p>22/11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OPTIPLEX GX1-L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29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402.84" table:style-name="ce127">
            <text:p>1 402,84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199" table:style-name="ce25">
            <text:p>199</text:p>
          </table:table-cell>
          <table:table-cell table:number-columns-repeated="4" table:style-name="ce25"/>
          <table:table-cell office:value-type="string" table:style-name="ce132">
            <text:p>22/11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TELEAGRANDISSEUR VIDEOL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30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2962.28" table:style-name="ce127">
            <text:p>2 962,28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200" table:style-name="ce25">
            <text:p>200</text:p>
          </table:table-cell>
          <table:table-cell table:number-columns-repeated="4" table:style-name="ce25"/>
          <table:table-cell office:value-type="string" table:style-name="ce132">
            <text:p>24/11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OPTIPLEX GX100-L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31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076.3699999999999" table:style-name="ce127">
            <text:p>1 076,37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201" table:style-name="ce25">
            <text:p>201</text:p>
          </table:table-cell>
          <table:table-cell table:number-columns-repeated="4" table:style-name="ce25"/>
          <table:table-cell office:value-type="string" table:style-name="ce132">
            <text:p>06/12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OPTIPLEX GX1-MT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5">
            <text:p>IRAP99-0032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2095.9299999999998" table:style-name="ce127">
            <text:p>2 095,93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202" table:style-name="ce25">
            <text:p>202</text:p>
          </table:table-cell>
          <table:table-cell table:number-columns-repeated="4" table:style-name="ce25"/>
          <table:table-cell office:value-type="string" table:style-name="ce132">
            <text:p>06/12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TETE REFRIGERANTE RG 124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33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8384.7000000000007" table:style-name="ce127">
            <text:p>8 384,70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205" table:style-name="ce25">
            <text:p>205</text:p>
          </table:table-cell>
          <table:table-cell table:number-columns-repeated="4" table:style-name="ce25"/>
          <table:table-cell office:value-type="string" table:style-name="ce132">
            <text:p>09/12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SPECTROMETRE DE MASSE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34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9993.34" table:style-name="ce127">
            <text:p>9 993,34 €</text:p>
          </table:table-cell>
          <table:table-cell table:style-name="ce29"/>
          <table:table-cell table:style-name="ce25"/>
          <table:table-cell office:value-type="float" office:value="21540000" table:style-name="ce29">
            <text:p>21540000</text:p>
          </table:table-cell>
          <table:table-cell table:number-columns-repeated="3" table:style-name="ce25"/>
          <table:table-cell office:value-type="float" office:value="206" table:style-name="ce25">
            <text:p>206</text:p>
          </table:table-cell>
          <table:table-cell table:number-columns-repeated="4" table:style-name="ce25"/>
          <table:table-cell office:value-type="string" table:style-name="ce132">
            <text:p>21/12/1999</text:p>
          </table:table-cell>
          <table:table-cell table:number-columns-repeated="16361"/>
        </table:table-row>
        <table:table-row table:style-name="ro2">
          <table:table-cell office:value-type="string" table:style-name="ce25">
            <text:p>LASERJET 4050N</text:p>
          </table:table-cell>
          <table:table-cell office:value-type="string" table:style-name="ce25">
            <text:p>INSTRUMENTATION</text:p>
          </table:table-cell>
          <table:table-cell table:style-name="ce25"/>
          <table:table-cell office:value-type="string" table:style-name="ce5">
            <text:p>IRAP99-0035</text:p>
          </table:table-cell>
          <table:table-cell table:style-name="ce25"/>
          <table:table-cell office:value-type="string" table:style-name="ce25">
            <text:p>CNRS</text:p>
          </table:table-cell>
          <table:table-cell table:number-columns-repeated="3" table:style-name="ce25"/>
          <table:table-cell table:style-name="ce38"/>
          <table:table-cell office:value-type="currency" office:value="1316.73" table:style-name="ce127">
            <text:p>1 316,73 €</text:p>
          </table:table-cell>
          <table:table-cell table:style-name="ce29"/>
          <table:table-cell table:style-name="ce25"/>
          <table:table-cell office:value-type="float" office:value="21830000" table:style-name="ce29">
            <text:p>21830000</text:p>
          </table:table-cell>
          <table:table-cell table:number-columns-repeated="3" table:style-name="ce25"/>
          <table:table-cell office:value-type="float" office:value="207" table:style-name="ce25">
            <text:p>207</text:p>
          </table:table-cell>
          <table:table-cell table:number-columns-repeated="4" table:style-name="ce25"/>
          <table:table-cell office:value-type="string" table:style-name="ce132">
            <text:p>30/12/1999</text:p>
          </table:table-cell>
          <table:table-cell table:number-columns-repeated="16361"/>
        </table:table-row>
        <table:table-row table:style-name="ro2">
          <table:table-cell office:value-type="string" table:style-name="ce36">
            <text:p>Oscilloscope TDS3012B - 2 voies - 100 Mhz - 1,25Gech/s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37</text:p>
          </table:table-cell>
          <table:table-cell table:number-columns-repeated="5" table:style-name="ce39"/>
          <table:table-cell table:style-name="ce48"/>
          <table:table-cell table:number-columns-repeated="3" table:style-name="ce41"/>
          <table:table-cell table:style-name="ce43"/>
          <table:table-cell office:value-type="string" table:style-name="ce36">
            <text:p>C010222</text:p>
          </table:table-cell>
          <table:table-cell table:number-columns-repeated="2" table:style-name="ce39"/>
          <table:table-cell office:value-type="string" table:style-name="ce36">
            <text:p>A01 0016</text:p>
          </table:table-cell>
          <table:table-cell table:number-columns-repeated="2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25">
            <text:p>SERVEUR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25">
            <text:p>IRAPxx-1138</text:p>
          </table:table-cell>
          <table:table-cell table:style-name="ce25"/>
          <table:table-cell office:value-type="string" table:style-name="ce25">
            <text:p>UPS</text:p>
          </table:table-cell>
          <table:table-cell table:number-columns-repeated="3" table:style-name="ce25"/>
          <table:table-cell table:style-name="ce38"/>
          <table:table-cell office:value-type="currency" office:value="15200" table:style-name="ce33">
            <text:p>15 200,00 €</text:p>
          </table:table-cell>
          <table:table-cell office:value-type="float" office:value="2292512" table:style-name="ce29">
            <text:p>2292512</text:p>
          </table:table-cell>
          <table:table-cell office:value-type="float" office:value="10332" table:style-name="ce25">
            <text:p>10332</text:p>
          </table:table-cell>
          <table:table-cell table:style-name="ce35"/>
          <table:table-cell office:value-type="string" table:style-name="ce25">
            <text:p>T5140</text:p>
          </table:table-cell>
          <table:table-cell table:number-columns-repeated="2" table:style-name="ce25"/>
          <table:table-cell office:value-type="float" office:value="378" table:style-name="ce121">
            <text:p>378</text:p>
          </table:table-cell>
          <table:table-cell table:number-columns-repeated="2" table:style-name="ce121"/>
          <table:table-cell office:value-type="string" table:style-name="ce25">
            <text:p>CAPELLA</text:p>
          </table:table-cell>
          <table:table-cell table:style-name="ce25"/>
          <table:table-cell table:style-name="ce31"/>
          <table:table-cell table:number-columns-repeated="16361"/>
        </table:table-row>
        <table:table-row table:style-name="ro2">
          <table:table-cell office:value-type="string" table:style-name="ce25">
            <text:p>CHASSIS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25">
            <text:p>IRAPxx-1139</text:p>
          </table:table-cell>
          <table:table-cell table:style-name="ce25"/>
          <table:table-cell office:value-type="string" table:style-name="ce25">
            <text:p>UPS</text:p>
          </table:table-cell>
          <table:table-cell table:number-columns-repeated="3" table:style-name="ce25"/>
          <table:table-cell table:style-name="ce38"/>
          <table:table-cell office:value-type="currency" office:value="1855" table:style-name="ce33">
            <text:p>1 855,00 €</text:p>
          </table:table-cell>
          <table:table-cell office:value-type="float" office:value="2292512" table:style-name="ce29">
            <text:p>2292512</text:p>
          </table:table-cell>
          <table:table-cell office:value-type="float" office:value="10448" table:style-name="ce25">
            <text:p>10448</text:p>
          </table:table-cell>
          <table:table-cell table:style-name="ce35"/>
          <table:table-cell office:value-type="string" table:style-name="ce25">
            <text:p>J4400</text:p>
          </table:table-cell>
          <table:table-cell table:number-columns-repeated="2" table:style-name="ce25"/>
          <table:table-cell office:value-type="float" office:value="379" table:style-name="ce121">
            <text:p>379</text:p>
          </table:table-cell>
          <table:table-cell table:number-columns-repeated="2" table:style-name="ce121"/>
          <table:table-cell office:value-type="string" table:style-name="ce25">
            <text:p>CAPELLA</text:p>
          </table:table-cell>
          <table:table-cell table:style-name="ce25"/>
          <table:table-cell table:style-name="ce31"/>
          <table:table-cell table:number-columns-repeated="16361"/>
        </table:table-row>
        <table:table-row table:style-name="ro2">
          <table:table-cell office:value-type="string" table:style-name="ce25">
            <text:p>MACBOOK PRO</text:p>
          </table:table-cell>
          <table:table-cell office:value-type="string" table:style-name="ce25">
            <text:p>INFORMATIQUE</text:p>
          </table:table-cell>
          <table:table-cell table:style-name="ce25"/>
          <table:table-cell office:value-type="string" table:style-name="ce25">
            <text:p>IRAPxx-1140</text:p>
          </table:table-cell>
          <table:table-cell table:style-name="ce25"/>
          <table:table-cell office:value-type="string" table:style-name="ce25">
            <text:p>UPS</text:p>
          </table:table-cell>
          <table:table-cell table:number-columns-repeated="3" table:style-name="ce25"/>
          <table:table-cell table:style-name="ce38"/>
          <table:table-cell office:value-type="currency" office:value="1476" table:style-name="ce33">
            <text:p>1 476,00 €</text:p>
          </table:table-cell>
          <table:table-cell office:value-type="float" office:value="268841" table:style-name="ce29">
            <text:p>268841</text:p>
          </table:table-cell>
          <table:table-cell office:value-type="float" office:value="10693" table:style-name="ce25">
            <text:p>10693</text:p>
          </table:table-cell>
          <table:table-cell table:style-name="ce35"/>
          <table:table-cell table:number-columns-repeated="3" table:style-name="ce25"/>
          <table:table-cell office:value-type="float" office:value="381" table:style-name="ce121">
            <text:p>381</text:p>
          </table:table-cell>
          <table:table-cell table:number-columns-repeated="2" table:style-name="ce121"/>
          <table:table-cell table:number-columns-repeated="2" table:style-name="ce25"/>
          <table:table-cell table:style-name="ce31"/>
          <table:table-cell table:number-columns-repeated="16361"/>
        </table:table-row>
        <table:table-row table:style-name="ro2">
          <table:table-cell office:value-type="string" table:style-name="ce36">
            <text:p>Générateur de signaux 0.1Hz - 990M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41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8656B</text:p>
          </table:table-cell>
          <table:table-cell table:number-columns-repeated="2" table:style-name="ce104"/>
          <table:table-cell office:value-type="string" table:style-name="ce36">
            <text:p>LP/502</text:p>
          </table:table-cell>
          <table:table-cell table:number-columns-repeated="2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Diode à bruit 100Hz-1GHz, 10mW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42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NC6109</text:p>
          </table:table-cell>
          <table:table-cell table:number-columns-repeated="2" table:style-name="ce104"/>
          <table:table-cell office:value-type="string" table:style-name="ce36">
            <text:p>LP/514</text:p>
          </table:table-cell>
          <table:table-cell table:number-columns-repeated="2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nalyseur HP 8594E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43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3528U01578</text:p>
          </table:table-cell>
          <table:table-cell table:number-columns-repeated="2" table:style-name="ce104"/>
          <table:table-cell office:value-type="string" table:style-name="ce36">
            <text:p>LP516</text:p>
          </table:table-cell>
          <table:table-cell table:number-columns-repeated="2" table:style-name="ce36"/>
          <table:table-cell office:value-type="string" table:style-name="ce36">
            <text:p>LANDÉ</text:p>
          </table:table-cell>
          <table:table-cell table:number-columns-repeated="2" table:style-name="ce36"/>
          <table:table-cell table:number-columns-repeated="16361"/>
        </table:table-row>
        <table:table-row table:style-name="ro2">
          <table:table-cell office:value-type="string" table:style-name="ce36">
            <text:p>Générateur HF 8648C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44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3623A02767</text:p>
          </table:table-cell>
          <table:table-cell table:number-columns-repeated="2" table:style-name="ce104"/>
          <table:table-cell office:value-type="string" table:style-name="ce36">
            <text:p>LP571</text:p>
          </table:table-cell>
          <table:table-cell table:number-columns-repeated="2" table:style-name="ce36"/>
          <table:table-cell office:value-type="string" table:style-name="ce36">
            <text:p>LANDÉ</text:p>
          </table:table-cell>
          <table:table-cell table:number-columns-repeated="2" table:style-name="ce36"/>
          <table:table-cell table:number-columns-repeated="16361"/>
        </table:table-row>
        <table:table-row table:style-name="ro2">
          <table:table-cell office:value-type="string" table:style-name="ce36">
            <text:p>Puissance-mètre 100kHz-50G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45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436A</text:p>
          </table:table-cell>
          <table:table-cell table:number-columns-repeated="2" table:style-name="ce104"/>
          <table:table-cell office:value-type="string" table:style-name="ce36">
            <text:p>LP/572</text:p>
          </table:table-cell>
          <table:table-cell table:number-columns-repeated="2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Data acquisition switch unit HP 34970A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46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CROS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Générateur de fonctions Arbitrary Function Generator AFG320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47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CROS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Pompe TRIVAC<text:s/>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48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8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LE COMTE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ondes Clip ON milliamperemeter (2mA-2A)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49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float" office:value="55132" table:style-name="ce36">
            <text:p>55132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CROS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<text:s/>PE1542/00 Power Supply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50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NC 9416 015 42 001 N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<text:s/>Triple HM7042-5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51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<text:s/>Triple HM7042-5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52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HM7042-5 - triple - 2 x 32V/2A - 5,5V/5A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53</text:p>
          </table:table-cell>
          <table:table-cell table:number-columns-repeated="5" table:style-name="ce39"/>
          <table:table-cell table:style-name="ce48"/>
          <table:table-cell table:number-columns-repeated="3" table:style-name="ce41"/>
          <table:table-cell table:style-name="ce43"/>
          <table:table-cell office:value-type="float" office:value="48410052" table:style-name="ce36">
            <text:p>48410052</text:p>
          </table:table-cell>
          <table:table-cell table:number-columns-repeated="2" table:style-name="ce39"/>
          <table:table-cell table:number-columns-repeated="3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HV M5K2 <text:s/>5000 V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54</text:p>
          </table:table-cell>
          <table:table-cell table:number-columns-repeated="5" table:style-name="ce39"/>
          <table:table-cell table:style-name="ce48"/>
          <table:table-cell table:number-columns-repeated="3" table:style-name="ce41"/>
          <table:table-cell table:style-name="ce43"/>
          <table:table-cell office:value-type="float" office:value="3013" table:style-name="ce36">
            <text:p>3013</text:p>
          </table:table-cell>
          <table:table-cell table:number-columns-repeated="2" table:style-name="ce39"/>
          <table:table-cell table:number-columns-repeated="3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programmable HM8142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55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mplificateur Broadband Amplifier<text:s/>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56</text:p>
          </table:table-cell>
          <table:table-cell table:number-columns-repeated="5" table:style-name="ce39"/>
          <table:table-cell table:style-name="ce48"/>
          <table:table-cell table:number-columns-repeated="3" table:style-name="ce41"/>
          <table:table-cell table:style-name="ce43"/>
          <table:table-cell office:value-type="string" table:style-name="ce38">
            <text:p>CV0804682/01</text:p>
          </table:table-cell>
          <table:table-cell table:number-columns-repeated="2" table:style-name="ce39"/>
          <table:table-cell table:number-columns-repeated="3" table:style-name="ce36"/>
          <table:table-cell office:value-type="string" table:style-name="ce36">
            <text:p>BONNAMY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nalyseur numérique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57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tténuateur DC-18GHz 8494B/8496B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58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tténuateur programmable 0-110dB step 10dB - 18G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59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33322H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tténuateur programmable 0-11dB step 1dB - 18G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60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8494H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Balance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61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float" office:value="16410687" table:style-name="ce38">
            <text:p>16410687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BONNAMY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Champs magnétique Gaussmeter GM04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62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8">
            <text:p>GM1214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BONNAMY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Debogger JTAG FPGA Actel Silicon explorer 2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63</text:p>
          </table:table-cell>
          <table:table-cell table:number-columns-repeated="5" table:style-name="ce39"/>
          <table:table-cell table:style-name="ce48"/>
          <table:table-cell table:number-columns-repeated="3" table:style-name="ce41"/>
          <table:table-cell table:style-name="ce43"/>
          <table:table-cell office:value-type="string" table:style-name="ce36">
            <text:p>SE-02035</text:p>
          </table:table-cell>
          <table:table-cell table:number-columns-repeated="2" table:style-name="ce39"/>
          <table:table-cell table:number-columns-repeated="3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Diode à bruit 2-18GHz stabilisée en température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64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NMA5300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Picoammeter 486<text:s/>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65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office:value-type="string" table:style-name="ce36">
            <text:p>CNES LP/591</text:p>
          </table:table-cell>
          <table:table-cell table:number-columns-repeated="2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Etuve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66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8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BONNAMY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40">
            <text:p>Générateur de fonctions AFG320</text:p>
          </table:table-cell>
          <table:table-cell office:value-type="string" table:style-name="ce40">
            <text:p>ELECTRONIQUE</text:p>
          </table:table-cell>
          <table:table-cell table:style-name="ce40"/>
          <table:table-cell office:value-type="string" table:style-name="ce25">
            <text:p>IRAPxx-1167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40"/>
          <table:table-cell table:number-columns-repeated="2" table:style-name="ce104"/>
          <table:table-cell table:number-columns-repeated="3" table:style-name="ce40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Générateur de signaux 9kHz - 3.2G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68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8648C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Générateur de signaux arbitraires 100M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69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float" office:value="395" table:style-name="ce36">
            <text:p>395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Générateur TEK AFG310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0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J314362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LANDÉ</text:p>
          </table:table-cell>
          <table:table-cell table:number-columns-repeated="2" table:style-name="ce36"/>
          <table:table-cell table:number-columns-repeated="16361"/>
        </table:table-row>
        <table:table-row table:style-name="ro2">
          <table:table-cell office:value-type="string" table:style-name="ce36">
            <text:p>Multimètre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1</text:p>
          </table:table-cell>
          <table:table-cell table:number-columns-repeated="5" table:style-name="ce133"/>
          <table:table-cell table:style-name="ce55"/>
          <table:table-cell table:number-columns-repeated="3" table:style-name="ce41"/>
          <table:table-cell table:style-name="ce43"/>
          <table:table-cell office:value-type="float" office:value="980202568" table:style-name="ce38">
            <text:p>980202568</text:p>
          </table:table-cell>
          <table:table-cell table:number-columns-repeated="2" table:style-name="ce39"/>
          <table:table-cell table:number-columns-repeated="3" table:style-name="ce36"/>
          <table:table-cell office:value-type="string" table:style-name="ce36">
            <text:p>BONNAMY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2 voies DC-6G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2</text:p>
          </table:table-cell>
          <table:table-cell table:style-name="ce105"/>
          <table:table-cell table:number-columns-repeated="4" table:style-name="ce104"/>
          <table:table-cell table:style-name="ce90"/>
          <table:table-cell table:number-columns-repeated="4" table:style-name="ce104"/>
          <table:table-cell office:value-type="string" table:style-name="ce36">
            <text:p>TDS820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4 voies 100M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3</text:p>
          </table:table-cell>
          <table:table-cell table:style-name="ce105"/>
          <table:table-cell table:number-columns-repeated="4" table:style-name="ce104"/>
          <table:table-cell table:style-name="ce90"/>
          <table:table-cell table:number-columns-repeated="4" table:style-name="ce104"/>
          <table:table-cell office:value-type="string" table:style-name="ce36">
            <text:p>TDS3014B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54601A - 4 voies - 100 M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4</text:p>
          </table:table-cell>
          <table:table-cell table:number-columns-repeated="5" table:style-name="ce39"/>
          <table:table-cell table:style-name="ce55"/>
          <table:table-cell table:number-columns-repeated="3" table:style-name="ce41"/>
          <table:table-cell table:style-name="ce43"/>
          <table:table-cell office:value-type="string" table:style-name="ce36">
            <text:p>3227A06703</text:p>
          </table:table-cell>
          <table:table-cell table:number-columns-repeated="2" table:style-name="ce39"/>
          <table:table-cell table:number-columns-repeated="3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DPO4034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5</text:p>
          </table:table-cell>
          <table:table-cell table:style-name="ce105"/>
          <table:table-cell table:number-columns-repeated="4" table:style-name="ce104"/>
          <table:table-cell table:style-name="ce90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Mixte 54622D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6</text:p>
          </table:table-cell>
          <table:table-cell table:style-name="ce105"/>
          <table:table-cell table:number-columns-repeated="4" table:style-name="ce104"/>
          <table:table-cell table:style-name="ce90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TDS 2014B - 4 voies - 100 Mhz - 1Gech/s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7</text:p>
          </table:table-cell>
          <table:table-cell table:number-columns-repeated="5" table:style-name="ce39"/>
          <table:table-cell table:style-name="ce55"/>
          <table:table-cell table:number-columns-repeated="3" table:style-name="ce41"/>
          <table:table-cell table:style-name="ce43"/>
          <table:table-cell office:value-type="string" table:style-name="ce36">
            <text:p>C031173</text:p>
          </table:table-cell>
          <table:table-cell table:number-columns-repeated="2" table:style-name="ce39"/>
          <table:table-cell table:number-columns-repeated="3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TDS 3052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8</text:p>
          </table:table-cell>
          <table:table-cell table:number-columns-repeated="5" table:style-name="ce39"/>
          <table:table-cell table:style-name="ce48"/>
          <table:table-cell table:number-columns-repeated="3" table:style-name="ce41"/>
          <table:table-cell table:style-name="ce43"/>
          <table:table-cell office:value-type="string" table:style-name="ce38">
            <text:p>B012148</text:p>
          </table:table-cell>
          <table:table-cell table:number-columns-repeated="2" table:style-name="ce39"/>
          <table:table-cell table:number-columns-repeated="3" table:style-name="ce36"/>
          <table:table-cell office:value-type="string" table:style-name="ce36">
            <text:p>BONNAMY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TDS350<text:s/>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79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B030463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Picoammeter 410A<text:s text:c="2"/>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80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onde de Courant TCPA300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81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onde pour puissance-mètre HP436A 10MHz-18GHz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82</text:p>
          </table:table-cell>
          <table:table-cell table:style-name="ce105"/>
          <table:table-cell table:number-columns-repeated="4" table:style-name="ce104"/>
          <table:table-cell table:style-name="ce90"/>
          <table:table-cell table:number-columns-repeated="4" table:style-name="ce104"/>
          <table:table-cell office:value-type="string" table:style-name="ce36">
            <text:p>8481D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ondes P6013A High Voltage Probe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83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ondes Pince Ampèremétrique 428C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84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table:number-columns-repeated="3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ondes PM9355 Current Probe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85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NC 9444 093 55091 <text:s/>DC 0 3597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ondes pour oscilloscope TDS 820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86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P6156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ondes pour oscilloscope TDS 820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87</text:p>
          </table:table-cell>
          <table:table-cell table:style-name="ce105"/>
          <table:table-cell table:number-columns-repeated="4" table:style-name="ce104"/>
          <table:table-cell table:style-name="ce75"/>
          <table:table-cell table:number-columns-repeated="4" table:style-name="ce104"/>
          <table:table-cell office:value-type="string" table:style-name="ce36">
            <text:p>P6156</text:p>
          </table:table-cell>
          <table:table-cell table:number-columns-repeated="2" table:style-name="ce104"/>
          <table:table-cell table:number-columns-repeated="3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Etuve de pompage VT5050K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88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office:value-type="string" table:style-name="ce38">
            <text:p>8401440</text:p>
          </table:table-cell>
          <table:table-cell table:number-columns-repeated="2" table:style-name="ce104"/>
          <table:table-cell office:value-type="string" table:style-name="ce36">
            <text:p>CNES 1005</text:p>
          </table:table-cell>
          <table:table-cell table:number-columns-repeated="2" table:style-name="ce36"/>
          <table:table-cell office:value-type="string" table:style-name="ce36">
            <text:p>LE COMTE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PM 3350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89</text:p>
          </table:table-cell>
          <table:table-cell table:style-name="ce39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48"/>
          <table:table-cell table:number-columns-repeated="3" table:style-name="ce41"/>
          <table:table-cell table:style-name="ce43"/>
          <table:table-cell office:value-type="string" table:style-name="ce38">
            <text:p>9444033</text:p>
          </table:table-cell>
          <table:table-cell table:number-columns-repeated="2" table:style-name="ce39"/>
          <table:table-cell office:value-type="string" table:style-name="ce36">
            <text:p>CESR 1336</text:p>
          </table:table-cell>
          <table:table-cell table:number-columns-repeated="2" table:style-name="ce36"/>
          <table:table-cell office:value-type="string" table:style-name="ce36">
            <text:p>BONNAMY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double HV LPD425A-FM-W <text:s/>250V/0,12A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90</text:p>
          </table:table-cell>
          <table:table-cell table:style-name="ce39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48"/>
          <table:table-cell table:style-name="ce104"/>
          <table:table-cell table:number-columns-repeated="2" table:style-name="ce41"/>
          <table:table-cell table:style-name="ce43"/>
          <table:table-cell office:value-type="string" table:style-name="ce36">
            <text:p>A00784</text:p>
          </table:table-cell>
          <table:table-cell table:number-columns-repeated="2" table:style-name="ce39"/>
          <table:table-cell office:value-type="string" table:style-name="ce36">
            <text:p>CNES1341</text:p>
          </table:table-cell>
          <table:table-cell table:number-columns-repeated="2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programmable 230 - simple - 3 x 30V/10A/60W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91</text:p>
          </table:table-cell>
          <table:table-cell table:style-name="ce39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48"/>
          <table:table-cell table:number-columns-repeated="3" table:style-name="ce41"/>
          <table:table-cell table:style-name="ce43"/>
          <table:table-cell office:value-type="float" office:value="408682" table:style-name="ce36">
            <text:p>408682</text:p>
          </table:table-cell>
          <table:table-cell table:number-columns-repeated="2" table:style-name="ce39"/>
          <table:table-cell office:value-type="string" table:style-name="ce36">
            <text:p>CNES1374</text:p>
          </table:table-cell>
          <table:table-cell table:number-columns-repeated="2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composants étalons Pont RLC PM6303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92</text:p>
          </table:table-cell>
          <table:table-cell table:style-name="ce39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48"/>
          <table:table-cell table:number-columns-repeated="3" table:style-name="ce41"/>
          <table:table-cell table:style-name="ce43"/>
          <table:table-cell office:value-type="float" office:value="945206303001" table:style-name="ce42">
            <text:p>945 206 303 001</text:p>
          </table:table-cell>
          <table:table-cell table:number-columns-repeated="2" table:style-name="ce39"/>
          <table:table-cell office:value-type="string" table:style-name="ce36">
            <text:p>CNES1594</text:p>
          </table:table-cell>
          <table:table-cell table:number-columns-repeated="2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1">
          <table:table-cell office:value-type="string" table:style-name="ce36">
            <text:p>Alimentation <text:s/>PE1542/00 Power Supply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93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office:value-type="string" table:style-name="ce36">
            <text:p>NC 9416 015 42 001 N <text:s/>No WB 15539 1198</text:p>
          </table:table-cell>
          <table:table-cell table:number-columns-repeated="2" table:style-name="ce104"/>
          <table:table-cell office:value-type="string" table:style-name="ce36">
            <text:p>CNES 1630</text:p>
          </table:table-cell>
          <table:table-cell table:number-columns-repeated="2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PE1542 - triple - 20V/1A - 7V/3A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94</text:p>
          </table:table-cell>
          <table:table-cell table:style-name="ce39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48"/>
          <table:table-cell table:number-columns-repeated="3" table:style-name="ce41"/>
          <table:table-cell table:style-name="ce43"/>
          <table:table-cell office:value-type="float" office:value="941601542001" table:style-name="ce42">
            <text:p>941 601 542 001</text:p>
          </table:table-cell>
          <table:table-cell table:number-columns-repeated="2" table:style-name="ce39"/>
          <table:table-cell office:value-type="string" table:style-name="ce36">
            <text:p>CNES1780</text:p>
          </table:table-cell>
          <table:table-cell table:number-columns-repeated="2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nalyseur logique 1652B 80 voies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95</text:p>
          </table:table-cell>
          <table:table-cell table:style-name="ce39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48"/>
          <table:table-cell table:number-columns-repeated="3" table:style-name="ce41"/>
          <table:table-cell table:style-name="ce43"/>
          <table:table-cell office:value-type="string" table:style-name="ce36">
            <text:p>3011A01390</text:p>
          </table:table-cell>
          <table:table-cell table:number-columns-repeated="2" table:style-name="ce39"/>
          <table:table-cell office:value-type="string" table:style-name="ce36">
            <text:p>CNES1817</text:p>
          </table:table-cell>
          <table:table-cell table:number-columns-repeated="2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programmable PM2813 - triple - 3 x 30V/10A/60W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96</text:p>
          </table:table-cell>
          <table:table-cell table:style-name="ce39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48"/>
          <table:table-cell table:number-columns-repeated="3" table:style-name="ce41"/>
          <table:table-cell table:style-name="ce43"/>
          <table:table-cell office:value-type="float" office:value="9448028130111" table:style-name="ce42">
            <text:p>9 448 028 130 111</text:p>
          </table:table-cell>
          <table:table-cell table:number-columns-repeated="2" table:style-name="ce39"/>
          <table:table-cell office:value-type="string" table:style-name="ce36">
            <text:p>CNES1991</text:p>
          </table:table-cell>
          <table:table-cell table:number-columns-repeated="2" table:style-name="ce36"/>
          <table:table-cell office:value-type="string" table:style-name="ce36">
            <text:p>PETIOT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PM3392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197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90"/>
          <table:table-cell table:number-columns-repeated="4" table:style-name="ce104"/>
          <table:table-cell office:value-type="string" table:style-name="ce36">
            <text:p>9444 033 92 001</text:p>
          </table:table-cell>
          <table:table-cell table:number-columns-repeated="2" table:style-name="ce104"/>
          <table:table-cell office:value-type="string" table:style-name="ce36">
            <text:p>CNES 2021</text:p>
          </table:table-cell>
          <table:table-cell table:number-columns-repeated="2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Pompe TRIVAC<text:s/>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98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table:style-name="ce38"/>
          <table:table-cell table:number-columns-repeated="2" table:style-name="ce104"/>
          <table:table-cell office:value-type="string" table:style-name="ce36">
            <text:p>CNES 2138</text:p>
          </table:table-cell>
          <table:table-cell table:number-columns-repeated="2" table:style-name="ce36"/>
          <table:table-cell office:value-type="string" table:style-name="ce36">
            <text:p>LE COMTE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Etuve de pompage VT6130M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199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90"/>
          <table:table-cell table:number-columns-repeated="4" table:style-name="ce104"/>
          <table:table-cell office:value-type="string" table:style-name="ce38">
            <text:p>93113140</text:p>
          </table:table-cell>
          <table:table-cell table:number-columns-repeated="2" table:style-name="ce104"/>
          <table:table-cell office:value-type="string" table:style-name="ce36">
            <text:p>CNES 2143</text:p>
          </table:table-cell>
          <table:table-cell table:number-columns-repeated="2" table:style-name="ce36"/>
          <table:table-cell office:value-type="string" table:style-name="ce36">
            <text:p>LE COMTE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TDS 540B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00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office:value-type="string" table:style-name="ce36">
            <text:p>B010545</text:p>
          </table:table-cell>
          <table:table-cell table:number-columns-repeated="2" table:style-name="ce104"/>
          <table:table-cell office:value-type="string" table:style-name="ce36">
            <text:p>CNES2437</text:p>
          </table:table-cell>
          <table:table-cell table:number-columns-repeated="2" table:style-name="ce36"/>
          <table:table-cell office:value-type="string" table:style-name="ce36">
            <text:p>LANDÉ</text:p>
          </table:table-cell>
          <table:table-cell table:number-columns-repeated="2" table:style-name="ce36"/>
          <table:table-cell table:number-columns-repeated="16361"/>
        </table:table-row>
        <table:table-row table:style-name="ro2">
          <table:table-cell office:value-type="string" table:style-name="ce36">
            <text:p>Pont RLC FLUKE PM6306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01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90"/>
          <table:table-cell table:number-columns-repeated="4" table:style-name="ce104"/>
          <table:table-cell office:value-type="string" table:style-name="ce36">
            <text:p>LO 670 269</text:p>
          </table:table-cell>
          <table:table-cell table:number-columns-repeated="2" table:style-name="ce104"/>
          <table:table-cell office:value-type="string" table:style-name="ce36">
            <text:p>CNES2484</text:p>
          </table:table-cell>
          <table:table-cell table:number-columns-repeated="2" table:style-name="ce36"/>
          <table:table-cell office:value-type="string" table:style-name="ce36">
            <text:p>LANDÉ</text:p>
          </table:table-cell>
          <table:table-cell table:number-columns-repeated="2" table:style-name="ce36"/>
          <table:table-cell table:number-columns-repeated="16361"/>
        </table:table-row>
        <table:table-row table:style-name="ro2">
          <table:table-cell office:value-type="string" table:style-name="ce36">
            <text:p>Oscilloscope TDS 3034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02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90"/>
          <table:table-cell table:number-columns-repeated="4" table:style-name="ce104"/>
          <table:table-cell office:value-type="string" table:style-name="ce36">
            <text:p>B017810</text:p>
          </table:table-cell>
          <table:table-cell table:number-columns-repeated="2" table:style-name="ce104"/>
          <table:table-cell office:value-type="string" table:style-name="ce36">
            <text:p>CNES2911</text:p>
          </table:table-cell>
          <table:table-cell table:number-columns-repeated="2" table:style-name="ce36"/>
          <table:table-cell office:value-type="string" table:style-name="ce36">
            <text:p>LANDÉ</text:p>
          </table:table-cell>
          <table:table-cell table:number-columns-repeated="2" table:style-name="ce36"/>
          <table:table-cell table:number-columns-repeated="16361"/>
        </table:table-row>
        <table:table-row table:style-name="ro2">
          <table:table-cell office:value-type="string" table:style-name="ce36">
            <text:p>Controleur pour atténuateur programmable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203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office:value-type="string" table:style-name="ce36">
            <text:p>11713A</text:p>
          </table:table-cell>
          <table:table-cell table:number-columns-repeated="2" table:style-name="ce104"/>
          <table:table-cell office:value-type="string" table:style-name="ce36">
            <text:p>CNES2967</text:p>
          </table:table-cell>
          <table:table-cell table:number-columns-repeated="2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limentation 230 Programmable Voltage Source</text:p>
          </table:table-cell>
          <table:table-cell office:value-type="string" table:style-name="ce36">
            <text:p>INSTRUMENTATION</text:p>
          </table:table-cell>
          <table:table-cell table:style-name="ce36"/>
          <table:table-cell office:value-type="string" table:style-name="ce25">
            <text:p>IRAPxx-1204</text:p>
          </table:table-cell>
          <table:table-cell table:style-name="ce111"/>
          <table:table-cell office:value-type="string" table:style-name="ce26">
            <text:p>CNRS</text:p>
          </table:table-cell>
          <table:table-cell table:number-columns-repeated="3" table:style-name="ce134"/>
          <table:table-cell table:style-name="ce75"/>
          <table:table-cell table:number-columns-repeated="4" table:style-name="ce104"/>
          <table:table-cell office:value-type="string" table:style-name="ce36">
            <text:p>STK12760 n°402267</text:p>
          </table:table-cell>
          <table:table-cell table:number-columns-repeated="2" table:style-name="ce104"/>
          <table:table-cell office:value-type="string" table:style-name="ce36">
            <text:p>CNES 3021</text:p>
          </table:table-cell>
          <table:table-cell table:number-columns-repeated="2" table:style-name="ce36"/>
          <table:table-cell office:value-type="string" table:style-name="ce36">
            <text:p>THOCAVEN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Synthetiseur de fréquences CW 10MHz-20G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05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office:value-type="string" table:style-name="ce36">
            <text:p>83712B</text:p>
          </table:table-cell>
          <table:table-cell table:number-columns-repeated="2" table:style-name="ce104"/>
          <table:table-cell office:value-type="string" table:style-name="ce36">
            <text:p>CNES3058</text:p>
          </table:table-cell>
          <table:table-cell table:number-columns-repeated="2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nalyseur de spectres 9kHz-22GHz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06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office:value-type="string" table:style-name="ce36">
            <text:p>8593E</text:p>
          </table:table-cell>
          <table:table-cell table:number-columns-repeated="2" table:style-name="ce104"/>
          <table:table-cell office:value-type="string" table:style-name="ce36">
            <text:p>CNES3066</text:p>
          </table:table-cell>
          <table:table-cell table:number-columns-repeated="2" table:style-name="ce36"/>
          <table:table-cell office:value-type="string" table:style-name="ce36">
            <text:p>RAVERA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Oscilloscope TDS 3032B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07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office:value-type="string" table:style-name="ce36">
            <text:p>B031006</text:p>
          </table:table-cell>
          <table:table-cell table:number-columns-repeated="2" table:style-name="ce104"/>
          <table:table-cell office:value-type="string" table:style-name="ce36">
            <text:p>CNES4049</text:p>
          </table:table-cell>
          <table:table-cell table:number-columns-repeated="2" table:style-name="ce36"/>
          <table:table-cell office:value-type="string" table:style-name="ce36">
            <text:p>LANDÉ</text:p>
          </table:table-cell>
          <table:table-cell table:number-columns-repeated="2" table:style-name="ce36"/>
          <table:table-cell table:number-columns-repeated="16361"/>
        </table:table-row>
        <table:table-row table:style-name="ro2">
          <table:table-cell office:value-type="string" table:style-name="ce36">
            <text:p>Oscilloscope DPO4034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08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office:value-type="string" table:style-name="ce36">
            <text:p>CNES4156</text:p>
          </table:table-cell>
          <table:table-cell table:number-columns-repeated="2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Analyseur Logique 16822A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09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office:value-type="string" table:style-name="ce36">
            <text:p>CNES4174</text:p>
          </table:table-cell>
          <table:table-cell table:number-columns-repeated="2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office:value-type="string" table:style-name="ce36">
            <text:p>Générateur d'impulsion</text:p>
          </table:table-cell>
          <table:table-cell office:value-type="string" table:style-name="ce36">
            <text:p>ELECTRONIQUE</text:p>
          </table:table-cell>
          <table:table-cell table:style-name="ce36"/>
          <table:table-cell office:value-type="string" table:style-name="ce25">
            <text:p>IRAPxx-1210</text:p>
          </table:table-cell>
          <table:table-cell table:style-name="ce105"/>
          <table:table-cell office:value-type="string" table:style-name="ce39">
            <text:p>CNRS</text:p>
          </table:table-cell>
          <table:table-cell table:number-columns-repeated="3" table:style-name="ce39"/>
          <table:table-cell table:style-name="ce75"/>
          <table:table-cell table:number-columns-repeated="4" table:style-name="ce104"/>
          <table:table-cell table:style-name="ce36"/>
          <table:table-cell table:number-columns-repeated="2" table:style-name="ce104"/>
          <table:table-cell office:value-type="string" table:style-name="ce36">
            <text:p>CNES4219</text:p>
          </table:table-cell>
          <table:table-cell table:number-columns-repeated="2" table:style-name="ce36"/>
          <table:table-cell office:value-type="string" table:style-name="ce36">
            <text:p>DEVOTO</text:p>
          </table:table-cell>
          <table:table-cell table:style-name="ce36"/>
          <table:table-cell table:style-name="ce37"/>
          <table:table-cell table:number-columns-repeated="16361"/>
        </table:table-row>
        <table:table-row table:style-name="ro2">
          <table:table-cell table:number-columns-repeated="3" table:style-name="ce1"/>
          <table:table-cell table:style-name="ce122"/>
          <table:table-cell table:style-name="ce60"/>
          <table:table-cell table:number-columns-repeated="5" table:style-name="ce1"/>
          <table:table-cell table:style-name="ce49"/>
          <table:table-cell table:number-columns-repeated="16373" table:style-name="ce1"/>
        </table:table-row>
        <table:table-row table:number-rows-repeated="1047362" table:style-name="ro2">
          <table:table-cell table:number-columns-repeated="16384"/>
        </table:table-row>
      </table:table>
      <table:database-ranges>
        <table:database-range table:target-range-address="Invetaire_Irap.A2:Invetaire_Irap.W1213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36">
      <number:number number:decimal-places="2" number:min-integer-digits="1" number:grouping="true"/>
      <number:text> </number:text>
      <number:currency-symbol>€</number:currency-symbol>
    </number:currency-style>
    <style:style style:name="Avertissement" style:family="table-cell" style:data-style-name="N0">
      <style:text-properties fo:color="#FF0000"/>
    </style:style>
    <style:style style:name="Lien_32_hypertexte" style:display-name="Lien hypertexte" style:family="table-cell" style:data-style-name="N0">
      <style:text-properties fo:color="#0000FF" fo:font-size="8pt" style:font-size-asian="8pt" style:font-size-complex="8pt" style:text-underline-style="solid" style:text-underline-type="single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atisfaisant" style:family="table-cell" style:data-style-name="N0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rahhali</meta:initial-creator>
    <dc:creator>hrahhali</dc:creator>
    <meta:creation-date>2012-06-25T13:11:23Z</meta:creation-date>
    <dc:date>2012-07-09T12:30:42Z</dc:date>
    <meta:print-date>2012-07-06T14:06:58Z</meta:print-date>
  </office:meta>
</office:document-meta>
</file>